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 Black" svg:font-family="'Arial Black'" style:font-family-generic="roman"/>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solid" draw:fill-color="#faffd9"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affd9"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solid" svg:stroke-width="0.106cm" svg:stroke-color="#000000" draw:stroke-linejoin="miter" svg:stroke-linecap="square" draw:fill="none" draw:fill-color="#ff9900" draw:textarea-horizontal-align="left" draw:textarea-vertical-align="middle" draw:auto-grow-height="false" fo:min-height="1.729cm" fo:min-width="17.606cm" fo:padding-top="0.13cm" fo:padding-bottom="0.13cm" fo:padding-left="0.25cm" fo:padding-right="0.25cm" fo:wrap-option="no-wrap" draw:shadow-color="#000000"/>
    </style:style>
    <style:style style:name="gr3" style:family="graphic" style:parent-style-name="standard">
      <style:graphic-properties draw:stroke="solid" svg:stroke-width="0.106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4" style:family="graphic" style:parent-style-name="standard">
      <style:graphic-properties draw:stroke="none" draw:fill="none" draw:fill-color="#ff9900" draw:textarea-horizontal-align="justify" draw:textarea-vertical-align="top" draw:auto-grow-height="true" fo:min-height="0cm" fo:min-width="0cm" fo:padding-top="0.128cm" fo:padding-bottom="0.128cm" fo:padding-left="0.256cm" fo:padding-right="0.256cm" fo:wrap-option="no-wrap" draw:shadow-color="#000000"/>
    </style:style>
    <style:style style:name="gr5" style:family="graphic" style:parent-style-name="standard">
      <style:graphic-properties draw:stroke="solid" svg:stroke-width="0.106cm" svg:stroke-color="#000000" draw:stroke-linejoin="miter" svg:stroke-linecap="square" draw:fill="none" draw:fill-color="#ff9900" draw:textarea-horizontal-align="left" draw:textarea-vertical-align="middle" draw:auto-grow-height="false" fo:min-height="1.724cm" fo:min-width="17.605cm" fo:padding-top="0.13cm" fo:padding-bottom="0.13cm" fo:padding-left="0.25cm" fo:padding-right="0.25cm" fo:wrap-option="no-wrap" draw:shadow-color="#000000"/>
    </style:style>
    <style:style style:name="gr6" style:family="graphic" style:parent-style-name="standard">
      <style:graphic-properties draw:stroke="solid" svg:stroke-width="0.212cm" svg:stroke-color="#ff0033" draw:marker-end="msArrowEnd_20_5"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000000"/>
    </style:style>
    <style:style style:name="gr7" style:family="graphic" style:parent-style-name="standard" style:list-style-name="L5">
      <style:graphic-properties draw:stroke="none" draw:fill="none" draw:fill-color="#ff9900" draw:textarea-horizontal-align="justify" draw:textarea-vertical-align="top" draw:auto-grow-height="true" fo:min-height="0cm" fo:min-width="0cm" fo:padding-top="0.128cm" fo:padding-bottom="0.128cm" fo:padding-left="0.256cm" fo:padding-right="0.256cm" fo:wrap-option="no-wrap" draw:shadow-color="#000000"/>
    </style:style>
    <style:style style:name="gr8" style:family="graphic" style:parent-style-name="standard" style:list-style-name="L5">
      <style:graphic-properties draw:stroke="none" draw:fill="none" draw:fill-color="#ff9900" draw:textarea-horizontal-align="justify" draw:textarea-vertical-align="top" draw:auto-grow-height="true" fo:min-height="0cm" fo:min-width="0cm" fo:padding-top="0.128cm" fo:padding-bottom="0.128cm" fo:padding-left="0.256cm" fo:padding-right="0.256cm" fo:wrap-option="no-wrap" draw:shadow-color="#000000"/>
    </style:style>
    <style:style style:name="gr9" style:family="graphic" style:parent-style-name="standard">
      <style:graphic-properties draw:stroke="solid" svg:stroke-width="0.212cm" svg:stroke-color="#ff0033" draw:stroke-linejoin="miter" svg:stroke-linecap="square" draw:fill="none" draw:fill-color="#ff9900" draw:textarea-horizontal-align="left" draw:textarea-vertical-align="middle" draw:auto-grow-height="false" fo:min-height="1.707cm" fo:min-width="2.304cm" fo:padding-top="0.13cm" fo:padding-bottom="0.13cm" fo:padding-left="0.25cm" fo:padding-right="0.25cm" fo:wrap-option="no-wrap" draw:shadow-color="#000000"/>
    </style:style>
    <style:style style:name="gr10" style:family="graphic" style:parent-style-name="standard">
      <style:graphic-properties draw:stroke="solid" svg:stroke-width="0.212cm" svg:stroke-color="#ff0033" draw:stroke-linejoin="miter" svg:stroke-linecap="square" draw:fill="none" draw:fill-color="#ff9900" draw:textarea-horizontal-align="left" draw:textarea-vertical-align="middle" draw:auto-grow-height="false" fo:min-height="1.707cm" fo:min-width="2.305cm" fo:padding-top="0.13cm" fo:padding-bottom="0.13cm" fo:padding-left="0.25cm" fo:padding-right="0.25cm" fo:wrap-option="no-wrap" draw:shadow-color="#000000"/>
    </style:style>
    <style:style style:name="gr11" style:family="graphic" style:parent-style-name="standard">
      <style:graphic-properties draw:stroke="solid" svg:stroke-width="0.106cm" svg:stroke-color="#000000" draw:stroke-linejoin="miter" svg:stroke-linecap="square" draw:fill="solid" draw:fill-color="#ffcc00" draw:textarea-horizontal-align="justify" draw:textarea-vertical-align="middle" draw:auto-grow-height="false" fo:min-height="1.066cm" fo:min-width="3.066cm" fo:padding-top="0.13cm" fo:padding-bottom="0.13cm" fo:padding-left="0.25cm" fo:padding-right="0.25cm" fo:wrap-option="no-wrap" draw:shadow-color="#000000"/>
    </style:style>
    <style:style style:name="gr12" style:family="graphic" style:parent-style-name="standard">
      <style:graphic-properties draw:stroke="solid" svg:stroke-width="0.212cm" svg:stroke-color="#ff0033" draw:stroke-linejoin="miter" svg:stroke-linecap="square" draw:fill="solid" draw:fill-color="#faffd9" draw:textarea-horizontal-align="justify" draw:textarea-vertical-align="middle" draw:auto-grow-height="false" fo:min-height="1.707cm" fo:min-width="2.305cm" fo:padding-top="0.13cm" fo:padding-bottom="0.13cm" fo:padding-left="0.25cm" fo:padding-right="0.25cm" fo:wrap-option="no-wrap" draw:shadow-color="#000000"/>
    </style:style>
    <style:style style:name="gr13" style:family="graphic" style:parent-style-name="standard" style:list-style-name="L5">
      <style:graphic-properties draw:stroke="none" draw:fill="none" draw:fill-color="#ff9900" draw:textarea-horizontal-align="justify" draw:textarea-vertical-align="top" draw:auto-grow-height="true" fo:min-height="0cm" fo:min-width="0cm" fo:padding-top="0.128cm" fo:padding-bottom="0.128cm" fo:padding-left="0.256cm" fo:padding-right="0.256cm" fo:wrap-option="no-wrap" draw:shadow-color="#000000"/>
    </style:style>
    <style:style style:name="gr14" style:family="graphic" style:parent-style-name="standard" style:list-style-name="L5">
      <style:graphic-properties draw:stroke="none" draw:fill="none" draw:fill-color="#ff9900" draw:textarea-horizontal-align="justify" draw:textarea-vertical-align="top" draw:auto-grow-height="true" fo:min-height="0cm" fo:min-width="0cm" fo:padding-top="0.128cm" fo:padding-bottom="0.128cm" fo:padding-left="0.256cm" fo:padding-right="0.256cm" fo:wrap-option="no-wrap" draw:shadow-color="#000000"/>
    </style:style>
    <style:style style:name="gr15" style:family="graphic" style:parent-style-name="standard">
      <style:graphic-properties draw:stroke="solid" svg:stroke-width="0.106cm" svg:stroke-color="#000000" draw:stroke-linejoin="miter" svg:stroke-linecap="square" draw:fill="solid" draw:fill-color="#ffcc00" draw:textarea-horizontal-align="justify" draw:textarea-vertical-align="middle" draw:auto-grow-height="false" fo:min-height="1.067cm" fo:min-width="3.066cm" fo:padding-top="0.13cm" fo:padding-bottom="0.13cm" fo:padding-left="0.25cm" fo:padding-right="0.25cm" fo:wrap-option="no-wrap" draw:shadow-color="#000000"/>
    </style:style>
    <style:style style:name="gr16" style:family="graphic" style:parent-style-name="standard">
      <style:graphic-properties draw:stroke="solid" svg:stroke-width="0.212cm" svg:stroke-color="#ff0033" draw:stroke-linejoin="miter" svg:stroke-linecap="square" draw:fill="solid" draw:fill-color="#faffd9" draw:textarea-horizontal-align="justify" draw:textarea-vertical-align="middle" draw:auto-grow-height="false" fo:min-height="1.706cm" fo:min-width="2.304cm" fo:padding-top="0.13cm" fo:padding-bottom="0.13cm" fo:padding-left="0.25cm" fo:padding-right="0.25cm" fo:wrap-option="no-wrap" draw:shadow-color="#000000"/>
    </style:style>
    <style:style style:name="gr17" style:family="graphic" style:parent-style-name="standard" style:list-style-name="L5">
      <style:graphic-properties draw:stroke="none" draw:fill="none" draw:fill-color="#ff9900" draw:textarea-horizontal-align="justify" draw:textarea-vertical-align="top" draw:auto-grow-height="true" fo:min-height="0cm" fo:min-width="0cm" fo:padding-top="0.128cm" fo:padding-bottom="0.128cm" fo:padding-left="0.256cm" fo:padding-right="0.256cm" fo:wrap-option="no-wrap" draw:shadow-color="#000000"/>
    </style:style>
    <style:style style:name="gr18" style:family="graphic" style:parent-style-name="standard" style:list-style-name="L5">
      <style:graphic-properties draw:stroke="none" draw:fill="none" draw:fill-color="#ff9900" draw:textarea-horizontal-align="justify" draw:textarea-vertical-align="top" draw:auto-grow-height="true" fo:min-height="0cm" fo:min-width="0cm" fo:padding-top="0.128cm" fo:padding-bottom="0.128cm" fo:padding-left="0.256cm" fo:padding-right="0.256cm" fo:wrap-option="no-wrap" draw:shadow-color="#000000"/>
    </style:style>
    <style:style style:name="gr19" style:family="graphic" style:parent-style-name="standard">
      <style:graphic-properties draw:stroke="solid" svg:stroke-width="0.212cm" svg:stroke-color="#ff0033" draw:stroke-linejoin="miter" svg:stroke-linecap="square" draw:fill="none" draw:fill-color="#ff9900" draw:textarea-horizontal-align="left" draw:textarea-vertical-align="middle" draw:auto-grow-height="false" fo:min-height="1.707cm" fo:min-width="2.543cm" fo:padding-top="0.13cm" fo:padding-bottom="0.13cm" fo:padding-left="0.25cm" fo:padding-right="0.25cm" fo:wrap-option="no-wrap" draw:shadow-color="#000000"/>
    </style:style>
    <style:style style:name="gr20" style:family="graphic" style:parent-style-name="standard">
      <style:graphic-properties draw:stroke="solid" svg:stroke-width="0.106cm" svg:stroke-color="#000000" draw:stroke-linejoin="miter" svg:stroke-linecap="square" draw:fill="solid" draw:fill-color="#ffcc00" draw:textarea-horizontal-align="justify" draw:textarea-vertical-align="middle" draw:auto-grow-height="false" fo:min-height="1.066cm" fo:min-width="3.187cm" fo:padding-top="0.13cm" fo:padding-bottom="0.13cm" fo:padding-left="0.25cm" fo:padding-right="0.25cm" fo:wrap-option="no-wrap" draw:shadow-color="#000000"/>
    </style:style>
    <style:style style:name="gr21" style:family="graphic" style:parent-style-name="standard">
      <style:graphic-properties draw:stroke="solid" svg:stroke-width="0.212cm" svg:stroke-color="#ff0033" draw:stroke-linejoin="miter" svg:stroke-linecap="square" draw:fill="solid" draw:fill-color="#faffd9" draw:textarea-horizontal-align="justify" draw:textarea-vertical-align="middle" draw:auto-grow-height="false" fo:min-height="1.707cm" fo:min-width="2.399cm" fo:padding-top="0.13cm" fo:padding-bottom="0.13cm" fo:padding-left="0.25cm" fo:padding-right="0.25cm" fo:wrap-option="no-wrap" draw:shadow-color="#000000"/>
    </style:style>
    <style:style style:name="gr22" style:family="graphic" style:parent-style-name="standard" style:list-style-name="L5">
      <style:graphic-properties draw:stroke="none" draw:fill="none" draw:fill-color="#ff9900" draw:textarea-horizontal-align="justify" draw:textarea-vertical-align="top" draw:auto-grow-height="true" fo:min-height="0cm" fo:min-width="0cm" fo:padding-top="0.128cm" fo:padding-bottom="0.128cm" fo:padding-left="0.256cm" fo:padding-right="0.256cm" fo:wrap-option="no-wrap" draw:shadow-color="#000000"/>
    </style:style>
    <style:style style:name="gr23" style:family="graphic" style:parent-style-name="standard" style:list-style-name="L5">
      <style:graphic-properties draw:stroke="none" draw:fill="none" draw:fill-color="#ff9900" draw:textarea-horizontal-align="justify" draw:textarea-vertical-align="top" draw:auto-grow-height="true" fo:min-height="0cm" fo:min-width="0cm" fo:padding-top="0.128cm" fo:padding-bottom="0.128cm" fo:padding-left="0.256cm" fo:padding-right="0.256cm" fo:wrap-option="no-wrap" draw:shadow-color="#000000"/>
    </style:style>
    <style:style style:name="gr24" style:family="graphic" style:parent-style-name="standard">
      <style:graphic-properties draw:stroke="solid" svg:stroke-width="0.212cm" svg:stroke-color="#ff0033" draw:stroke-linejoin="miter" svg:stroke-linecap="square" draw:fill="none" draw:fill-color="#ff9900" draw:textarea-horizontal-align="left" draw:textarea-vertical-align="middle" draw:auto-grow-height="false" fo:min-height="1.707cm" fo:min-width="2.504cm" fo:padding-top="0.13cm" fo:padding-bottom="0.13cm" fo:padding-left="0.25cm" fo:padding-right="0.25cm" fo:wrap-option="no-wrap" draw:shadow-color="#000000"/>
    </style:style>
    <style:style style:name="gr25" style:family="graphic" style:parent-style-name="standard">
      <style:graphic-properties draw:stroke="solid" svg:stroke-width="0.212cm" svg:stroke-color="#ff0033" draw:stroke-linejoin="miter" svg:stroke-linecap="square" draw:fill="none" draw:fill-color="#ff9900" draw:textarea-horizontal-align="left" draw:textarea-vertical-align="middle" draw:auto-grow-height="false" fo:min-height="1.707cm" fo:min-width="2.702cm" fo:padding-top="0.13cm" fo:padding-bottom="0.13cm" fo:padding-left="0.25cm" fo:padding-right="0.25cm" fo:wrap-option="no-wrap" draw:shadow-color="#000000"/>
    </style:style>
    <style:style style:name="gr26" style:family="graphic" style:parent-style-name="standard" style:list-style-name="L1">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27" style:family="graphic" style:parent-style-name="standard" style:list-style-name="L5">
      <style:graphic-properties draw:stroke="none" draw:fill="none" draw:fill-color="#ff9900" draw:textarea-horizontal-align="justify" draw:textarea-vertical-align="top" draw:auto-grow-height="true" fo:min-height="0cm" fo:min-width="0cm" fo:padding-top="0.128cm" fo:padding-bottom="0.128cm" fo:padding-left="0.256cm" fo:padding-right="0.256cm" fo:wrap-option="no-wrap" draw:shadow-color="#000000"/>
    </style:style>
    <style:style style:name="gr28" style:family="graphic" style:parent-style-name="standard" style:list-style-name="L5">
      <style:graphic-properties draw:stroke="none" draw:fill="none" draw:fill-color="#ff9900" draw:textarea-horizontal-align="justify" draw:textarea-vertical-align="top" draw:auto-grow-height="true" fo:min-height="0cm" fo:min-width="0cm" fo:padding-top="0.128cm" fo:padding-bottom="0.128cm" fo:padding-left="0.256cm" fo:padding-right="0.256cm" fo:wrap-option="no-wrap" draw:shadow-color="#000000"/>
    </style:style>
    <style:style style:name="gr29" style:family="graphic" style:parent-style-name="standard">
      <style:graphic-properties draw:stroke="solid" svg:stroke-width="0.212cm" svg:stroke-color="#ff0033" draw:stroke-linejoin="miter" svg:stroke-linecap="square" draw:fill="none" draw:fill-color="#ff9900" draw:textarea-horizontal-align="left" draw:textarea-vertical-align="middle" draw:auto-grow-height="false" fo:min-height="1.707cm" fo:min-width="2.666cm" fo:padding-top="0.13cm" fo:padding-bottom="0.13cm" fo:padding-left="0.25cm" fo:padding-right="0.25cm" fo:wrap-option="no-wrap" draw:shadow-color="#000000"/>
    </style:style>
    <style:style style:name="gr30" style:family="graphic" style:parent-style-name="standard">
      <style:graphic-properties draw:stroke="solid" svg:stroke-width="0.212cm" svg:stroke-color="#ff0033" draw:stroke-linejoin="miter" svg:stroke-linecap="square" draw:fill="solid" draw:fill-color="#faffd9" draw:textarea-horizontal-align="justify" draw:textarea-vertical-align="middle" draw:auto-grow-height="false" fo:min-height="1.707cm" fo:min-width="2.734cm" fo:padding-top="0.13cm" fo:padding-bottom="0.13cm" fo:padding-left="0.25cm" fo:padding-right="0.25cm" fo:wrap-option="no-wrap" draw:shadow-color="#000000"/>
    </style:style>
    <style:style style:name="gr31" style:family="graphic" style:parent-style-name="standard" style:list-style-name="L1">
      <style:graphic-properties draw:stroke="solid" svg:stroke-width="0.212cm" svg:stroke-color="#3333ff" draw:stroke-linejoin="miter" svg:stroke-linecap="square" draw:fill="none" draw:fill-color="#ff9900" draw:textarea-horizontal-align="justify" draw:textarea-vertical-align="middle" draw:auto-grow-height="false" fo:min-height="1.707cm" fo:min-width="2.702cm" fo:padding-top="0.13cm" fo:padding-bottom="0.13cm" fo:padding-left="0.25cm" fo:padding-right="0.25cm" fo:wrap-option="no-wrap" draw:shadow-color="#000000"/>
    </style:style>
    <style:style style:name="gr32" style:family="graphic" style:parent-style-name="standard" style:list-style-name="L1">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33" style:family="graphic" style:parent-style-name="standard" style:list-style-name="L1">
      <style:graphic-properties draw:stroke="solid" svg:stroke-width="0.212cm" svg:stroke-color="#3333ff" draw:stroke-linejoin="miter" svg:stroke-linecap="square" draw:fill="none" draw:fill-color="#ff9900" draw:textarea-horizontal-align="justify" draw:textarea-vertical-align="middle" draw:auto-grow-height="false" fo:min-height="1.707cm" fo:min-width="2.702cm" fo:padding-top="0.13cm" fo:padding-bottom="0.13cm" fo:padding-left="0.25cm" fo:padding-right="0.25cm" fo:wrap-option="no-wrap" draw:shadow-color="#000000"/>
    </style:style>
    <style:style style:name="gr34" style:family="graphic" style:parent-style-name="standard" style:list-style-name="L1">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35" style:family="graphic" style:parent-style-name="standard">
      <style:graphic-properties draw:stroke="solid" svg:stroke-width="0.106cm" svg:stroke-color="#000000" draw:stroke-linejoin="miter" svg:stroke-linecap="square" draw:fill="none" draw:fill-color="#ff9900" draw:textarea-horizontal-align="left" draw:textarea-vertical-align="middle" draw:auto-grow-height="false" fo:min-height="1.027cm" fo:min-width="17.606cm" fo:padding-top="0.13cm" fo:padding-bottom="0.13cm" fo:padding-left="0.25cm" fo:padding-right="0.25cm" fo:wrap-option="no-wrap" draw:shadow-color="#000000"/>
    </style:style>
    <style:style style:name="gr36" style:family="graphic" style:parent-style-name="standard">
      <style:graphic-properties draw:stroke="solid" svg:stroke-width="0.106cm" svg:stroke-color="#000000" draw:stroke-linejoin="miter" svg:stroke-linecap="square" draw:fill="none" draw:fill-color="#ff9900" draw:textarea-horizontal-align="left" draw:textarea-vertical-align="middle" draw:auto-grow-height="false" fo:min-height="1.028cm" fo:min-width="17.606cm" fo:padding-top="0.13cm" fo:padding-bottom="0.13cm" fo:padding-left="0.25cm" fo:padding-right="0.25cm" fo:wrap-option="no-wrap" draw:shadow-color="#000000"/>
    </style:style>
    <style:style style:name="gr37" style:family="graphic" style:parent-style-name="standard" style:list-style-name="L5">
      <style:graphic-properties draw:stroke="none" draw:fill="none" draw:fill-color="#ff9900" draw:textarea-horizontal-align="justify" draw:textarea-vertical-align="top" draw:auto-grow-height="true" fo:min-height="0cm" fo:min-width="0cm" fo:padding-top="0.128cm" fo:padding-bottom="0.128cm" fo:padding-left="0.256cm" fo:padding-right="0.256cm" fo:wrap-option="no-wrap" draw:shadow-color="#000000"/>
    </style:style>
    <style:style style:name="gr38" style:family="graphic" style:parent-style-name="standard" style:list-style-name="L5">
      <style:graphic-properties draw:stroke="none" draw:fill="none" draw:fill-color="#ff9900" draw:textarea-horizontal-align="justify" draw:textarea-vertical-align="top" draw:auto-grow-height="true" fo:min-height="0cm" fo:min-width="0cm" fo:padding-top="0.128cm" fo:padding-bottom="0.128cm" fo:padding-left="0.256cm" fo:padding-right="0.256cm" fo:wrap-option="no-wrap" draw:shadow-color="#000000"/>
    </style:style>
    <style:style style:name="gr39" style:family="graphic" style:parent-style-name="standard" style:list-style-name="L5">
      <style:graphic-properties draw:stroke="none" draw:fill="none" draw:fill-color="#ff9900" draw:textarea-horizontal-align="justify" draw:textarea-vertical-align="top" draw:auto-grow-height="true" fo:min-height="0cm" fo:min-width="0cm" fo:padding-top="0.128cm" fo:padding-bottom="0.128cm" fo:padding-left="0.256cm" fo:padding-right="0.256cm" fo:wrap-option="no-wrap" draw:shadow-color="#000000"/>
    </style:style>
    <style:style style:name="gr40" style:family="graphic" style:parent-style-name="standard">
      <style:graphic-properties draw:stroke="solid" svg:stroke-width="0.106cm" svg:stroke-color="#3333ff" draw:stroke-linejoin="miter" svg:stroke-linecap="square" draw:fill="none" draw:fill-color="#ff9900" draw:textarea-horizontal-align="left" draw:textarea-vertical-align="middle" draw:auto-grow-height="false" fo:min-height="10.554cm" fo:min-width="0.114cm" fo:padding-top="0.13cm" fo:padding-bottom="0.13cm" fo:padding-left="0.25cm" fo:padding-right="0.25cm" fo:wrap-option="no-wrap" draw:shadow-color="#000000"/>
    </style:style>
    <style:style style:name="gr41" style:family="graphic" style:parent-style-name="standard" style:list-style-name="L1">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42" style:family="graphic" style:parent-style-name="standard">
      <style:graphic-properties draw:stroke="solid" svg:stroke-width="0.212cm" svg:stroke-color="#00ccff" draw:stroke-linejoin="miter" svg:stroke-linecap="square" draw:fill="none" draw:fill-color="#ff9900" draw:textarea-horizontal-align="left" draw:textarea-vertical-align="middle" draw:auto-grow-height="false" fo:min-height="1.023cm" fo:min-width="14.316cm" fo:padding-top="0.13cm" fo:padding-bottom="0.13cm" fo:padding-left="0.25cm" fo:padding-right="0.25cm" fo:wrap-option="no-wrap" draw:shadow-color="#000000"/>
    </style:style>
    <style:style style:name="gr43" style:family="graphic" style:parent-style-name="standard">
      <style:graphic-properties draw:stroke="solid" svg:stroke-width="0.212cm" svg:stroke-color="#00ccff" draw:stroke-linejoin="miter" svg:stroke-linecap="square" draw:fill="none" draw:fill-color="#ff9900" draw:textarea-horizontal-align="left" draw:textarea-vertical-align="middle" draw:auto-grow-height="false" fo:min-height="1.023cm" fo:min-width="11.111cm" fo:padding-top="0.13cm" fo:padding-bottom="0.13cm" fo:padding-left="0.25cm" fo:padding-right="0.25cm" fo:wrap-option="no-wrap" draw:shadow-color="#000000"/>
    </style:style>
    <style:style style:name="gr44" style:family="graphic" style:parent-style-name="standard" style:list-style-name="L5">
      <style:graphic-properties draw:stroke="none" draw:fill="none" draw:fill-color="#ff9900" draw:textarea-horizontal-align="justify" draw:textarea-vertical-align="top" draw:auto-grow-height="true" fo:min-height="0cm" fo:min-width="0cm" fo:padding-top="0.128cm" fo:padding-bottom="0.128cm" fo:padding-left="0.256cm" fo:padding-right="0.256cm" fo:wrap-option="no-wrap" draw:shadow-color="#000000"/>
    </style:style>
    <style:style style:name="gr45" style:family="graphic" style:parent-style-name="standard">
      <style:graphic-properties draw:stroke="solid" svg:stroke-width="0.212cm" svg:stroke-color="#00ccff" draw:stroke-linejoin="miter" svg:stroke-linecap="square" draw:fill="none" draw:fill-color="#ff9900" draw:textarea-horizontal-align="left" draw:textarea-vertical-align="middle" draw:auto-grow-height="false" fo:min-height="1.023cm" fo:min-width="8.042cm" fo:padding-top="0.13cm" fo:padding-bottom="0.13cm" fo:padding-left="0.25cm" fo:padding-right="0.25cm" fo:wrap-option="no-wrap" draw:shadow-color="#000000"/>
    </style:style>
    <style:style style:name="gr46" style:family="graphic" style:parent-style-name="standard" style:list-style-name="L5">
      <style:graphic-properties draw:stroke="none" draw:fill="none" draw:fill-color="#ff9900" draw:textarea-horizontal-align="justify" draw:textarea-vertical-align="top" draw:auto-grow-height="true" fo:min-height="0cm" fo:min-width="0cm" fo:padding-top="0.128cm" fo:padding-bottom="0.128cm" fo:padding-left="0.256cm" fo:padding-right="0.256cm" fo:wrap-option="no-wrap" draw:shadow-color="#000000"/>
    </style:style>
    <style:style style:name="gr47" style:family="graphic" style:parent-style-name="standard">
      <style:graphic-properties draw:stroke="solid" svg:stroke-width="0.212cm" svg:stroke-color="#00ccff" draw:stroke-linejoin="miter" svg:stroke-linecap="square" draw:fill="none" draw:fill-color="#ff9900" draw:textarea-horizontal-align="left" draw:textarea-vertical-align="middle" draw:auto-grow-height="false" fo:min-height="1.024cm" fo:min-width="5.158cm" fo:padding-top="0.13cm" fo:padding-bottom="0.13cm" fo:padding-left="0.25cm" fo:padding-right="0.25cm" fo:wrap-option="no-wrap" draw:shadow-color="#000000"/>
    </style:style>
    <style:style style:name="gr48" style:family="graphic" style:parent-style-name="standard">
      <style:graphic-properties draw:stroke="solid" svg:stroke-width="0.212cm" svg:stroke-color="#00ccff" draw:stroke-linejoin="miter" svg:stroke-linecap="square" draw:fill="none" draw:fill-color="#ff9900" draw:textarea-horizontal-align="left" draw:textarea-vertical-align="middle" draw:auto-grow-height="false" fo:min-height="1.023cm" fo:min-width="17.606cm" fo:padding-top="0.13cm" fo:padding-bottom="0.13cm" fo:padding-left="0.25cm" fo:padding-right="0.25cm" fo:wrap-option="no-wrap" draw:shadow-color="#000000"/>
    </style:style>
    <style:style style:name="gr49" style:family="graphic" style:parent-style-name="standard" style:list-style-name="L5">
      <style:graphic-properties draw:stroke="none" draw:fill="none" draw:fill-color="#ff9900" draw:textarea-horizontal-align="justify" draw:textarea-vertical-align="top" draw:auto-grow-height="true" fo:min-height="0cm" fo:min-width="0cm" fo:padding-top="0.128cm" fo:padding-bottom="0.128cm" fo:padding-left="0.256cm" fo:padding-right="0.256cm" fo:wrap-option="no-wrap" draw:shadow-color="#000000"/>
    </style:style>
    <style:style style:name="gr50" style:family="graphic" style:parent-style-name="standard">
      <style:graphic-properties draw:stroke="solid" svg:stroke-width="0.106cm" svg:stroke-color="#000000" draw:stroke-linejoin="miter" svg:stroke-linecap="square" draw:fill="none" draw:fill-color="#ff9900" draw:textarea-horizontal-align="left" draw:textarea-vertical-align="middle" draw:auto-grow-height="false" fo:min-height="3.277cm" fo:min-width="0cm" fo:padding-top="0.13cm" fo:padding-bottom="0.13cm" fo:padding-left="0.25cm" fo:padding-right="0.25cm" fo:wrap-option="no-wrap" draw:shadow-color="#000000"/>
    </style:style>
    <style:style style:name="gr5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5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5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5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9" style:family="graphic" style:parent-style-name="standard">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60"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61"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6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6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64"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6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6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6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6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6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7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7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7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7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7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7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7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77"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7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79"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80"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8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82" style:family="graphic" style:parent-style-name="standard">
      <style:graphic-properties draw:stroke="solid" svg:stroke-width="0.106cm" svg:stroke-color="#ff0033" draw:marker-start="Arrowheads_20_5"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83" style:family="graphic" style:parent-style-name="standard">
      <style:graphic-properties draw:stroke="solid" svg:stroke-width="0.106cm" svg:stroke-color="#ff0033" draw:marker-start="Arrowheads_20_6"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84" style:family="graphic" style:parent-style-name="standard">
      <style:graphic-properties draw:stroke="solid" svg:stroke-width="0.106cm" svg:stroke-color="#ff0033"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85"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8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8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8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8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9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9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9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9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9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95"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9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9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9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9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0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101" style:family="graphic" style:parent-style-name="standard">
      <style:graphic-properties draw:stroke="solid" svg:stroke-width="0.106cm" svg:stroke-color="#ff0033" draw:marker-start="Arrowheads_20_7"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02" style:family="graphic" style:parent-style-name="standard">
      <style:graphic-properties draw:stroke="solid" svg:stroke-width="0.106cm" svg:stroke-color="#ff0033" draw:marker-start="Arrowheads_20_8"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03" style:family="graphic" style:parent-style-name="standard" style:list-style-name="L5">
      <style:graphic-properties draw:stroke="solid" svg:stroke-width="0.106cm" svg:stroke-color="#ff0033"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04"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0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10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0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08"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0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1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1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12"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1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14"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15"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1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1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118"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1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120" style:family="graphic" style:parent-style-name="standard">
      <style:graphic-properties draw:stroke="solid" svg:stroke-width="0.106cm" svg:stroke-color="#ff0033" draw:marker-start="Arrowheads_20_9"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21" style:family="graphic" style:parent-style-name="standard">
      <style:graphic-properties draw:stroke="solid" svg:stroke-width="0.106cm" svg:stroke-color="#ff0033" draw:marker-start="Arrowheads_20_10"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22" style:family="graphic" style:parent-style-name="standard" style:list-style-name="L5">
      <style:graphic-properties draw:stroke="solid" svg:stroke-width="0.106cm" svg:stroke-color="#ff0033"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23"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24"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12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2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2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2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2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3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3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3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33"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34"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3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36"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137"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3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139" style:family="graphic" style:parent-style-name="standard">
      <style:graphic-properties draw:stroke="solid" svg:stroke-width="0.106cm" svg:stroke-color="#ff0033" draw:marker-start="Arrowheads_20_11"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40" style:family="graphic" style:parent-style-name="standard">
      <style:graphic-properties draw:stroke="solid" svg:stroke-width="0.106cm" svg:stroke-color="#ff0033" draw:marker-start="Arrowheads_20_12"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41"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4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14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4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4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4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4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4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4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5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51"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52"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5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5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155"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5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157" style:family="graphic" style:parent-style-name="standard">
      <style:graphic-properties draw:stroke="solid" svg:stroke-width="0.106cm" svg:stroke-color="#ff0033" draw:marker-start="Arrowheads_20_13"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58" style:family="graphic" style:parent-style-name="standard">
      <style:graphic-properties draw:stroke="solid" svg:stroke-width="0.106cm" svg:stroke-color="#ff0033" draw:marker-start="Arrowheads_20_14"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59" style:family="graphic" style:parent-style-name="standard" style:list-style-name="L5">
      <style:graphic-properties draw:stroke="solid" svg:stroke-width="0.106cm" svg:stroke-color="#ff0033"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60"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6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16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63"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64"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6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6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6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6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6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70"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71"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7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7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174"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7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176" style:family="graphic" style:parent-style-name="standard">
      <style:graphic-properties draw:stroke="solid" svg:stroke-width="0.106cm" svg:stroke-color="#ff0033" draw:marker-start="Arrowheads_20_15"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77" style:family="graphic" style:parent-style-name="standard">
      <style:graphic-properties draw:stroke="solid" svg:stroke-width="0.106cm" svg:stroke-color="#ff0033" draw:marker-start="Arrowheads_20_16"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78" style:family="graphic" style:parent-style-name="standard" style:list-style-name="L5">
      <style:graphic-properties draw:stroke="solid" svg:stroke-width="0.106cm" svg:stroke-color="#ff0033"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7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80"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18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8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8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8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8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8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8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8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8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90"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9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92"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193"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9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195" style:family="graphic" style:parent-style-name="standard">
      <style:graphic-properties draw:stroke="solid" svg:stroke-width="0.106cm" svg:stroke-color="#ff0033" draw:marker-start="Arrowheads_20_17"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96" style:family="graphic" style:parent-style-name="standard">
      <style:graphic-properties draw:stroke="solid" svg:stroke-width="0.106cm" svg:stroke-color="#ff0033" draw:marker-start="Arrowheads_20_18"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97"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9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19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20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20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20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20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20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20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20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207"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208"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20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21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211"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21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213" style:family="graphic" style:parent-style-name="standard">
      <style:graphic-properties draw:stroke="solid" svg:stroke-width="0.106cm" svg:stroke-color="#ff0033" draw:marker-start="Arrowheads_20_19"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214" style:family="graphic" style:parent-style-name="standard">
      <style:graphic-properties draw:stroke="solid" svg:stroke-width="0.106cm" svg:stroke-color="#ff0033" draw:marker-start="Arrowheads_20_20"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215" style:family="graphic" style:parent-style-name="standard" style:list-style-name="L5">
      <style:graphic-properties draw:stroke="solid" svg:stroke-width="0.106cm" svg:stroke-color="#ff0033"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21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21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21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219"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22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221"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22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22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22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22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22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227"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22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22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230"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23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232" style:family="graphic" style:parent-style-name="standard">
      <style:graphic-properties draw:stroke="solid" svg:stroke-width="0.106cm" svg:stroke-color="#ff0033" draw:marker-start="Arrowheads_20_21"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233" style:family="graphic" style:parent-style-name="standard">
      <style:graphic-properties draw:stroke="solid" svg:stroke-width="0.106cm" svg:stroke-color="#ff0033" draw:marker-start="Arrowheads_20_22"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234" style:family="graphic" style:parent-style-name="standard" style:list-style-name="L5">
      <style:graphic-properties draw:stroke="solid" svg:stroke-width="0.106cm" svg:stroke-color="#ff0033"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235"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236"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23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23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23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24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24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24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24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24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245"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24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24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248"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24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25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251" style:family="graphic" style:parent-style-name="standard">
      <style:graphic-properties draw:stroke="solid" svg:stroke-width="0.106cm" svg:stroke-color="#ff0033" draw:marker-start="Arrowheads_20_23"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252" style:family="graphic" style:parent-style-name="standard">
      <style:graphic-properties draw:stroke="solid" svg:stroke-width="0.106cm" svg:stroke-color="#ff0033" draw:marker-start="Arrowheads_20_24"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253"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25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25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25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25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25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25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26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26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26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263"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264"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26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26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267"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26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269" style:family="graphic" style:parent-style-name="standard">
      <style:graphic-properties draw:stroke="solid" svg:stroke-width="0.106cm" svg:stroke-color="#ff0033" draw:marker-start="Arrowheads_20_25"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270" style:family="graphic" style:parent-style-name="standard">
      <style:graphic-properties draw:stroke="solid" svg:stroke-width="0.106cm" svg:stroke-color="#ff0033" draw:marker-start="Arrowheads_20_26"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271" style:family="graphic" style:parent-style-name="standard" style:list-style-name="L5">
      <style:graphic-properties draw:stroke="solid" svg:stroke-width="0.106cm" svg:stroke-color="#ff0033"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272"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27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27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27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27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277"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278"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27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28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28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282"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283"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28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28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28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28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288" style:family="graphic" style:parent-style-name="standard">
      <style:graphic-properties draw:stroke="solid" svg:stroke-width="0.106cm" svg:stroke-color="#ff0033" draw:marker-start="Arrowheads_20_27"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289" style:family="graphic" style:parent-style-name="standard">
      <style:graphic-properties draw:stroke="solid" svg:stroke-width="0.106cm" svg:stroke-color="#ff0033" draw:marker-start="Arrowheads_20_28"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290" style:family="graphic" style:parent-style-name="standard" style:list-style-name="L5">
      <style:graphic-properties draw:stroke="solid" svg:stroke-width="0.106cm" svg:stroke-color="#ff0033"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291"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292"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29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29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29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29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29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29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29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30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301"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302"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30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304"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305"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30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307" style:family="graphic" style:parent-style-name="standard">
      <style:graphic-properties draw:stroke="solid" svg:stroke-width="0.106cm" svg:stroke-color="#ff0033" draw:marker-start="Arrowheads_20_29"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308" style:family="graphic" style:parent-style-name="standard">
      <style:graphic-properties draw:stroke="solid" svg:stroke-width="0.106cm" svg:stroke-color="#ff0033" draw:marker-start="Arrowheads_20_30"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30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31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31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31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31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31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31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31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31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31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31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320"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32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32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323"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32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325" style:family="graphic" style:parent-style-name="standard">
      <style:graphic-properties draw:stroke="solid" svg:stroke-width="0.106cm" svg:stroke-color="#ff0033" draw:marker-start="Arrowheads_20_31"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326" style:family="graphic" style:parent-style-name="standard">
      <style:graphic-properties draw:stroke="solid" svg:stroke-width="0.106cm" svg:stroke-color="#ff0033" draw:marker-start="Arrowheads_20_32"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327" style:family="graphic" style:parent-style-name="standard" style:list-style-name="L5">
      <style:graphic-properties draw:stroke="solid" svg:stroke-width="0.106cm" svg:stroke-color="#ff0033"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328"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32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330"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33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33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33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334"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33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33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33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338"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33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34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34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342"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34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344" style:family="graphic" style:parent-style-name="standard">
      <style:graphic-properties draw:stroke="solid" svg:stroke-width="0.106cm" svg:stroke-color="#ff0033" draw:marker-start="Arrowheads_20_33"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345" style:family="graphic" style:parent-style-name="standard">
      <style:graphic-properties draw:stroke="solid" svg:stroke-width="0.106cm" svg:stroke-color="#ff0033" draw:marker-start="Arrowheads_20_34"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346" style:family="graphic" style:parent-style-name="standard" style:list-style-name="L5">
      <style:graphic-properties draw:stroke="solid" svg:stroke-width="0.106cm" svg:stroke-color="#ff0033"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347"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348"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34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35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35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35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35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35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35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35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357"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358"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35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360"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361"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36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363" style:family="graphic" style:parent-style-name="standard">
      <style:graphic-properties draw:stroke="solid" svg:stroke-width="0.106cm" svg:stroke-color="#ff0033" draw:marker-start="Arrowheads_20_35"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364" style:family="graphic" style:parent-style-name="standard">
      <style:graphic-properties draw:stroke="solid" svg:stroke-width="0.106cm" svg:stroke-color="#ff0033" draw:marker-start="Arrowheads_20_36"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365"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36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36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36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36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37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37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37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37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37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375"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37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37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37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37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38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381" style:family="graphic" style:parent-style-name="standard">
      <style:graphic-properties draw:stroke="solid" svg:stroke-width="0.106cm" svg:stroke-color="#ff0033" draw:marker-start="Arrowheads_20_37"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382" style:family="graphic" style:parent-style-name="standard">
      <style:graphic-properties draw:stroke="solid" svg:stroke-width="0.106cm" svg:stroke-color="#ff0033" draw:marker-start="Arrowheads_20_38"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383" style:family="graphic" style:parent-style-name="standard" style:list-style-name="L5">
      <style:graphic-properties draw:stroke="solid" svg:stroke-width="0.106cm" svg:stroke-color="#ff0033"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384"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38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386"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38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38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38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39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391"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39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39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394"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395"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39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39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398"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39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400" style:family="graphic" style:parent-style-name="standard">
      <style:graphic-properties draw:stroke="solid" svg:stroke-width="0.106cm" svg:stroke-color="#ff0033" draw:marker-start="Arrowheads_20_39"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401" style:family="graphic" style:parent-style-name="standard">
      <style:graphic-properties draw:stroke="solid" svg:stroke-width="0.106cm" svg:stroke-color="#ff0033" draw:marker-start="Arrowheads_20_40"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402" style:family="graphic" style:parent-style-name="standard" style:list-style-name="L5">
      <style:graphic-properties draw:stroke="solid" svg:stroke-width="0.106cm" svg:stroke-color="#ff0033"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403"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404"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40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40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40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40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40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41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41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41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413"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414"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41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416"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417"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41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419" style:family="graphic" style:parent-style-name="standard">
      <style:graphic-properties draw:stroke="solid" svg:stroke-width="0.106cm" svg:stroke-color="#ff0033" draw:marker-start="Arrowheads_20_41"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420" style:family="graphic" style:parent-style-name="standard">
      <style:graphic-properties draw:stroke="solid" svg:stroke-width="0.106cm" svg:stroke-color="#ff0033" draw:marker-start="Arrowheads_20_42"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421"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42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42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42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42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42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42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42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42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43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431"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432"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43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43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435"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43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437" style:family="graphic" style:parent-style-name="standard">
      <style:graphic-properties draw:stroke="solid" svg:stroke-width="0.106cm" svg:stroke-color="#ff0033" draw:marker-start="Arrowheads_20_43"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438" style:family="graphic" style:parent-style-name="standard">
      <style:graphic-properties draw:stroke="solid" svg:stroke-width="0.106cm" svg:stroke-color="#ff0033" draw:marker-start="Arrowheads_20_44"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439" style:family="graphic" style:parent-style-name="standard" style:list-style-name="L5">
      <style:graphic-properties draw:stroke="solid" svg:stroke-width="0.106cm" svg:stroke-color="#ff0033"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440"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44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44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44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44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44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44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447"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44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449"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450"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451"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45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45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454"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45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456" style:family="graphic" style:parent-style-name="standard">
      <style:graphic-properties draw:stroke="solid" svg:stroke-width="0.106cm" svg:stroke-color="#ff0033" draw:marker-start="Arrowheads_20_45"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457" style:family="graphic" style:parent-style-name="standard">
      <style:graphic-properties draw:stroke="solid" svg:stroke-width="0.106cm" svg:stroke-color="#ff0033" draw:marker-start="Arrowheads_20_46"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458" style:family="graphic" style:parent-style-name="standard" style:list-style-name="L5">
      <style:graphic-properties draw:stroke="solid" svg:stroke-width="0.106cm" svg:stroke-color="#ff0033"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45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460"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46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46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46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46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46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46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46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46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46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470"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471"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472"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473"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47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475" style:family="graphic" style:parent-style-name="standard">
      <style:graphic-properties draw:stroke="solid" svg:stroke-width="0.106cm" svg:stroke-color="#ff0033" draw:marker-start="Arrowheads_20_47"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476" style:family="graphic" style:parent-style-name="standard">
      <style:graphic-properties draw:stroke="solid" svg:stroke-width="0.106cm" svg:stroke-color="#ff0033" draw:marker-start="Arrowheads_20_48"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477" style:family="graphic" style:parent-style-name="standard" style:list-style-name="L1">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478"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47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48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48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48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48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48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48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48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487"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488"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48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490"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491"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492"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49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494" style:family="graphic" style:parent-style-name="standard">
      <style:graphic-properties draw:stroke="solid" svg:stroke-width="0.106cm" svg:stroke-color="#ff0033" draw:marker-start="Arrowheads_20_49"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495" style:family="graphic" style:parent-style-name="standard">
      <style:graphic-properties draw:stroke="solid" svg:stroke-width="0.106cm" svg:stroke-color="#ff0033" draw:marker-start="Arrowheads_20_50"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49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497"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49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49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0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0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50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0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0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505"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0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507"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50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50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510"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51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512" style:family="graphic" style:parent-style-name="standard">
      <style:graphic-properties draw:stroke="solid" svg:stroke-width="0.106cm" svg:stroke-color="#ff0033" draw:marker-start="Arrowheads_20_51"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513" style:family="graphic" style:parent-style-name="standard">
      <style:graphic-properties draw:stroke="solid" svg:stroke-width="0.106cm" svg:stroke-color="#ff0033" draw:marker-start="Arrowheads_20_52"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514"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51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516" style:family="graphic" style:parent-style-name="standard" style:list-style-name="L1">
      <style:graphic-properties draw:stroke="solid" svg:stroke-width="0.106cm" svg:stroke-color="#3333ff"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51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51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1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2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52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2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2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524"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25"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52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52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528"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52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53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531" style:family="graphic" style:parent-style-name="standard">
      <style:graphic-properties draw:stroke="solid" svg:stroke-width="0.106cm" svg:stroke-color="#ff0033" draw:marker-start="Arrowheads_20_53"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532" style:family="graphic" style:parent-style-name="standard">
      <style:graphic-properties draw:stroke="solid" svg:stroke-width="0.106cm" svg:stroke-color="#ff0033" draw:marker-start="Arrowheads_20_54"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533"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53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53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53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3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3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53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4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4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542"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43"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544"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54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54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547"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54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549" style:family="graphic" style:parent-style-name="standard">
      <style:graphic-properties draw:stroke="solid" svg:stroke-width="0.106cm" svg:stroke-color="#ff0033" draw:marker-start="Arrowheads_20_55"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550" style:family="graphic" style:parent-style-name="standard">
      <style:graphic-properties draw:stroke="solid" svg:stroke-width="0.106cm" svg:stroke-color="#ff0033" draw:marker-start="Arrowheads_20_56"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551"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55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553" style:family="graphic" style:parent-style-name="standard" style:list-style-name="L5">
      <style:graphic-properties draw:stroke="solid" svg:stroke-width="0.106cm" svg:stroke-color="#ff0033"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55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555"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56"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5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55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5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6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561"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62"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563"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56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56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56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56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568" style:family="graphic" style:parent-style-name="standard">
      <style:graphic-properties draw:stroke="solid" svg:stroke-width="0.106cm" svg:stroke-color="#ff0033" draw:marker-start="Arrowheads_20_57"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569" style:family="graphic" style:parent-style-name="standard">
      <style:graphic-properties draw:stroke="solid" svg:stroke-width="0.106cm" svg:stroke-color="#ff0033" draw:marker-start="Arrowheads_20_58"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570"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571"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572" style:family="graphic" style:parent-style-name="standard" style:list-style-name="L5">
      <style:graphic-properties draw:stroke="solid" svg:stroke-width="0.106cm" svg:stroke-color="#ff0033"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57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57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7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7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57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7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7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580"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81"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582"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58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584"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585"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58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587" style:family="graphic" style:parent-style-name="standard">
      <style:graphic-properties draw:stroke="solid" svg:stroke-width="0.106cm" svg:stroke-color="#ff0033" draw:marker-start="Arrowheads_20_59"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588" style:family="graphic" style:parent-style-name="standard">
      <style:graphic-properties draw:stroke="solid" svg:stroke-width="0.106cm" svg:stroke-color="#ff0033" draw:marker-start="Arrowheads_20_60"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58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59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59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59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9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9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59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9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9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598"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59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600"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60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60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603"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60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605" style:family="graphic" style:parent-style-name="standard">
      <style:graphic-properties draw:stroke="solid" svg:stroke-width="0.106cm" svg:stroke-color="#ff0033" draw:marker-start="Arrowheads_20_61"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606" style:family="graphic" style:parent-style-name="standard">
      <style:graphic-properties draw:stroke="solid" svg:stroke-width="0.106cm" svg:stroke-color="#ff0033" draw:marker-start="Arrowheads_20_62"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607"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60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609" style:family="graphic" style:parent-style-name="standard" style:list-style-name="L5">
      <style:graphic-properties draw:stroke="solid" svg:stroke-width="0.106cm" svg:stroke-color="#ff0033"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61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611"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61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613"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61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61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61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617"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618"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61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62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62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622"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62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624" style:family="graphic" style:parent-style-name="standard">
      <style:graphic-properties draw:stroke="solid" svg:stroke-width="0.106cm" svg:stroke-color="#ff0033" draw:marker-start="Arrowheads_20_63"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625" style:family="graphic" style:parent-style-name="standard">
      <style:graphic-properties draw:stroke="solid" svg:stroke-width="0.106cm" svg:stroke-color="#ff0033" draw:marker-start="Arrowheads_20_64"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62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627"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628" style:family="graphic" style:parent-style-name="standard" style:list-style-name="L5">
      <style:graphic-properties draw:stroke="solid" svg:stroke-width="0.106cm" svg:stroke-color="#ff0033"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62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63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63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63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63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63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63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636"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637"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638"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63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640"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641"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64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643" style:family="graphic" style:parent-style-name="standard">
      <style:graphic-properties draw:stroke="solid" svg:stroke-width="0.106cm" svg:stroke-color="#ff0033" draw:marker-start="Arrowheads_20_65"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644" style:family="graphic" style:parent-style-name="standard">
      <style:graphic-properties draw:stroke="solid" svg:stroke-width="0.106cm" svg:stroke-color="#ff0033" draw:marker-start="Arrowheads_20_66"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645"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64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64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64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64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65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65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65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65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654"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655"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65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65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65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65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66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661" style:family="graphic" style:parent-style-name="standard">
      <style:graphic-properties draw:stroke="solid" svg:stroke-width="0.106cm" svg:stroke-color="#ff0033" draw:marker-start="Arrowheads_20_67"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662" style:family="graphic" style:parent-style-name="standard">
      <style:graphic-properties draw:stroke="solid" svg:stroke-width="0.106cm" svg:stroke-color="#ff0033" draw:marker-start="Arrowheads_20_68"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663"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66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665" style:family="graphic" style:parent-style-name="standard" style:list-style-name="L1">
      <style:graphic-properties draw:stroke="solid" svg:stroke-width="0.106cm" svg:stroke-color="#3333ff"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66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66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66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66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67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67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67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673"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674"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675"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67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677"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678"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67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680" style:family="graphic" style:parent-style-name="standard">
      <style:graphic-properties draw:stroke="solid" svg:stroke-width="0.106cm" svg:stroke-color="#ff0033" draw:marker-start="Arrowheads_20_69"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681" style:family="graphic" style:parent-style-name="standard">
      <style:graphic-properties draw:stroke="solid" svg:stroke-width="0.106cm" svg:stroke-color="#ff0033" draw:marker-start="Arrowheads_20_70"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682"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68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68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68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68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68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68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68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69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691"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692"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693"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69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69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69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69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698" style:family="graphic" style:parent-style-name="standard">
      <style:graphic-properties draw:stroke="solid" svg:stroke-width="0.106cm" svg:stroke-color="#ff0033" draw:marker-start="Arrowheads_20_71"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699" style:family="graphic" style:parent-style-name="standard">
      <style:graphic-properties draw:stroke="solid" svg:stroke-width="0.106cm" svg:stroke-color="#ff0033" draw:marker-start="Arrowheads_20_72"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700"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70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702" style:family="graphic" style:parent-style-name="standard" style:list-style-name="L5">
      <style:graphic-properties draw:stroke="solid" svg:stroke-width="0.106cm" svg:stroke-color="#ff0033"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703"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70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70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70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707"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70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70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710"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711"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712"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71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71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715"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71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717" style:family="graphic" style:parent-style-name="standard">
      <style:graphic-properties draw:stroke="solid" svg:stroke-width="0.106cm" svg:stroke-color="#ff0033" draw:marker-start="Arrowheads_20_73"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718" style:family="graphic" style:parent-style-name="standard">
      <style:graphic-properties draw:stroke="solid" svg:stroke-width="0.106cm" svg:stroke-color="#ff0033" draw:marker-start="Arrowheads_20_74"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71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720"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721" style:family="graphic" style:parent-style-name="standard" style:list-style-name="L5">
      <style:graphic-properties draw:stroke="solid" svg:stroke-width="0.106cm" svg:stroke-color="#ff0033"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72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72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72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72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72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72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72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729"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730"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731"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73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733"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734"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73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736" style:family="graphic" style:parent-style-name="standard">
      <style:graphic-properties draw:stroke="solid" svg:stroke-width="0.106cm" svg:stroke-color="#ff0033" draw:marker-start="Arrowheads_20_75"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737" style:family="graphic" style:parent-style-name="standard">
      <style:graphic-properties draw:stroke="solid" svg:stroke-width="0.106cm" svg:stroke-color="#ff0033" draw:marker-start="Arrowheads_20_76"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738"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73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74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74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74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74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74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74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74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747"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748"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74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75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75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752"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75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754" style:family="graphic" style:parent-style-name="standard">
      <style:graphic-properties draw:stroke="solid" svg:stroke-width="0.106cm" svg:stroke-color="#ff0033" draw:marker-start="Arrowheads_20_77"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755" style:family="graphic" style:parent-style-name="standard">
      <style:graphic-properties draw:stroke="solid" svg:stroke-width="0.106cm" svg:stroke-color="#ff0033" draw:marker-start="Arrowheads_20_78"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75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75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758" style:family="graphic" style:parent-style-name="standard" style:list-style-name="L5">
      <style:graphic-properties draw:stroke="solid" svg:stroke-width="0.106cm" svg:stroke-color="#ff0033"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759"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76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76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76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76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764"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76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766"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767"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768"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76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77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771"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77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773" style:family="graphic" style:parent-style-name="standard">
      <style:graphic-properties draw:stroke="solid" svg:stroke-width="0.106cm" svg:stroke-color="#ff0033" draw:marker-start="Arrowheads_20_79"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774" style:family="graphic" style:parent-style-name="standard">
      <style:graphic-properties draw:stroke="solid" svg:stroke-width="0.106cm" svg:stroke-color="#ff0033" draw:marker-start="Arrowheads_20_80"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775"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776"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777" style:family="graphic" style:parent-style-name="standard" style:list-style-name="L5">
      <style:graphic-properties draw:stroke="solid" svg:stroke-width="0.106cm" svg:stroke-color="#ff0033"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77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77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78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78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78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78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78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785"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78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787"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788"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789"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790"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79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792" style:family="graphic" style:parent-style-name="standard">
      <style:graphic-properties draw:stroke="solid" svg:stroke-width="0.106cm" svg:stroke-color="#ff0033" draw:marker-start="Arrowheads_20_81"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793" style:family="graphic" style:parent-style-name="standard">
      <style:graphic-properties draw:stroke="solid" svg:stroke-width="0.106cm" svg:stroke-color="#ff0033" draw:marker-start="Arrowheads_20_82"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794"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79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796" style:family="graphic" style:parent-style-name="standard" style:list-style-name="L5">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79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79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79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80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80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802"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80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804"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805"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80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807"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808"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80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81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811" style:family="graphic" style:parent-style-name="standard">
      <style:graphic-properties draw:stroke="solid" svg:stroke-width="0.106cm" svg:stroke-color="#ff0033" draw:marker-start="Arrowheads_20_83"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812" style:family="graphic" style:parent-style-name="standard">
      <style:graphic-properties draw:stroke="solid" svg:stroke-width="0.106cm" svg:stroke-color="#ff0033" draw:marker-start="Arrowheads_20_84"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813"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814"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81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81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81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81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81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820"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82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822"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823"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824"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82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82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827"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82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829" style:family="graphic" style:parent-style-name="standard">
      <style:graphic-properties draw:stroke="solid" svg:stroke-width="0.106cm" svg:stroke-color="#ff0033" draw:marker-start="Arrowheads_20_85"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830" style:family="graphic" style:parent-style-name="standard">
      <style:graphic-properties draw:stroke="solid" svg:stroke-width="0.106cm" svg:stroke-color="#ff0033" draw:marker-start="Arrowheads_20_86"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831"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83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833" style:family="graphic" style:parent-style-name="standard" style:list-style-name="L5">
      <style:graphic-properties draw:stroke="solid" svg:stroke-width="0.106cm" svg:stroke-color="#ff0033"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83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83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836"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83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83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839"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840"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841"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842"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843"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84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84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84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84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848" style:family="graphic" style:parent-style-name="standard">
      <style:graphic-properties draw:stroke="solid" svg:stroke-width="0.106cm" svg:stroke-color="#ff0033" draw:marker-start="Arrowheads_20_87"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849" style:family="graphic" style:parent-style-name="standard">
      <style:graphic-properties draw:stroke="solid" svg:stroke-width="0.106cm" svg:stroke-color="#ff0033" draw:marker-start="Arrowheads_20_88"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850"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851"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852" style:family="graphic" style:parent-style-name="standard" style:list-style-name="L5">
      <style:graphic-properties draw:stroke="solid" svg:stroke-width="0.106cm" svg:stroke-color="#ff0033"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85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85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85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85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85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858"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85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860"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861"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862"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86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864"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865"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86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867" style:family="graphic" style:parent-style-name="standard">
      <style:graphic-properties draw:stroke="solid" svg:stroke-width="0.106cm" svg:stroke-color="#ff0033" draw:marker-start="Arrowheads_20_89"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868" style:family="graphic" style:parent-style-name="standard">
      <style:graphic-properties draw:stroke="solid" svg:stroke-width="0.106cm" svg:stroke-color="#ff0033" draw:marker-start="Arrowheads_20_90"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86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87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87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87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87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87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87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876"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87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878"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87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880"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88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88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883"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88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885" style:family="graphic" style:parent-style-name="standard">
      <style:graphic-properties draw:stroke="solid" svg:stroke-width="0.106cm" svg:stroke-color="#ff0033" draw:marker-start="Arrowheads_20_91"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886" style:family="graphic" style:parent-style-name="standard">
      <style:graphic-properties draw:stroke="solid" svg:stroke-width="0.106cm" svg:stroke-color="#ff0033" draw:marker-start="Arrowheads_20_92"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887"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88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889" style:family="graphic" style:parent-style-name="standard" style:list-style-name="L5">
      <style:graphic-properties draw:stroke="solid" svg:stroke-width="0.106cm" svg:stroke-color="#ff0033"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89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891"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892"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89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89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895"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89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897"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898"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89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90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90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902"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90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904" style:family="graphic" style:parent-style-name="standard">
      <style:graphic-properties draw:stroke="solid" svg:stroke-width="0.106cm" svg:stroke-color="#ff0033" draw:marker-start="Arrowheads_20_93"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905" style:family="graphic" style:parent-style-name="standard">
      <style:graphic-properties draw:stroke="solid" svg:stroke-width="0.106cm" svg:stroke-color="#ff0033" draw:marker-start="Arrowheads_20_94"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90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907"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908" style:family="graphic" style:parent-style-name="standard" style:list-style-name="L5">
      <style:graphic-properties draw:stroke="solid" svg:stroke-width="0.106cm" svg:stroke-color="#ff0033"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90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91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91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91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91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914"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91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916"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917"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918"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91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920"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921"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92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923" style:family="graphic" style:parent-style-name="standard">
      <style:graphic-properties draw:stroke="solid" svg:stroke-width="0.106cm" svg:stroke-color="#ff0033" draw:marker-start="Arrowheads_20_95"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924" style:family="graphic" style:parent-style-name="standard">
      <style:graphic-properties draw:stroke="solid" svg:stroke-width="0.106cm" svg:stroke-color="#ff0033" draw:marker-start="Arrowheads_20_96"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925"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92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92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92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92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93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93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932"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93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934"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935"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93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93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93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93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94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941" style:family="graphic" style:parent-style-name="standard">
      <style:graphic-properties draw:stroke="solid" svg:stroke-width="0.106cm" svg:stroke-color="#ff0033" draw:marker-start="Arrowheads_20_97"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942" style:family="graphic" style:parent-style-name="standard">
      <style:graphic-properties draw:stroke="solid" svg:stroke-width="0.106cm" svg:stroke-color="#ff0033" draw:marker-start="Arrowheads_20_98"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943"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94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945" style:family="graphic" style:parent-style-name="standard" style:list-style-name="L1">
      <style:graphic-properties draw:stroke="solid" svg:stroke-width="0.106cm" svg:stroke-color="#3333ff"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94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94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94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94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95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951"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95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953"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954"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955"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95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957"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958"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95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960" style:family="graphic" style:parent-style-name="standard">
      <style:graphic-properties draw:stroke="solid" svg:stroke-width="0.106cm" svg:stroke-color="#ff0033" draw:marker-start="Arrowheads_20_99"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961" style:family="graphic" style:parent-style-name="standard">
      <style:graphic-properties draw:stroke="solid" svg:stroke-width="0.106cm" svg:stroke-color="#ff0033" draw:marker-start="Arrowheads_20_100"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962"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96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96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96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96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96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96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969"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97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971"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972"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973"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97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97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97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97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978" style:family="graphic" style:parent-style-name="standard">
      <style:graphic-properties draw:stroke="solid" svg:stroke-width="0.106cm" svg:stroke-color="#ff0033" draw:marker-start="Arrowheads_20_101"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979" style:family="graphic" style:parent-style-name="standard">
      <style:graphic-properties draw:stroke="solid" svg:stroke-width="0.106cm" svg:stroke-color="#ff0033" draw:marker-start="Arrowheads_20_102"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980"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98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982" style:family="graphic" style:parent-style-name="standard" style:list-style-name="L5">
      <style:graphic-properties draw:stroke="solid" svg:stroke-width="0.106cm" svg:stroke-color="#ff0033"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98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98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98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986"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987"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988"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98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990"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991"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992"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99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99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995"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99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997" style:family="graphic" style:parent-style-name="standard">
      <style:graphic-properties draw:stroke="solid" svg:stroke-width="0.106cm" svg:stroke-color="#ff0033" draw:marker-start="Arrowheads_20_103"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998" style:family="graphic" style:parent-style-name="standard">
      <style:graphic-properties draw:stroke="solid" svg:stroke-width="0.106cm" svg:stroke-color="#ff0033" draw:marker-start="Arrowheads_20_104"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99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000"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1001" style:family="graphic" style:parent-style-name="standard" style:list-style-name="L5">
      <style:graphic-properties draw:stroke="solid" svg:stroke-width="0.106cm" svg:stroke-color="#ff0033"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00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00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00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00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00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007"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00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009"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010"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011"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01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013"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1014"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01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1016" style:family="graphic" style:parent-style-name="standard">
      <style:graphic-properties draw:stroke="solid" svg:stroke-width="0.106cm" svg:stroke-color="#ff0033" draw:marker-start="Arrowheads_20_105"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017" style:family="graphic" style:parent-style-name="standard">
      <style:graphic-properties draw:stroke="solid" svg:stroke-width="0.106cm" svg:stroke-color="#ff0033" draw:marker-start="Arrowheads_20_106"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018"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01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102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02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02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02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02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025"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02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027"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028"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02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03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03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1032"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03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1034" style:family="graphic" style:parent-style-name="standard">
      <style:graphic-properties draw:stroke="solid" svg:stroke-width="0.106cm" svg:stroke-color="#ff0033" draw:marker-start="Arrowheads_20_107"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035" style:family="graphic" style:parent-style-name="standard">
      <style:graphic-properties draw:stroke="solid" svg:stroke-width="0.106cm" svg:stroke-color="#ff0033" draw:marker-start="Arrowheads_20_108"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03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03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1038" style:family="graphic" style:parent-style-name="standard" style:list-style-name="L5">
      <style:graphic-properties draw:stroke="solid" svg:stroke-width="0.106cm" svg:stroke-color="#ff0033"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039"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04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04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04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043"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044"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04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046"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047"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048"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04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05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1051"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05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1053" style:family="graphic" style:parent-style-name="standard">
      <style:graphic-properties draw:stroke="solid" svg:stroke-width="0.106cm" svg:stroke-color="#ff0033" draw:marker-start="Arrowheads_20_109"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054" style:family="graphic" style:parent-style-name="standard">
      <style:graphic-properties draw:stroke="solid" svg:stroke-width="0.106cm" svg:stroke-color="#ff0033" draw:marker-start="Arrowheads_20_110"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055"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056"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1057" style:family="graphic" style:parent-style-name="standard" style:list-style-name="L5">
      <style:graphic-properties draw:stroke="solid" svg:stroke-width="0.106cm" svg:stroke-color="#ff0033"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05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05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06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06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06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063"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06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065"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06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067"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068"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069"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1070"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07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1072" style:family="graphic" style:parent-style-name="standard">
      <style:graphic-properties draw:stroke="solid" svg:stroke-width="0.106cm" svg:stroke-color="#ff0033" draw:marker-start="Arrowheads_20_111"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073" style:family="graphic" style:parent-style-name="standard">
      <style:graphic-properties draw:stroke="solid" svg:stroke-width="0.106cm" svg:stroke-color="#ff0033" draw:marker-start="Arrowheads_20_112"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074"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07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1076" style:family="graphic" style:parent-style-name="standard" style:list-style-name="L5">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077"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07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07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08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08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082"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08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084"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085"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08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087"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088"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108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09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1091" style:family="graphic" style:parent-style-name="standard">
      <style:graphic-properties draw:stroke="solid" svg:stroke-width="0.106cm" svg:stroke-color="#ff0033" draw:marker-start="Arrowheads_20_113"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092" style:family="graphic" style:parent-style-name="standard">
      <style:graphic-properties draw:stroke="solid" svg:stroke-width="0.106cm" svg:stroke-color="#ff0033" draw:marker-start="Arrowheads_20_114"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093"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094"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1095"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09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09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09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09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100"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10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102"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103"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104"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10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10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1107"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10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1109" style:family="graphic" style:parent-style-name="standard">
      <style:graphic-properties draw:stroke="solid" svg:stroke-width="0.106cm" svg:stroke-color="#ff0033" draw:marker-start="Arrowheads_20_115"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110" style:family="graphic" style:parent-style-name="standard">
      <style:graphic-properties draw:stroke="solid" svg:stroke-width="0.106cm" svg:stroke-color="#ff0033" draw:marker-start="Arrowheads_20_116"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111"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11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1113" style:family="graphic" style:parent-style-name="standard" style:list-style-name="L5">
      <style:graphic-properties draw:stroke="solid" svg:stroke-width="0.106cm" svg:stroke-color="#ff0033"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114"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11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116"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11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11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119"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120"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121"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122"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123"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12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12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112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12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1128" style:family="graphic" style:parent-style-name="standard">
      <style:graphic-properties draw:stroke="solid" svg:stroke-width="0.106cm" svg:stroke-color="#ff0033" draw:marker-start="Arrowheads_20_117"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129" style:family="graphic" style:parent-style-name="standard">
      <style:graphic-properties draw:stroke="solid" svg:stroke-width="0.106cm" svg:stroke-color="#ff0033" draw:marker-start="Arrowheads_20_118"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130"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131"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1132" style:family="graphic" style:parent-style-name="standard" style:list-style-name="L5">
      <style:graphic-properties draw:stroke="solid" svg:stroke-width="0.106cm" svg:stroke-color="#ff0033"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133"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13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13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13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13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138"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13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140"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141"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142"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14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144"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1145"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14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1147" style:family="graphic" style:parent-style-name="standard">
      <style:graphic-properties draw:stroke="solid" svg:stroke-width="0.106cm" svg:stroke-color="#ff0033" draw:marker-start="Arrowheads_20_119"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148" style:family="graphic" style:parent-style-name="standard">
      <style:graphic-properties draw:stroke="solid" svg:stroke-width="0.106cm" svg:stroke-color="#ff0033" draw:marker-start="Arrowheads_20_120"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14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15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1151"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15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15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15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15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156"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15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158"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15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160"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16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16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1163"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16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1165" style:family="graphic" style:parent-style-name="standard">
      <style:graphic-properties draw:stroke="solid" svg:stroke-width="0.106cm" svg:stroke-color="#ff0033" draw:marker-start="Arrowheads_20_121"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166" style:family="graphic" style:parent-style-name="standard">
      <style:graphic-properties draw:stroke="solid" svg:stroke-width="0.106cm" svg:stroke-color="#ff0033" draw:marker-start="Arrowheads_20_122"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167"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16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1169" style:family="graphic" style:parent-style-name="standard" style:list-style-name="L1">
      <style:graphic-properties draw:stroke="solid" svg:stroke-width="0.106cm" svg:stroke-color="#3333ff"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170"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17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17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17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17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175"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17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177"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178"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17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18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181"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1182"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18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1184" style:family="graphic" style:parent-style-name="standard">
      <style:graphic-properties draw:stroke="solid" svg:stroke-width="0.106cm" svg:stroke-color="#ff0033" draw:marker-start="Arrowheads_20_123"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185" style:family="graphic" style:parent-style-name="standard">
      <style:graphic-properties draw:stroke="solid" svg:stroke-width="0.106cm" svg:stroke-color="#ff0033" draw:marker-start="Arrowheads_20_124"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18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18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1188"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18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19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19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19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193"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19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195"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19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197"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19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19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1200"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20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1202" style:family="graphic" style:parent-style-name="standard">
      <style:graphic-properties draw:stroke="solid" svg:stroke-width="0.106cm" svg:stroke-color="#ff0033" draw:marker-start="Arrowheads_20_125"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203" style:family="graphic" style:parent-style-name="standard">
      <style:graphic-properties draw:stroke="solid" svg:stroke-width="0.106cm" svg:stroke-color="#ff0033" draw:marker-start="Arrowheads_20_126"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204"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20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1206" style:family="graphic" style:parent-style-name="standard" style:list-style-name="L1">
      <style:graphic-properties draw:stroke="solid" svg:stroke-width="0.106cm" svg:stroke-color="#3333ff"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207"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20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20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21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21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212"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21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214"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215"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21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21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218"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121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22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1221" style:family="graphic" style:parent-style-name="standard">
      <style:graphic-properties draw:stroke="solid" svg:stroke-width="0.106cm" svg:stroke-color="#ff0033" draw:marker-start="Arrowheads_20_127"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222" style:family="graphic" style:parent-style-name="standard">
      <style:graphic-properties draw:stroke="solid" svg:stroke-width="0.106cm" svg:stroke-color="#ff0033" draw:marker-start="Arrowheads_20_128"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223"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22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1225"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22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22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22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22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230"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23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232"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233"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234"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23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23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1237"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23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1239" style:family="graphic" style:parent-style-name="standard">
      <style:graphic-properties draw:stroke="solid" svg:stroke-width="0.106cm" svg:stroke-color="#ff0033" draw:marker-start="Arrowheads_20_129"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240" style:family="graphic" style:parent-style-name="standard">
      <style:graphic-properties draw:stroke="solid" svg:stroke-width="0.106cm" svg:stroke-color="#ff0033" draw:marker-start="Arrowheads_20_130"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241"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24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1243" style:family="graphic" style:parent-style-name="standard" style:list-style-name="L1">
      <style:graphic-properties draw:stroke="solid" svg:stroke-width="0.106cm" svg:stroke-color="#3333ff"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244"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24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24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24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24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249"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25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251"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252"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253"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254"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255"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125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25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1258" style:family="graphic" style:parent-style-name="standard">
      <style:graphic-properties draw:stroke="solid" svg:stroke-width="0.106cm" svg:stroke-color="#ff0033" draw:marker-start="Arrowheads_20_131"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259" style:family="graphic" style:parent-style-name="standard">
      <style:graphic-properties draw:stroke="solid" svg:stroke-width="0.106cm" svg:stroke-color="#ff0033" draw:marker-start="Arrowheads_20_132"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260"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26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1262" style:family="graphic" style:parent-style-name="standard" style:list-style-name="L5">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263"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26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26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26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267"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268"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26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270"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271"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272"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273"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274"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1275"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27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1277" style:family="graphic" style:parent-style-name="standard">
      <style:graphic-properties draw:stroke="solid" svg:stroke-width="0.106cm" svg:stroke-color="#ff0033" draw:marker-start="Arrowheads_20_133"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278" style:family="graphic" style:parent-style-name="standard">
      <style:graphic-properties draw:stroke="solid" svg:stroke-width="0.106cm" svg:stroke-color="#ff0033" draw:marker-start="Arrowheads_20_134"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27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280"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1281"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28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28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28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285"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286"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28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288"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28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290"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29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29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1293"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29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1295" style:family="graphic" style:parent-style-name="standard">
      <style:graphic-properties draw:stroke="solid" svg:stroke-width="0.106cm" svg:stroke-color="#ff0033" draw:marker-start="Arrowheads_20_135"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296" style:family="graphic" style:parent-style-name="standard">
      <style:graphic-properties draw:stroke="solid" svg:stroke-width="0.106cm" svg:stroke-color="#ff0033" draw:marker-start="Arrowheads_20_136"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297"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29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1299" style:family="graphic" style:parent-style-name="standard" style:list-style-name="L1">
      <style:graphic-properties draw:stroke="solid" svg:stroke-width="0.106cm" svg:stroke-color="#3333ff"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300"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30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30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30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304"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305"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30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307"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308"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30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31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311"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1312"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31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1314" style:family="graphic" style:parent-style-name="standard">
      <style:graphic-properties draw:stroke="solid" svg:stroke-width="0.106cm" svg:stroke-color="#ff0033" draw:marker-start="Arrowheads_20_137"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315" style:family="graphic" style:parent-style-name="standard">
      <style:graphic-properties draw:stroke="solid" svg:stroke-width="0.106cm" svg:stroke-color="#ff0033" draw:marker-start="Arrowheads_20_138"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31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31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1318"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31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32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32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322"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323"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32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325"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32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327"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32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32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1330"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33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1332" style:family="graphic" style:parent-style-name="standard">
      <style:graphic-properties draw:stroke="solid" svg:stroke-width="0.106cm" svg:stroke-color="#ff0033" draw:marker-start="Arrowheads_20_139"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333" style:family="graphic" style:parent-style-name="standard">
      <style:graphic-properties draw:stroke="solid" svg:stroke-width="0.106cm" svg:stroke-color="#ff0033" draw:marker-start="Arrowheads_20_140"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334"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33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1336" style:family="graphic" style:parent-style-name="standard" style:list-style-name="L1">
      <style:graphic-properties draw:stroke="solid" svg:stroke-width="0.106cm" svg:stroke-color="#3333ff"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337"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33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33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34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341"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342"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34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344"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345"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34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34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348"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1349"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35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1351" style:family="graphic" style:parent-style-name="standard">
      <style:graphic-properties draw:stroke="solid" svg:stroke-width="0.106cm" svg:stroke-color="#ff0033" draw:marker-start="Arrowheads_20_141"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352" style:family="graphic" style:parent-style-name="standard">
      <style:graphic-properties draw:stroke="solid" svg:stroke-width="0.106cm" svg:stroke-color="#ff0033" draw:marker-start="Arrowheads_20_142"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353"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35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1355"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35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35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35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359"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360"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36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362"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363"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364"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36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36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1367"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368"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1369" style:family="graphic" style:parent-style-name="standard">
      <style:graphic-properties draw:stroke="solid" svg:stroke-width="0.106cm" svg:stroke-color="#ff0033" draw:marker-start="Arrowheads_20_143"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370" style:family="graphic" style:parent-style-name="standard">
      <style:graphic-properties draw:stroke="solid" svg:stroke-width="0.106cm" svg:stroke-color="#ff0033" draw:marker-start="Arrowheads_20_144"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371"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372"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1373" style:family="graphic" style:parent-style-name="standard" style:list-style-name="L1">
      <style:graphic-properties draw:stroke="solid" svg:stroke-width="0.106cm" svg:stroke-color="#3333ff"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374"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37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37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37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378"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379"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380"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381"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382"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383"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384"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385"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1386"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387"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1388" style:family="graphic" style:parent-style-name="standard">
      <style:graphic-properties draw:stroke="solid" svg:stroke-width="0.106cm" svg:stroke-color="#ff0033" draw:marker-start="Arrowheads_20_145"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389" style:family="graphic" style:parent-style-name="standard">
      <style:graphic-properties draw:stroke="solid" svg:stroke-width="0.106cm" svg:stroke-color="#ff0033" draw:marker-start="Arrowheads_20_146" draw:marker-start-width="0.318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1390"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391"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1392" style:family="graphic" style:parent-style-name="standard" style:list-style-name="L5">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393"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39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395"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396"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397"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398"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399"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400" style:family="graphic" style:parent-style-name="standard" style:list-style-name="L7">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2cm" fo:padding-top="0.13cm" fo:padding-bottom="0.13cm" fo:padding-left="0.25cm" fo:padding-right="0.25cm" fo:wrap-option="no-wrap" draw:shadow-color="#000000"/>
    </style:style>
    <style:style style:name="gr1401"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402"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403"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31cm" fo:padding-top="0.13cm" fo:padding-bottom="0.13cm" fo:padding-left="0.25cm" fo:padding-right="0.25cm" fo:wrap-option="no-wrap" draw:shadow-color="#000000"/>
    </style:style>
    <style:style style:name="gr1404"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5cm" fo:min-width="1.131cm" fo:padding-top="0.13cm" fo:padding-bottom="0.13cm" fo:padding-left="0.25cm" fo:padding-right="0.25cm" fo:wrap-option="no-wrap" draw:shadow-color="#000000"/>
    </style:style>
    <style:style style:name="gr1405"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406" style:family="graphic" style:parent-style-name="standard" style:list-style-name="L3">
      <style:graphic-properties draw:stroke="solid" svg:stroke-width="0.106cm" svg:stroke-color="#000000" draw:stroke-linejoin="miter" svg:stroke-linecap="square" draw:fill="none" draw:fill-color="#ff9900" draw:textarea-horizontal-align="justify" draw:textarea-vertical-align="top" draw:auto-grow-height="false" fo:min-height="1.116cm" fo:min-width="1.158cm" fo:padding-top="0.13cm" fo:padding-bottom="0.13cm" fo:padding-left="0.25cm" fo:padding-right="0.25cm" fo:wrap-option="no-wrap" draw:shadow-color="#000000"/>
    </style:style>
    <style:style style:name="gr1407" style:family="graphic" style:parent-style-name="standard" style:list-style-name="L3">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408" style:family="graphic" style:parent-style-name="standard" style:list-style-name="L5">
      <style:graphic-properties draw:stroke="solid" svg:stroke-width="0.106cm" svg:stroke-color="#000000" draw:stroke-linejoin="miter" svg:stroke-linecap="square" draw:fill="none" draw:fill-color="#ff9900" draw:textarea-horizontal-align="justify" draw:textarea-vertical-align="top" draw:auto-grow-height="false" fo:min-height="1.116cm" fo:min-width="2.455cm" fo:padding-top="0.13cm" fo:padding-bottom="0.13cm" fo:padding-left="0.25cm" fo:padding-right="0.25cm" fo:wrap-option="no-wrap" draw:shadow-color="#000000"/>
    </style:style>
    <style:style style:name="gr1409" style:family="graphic" style:parent-style-name="standard" style:list-style-name="L5">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410" style:family="graphic" style:parent-style-name="standard" style:list-style-name="L3">
      <style:graphic-properties draw:stroke="solid" svg:stroke-width="0.035cm" svg:stroke-color="#000000" draw:stroke-linejoin="miter" svg:stroke-linecap="squar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pr1" style:family="presentation" style:parent-style-name="Default-title">
      <style:graphic-properties draw:stroke="none" draw:fill="none" draw:fill-color="#ff9900" draw:textarea-horizontal-align="justify" draw:textarea-vertical-align="middle" draw:auto-grow-height="false" draw:auto-grow-width="false" fo:min-height="2.92cm" fo:min-width="0cm" fo:padding-top="0.128cm" fo:padding-bottom="0.128cm" fo:padding-left="0.256cm" fo:padding-right="0.256cm" fo:wrap-option="wrap" draw:shadow-color="#000000"/>
    </style:style>
    <style:style style:name="pr2" style:family="presentation" style:parent-style-name="Default-notes">
      <style:graphic-properties draw:stroke="none" draw:fill="none" draw:fill-color="#00cc99" draw:textarea-horizontal-align="justify" draw:textarea-vertical-align="top" draw:auto-grow-height="false" draw:auto-grow-width="false" fo:min-height="11.444cm" fo:min-width="0cm" fo:padding-top="0.132cm" fo:padding-bottom="0.132cm" fo:padding-left="0.263cm" fo:padding-right="0.263cm" fo:wrap-option="wrap" draw:shadow-color="#969696"/>
    </style:style>
    <style:style style:name="pr3" style:family="presentation" style:parent-style-name="Default-outline1">
      <style:graphic-properties draw:stroke="none" draw:fill="none" draw:fill-color="#ff9900" draw:textarea-horizontal-align="justify" draw:textarea-vertical-align="top" draw:auto-grow-height="false" draw:auto-grow-width="false" draw:fit-to-size="shrink-to-fit" style:shrink-to-fit="true" fo:min-height="12.021cm" fo:min-width="0cm" fo:padding-top="0.128cm" fo:padding-bottom="0.128cm" fo:padding-left="0.256cm" fo:padding-right="0.256cm" fo:wrap-option="wrap" draw:shadow-color="#000000"/>
    </style:style>
    <style:style style:name="pr4" style:family="presentation" style:parent-style-name="Default-outline1">
      <style:graphic-properties draw:stroke="none" draw:fill="none" draw:fill-color="#ff9900" draw:textarea-horizontal-align="justify" draw:textarea-vertical-align="top" draw:auto-grow-height="false" draw:auto-grow-width="false" draw:fit-to-size="shrink-to-fit" style:shrink-to-fit="true" fo:min-height="11.175cm" fo:min-width="0cm" fo:padding-top="0.128cm" fo:padding-bottom="0.128cm" fo:padding-left="0.256cm" fo:padding-right="0.256cm" fo:wrap-option="wrap" draw:shadow-color="#000000"/>
    </style:style>
    <style:style style:name="pr5" style:family="presentation" style:parent-style-name="Default-notes">
      <style:graphic-properties draw:fill-color="#ffffff" fo:min-height="11.707cm"/>
    </style:style>
    <style:style style:name="pr6" style:family="presentation" style:parent-style-name="Default-outline1">
      <style:graphic-properties draw:stroke="none" draw:fill="none" draw:fill-color="#ff9900" draw:textarea-horizontal-align="justify" draw:textarea-vertical-align="top" draw:auto-grow-height="false" draw:auto-grow-width="false" draw:fit-to-size="shrink-to-fit" style:shrink-to-fit="true" fo:min-height="11.81cm" fo:min-width="0cm" fo:padding-top="0.128cm" fo:padding-bottom="0.128cm" fo:padding-left="0.256cm" fo:padding-right="0.256cm" fo:wrap-option="wrap" draw:shadow-color="#000000"/>
    </style:style>
    <style:style style:name="pr7" style:family="presentation" style:parent-style-name="Default-title">
      <style:graphic-properties draw:stroke="none" draw:fill="none" draw:fill-color="#ff9900" draw:textarea-horizontal-align="justify" draw:textarea-vertical-align="middle" draw:auto-grow-height="false" draw:auto-grow-width="false" fo:min-height="1.646cm" fo:min-width="0cm" fo:padding-top="0.128cm" fo:padding-bottom="0.128cm" fo:padding-left="0.256cm" fo:padding-right="0.256cm" fo:wrap-option="wrap" draw:shadow-color="#000000"/>
    </style:style>
    <style:style style:name="pr8" style:family="presentation" style:parent-style-name="Default-outline1">
      <style:graphic-properties draw:stroke="none" draw:fill="none" draw:fill-color="#ff9900" draw:textarea-horizontal-align="justify" draw:textarea-vertical-align="top" draw:auto-grow-height="false" draw:auto-grow-width="false" draw:fit-to-size="shrink-to-fit" style:shrink-to-fit="true" fo:min-height="12.498cm" fo:min-width="0cm" fo:padding-top="0.128cm" fo:padding-bottom="0.128cm" fo:padding-left="0.256cm" fo:padding-right="0.256cm" fo:wrap-option="wrap" draw:shadow-color="#000000"/>
    </style:style>
    <style:style style:name="pr9" style:family="presentation" style:parent-style-name="Default-title">
      <style:graphic-properties draw:stroke="none" draw:fill="none" draw:fill-color="#ff9900" draw:textarea-horizontal-align="justify" draw:textarea-vertical-align="middle" draw:auto-grow-height="false" draw:auto-grow-width="false" fo:min-height="2.153cm" fo:min-width="0cm" fo:padding-top="0.128cm" fo:padding-bottom="0.128cm" fo:padding-left="0.256cm" fo:padding-right="0.256cm" fo:wrap-option="wrap" draw:shadow-color="#000000"/>
    </style:style>
    <style:style style:name="pr10" style:family="presentation" style:parent-style-name="Default-outline1">
      <style:graphic-properties draw:stroke="none" draw:fill="none" draw:fill-color="#ff9900" draw:textarea-horizontal-align="justify" draw:textarea-vertical-align="top" draw:auto-grow-height="false" draw:auto-grow-width="false" draw:fit-to-size="shrink-to-fit" style:shrink-to-fit="true" fo:min-height="12.577cm" fo:min-width="0cm" fo:padding-top="0.128cm" fo:padding-bottom="0.128cm" fo:padding-left="0.256cm" fo:padding-right="0.256cm" fo:wrap-option="wrap" draw:shadow-color="#000000"/>
    </style:style>
    <style:style style:name="pr11" style:family="presentation" style:parent-style-name="Default-title">
      <style:graphic-properties draw:stroke="none" draw:fill="none" draw:fill-color="#ff9900" draw:textarea-horizontal-align="justify" draw:textarea-vertical-align="middle" draw:auto-grow-height="false" draw:auto-grow-width="false" fo:min-height="2.426cm" fo:min-width="0cm" fo:padding-top="0.128cm" fo:padding-bottom="0.128cm" fo:padding-left="0.256cm" fo:padding-right="0.256cm" fo:wrap-option="wrap" draw:shadow-color="#000000"/>
    </style:style>
    <style:style style:name="pr12" style:family="presentation" style:parent-style-name="Default-outline1">
      <style:graphic-properties draw:stroke="none" draw:fill="none" draw:fill-color="#ff9900" draw:textarea-horizontal-align="justify" draw:textarea-vertical-align="top" draw:auto-grow-height="false" draw:auto-grow-width="false" draw:fit-to-size="shrink-to-fit" style:shrink-to-fit="true" fo:min-height="11.969cm" fo:min-width="0cm" fo:padding-top="0.128cm" fo:padding-bottom="0.128cm" fo:padding-left="0.256cm" fo:padding-right="0.256cm" fo:wrap-option="wrap" draw:shadow-color="#000000"/>
    </style:style>
    <style:style style:name="P1" style:family="paragraph">
      <style:paragraph-properties fo:margin-left="0cm" fo:margin-right="0cm" fo:text-indent="0cm"/>
    </style:style>
    <style:style style:name="P2" style:family="paragraph">
      <loext:graphic-properties draw:fill="none" draw:fill-color="#ff9900"/>
      <style:paragraph-properties style:writing-mode="lr-tb" style:font-independent-line-spacing="true"/>
    </style:style>
    <style:style style:name="P3" style:family="paragraph">
      <loext:graphic-properties draw:fill="none" draw:fill-color="#00cc99"/>
      <style:paragraph-properties style:writing-mode="lr-tb" style:font-independent-line-spacing="true"/>
    </style:style>
    <style:style style:name="P4" style:family="paragraph">
      <style:paragraph-properties fo:margin-left="0cm" fo:margin-right="0cm" fo:margin-top="0.246cm" fo:margin-bottom="0cm" fo:text-indent="0cm"/>
    </style:style>
    <style:style style:name="P5" style:family="paragraph">
      <loext:graphic-properties draw:fill="none" draw:fill-color="#ffffff"/>
      <style:paragraph-properties fo:text-align="center" style:writing-mode="lr-tb"/>
    </style:style>
    <style:style style:name="P6" style:family="paragraph">
      <loext:graphic-properties draw:fill="none" draw:fill-color="#ff9900"/>
      <style:paragraph-properties fo:margin-left="0cm" fo:margin-right="0cm" fo:text-indent="0cm" style:writing-mode="lr-tb" style:font-independent-line-spacing="true"/>
    </style:style>
    <style:style style:name="P7" style:family="paragraph">
      <style:paragraph-properties fo:margin-left="0cm" fo:margin-right="0cm" fo:margin-top="0.211cm" fo:margin-bottom="0cm" fo:text-indent="0cm"/>
    </style:style>
    <style:style style:name="P8" style:family="paragraph">
      <loext:graphic-properties draw:fill-color="#ffffff"/>
    </style:style>
    <style:style style:name="P9" style:family="paragraph">
      <style:paragraph-properties fo:margin-left="0cm" fo:margin-right="0cm" fo:text-align="center" fo:text-indent="0cm"/>
    </style:style>
    <style:style style:name="P10" style:family="paragraph">
      <loext:graphic-properties draw:fill="solid" draw:fill-color="#ffcc00"/>
      <style:paragraph-properties fo:margin-left="0cm" fo:margin-right="0cm" fo:text-align="center" fo:text-indent="0cm" style:writing-mode="lr-tb" style:font-independent-line-spacing="true"/>
    </style:style>
    <style:style style:name="P11" style:family="paragraph">
      <loext:graphic-properties draw:fill="solid" draw:fill-color="#faffd9"/>
      <style:paragraph-properties fo:margin-left="0cm" fo:margin-right="0cm" fo:text-align="center" fo:text-indent="0cm" style:writing-mode="lr-tb" style:font-independent-line-spacing="true"/>
    </style:style>
    <style:style style:name="P12" style:family="paragraph">
      <loext:graphic-properties draw:fill="none" draw:fill-color="#ff9900"/>
      <style:paragraph-properties fo:margin-left="0cm" fo:margin-right="0cm" fo:text-align="center" fo:text-indent="0cm" style:writing-mode="lr-tb" style:font-independent-line-spacing="true"/>
    </style:style>
    <style:style style:name="P13" style:family="paragraph">
      <style:paragraph-properties fo:margin-left="0cm" fo:margin-right="0cm" fo:margin-top="0.246cm" fo:margin-bottom="0cm" fo:line-height="90%" fo:text-indent="0cm"/>
    </style:style>
    <style:style style:name="P14" style:family="paragraph">
      <style:paragraph-properties fo:margin-left="0cm" fo:margin-right="0cm" fo:line-height="100%" fo:text-indent="0cm"/>
    </style:style>
    <style:style style:name="P15" style:family="paragraph">
      <loext:graphic-properties draw:fill="none" draw:fill-color="#ff9900"/>
      <style:paragraph-properties fo:margin-left="0cm" fo:margin-right="0cm" fo:line-height="100%" fo:text-indent="0cm" style:writing-mode="lr-tb" style:font-independent-line-spacing="true"/>
    </style:style>
    <style:style style:name="P16" style:family="paragraph">
      <style:paragraph-properties fo:margin-left="0cm" fo:margin-right="0cm" fo:line-height="100%" fo:text-align="center" fo:text-indent="0cm"/>
    </style:style>
    <style:style style:name="P17" style:family="paragraph">
      <loext:graphic-properties draw:fill="none" draw:fill-color="#ff9900"/>
      <style:paragraph-properties fo:margin-left="0cm" fo:margin-right="0cm" fo:line-height="100%" fo:text-align="center" fo:text-indent="0cm" style:writing-mode="lr-tb" style:font-independent-line-spacing="true"/>
    </style:style>
    <style:style style:name="P18" style:family="paragraph">
      <style:paragraph-properties fo:margin-left="0cm" fo:margin-right="0cm" fo:margin-top="0.246cm" fo:margin-bottom="0cm" fo:line-height="190%" fo:text-indent="0cm"/>
    </style:style>
    <style:style style:name="T1" style:family="text">
      <style:text-properties fo:color="#3333ff"/>
    </style:style>
    <style:style style:name="T2" style:family="text">
      <style:text-properties fo:font-size="28pt" fo:font-weight="bold" style:font-size-asian="28pt" style:font-weight-asian="bold" style:font-size-complex="28pt" style:font-weight-complex="bold"/>
    </style:style>
    <style:style style:name="T3" style:family="text">
      <style:text-properties fo:font-weight="bold" style:font-weight-asian="bold" style:font-weight-complex="bold"/>
    </style:style>
    <style:style style:name="T4" style:family="text">
      <style:text-properties fo:color="#3333ff" fo:font-weight="bold" style:font-weight-asian="bold" style:font-weight-complex="bold"/>
    </style:style>
    <style:style style:name="T5" style:family="text">
      <style:text-properties fo:color="#ff0033" fo:font-weight="bold" style:font-weight-asian="bold" style:font-weight-complex="bold"/>
    </style:style>
    <style:style style:name="T6" style:family="text">
      <style:text-properties fo:color="#3333ff" fo:font-size="28pt" fo:font-weight="bold" style:font-size-asian="28pt" style:font-weight-asian="bold" style:font-size-complex="28pt" style:font-weight-complex="bold"/>
    </style:style>
    <style:style style:name="T7" style:family="text">
      <style:text-properties fo:color="#ff0033" fo:font-size="28pt" fo:font-weight="bold" style:font-size-asian="28pt" style:font-weight-asian="bold" style:font-size-complex="28pt" style:font-weight-complex="bold"/>
    </style:style>
    <style:style style:name="T8" style:family="text">
      <style:text-properties style:text-position="30% 58%" fo:font-weight="bold" style:font-weight-asian="bold" style:font-weight-complex="bold"/>
    </style:style>
    <style:style style:name="T9" style:family="text">
      <style:text-properties fo:language="en" fo:country="US" fo:font-weight="bold" style:language-asian="en" style:country-asian="US" style:font-weight-asian="bold" style:language-complex="en" style:country-complex="US" style:font-weight-complex="bold"/>
    </style:style>
    <style:style style:name="T10" style:family="text">
      <style:text-properties fo:color="#3333ff" fo:language="en" fo:country="US" fo:font-weight="bold" style:language-asian="en" style:country-asian="US" style:font-weight-asian="bold" style:language-complex="en" style:country-complex="US" style:font-weight-complex="bold"/>
    </style:style>
    <style:style style:name="T11" style:family="text">
      <style:text-properties style:font-name="Courier New" fo:font-weight="bold" style:font-weight-asian="bold" style:font-weight-complex="bold"/>
    </style:style>
    <style:style style:name="T12" style:family="text">
      <style:text-properties style:font-name="Courier New" fo:language="en" fo:country="US" fo:font-weight="bold" style:language-asian="en" style:country-asian="US" style:font-weight-asian="bold" style:language-complex="en" style:country-complex="US" style:font-weight-complex="bold"/>
    </style:style>
    <style:style style:name="T13" style:family="text">
      <style:text-properties fo:color="#ff0033" style:font-name="Courier New" fo:font-weight="bold" style:font-weight-asian="bold" style:font-weight-complex="bold"/>
    </style:style>
    <style:style style:name="T14" style:family="text">
      <style:text-properties fo:color="#3333ff" style:font-name="Courier New" fo:font-weight="bold" style:font-weight-asian="bold" style:font-weight-complex="bold"/>
    </style:style>
    <style:style style:name="T15" style:family="text">
      <style:text-properties fo:language="en" fo:country="US" style:language-asian="en" style:country-asian="US" style:language-complex="en" style:country-complex="US"/>
    </style:style>
    <style:style style:name="T16" style:family="text">
      <style:text-properties fo:font-size="28pt" fo:language="en" fo:country="US" fo:font-weight="bold" style:font-size-asian="28pt" style:language-asian="en" style:country-asian="US" style:font-weight-asian="bold" style:font-size-complex="28pt" style:language-complex="en" style:country-complex="US" style:font-weight-complex="bold"/>
    </style:style>
    <style:style style:name="T17" style:family="text">
      <style:text-properties style:font-name="Arial Black1" fo:language="en" fo:country="US" fo:font-weight="bold" style:language-asian="en" style:country-asian="US" style:font-weight-asian="bold" style:language-complex="en" style:country-complex="US" style:font-weight-complex="bold"/>
    </style:style>
    <text:list-style style:name="L1">
      <text:list-level-style-number text:level="1" style:num-format="">
        <style:list-level-properties/>
        <style:text-properties fo:color="#3333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4">
      <text:list-level-style-bullet text:level="1" text:bullet-char="•">
        <style:list-level-properties text:space-before="5.08cm" text:min-label-width="0.635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5">
      <text:list-level-style-number text:level="1" style:num-format="">
        <style:list-level-properties/>
        <style:text-properties fo:color="#ff0033"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6">
      <text:list-level-style-bullet text:level="1" text:bullet-char="•">
        <style:list-level-properties text:min-label-width="0.952cm"/>
        <style:text-properties style:font-name="Arial" fo:color="#3333ff"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7">
      <text:list-level-style-number text:level="1" style:num-format="">
        <style:list-level-properties/>
        <style:text-properties fo:color="#3333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8">
      <text:list-level-style-bullet text:level="1" text:bullet-char="•">
        <style:list-level-properties text:space-before="5.08cm" text:min-label-width="0.635cm"/>
        <style:text-properties style:font-name="Arial" fo:color="#000000" fo:font-size="100%"/>
      </text:list-level-style-bullet>
      <text:list-level-style-bullet text:level="2" text:bullet-char="–">
        <style:list-level-properties text:space-before="1.27cm" text:min-label-width="0.793cm"/>
        <style:text-properties style:font-name="Arial" fo:color="#3333ff"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office:automatic-styles>
  <office:body>
    <office:presentation>
      <presentation:date-time-decl presentation:name="dtd1" presentation:source="current-date" style:data-style-name="D3"/>
      <draw:page draw:name="Bubble Sort" draw:style-name="dp1" draw:master-page-name="Default" presentation:presentation-page-layout-name="AL1T0" presentation:use-date-time-name="dtd1">
        <draw:frame presentation:style-name="pr1" draw:text-style-name="P2" draw:layer="layout" svg:width="21.59cm" svg:height="3.175cm" svg:x="1.905cm" svg:y="6.349cm" presentation:class="title" presentation:user-transformed="true">
          <draw:text-box>
            <text:list text:style-name="L1">
              <text:list-header>
                <text:p text:style-name="P1"><text:span text:style-name="T1">Bubble Sort</text:span></text:p>
              </text:list-header>
            </text:list>
          </draw:text-box>
        </draw:frame>
        <presentation:notes draw:style-name="dp2">
          <draw:page-thumbnail draw:style-name="gr1" draw:layer="layout" svg:width="12.912cm" svg:height="9.684cm" svg:x="3.153cm" svg:y="2.006cm" draw:page-number="1" presentation:class="page"/>
          <draw:frame presentation:style-name="pr2" draw:text-style-name="P3" draw:layer="layout" svg:width="14.094cm" svg:height="11.707cm" svg:x="2.562cm" svg:y="12.373cm">
            <draw:text-box>
              <text:p/>
            </draw:text-box>
          </draw:frame>
        </presentation:notes>
      </draw:page>
      <draw:page draw:name="Sorting" draw:style-name="dp3"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Sorting</text:p>
              </text:list-header>
            </text:list>
          </draw:text-box>
        </draw:frame>
        <draw:frame presentation:style-name="pr3" draw:text-style-name="P2" draw:layer="layout" svg:width="21.59cm" svg:height="12.276cm" svg:x="1.905cm" svg:y="4.657cm" presentation:class="outline" presentation:user-transformed="true">
          <draw:text-box>
            <text:list text:style-name="L2">
              <text:list-item>
                <text:p text:style-name="P4"><text:span text:style-name="T2">Sorting takes an unordered collection and makes it an ordered one.</text:span></text:p>
              </text:list-item>
            </text:list>
          </draw:text-box>
        </draw:frame>
        <draw:custom-shape draw:style-name="gr2" draw:text-style-name="P2" draw:layer="layout" svg:width="18.106cm" svg:height="1.989cm" svg:x="3.365cm" svg:y="8.899cm">
          <text:p/>
          <draw:enhanced-geometry svg:viewBox="0 0 21600 21600" draw:type="rectangle" draw:enhanced-path="M 0 0 L 21600 0 21600 21600 0 21600 0 0 Z N"/>
        </draw:custom-shape>
        <draw:line draw:style-name="gr3" draw:text-style-name="P5" draw:layer="layout" svg:x1="6.169cm" svg:y1="8.886cm" svg:x2="6.169cm" svg:y2="10.866cm">
          <text:p/>
        </draw:line>
        <draw:line draw:style-name="gr3" draw:text-style-name="P5" draw:layer="layout" svg:x1="8.996cm" svg:y1="8.886cm" svg:x2="8.996cm" svg:y2="10.901cm">
          <text:p/>
        </draw:line>
        <draw:line draw:style-name="gr3" draw:text-style-name="P5" draw:layer="layout" svg:x1="11.88cm" svg:y1="8.886cm" svg:x2="11.88cm" svg:y2="10.901cm">
          <text:p/>
        </draw:line>
        <draw:line draw:style-name="gr3" draw:text-style-name="P5" draw:layer="layout" svg:x1="14.962cm" svg:y1="8.886cm" svg:x2="14.962cm" svg:y2="10.901cm">
          <text:p/>
        </draw:line>
        <draw:line draw:style-name="gr3" draw:text-style-name="P5" draw:layer="layout" svg:x1="18.168cm" svg:y1="8.921cm" svg:x2="18.168cm" svg:y2="10.866cm">
          <text:p/>
        </draw:line>
        <draw:custom-shape draw:style-name="gr4" draw:text-style-name="P6" draw:layer="layout" svg:width="0.984cm" svg:height="1.273cm" svg:x="19.328cm" svg:y="9.384cm">
          <text:list text:style-name="L3">
            <text:list-header>
              <text:p text:style-name="P1"><text:span text:style-name="T3">5</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12.546cm" svg:y="9.349cm">
          <text:list text:style-name="L3">
            <text:list-header>
              <text:p text:style-name="P1"><text:span text:style-name="T3">1</text:span><text:span text:style-name="T3">2</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9.53cm" svg:y="9.384cm">
          <text:list text:style-name="L3">
            <text:list-header>
              <text:p text:style-name="P1"><text:span text:style-name="T3">35</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6.513cm" svg:y="9.384cm">
          <text:list text:style-name="L3">
            <text:list-header>
              <text:p text:style-name="P1"><text:span text:style-name="T3">42</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3.823cm" svg:y="9.424cm">
          <text:list text:style-name="L3">
            <text:list-header>
              <text:p text:style-name="P1"><text:span text:style-name="T3">77</text:span></text:p>
            </text:list-header>
          </text:list>
          <draw:enhanced-geometry svg:viewBox="0 0 21600 21600" draw:type="rectangle" draw:enhanced-path="M 0 0 L 21600 0 21600 21600 0 21600 0 0 Z N"/>
        </draw:custom-shape>
        <draw:custom-shape draw:style-name="gr4" draw:text-style-name="P6" draw:layer="layout" svg:width="1.924cm" svg:height="1.273cm" svg:x="15.444cm" svg:y="9.344cm">
          <text:list text:style-name="L3">
            <text:list-header>
              <text:p text:style-name="P1"><text:span text:style-name="T3">10</text:span><text:span text:style-name="T3">1</text:span></text:p>
            </text:list-header>
          </text:list>
          <draw:enhanced-geometry svg:viewBox="0 0 21600 21600" draw:type="rectangle" draw:enhanced-path="M 0 0 L 21600 0 21600 21600 0 21600 0 0 Z N"/>
        </draw:custom-shape>
        <draw:custom-shape draw:style-name="gr4" draw:text-style-name="P6" draw:layer="layout" svg:width="16.135cm" svg:height="1.273cm" svg:x="3.936cm" svg:y="13.379cm">
          <text:list text:style-name="L3">
            <text:list-header>
              <text:p text:style-name="P1"><text:span text:style-name="T3">1 <text:s text:c="2"/></text:span><text:span text:style-name="T3"><text:s text:c="5"/></text:span><text:span text:style-name="T3"><text:s text:c="2"/>2 </text:span><text:span text:style-name="T3"><text:s text:c="5"/></text:span><text:span text:style-name="T3"><text:s text:c="4"/></text:span><text:span text:style-name="T3">3 <text:s text:c="2"/></text:span><text:span text:style-name="T3"><text:s text:c="5"/></text:span><text:span text:style-name="T3"><text:s text:c="3"/></text:span><text:span text:style-name="T3">4 <text:s text:c="2"/></text:span><text:span text:style-name="T3"><text:s text:c="5"/></text:span><text:span text:style-name="T3"><text:s text:c="3"/></text:span><text:span text:style-name="T3">5 <text:s text:c="2"/></text:span><text:span text:style-name="T3"><text:s text:c="5"/></text:span><text:span text:style-name="T3"><text:s text:c="4"/></text:span><text:span text:style-name="T3">6</text:span></text:p>
            </text:list-header>
          </text:list>
          <draw:enhanced-geometry svg:viewBox="0 0 21600 21600" draw:type="rectangle" draw:enhanced-path="M 0 0 L 21600 0 21600 21600 0 21600 0 0 Z N"/>
        </draw:custom-shape>
        <draw:g>
          <draw:custom-shape draw:style-name="gr5" draw:text-style-name="P2" draw:layer="layout" svg:width="18.105cm" svg:height="1.984cm" svg:x="3.175cm" svg:y="14.524cm">
            <text:p/>
            <draw:enhanced-geometry svg:viewBox="0 0 21600 21600" draw:type="rectangle" draw:enhanced-path="M 0 0 L 21600 0 21600 21600 0 21600 0 0 Z N"/>
          </draw:custom-shape>
          <draw:line draw:style-name="gr3" draw:text-style-name="P5" draw:layer="layout" svg:x1="5.978cm" svg:y1="14.512cm" svg:x2="5.978cm" svg:y2="16.49cm">
            <text:p/>
          </draw:line>
          <draw:line draw:style-name="gr3" draw:text-style-name="P5" draw:layer="layout" svg:x1="8.806cm" svg:y1="14.512cm" svg:x2="8.806cm" svg:y2="16.523cm">
            <text:p/>
          </draw:line>
          <draw:line draw:style-name="gr3" draw:text-style-name="P5" draw:layer="layout" svg:x1="11.691cm" svg:y1="14.512cm" svg:x2="11.691cm" svg:y2="16.523cm">
            <text:p/>
          </draw:line>
          <draw:line draw:style-name="gr3" draw:text-style-name="P5" draw:layer="layout" svg:x1="14.773cm" svg:y1="14.512cm" svg:x2="14.773cm" svg:y2="16.523cm">
            <text:p/>
          </draw:line>
          <draw:line draw:style-name="gr3" draw:text-style-name="P5" draw:layer="layout" svg:x1="17.976cm" svg:y1="14.548cm" svg:x2="17.976cm" svg:y2="16.49cm">
            <text:p/>
          </draw:line>
          <draw:custom-shape draw:style-name="gr4" draw:text-style-name="P6" draw:layer="layout" svg:width="0.984cm" svg:height="1.273cm" svg:x="3.999cm" svg:y="14.974cm">
            <text:list text:style-name="L3">
              <text:list-header>
                <text:p text:style-name="P1"><text:span text:style-name="T3">5</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6.514cm" svg:y="14.938cm">
            <text:list text:style-name="L3">
              <text:list-header>
                <text:p text:style-name="P1"><text:span text:style-name="T3">12</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9.342cm" svg:y="14.905cm">
            <text:list text:style-name="L3">
              <text:list-header>
                <text:p text:style-name="P1"><text:span text:style-name="T3">35</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12.292cm" svg:y="14.974cm">
            <text:list text:style-name="L3">
              <text:list-header>
                <text:p text:style-name="P1"><text:span text:style-name="T3">42</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15.438cm" svg:y="14.938cm">
            <text:list text:style-name="L3">
              <text:list-header>
                <text:p text:style-name="P1"><text:span text:style-name="T3">77</text:span></text:p>
              </text:list-header>
            </text:list>
            <draw:enhanced-geometry svg:viewBox="0 0 21600 21600" draw:type="rectangle" draw:enhanced-path="M 0 0 L 21600 0 21600 21600 0 21600 0 0 Z N"/>
          </draw:custom-shape>
          <draw:custom-shape draw:style-name="gr4" draw:text-style-name="P6" draw:layer="layout" svg:width="1.924cm" svg:height="1.273cm" svg:x="18.331cm" svg:y="14.938cm">
            <text:list text:style-name="L3">
              <text:list-header>
                <text:p text:style-name="P1"><text:span text:style-name="T3">101</text:span></text:p>
              </text:list-header>
            </text:list>
            <draw:enhanced-geometry svg:viewBox="0 0 21600 21600" draw:type="rectangle" draw:enhanced-path="M 0 0 L 21600 0 21600 21600 0 21600 0 0 Z N"/>
          </draw:custom-shape>
        </draw:g>
        <draw:custom-shape draw:style-name="gr4" draw:text-style-name="P6" draw:layer="layout" svg:width="16.135cm" svg:height="1.273cm" svg:x="4.148cm" svg:y="7.62cm">
          <text:list text:style-name="L3">
            <text:list-header>
              <text:p text:style-name="P1"><text:span text:style-name="T3">1 <text:s text:c="2"/></text:span><text:span text:style-name="T3"><text:s text:c="5"/></text:span><text:span text:style-name="T3"><text:s text:c="2"/>2 </text:span><text:span text:style-name="T3"><text:s text:c="5"/></text:span><text:span text:style-name="T3"><text:s text:c="4"/></text:span><text:span text:style-name="T3">3 <text:s text:c="2"/></text:span><text:span text:style-name="T3"><text:s text:c="5"/></text:span><text:span text:style-name="T3"><text:s text:c="2"/>4 </text:span><text:span text:style-name="T3"><text:s text:c="5"/></text:span><text:span text:style-name="T3"><text:s text:c="5"/></text:span><text:span text:style-name="T3"><text:s/>5 <text:s/></text:span><text:span text:style-name="T3"><text:s text:c="5"/></text:span><text:span text:style-name="T3"><text:s text:c="5"/></text:span><text:span text:style-name="T3">6</text:span></text:p>
            </text:list-header>
          </text:list>
          <draw:enhanced-geometry svg:viewBox="0 0 21600 21600" draw:type="rectangle" draw:enhanced-path="M 0 0 L 21600 0 21600 21600 0 21600 0 0 Z N"/>
        </draw:custom-shape>
        <draw:line draw:style-name="gr6" draw:text-style-name="P5" draw:layer="layout" svg:x1="11.88cm" svg:y1="11.373cm" svg:x2="11.88cm" svg:y2="13.873cm">
          <text:p/>
        </draw:line>
        <presentation:notes draw:style-name="dp2">
          <draw:page-thumbnail draw:style-name="gr1" draw:layer="layout" svg:width="12.912cm" svg:height="9.684cm" svg:x="3.153cm" svg:y="2.006cm" draw:page-number="2" presentation:class="page"/>
          <draw:frame presentation:style-name="pr2" draw:text-style-name="P3" draw:layer="layout" svg:width="14.094cm" svg:height="11.707cm" svg:x="2.562cm" svg:y="12.373cm">
            <draw:text-box>
              <text:p/>
            </draw:text-box>
          </draw:frame>
        </presentation:notes>
      </draw:page>
      <draw:page draw:name="&quot;Bubbling Up&quot; the Largest Element"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Bubbling Up" the Largest Element</text:p>
              </text:list-header>
            </text:list>
          </draw:text-box>
        </draw:frame>
        <draw:frame presentation:style-name="pr4" draw:text-style-name="P2" draw:layer="layout" svg:width="21.59cm" svg:height="11.43cm" svg:x="1.905cm" svg:y="5.503cm" presentation:class="outline" presentation:user-transformed="true">
          <draw:text-box>
            <text:list text:style-name="L2">
              <text:list-item>
                <text:p text:style-name="P7"><text:span text:style-name="T3">Traverse a collection of elements</text:span></text:p>
              </text:list-item>
            </text:list>
            <text:list text:style-name="L4">
              <text:list-item>
                <text:list>
                  <text:list-item>
                    <text:p text:style-name="P7"><text:span text:style-name="T3">Move from the front to the end</text:span></text:p>
                  </text:list-item>
                  <text:list-item>
                    <text:p text:style-name="P7"><text:span text:style-name="T3">“</text:span><text:span text:style-name="T3">Bubble” the </text:span><text:span text:style-name="T4">largest value</text:span><text:span text:style-name="T3"> to the end using </text:span><text:span text:style-name="T4">pair-wise comparisons and swapping</text:span></text:p>
                  </text:list-item>
                </text:list>
              </text:list-item>
            </text:list>
          </draw:text-box>
        </draw:frame>
        <draw:custom-shape draw:style-name="gr2" draw:text-style-name="P2" draw:layer="layout" svg:width="18.106cm" svg:height="1.989cm" svg:x="3.365cm" svg:y="12.757cm">
          <text:p/>
          <draw:enhanced-geometry svg:viewBox="0 0 21600 21600" draw:type="rectangle" draw:enhanced-path="M 0 0 L 21600 0 21600 21600 0 21600 0 0 Z N"/>
        </draw:custom-shape>
        <draw:line draw:style-name="gr3" draw:text-style-name="P5" draw:layer="layout" svg:x1="6.169cm" svg:y1="12.744cm" svg:x2="6.169cm" svg:y2="14.724cm">
          <text:p/>
        </draw:line>
        <draw:line draw:style-name="gr3" draw:text-style-name="P5" draw:layer="layout" svg:x1="8.996cm" svg:y1="12.744cm" svg:x2="8.996cm" svg:y2="14.759cm">
          <text:p/>
        </draw:line>
        <draw:line draw:style-name="gr3" draw:text-style-name="P5" draw:layer="layout" svg:x1="11.88cm" svg:y1="12.744cm" svg:x2="11.88cm" svg:y2="14.759cm">
          <text:p/>
        </draw:line>
        <draw:line draw:style-name="gr3" draw:text-style-name="P5" draw:layer="layout" svg:x1="14.962cm" svg:y1="12.744cm" svg:x2="14.962cm" svg:y2="14.759cm">
          <text:p/>
        </draw:line>
        <draw:line draw:style-name="gr3" draw:text-style-name="P5" draw:layer="layout" svg:x1="18.168cm" svg:y1="12.779cm" svg:x2="18.168cm" svg:y2="14.724cm">
          <text:p/>
        </draw:line>
        <draw:custom-shape draw:style-name="gr4" draw:text-style-name="P6" draw:layer="layout" svg:width="0.984cm" svg:height="1.273cm" svg:x="19.328cm" svg:y="13.242cm">
          <text:list text:style-name="L3">
            <text:list-header>
              <text:p text:style-name="P1"><text:span text:style-name="T3">5</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12.546cm" svg:y="13.207cm">
          <text:list text:style-name="L3">
            <text:list-header>
              <text:p text:style-name="P1"><text:span text:style-name="T3">12</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9.53cm" svg:y="13.242cm">
          <text:list text:style-name="L3">
            <text:list-header>
              <text:p text:style-name="P1"><text:span text:style-name="T3">3</text:span><text:span text:style-name="T3">5</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6.513cm" svg:y="13.242cm">
          <text:list text:style-name="L3">
            <text:list-header>
              <text:p text:style-name="P1"><text:span text:style-name="T3">42</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3.823cm" svg:y="13.282cm">
          <text:list text:style-name="L3">
            <text:list-header>
              <text:p text:style-name="P1"><text:span text:style-name="T3">77</text:span></text:p>
            </text:list-header>
          </text:list>
          <draw:enhanced-geometry svg:viewBox="0 0 21600 21600" draw:type="rectangle" draw:enhanced-path="M 0 0 L 21600 0 21600 21600 0 21600 0 0 Z N"/>
        </draw:custom-shape>
        <draw:custom-shape draw:style-name="gr4" draw:text-style-name="P6" draw:layer="layout" svg:width="1.924cm" svg:height="1.273cm" svg:x="15.444cm" svg:y="13.203cm">
          <text:list text:style-name="L3">
            <text:list-header>
              <text:p text:style-name="P1"><text:span text:style-name="T3">10</text:span><text:span text:style-name="T3">1</text:span></text:p>
            </text:list-header>
          </text:list>
          <draw:enhanced-geometry svg:viewBox="0 0 21600 21600" draw:type="rectangle" draw:enhanced-path="M 0 0 L 21600 0 21600 21600 0 21600 0 0 Z N"/>
        </draw:custom-shape>
        <draw:custom-shape draw:style-name="gr4" draw:text-style-name="P6" draw:layer="layout" svg:width="16.135cm" svg:height="1.273cm" svg:x="4.148cm" svg:y="11.479cm">
          <text:list text:style-name="L3">
            <text:list-header>
              <text:p text:style-name="P1"><text:span text:style-name="T3">1 <text:s text:c="2"/></text:span><text:span text:style-name="T3"><text:s text:c="5"/></text:span><text:span text:style-name="T3"><text:s text:c="2"/>2 </text:span><text:span text:style-name="T3"><text:s text:c="5"/></text:span><text:span text:style-name="T3"><text:s text:c="4"/></text:span><text:span text:style-name="T3">3 <text:s text:c="2"/></text:span><text:span text:style-name="T3"><text:s text:c="5"/></text:span><text:span text:style-name="T3"><text:s text:c="2"/>4 </text:span><text:span text:style-name="T3"><text:s text:c="5"/></text:span><text:span text:style-name="T3"><text:s text:c="5"/></text:span><text:span text:style-name="T3"><text:s/>5 <text:s/></text:span><text:span text:style-name="T3"><text:s text:c="5"/></text:span><text:span text:style-name="T3"><text:s text:c="5"/></text:span><text:span text:style-name="T3">6</text:span></text:p>
            </text:list-header>
          </text:list>
          <draw:enhanced-geometry svg:viewBox="0 0 21600 21600" draw:type="rectangle" draw:enhanced-path="M 0 0 L 21600 0 21600 21600 0 21600 0 0 Z N"/>
        </draw:custom-shape>
        <presentation:notes draw:style-name="dp4">
          <draw:page-thumbnail draw:style-name="gr1" draw:layer="layout" svg:width="12.912cm" svg:height="9.684cm" svg:x="3.153cm" svg:y="2.006cm" draw:page-number="3" presentation:class="page"/>
          <draw:frame presentation:style-name="pr5" draw:text-style-name="P8" draw:layer="layout" svg:width="14.094cm" svg:height="11.707cm" svg:x="2.562cm" svg:y="12.373cm" presentation:class="notes" presentation:placeholder="true">
            <draw:text-box/>
          </draw:frame>
        </presentation:notes>
      </draw:page>
      <draw:page draw:name="page4"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Bubbling Up" the Largest Element</text:p>
              </text:list-header>
            </text:list>
          </draw:text-box>
        </draw:frame>
        <draw:frame presentation:style-name="pr4" draw:text-style-name="P2" draw:layer="layout" svg:width="21.59cm" svg:height="11.43cm" svg:x="1.905cm" svg:y="5.503cm" presentation:class="outline" presentation:user-transformed="true">
          <draw:text-box>
            <text:list text:style-name="L2">
              <text:list-item>
                <text:p text:style-name="P7"><text:span text:style-name="T3">Traverse a collection of elements</text:span></text:p>
              </text:list-item>
            </text:list>
            <text:list text:style-name="L4">
              <text:list-item>
                <text:list>
                  <text:list-item>
                    <text:p text:style-name="P7"><text:span text:style-name="T3">Move from the front to the end</text:span></text:p>
                  </text:list-item>
                  <text:list-item>
                    <text:p text:style-name="P7"><text:span text:style-name="T3">“</text:span><text:span text:style-name="T3">Bubble” the largest value to the end using pair-wise comparisons and swapping</text:span></text:p>
                  </text:list-item>
                </text:list>
              </text:list-item>
            </text:list>
          </draw:text-box>
        </draw:frame>
        <draw:custom-shape draw:style-name="gr2" draw:text-style-name="P2" draw:layer="layout" svg:width="18.106cm" svg:height="1.989cm" svg:x="3.365cm" svg:y="12.757cm">
          <text:p/>
          <draw:enhanced-geometry svg:viewBox="0 0 21600 21600" draw:type="rectangle" draw:enhanced-path="M 0 0 L 21600 0 21600 21600 0 21600 0 0 Z N"/>
        </draw:custom-shape>
        <draw:line draw:style-name="gr3" draw:text-style-name="P5" draw:layer="layout" svg:x1="6.169cm" svg:y1="12.744cm" svg:x2="6.169cm" svg:y2="14.724cm">
          <text:p/>
        </draw:line>
        <draw:line draw:style-name="gr3" draw:text-style-name="P5" draw:layer="layout" svg:x1="8.996cm" svg:y1="12.744cm" svg:x2="8.996cm" svg:y2="14.759cm">
          <text:p/>
        </draw:line>
        <draw:line draw:style-name="gr3" draw:text-style-name="P5" draw:layer="layout" svg:x1="11.88cm" svg:y1="12.744cm" svg:x2="11.88cm" svg:y2="14.759cm">
          <text:p/>
        </draw:line>
        <draw:line draw:style-name="gr3" draw:text-style-name="P5" draw:layer="layout" svg:x1="14.962cm" svg:y1="12.744cm" svg:x2="14.962cm" svg:y2="14.759cm">
          <text:p/>
        </draw:line>
        <draw:line draw:style-name="gr3" draw:text-style-name="P5" draw:layer="layout" svg:x1="18.168cm" svg:y1="12.779cm" svg:x2="18.168cm" svg:y2="14.724cm">
          <text:p/>
        </draw:line>
        <draw:custom-shape draw:style-name="gr4" draw:text-style-name="P6" draw:layer="layout" svg:width="0.984cm" svg:height="1.273cm" svg:x="19.328cm" svg:y="13.242cm">
          <text:list text:style-name="L3">
            <text:list-header>
              <text:p text:style-name="P1"><text:span text:style-name="T3">5</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12.546cm" svg:y="13.207cm">
          <text:list text:style-name="L3">
            <text:list-header>
              <text:p text:style-name="P1"><text:span text:style-name="T3">12</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9.53cm" svg:y="13.242cm">
          <text:list text:style-name="L3">
            <text:list-header>
              <text:p text:style-name="P1"><text:span text:style-name="T3">35</text:span></text:p>
            </text:list-header>
          </text:list>
          <draw:enhanced-geometry svg:viewBox="0 0 21600 21600" draw:type="rectangle" draw:enhanced-path="M 0 0 L 21600 0 21600 21600 0 21600 0 0 Z N"/>
        </draw:custom-shape>
        <draw:custom-shape draw:style-name="gr7" draw:text-style-name="P6" draw:layer="layout" svg:width="1.454cm" svg:height="1.273cm" svg:x="6.513cm" svg:y="13.242cm">
          <text:list text:style-name="L5">
            <text:list-header>
              <text:p text:style-name="P1"><text:span text:style-name="T5">42</text:span></text:p>
            </text:list-header>
          </text:list>
          <draw:enhanced-geometry svg:viewBox="0 0 21600 21600" draw:type="rectangle" draw:enhanced-path="M 0 0 L 21600 0 21600 21600 0 21600 0 0 Z N"/>
        </draw:custom-shape>
        <draw:custom-shape draw:style-name="gr8" draw:text-style-name="P6" draw:layer="layout" svg:width="1.454cm" svg:height="1.273cm" svg:x="3.823cm" svg:y="13.282cm">
          <text:list text:style-name="L5">
            <text:list-header>
              <text:p text:style-name="P1"><text:span text:style-name="T5">77</text:span></text:p>
            </text:list-header>
          </text:list>
          <draw:enhanced-geometry svg:viewBox="0 0 21600 21600" draw:type="rectangle" draw:enhanced-path="M 0 0 L 21600 0 21600 21600 0 21600 0 0 Z N"/>
        </draw:custom-shape>
        <draw:custom-shape draw:style-name="gr4" draw:text-style-name="P6" draw:layer="layout" svg:width="1.924cm" svg:height="1.273cm" svg:x="15.444cm" svg:y="13.203cm">
          <text:list text:style-name="L3">
            <text:list-header>
              <text:p text:style-name="P1"><text:span text:style-name="T3">10</text:span><text:span text:style-name="T3">1</text:span></text:p>
            </text:list-header>
          </text:list>
          <draw:enhanced-geometry svg:viewBox="0 0 21600 21600" draw:type="rectangle" draw:enhanced-path="M 0 0 L 21600 0 21600 21600 0 21600 0 0 Z N"/>
        </draw:custom-shape>
        <draw:custom-shape draw:style-name="gr4" draw:text-style-name="P6" draw:layer="layout" svg:width="16.135cm" svg:height="1.273cm" svg:x="4.148cm" svg:y="11.479cm">
          <text:list text:style-name="L3">
            <text:list-header>
              <text:p text:style-name="P1"><text:span text:style-name="T3">1 <text:s text:c="9"/>2 <text:s text:c="9"/>3 <text:s text:c="9"/>4 <text:s text:c="11"/>5 <text:s text:c="11"/>6</text:span></text:p>
            </text:list-header>
          </text:list>
          <draw:enhanced-geometry svg:viewBox="0 0 21600 21600" draw:type="rectangle" draw:enhanced-path="M 0 0 L 21600 0 21600 21600 0 21600 0 0 Z N"/>
        </draw:custom-shape>
        <draw:custom-shape draw:style-name="gr9" draw:text-style-name="P2" draw:layer="layout" svg:width="2.804cm" svg:height="1.967cm" svg:x="3.365cm" svg:y="12.779cm">
          <text:p/>
          <draw:enhanced-geometry svg:viewBox="0 0 21600 21600" draw:type="rectangle" draw:enhanced-path="M 0 0 L 21600 0 21600 21600 0 21600 0 0 Z N"/>
        </draw:custom-shape>
        <draw:custom-shape draw:style-name="gr10" draw:text-style-name="P2" draw:layer="layout" svg:width="2.805cm" svg:height="1.967cm" svg:x="6.169cm" svg:y="12.779cm">
          <text:p/>
          <draw:enhanced-geometry svg:viewBox="0 0 21600 21600" draw:type="rectangle" draw:enhanced-path="M 0 0 L 21600 0 21600 21600 0 21600 0 0 Z N"/>
        </draw:custom-shape>
        <draw:custom-shape draw:style-name="gr11" draw:text-style-name="P10" xml:id="id1" draw:id="id1" draw:layer="layout" svg:width="6.72cm" svg:height="4.268cm" svg:x="2.809cm" svg:y="11.479cm">
          <text:list text:style-name="L3">
            <text:list-header>
              <text:p text:style-name="P9"><text:span text:style-name="T3">Swap</text:span></text:p>
            </text:list-header>
          </text:list>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g xml:id="id3" draw:id="id3">
          <draw:custom-shape draw:style-name="gr12" draw:text-style-name="P11" draw:layer="layout" svg:width="2.805cm" svg:height="1.967cm" svg:x="3.351cm" svg:y="12.766cm">
            <text:list text:style-name="L3">
              <text:list-header>
                <text:p text:style-name="P9"><text:span text:style-name="T3">42</text:span></text:p>
              </text:list-header>
            </text:list>
            <draw:enhanced-geometry svg:viewBox="0 0 21600 21600" draw:type="rectangle" draw:enhanced-path="M 0 0 L 21600 0 21600 21600 0 21600 0 0 Z N"/>
          </draw:custom-shape>
          <draw:custom-shape draw:style-name="gr12" draw:text-style-name="P11" draw:layer="layout" svg:width="2.805cm" svg:height="1.967cm" svg:x="6.156cm" svg:y="12.766cm">
            <text:list text:style-name="L3">
              <text:list-header>
                <text:p text:style-name="P9"><text:span text:style-name="T3">77</text:span></text:p>
              </text:list-header>
            </text:list>
            <draw:enhanced-geometry svg:viewBox="0 0 21600 21600" draw:type="rectangle" draw:enhanced-path="M 0 0 L 21600 0 21600 21600 0 21600 0 0 Z N"/>
          </draw:custom-shape>
        </draw:g>
        <anim:par presentation:node-type="timing-root">
          <anim:seq presentation:node-type="main-sequence">
            <anim:par smil:begin="next">
              <anim:par smil:begin="0s">
                <anim:par xml:id="id2" anim:id="id2" smil:begin="0s" smil:fill="hold" presentation:preset-property="Zoom" presentation:node-type="on-click" presentation:preset-class="entrance" presentation:preset-id="ooo-entrance-zoom" presentation:preset-sub-type="in">
                  <anim:set smil:begin="0s" smil:dur="0.001s" smil:fill="hold" smil:targetElement="id1" smil:attributeName="visibility" smil:to="visible"/>
                  <anim:animate smil:dur="0.5s" smil:fill="hold" smil:targetElement="id1" smil:attributeName="width" smil:values="0;width" smil:keyTimes="0;1"/>
                  <anim:animate smil:dur="0.5s" smil:fill="hold" smil:targetElement="id1" smil:attributeName="height" smil:values="0;height" smil:keyTimes="0;1"/>
                </anim:par>
                <anim:set smil:begin="id2.end" smil:dur="0.001s" smil:fill="hold" presentation:master-element="id2" smil:targetElement="id1" smil:attributeName="visibility" smil:to="hidden"/>
              </anim:par>
              <anim:par smil:begin="0.5s">
                <anim:par smil:begin="0s" smil:fill="hold" presentation:node-type="after-previous" presentation:preset-class="entrance" presentation:preset-id="ooo-entrance-appear">
                  <anim:set smil:begin="0s" smil:dur="0.001s" smil:fill="hold" smil:targetElement="id3" smil:attributeName="visibility" smil:to="visible"/>
                </anim:par>
              </anim:par>
            </anim:par>
          </anim:seq>
        </anim:par>
        <presentation:notes draw:style-name="dp4">
          <draw:page-thumbnail draw:style-name="gr1" draw:layer="layout" svg:width="12.912cm" svg:height="9.684cm" svg:x="3.153cm" svg:y="2.006cm" draw:page-number="4" presentation:class="page"/>
          <draw:frame presentation:style-name="pr5" draw:text-style-name="P8" draw:layer="layout" svg:width="14.094cm" svg:height="11.707cm" svg:x="2.562cm" svg:y="12.373cm" presentation:class="notes" presentation:placeholder="true">
            <draw:text-box/>
          </draw:frame>
        </presentation:notes>
      </draw:page>
      <draw:page draw:name="page5"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Bubbling Up" the Largest Element</text:p>
              </text:list-header>
            </text:list>
          </draw:text-box>
        </draw:frame>
        <draw:frame presentation:style-name="pr4" draw:text-style-name="P2" draw:layer="layout" svg:width="21.59cm" svg:height="11.43cm" svg:x="1.905cm" svg:y="5.503cm" presentation:class="outline" presentation:user-transformed="true">
          <draw:text-box>
            <text:list text:style-name="L2">
              <text:list-item>
                <text:p text:style-name="P7"><text:span text:style-name="T3">Traverse a collection of elements</text:span></text:p>
              </text:list-item>
            </text:list>
            <text:list text:style-name="L4">
              <text:list-item>
                <text:list>
                  <text:list-item>
                    <text:p text:style-name="P7"><text:span text:style-name="T3">Move from the front to the end</text:span></text:p>
                  </text:list-item>
                  <text:list-item>
                    <text:p text:style-name="P7"><text:span text:style-name="T3">“</text:span><text:span text:style-name="T3">Bubble” the largest value to the end using pair-wise comparisons and swapping</text:span></text:p>
                  </text:list-item>
                </text:list>
              </text:list-item>
            </text:list>
          </draw:text-box>
        </draw:frame>
        <draw:custom-shape draw:style-name="gr2" draw:text-style-name="P2" draw:layer="layout" svg:width="18.106cm" svg:height="1.989cm" svg:x="3.365cm" svg:y="12.757cm">
          <text:p/>
          <draw:enhanced-geometry svg:viewBox="0 0 21600 21600" draw:type="rectangle" draw:enhanced-path="M 0 0 L 21600 0 21600 21600 0 21600 0 0 Z N"/>
        </draw:custom-shape>
        <draw:line draw:style-name="gr3" draw:text-style-name="P5" draw:layer="layout" svg:x1="6.169cm" svg:y1="12.744cm" svg:x2="6.169cm" svg:y2="14.724cm">
          <text:p/>
        </draw:line>
        <draw:line draw:style-name="gr3" draw:text-style-name="P5" draw:layer="layout" svg:x1="8.996cm" svg:y1="12.744cm" svg:x2="8.996cm" svg:y2="14.759cm">
          <text:p/>
        </draw:line>
        <draw:line draw:style-name="gr3" draw:text-style-name="P5" draw:layer="layout" svg:x1="11.88cm" svg:y1="12.744cm" svg:x2="11.88cm" svg:y2="14.759cm">
          <text:p/>
        </draw:line>
        <draw:line draw:style-name="gr3" draw:text-style-name="P5" draw:layer="layout" svg:x1="14.962cm" svg:y1="12.744cm" svg:x2="14.962cm" svg:y2="14.759cm">
          <text:p/>
        </draw:line>
        <draw:line draw:style-name="gr3" draw:text-style-name="P5" draw:layer="layout" svg:x1="18.168cm" svg:y1="12.779cm" svg:x2="18.168cm" svg:y2="14.724cm">
          <text:p/>
        </draw:line>
        <draw:custom-shape draw:style-name="gr4" draw:text-style-name="P6" draw:layer="layout" svg:width="0.984cm" svg:height="1.273cm" svg:x="19.328cm" svg:y="13.242cm">
          <text:list text:style-name="L3">
            <text:list-header>
              <text:p text:style-name="P1"><text:span text:style-name="T3">5</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12.546cm" svg:y="13.207cm">
          <text:list text:style-name="L3">
            <text:list-header>
              <text:p text:style-name="P1"><text:span text:style-name="T3">12</text:span></text:p>
            </text:list-header>
          </text:list>
          <draw:enhanced-geometry svg:viewBox="0 0 21600 21600" draw:type="rectangle" draw:enhanced-path="M 0 0 L 21600 0 21600 21600 0 21600 0 0 Z N"/>
        </draw:custom-shape>
        <draw:custom-shape draw:style-name="gr13" draw:text-style-name="P6" draw:layer="layout" svg:width="1.454cm" svg:height="1.273cm" svg:x="9.53cm" svg:y="13.242cm">
          <text:list text:style-name="L5">
            <text:list-header>
              <text:p text:style-name="P1"><text:span text:style-name="T5">35</text:span></text:p>
            </text:list-header>
          </text:list>
          <draw:enhanced-geometry svg:viewBox="0 0 21600 21600" draw:type="rectangle" draw:enhanced-path="M 0 0 L 21600 0 21600 21600 0 21600 0 0 Z N"/>
        </draw:custom-shape>
        <draw:custom-shape draw:style-name="gr14" draw:text-style-name="P6" draw:layer="layout" svg:width="1.454cm" svg:height="1.273cm" svg:x="6.513cm" svg:y="13.242cm">
          <text:list text:style-name="L5">
            <text:list-header>
              <text:p text:style-name="P1"><text:span text:style-name="T5">77</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3.823cm" svg:y="13.282cm">
          <text:list text:style-name="L3">
            <text:list-header>
              <text:p text:style-name="P1"><text:span text:style-name="T3">42</text:span></text:p>
            </text:list-header>
          </text:list>
          <draw:enhanced-geometry svg:viewBox="0 0 21600 21600" draw:type="rectangle" draw:enhanced-path="M 0 0 L 21600 0 21600 21600 0 21600 0 0 Z N"/>
        </draw:custom-shape>
        <draw:custom-shape draw:style-name="gr4" draw:text-style-name="P6" draw:layer="layout" svg:width="1.924cm" svg:height="1.273cm" svg:x="15.444cm" svg:y="13.203cm">
          <text:list text:style-name="L3">
            <text:list-header>
              <text:p text:style-name="P1"><text:span text:style-name="T3">101</text:span></text:p>
            </text:list-header>
          </text:list>
          <draw:enhanced-geometry svg:viewBox="0 0 21600 21600" draw:type="rectangle" draw:enhanced-path="M 0 0 L 21600 0 21600 21600 0 21600 0 0 Z N"/>
        </draw:custom-shape>
        <draw:custom-shape draw:style-name="gr4" draw:text-style-name="P6" draw:layer="layout" svg:width="16.135cm" svg:height="1.273cm" svg:x="4.148cm" svg:y="11.479cm">
          <text:list text:style-name="L3">
            <text:list-header>
              <text:p text:style-name="P1"><text:span text:style-name="T3">1 <text:s text:c="9"/>2 <text:s text:c="9"/>3 <text:s text:c="9"/>4 <text:s text:c="11"/>5 <text:s text:c="11"/>6</text:span></text:p>
            </text:list-header>
          </text:list>
          <draw:enhanced-geometry svg:viewBox="0 0 21600 21600" draw:type="rectangle" draw:enhanced-path="M 0 0 L 21600 0 21600 21600 0 21600 0 0 Z N"/>
        </draw:custom-shape>
        <draw:custom-shape draw:style-name="gr10" draw:text-style-name="P2" draw:layer="layout" svg:width="2.805cm" svg:height="1.967cm" svg:x="6.169cm" svg:y="12.744cm">
          <text:p/>
          <draw:enhanced-geometry svg:viewBox="0 0 21600 21600" draw:type="rectangle" draw:enhanced-path="M 0 0 L 21600 0 21600 21600 0 21600 0 0 Z N"/>
        </draw:custom-shape>
        <draw:custom-shape draw:style-name="gr10" draw:text-style-name="P2" draw:layer="layout" svg:width="2.805cm" svg:height="1.967cm" svg:x="9.053cm" svg:y="12.744cm">
          <text:p/>
          <draw:enhanced-geometry svg:viewBox="0 0 21600 21600" draw:type="rectangle" draw:enhanced-path="M 0 0 L 21600 0 21600 21600 0 21600 0 0 Z N"/>
        </draw:custom-shape>
        <draw:custom-shape draw:style-name="gr15" draw:text-style-name="P10" xml:id="id4" draw:id="id4" draw:layer="layout" svg:width="6.721cm" svg:height="4.269cm" svg:x="5.728cm" svg:y="11.505cm">
          <text:list text:style-name="L3">
            <text:list-header>
              <text:p text:style-name="P9"><text:span text:style-name="T3">Swap</text:span></text:p>
            </text:list-header>
          </text:list>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g xml:id="id6" draw:id="id6">
          <draw:custom-shape draw:style-name="gr16" draw:text-style-name="P11" draw:layer="layout" svg:width="2.804cm" svg:height="1.966cm" svg:x="6.271cm" svg:y="12.793cm">
            <text:list text:style-name="L3">
              <text:list-header>
                <text:p text:style-name="P9"><text:span text:style-name="T3">35</text:span></text:p>
              </text:list-header>
            </text:list>
            <draw:enhanced-geometry svg:viewBox="0 0 21600 21600" draw:type="rectangle" draw:enhanced-path="M 0 0 L 21600 0 21600 21600 0 21600 0 0 Z N"/>
          </draw:custom-shape>
          <draw:custom-shape draw:style-name="gr16" draw:text-style-name="P11" draw:layer="layout" svg:width="2.804cm" svg:height="1.966cm" svg:x="9.075cm" svg:y="12.793cm">
            <text:list text:style-name="L3">
              <text:list-header>
                <text:p text:style-name="P9"><text:span text:style-name="T3">77</text:span></text:p>
              </text:list-header>
            </text:list>
            <draw:enhanced-geometry svg:viewBox="0 0 21600 21600" draw:type="rectangle" draw:enhanced-path="M 0 0 L 21600 0 21600 21600 0 21600 0 0 Z N"/>
          </draw:custom-shape>
        </draw:g>
        <anim:par presentation:node-type="timing-root">
          <anim:seq presentation:node-type="main-sequence">
            <anim:par smil:begin="next">
              <anim:par smil:begin="0s">
                <anim:par xml:id="id5" anim:id="id5" smil:begin="0s" smil:fill="hold" presentation:preset-property="Zoom" presentation:node-type="on-click" presentation:preset-class="entrance" presentation:preset-id="ooo-entrance-zoom" presentation:preset-sub-type="in">
                  <anim:set smil:begin="0s" smil:dur="0.001s" smil:fill="hold" smil:targetElement="id4" smil:attributeName="visibility" smil:to="visible"/>
                  <anim:animate smil:dur="0.5s" smil:fill="hold" smil:targetElement="id4" smil:attributeName="width" smil:values="0;width" smil:keyTimes="0;1"/>
                  <anim:animate smil:dur="0.5s" smil:fill="hold" smil:targetElement="id4" smil:attributeName="height" smil:values="0;height" smil:keyTimes="0;1"/>
                </anim:par>
                <anim:set smil:begin="id5.end" smil:dur="0.001s" smil:fill="hold" presentation:master-element="id5" smil:targetElement="id4" smil:attributeName="visibility" smil:to="hidden"/>
              </anim:par>
              <anim:par smil:begin="0.5s">
                <anim:par smil:begin="0s" smil:fill="hold" presentation:node-type="after-previous" presentation:preset-class="entrance" presentation:preset-id="ooo-entrance-appear">
                  <anim:set smil:begin="0s" smil:dur="0.001s" smil:fill="hold" smil:targetElement="id6" smil:attributeName="visibility" smil:to="visible"/>
                </anim:par>
              </anim:par>
            </anim:par>
          </anim:seq>
        </anim:par>
        <presentation:notes draw:style-name="dp4">
          <draw:page-thumbnail draw:style-name="gr1" draw:layer="layout" svg:width="12.912cm" svg:height="9.684cm" svg:x="3.153cm" svg:y="2.006cm" draw:page-number="5" presentation:class="page"/>
          <draw:frame presentation:style-name="pr5" draw:text-style-name="P8" draw:layer="layout" svg:width="14.094cm" svg:height="11.707cm" svg:x="2.562cm" svg:y="12.373cm" presentation:class="notes" presentation:placeholder="true">
            <draw:text-box/>
          </draw:frame>
        </presentation:notes>
      </draw:page>
      <draw:page draw:name="page6"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Bubbling Up" the Largest Element</text:p>
              </text:list-header>
            </text:list>
          </draw:text-box>
        </draw:frame>
        <draw:frame presentation:style-name="pr4" draw:text-style-name="P2" draw:layer="layout" svg:width="21.59cm" svg:height="11.43cm" svg:x="1.905cm" svg:y="5.503cm" presentation:class="outline" presentation:user-transformed="true">
          <draw:text-box>
            <text:list text:style-name="L2">
              <text:list-item>
                <text:p text:style-name="P7"><text:span text:style-name="T3">Traverse a collection of elements</text:span></text:p>
              </text:list-item>
            </text:list>
            <text:list text:style-name="L4">
              <text:list-item>
                <text:list>
                  <text:list-item>
                    <text:p text:style-name="P7"><text:span text:style-name="T3">Move from the front to the end</text:span></text:p>
                  </text:list-item>
                  <text:list-item>
                    <text:p text:style-name="P7"><text:span text:style-name="T3">“</text:span><text:span text:style-name="T3">Bubble” the largest value to the end using pair-wise comparisons and swapping</text:span></text:p>
                  </text:list-item>
                </text:list>
              </text:list-item>
            </text:list>
          </draw:text-box>
        </draw:frame>
        <draw:custom-shape draw:style-name="gr2" draw:text-style-name="P2" draw:layer="layout" svg:width="18.106cm" svg:height="1.989cm" svg:x="3.365cm" svg:y="12.757cm">
          <text:p/>
          <draw:enhanced-geometry svg:viewBox="0 0 21600 21600" draw:type="rectangle" draw:enhanced-path="M 0 0 L 21600 0 21600 21600 0 21600 0 0 Z N"/>
        </draw:custom-shape>
        <draw:line draw:style-name="gr3" draw:text-style-name="P5" draw:layer="layout" svg:x1="6.169cm" svg:y1="12.744cm" svg:x2="6.169cm" svg:y2="14.724cm">
          <text:p/>
        </draw:line>
        <draw:line draw:style-name="gr3" draw:text-style-name="P5" draw:layer="layout" svg:x1="8.996cm" svg:y1="12.744cm" svg:x2="8.996cm" svg:y2="14.759cm">
          <text:p/>
        </draw:line>
        <draw:line draw:style-name="gr3" draw:text-style-name="P5" draw:layer="layout" svg:x1="11.88cm" svg:y1="12.744cm" svg:x2="11.88cm" svg:y2="14.759cm">
          <text:p/>
        </draw:line>
        <draw:line draw:style-name="gr3" draw:text-style-name="P5" draw:layer="layout" svg:x1="14.962cm" svg:y1="12.744cm" svg:x2="14.962cm" svg:y2="14.759cm">
          <text:p/>
        </draw:line>
        <draw:line draw:style-name="gr3" draw:text-style-name="P5" draw:layer="layout" svg:x1="18.168cm" svg:y1="12.779cm" svg:x2="18.168cm" svg:y2="14.724cm">
          <text:p/>
        </draw:line>
        <draw:custom-shape draw:style-name="gr4" draw:text-style-name="P6" draw:layer="layout" svg:width="0.984cm" svg:height="1.273cm" svg:x="19.328cm" svg:y="13.242cm">
          <text:list text:style-name="L3">
            <text:list-header>
              <text:p text:style-name="P1"><text:span text:style-name="T3">5</text:span></text:p>
            </text:list-header>
          </text:list>
          <draw:enhanced-geometry svg:viewBox="0 0 21600 21600" draw:type="rectangle" draw:enhanced-path="M 0 0 L 21600 0 21600 21600 0 21600 0 0 Z N"/>
        </draw:custom-shape>
        <draw:custom-shape draw:style-name="gr17" draw:text-style-name="P6" draw:layer="layout" svg:width="1.454cm" svg:height="1.273cm" svg:x="12.546cm" svg:y="13.207cm">
          <text:list text:style-name="L5">
            <text:list-header>
              <text:p text:style-name="P1"><text:span text:style-name="T5">12</text:span></text:p>
            </text:list-header>
          </text:list>
          <draw:enhanced-geometry svg:viewBox="0 0 21600 21600" draw:type="rectangle" draw:enhanced-path="M 0 0 L 21600 0 21600 21600 0 21600 0 0 Z N"/>
        </draw:custom-shape>
        <draw:custom-shape draw:style-name="gr18" draw:text-style-name="P6" draw:layer="layout" svg:width="1.454cm" svg:height="1.273cm" svg:x="9.53cm" svg:y="13.242cm">
          <text:list text:style-name="L5">
            <text:list-header>
              <text:p text:style-name="P1"><text:span text:style-name="T5">77</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6.513cm" svg:y="13.242cm">
          <text:list text:style-name="L3">
            <text:list-header>
              <text:p text:style-name="P1"><text:span text:style-name="T3">35</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3.823cm" svg:y="13.282cm">
          <text:list text:style-name="L3">
            <text:list-header>
              <text:p text:style-name="P1"><text:span text:style-name="T3">42</text:span></text:p>
            </text:list-header>
          </text:list>
          <draw:enhanced-geometry svg:viewBox="0 0 21600 21600" draw:type="rectangle" draw:enhanced-path="M 0 0 L 21600 0 21600 21600 0 21600 0 0 Z N"/>
        </draw:custom-shape>
        <draw:custom-shape draw:style-name="gr4" draw:text-style-name="P6" draw:layer="layout" svg:width="1.924cm" svg:height="1.273cm" svg:x="15.444cm" svg:y="13.203cm">
          <text:list text:style-name="L3">
            <text:list-header>
              <text:p text:style-name="P1"><text:span text:style-name="T3">101</text:span></text:p>
            </text:list-header>
          </text:list>
          <draw:enhanced-geometry svg:viewBox="0 0 21600 21600" draw:type="rectangle" draw:enhanced-path="M 0 0 L 21600 0 21600 21600 0 21600 0 0 Z N"/>
        </draw:custom-shape>
        <draw:custom-shape draw:style-name="gr4" draw:text-style-name="P6" draw:layer="layout" svg:width="16.135cm" svg:height="1.273cm" svg:x="4.148cm" svg:y="11.479cm">
          <text:list text:style-name="L3">
            <text:list-header>
              <text:p text:style-name="P1"><text:span text:style-name="T3">1 <text:s text:c="9"/>2 <text:s text:c="9"/>3 <text:s text:c="9"/>4 <text:s text:c="11"/>5 <text:s text:c="11"/>6</text:span></text:p>
            </text:list-header>
          </text:list>
          <draw:enhanced-geometry svg:viewBox="0 0 21600 21600" draw:type="rectangle" draw:enhanced-path="M 0 0 L 21600 0 21600 21600 0 21600 0 0 Z N"/>
        </draw:custom-shape>
        <draw:custom-shape draw:style-name="gr10" draw:text-style-name="P2" draw:layer="layout" svg:width="2.805cm" svg:height="1.967cm" svg:x="9.075cm" svg:y="12.779cm">
          <text:p/>
          <draw:enhanced-geometry svg:viewBox="0 0 21600 21600" draw:type="rectangle" draw:enhanced-path="M 0 0 L 21600 0 21600 21600 0 21600 0 0 Z N"/>
        </draw:custom-shape>
        <draw:custom-shape draw:style-name="gr19" draw:text-style-name="P2" draw:layer="layout" svg:width="3.043cm" svg:height="1.967cm" svg:x="11.88cm" svg:y="12.779cm">
          <text:p/>
          <draw:enhanced-geometry svg:viewBox="0 0 21600 21600" draw:type="rectangle" draw:enhanced-path="M 0 0 L 21600 0 21600 21600 0 21600 0 0 Z N"/>
        </draw:custom-shape>
        <draw:custom-shape draw:style-name="gr20" draw:text-style-name="P10" xml:id="id7" draw:id="id7" draw:layer="layout" svg:width="6.95cm" svg:height="4.268cm" svg:x="8.493cm" svg:y="11.479cm">
          <text:list text:style-name="L3">
            <text:list-header>
              <text:p text:style-name="P9"><text:span text:style-name="T3">Swap</text:span></text:p>
            </text:list-header>
          </text:list>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g xml:id="id9" draw:id="id9">
          <draw:custom-shape draw:style-name="gr21" draw:text-style-name="P11" draw:layer="layout" svg:width="2.899cm" svg:height="1.967cm" svg:x="9.075cm" svg:y="12.766cm">
            <text:list text:style-name="L3">
              <text:list-header>
                <text:p text:style-name="P9"><text:span text:style-name="T3">12</text:span></text:p>
              </text:list-header>
            </text:list>
            <draw:enhanced-geometry svg:viewBox="0 0 21600 21600" draw:type="rectangle" draw:enhanced-path="M 0 0 L 21600 0 21600 21600 0 21600 0 0 Z N"/>
          </draw:custom-shape>
          <draw:custom-shape draw:style-name="gr21" draw:text-style-name="P11" draw:layer="layout" svg:width="2.899cm" svg:height="1.967cm" svg:x="11.974cm" svg:y="12.766cm">
            <text:list text:style-name="L3">
              <text:list-header>
                <text:p text:style-name="P9"><text:span text:style-name="T3">77</text:span></text:p>
              </text:list-header>
            </text:list>
            <draw:enhanced-geometry svg:viewBox="0 0 21600 21600" draw:type="rectangle" draw:enhanced-path="M 0 0 L 21600 0 21600 21600 0 21600 0 0 Z N"/>
          </draw:custom-shape>
        </draw:g>
        <anim:par presentation:node-type="timing-root">
          <anim:seq presentation:node-type="main-sequence">
            <anim:par smil:begin="next">
              <anim:par smil:begin="0s">
                <anim:par xml:id="id8" anim:id="id8" smil:begin="0s" smil:fill="hold" presentation:preset-property="Zoom" presentation:node-type="on-click" presentation:preset-class="entrance" presentation:preset-id="ooo-entrance-zoom" presentation:preset-sub-type="in">
                  <anim:set smil:begin="0s" smil:dur="0.001s" smil:fill="hold" smil:targetElement="id7" smil:attributeName="visibility" smil:to="visible"/>
                  <anim:animate smil:dur="0.5s" smil:fill="hold" smil:targetElement="id7" smil:attributeName="width" smil:values="0;width" smil:keyTimes="0;1"/>
                  <anim:animate smil:dur="0.5s" smil:fill="hold" smil:targetElement="id7" smil:attributeName="height" smil:values="0;height" smil:keyTimes="0;1"/>
                </anim:par>
                <anim:set smil:begin="id8.end" smil:dur="0.001s" smil:fill="hold" presentation:master-element="id8" smil:targetElement="id7" smil:attributeName="visibility" smil:to="hidden"/>
              </anim:par>
              <anim:par smil:begin="0.5s">
                <anim:par smil:begin="0s" smil:fill="hold" presentation:node-type="after-previous" presentation:preset-class="entrance" presentation:preset-id="ooo-entrance-appear">
                  <anim:set smil:begin="0s" smil:dur="0.001s" smil:fill="hold" smil:targetElement="id9" smil:attributeName="visibility" smil:to="visible"/>
                </anim:par>
              </anim:par>
            </anim:par>
          </anim:seq>
        </anim:par>
        <presentation:notes draw:style-name="dp4">
          <draw:page-thumbnail draw:style-name="gr1" draw:layer="layout" svg:width="12.912cm" svg:height="9.684cm" svg:x="3.153cm" svg:y="2.006cm" draw:page-number="6" presentation:class="page"/>
          <draw:frame presentation:style-name="pr5" draw:text-style-name="P8" draw:layer="layout" svg:width="14.094cm" svg:height="11.707cm" svg:x="2.562cm" svg:y="12.373cm" presentation:class="notes" presentation:placeholder="true">
            <draw:text-box/>
          </draw:frame>
        </presentation:notes>
      </draw:page>
      <draw:page draw:name="page7"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Bubbling Up" the Largest Element</text:p>
              </text:list-header>
            </text:list>
          </draw:text-box>
        </draw:frame>
        <draw:frame presentation:style-name="pr4" draw:text-style-name="P2" draw:layer="layout" svg:width="21.59cm" svg:height="11.43cm" svg:x="1.905cm" svg:y="5.503cm" presentation:class="outline" presentation:user-transformed="true">
          <draw:text-box>
            <text:list text:style-name="L2">
              <text:list-item>
                <text:p text:style-name="P7"><text:span text:style-name="T3">Traverse a collection of elements</text:span></text:p>
              </text:list-item>
            </text:list>
            <text:list text:style-name="L4">
              <text:list-item>
                <text:list>
                  <text:list-item>
                    <text:p text:style-name="P7"><text:span text:style-name="T3">Move from the front to the end</text:span></text:p>
                  </text:list-item>
                  <text:list-item>
                    <text:p text:style-name="P7"><text:span text:style-name="T3">“</text:span><text:span text:style-name="T3">Bubble” the largest value to the end using pair-wise comparisons and swapping</text:span></text:p>
                  </text:list-item>
                </text:list>
              </text:list-item>
            </text:list>
          </draw:text-box>
        </draw:frame>
        <draw:custom-shape draw:style-name="gr2" draw:text-style-name="P2" draw:layer="layout" svg:width="18.106cm" svg:height="1.989cm" svg:x="3.365cm" svg:y="12.757cm">
          <text:p/>
          <draw:enhanced-geometry svg:viewBox="0 0 21600 21600" draw:type="rectangle" draw:enhanced-path="M 0 0 L 21600 0 21600 21600 0 21600 0 0 Z N"/>
        </draw:custom-shape>
        <draw:line draw:style-name="gr3" draw:text-style-name="P5" draw:layer="layout" svg:x1="6.169cm" svg:y1="12.744cm" svg:x2="6.169cm" svg:y2="14.724cm">
          <text:p/>
        </draw:line>
        <draw:line draw:style-name="gr3" draw:text-style-name="P5" draw:layer="layout" svg:x1="8.996cm" svg:y1="12.744cm" svg:x2="8.996cm" svg:y2="14.759cm">
          <text:p/>
        </draw:line>
        <draw:line draw:style-name="gr3" draw:text-style-name="P5" draw:layer="layout" svg:x1="11.88cm" svg:y1="12.744cm" svg:x2="11.88cm" svg:y2="14.759cm">
          <text:p/>
        </draw:line>
        <draw:line draw:style-name="gr3" draw:text-style-name="P5" draw:layer="layout" svg:x1="14.962cm" svg:y1="12.744cm" svg:x2="14.962cm" svg:y2="14.759cm">
          <text:p/>
        </draw:line>
        <draw:line draw:style-name="gr3" draw:text-style-name="P5" draw:layer="layout" svg:x1="18.168cm" svg:y1="12.779cm" svg:x2="18.168cm" svg:y2="14.724cm">
          <text:p/>
        </draw:line>
        <draw:custom-shape draw:style-name="gr4" draw:text-style-name="P6" draw:layer="layout" svg:width="0.984cm" svg:height="1.273cm" svg:x="19.328cm" svg:y="13.242cm">
          <text:list text:style-name="L3">
            <text:list-header>
              <text:p text:style-name="P1"><text:span text:style-name="T3">5</text:span></text:p>
            </text:list-header>
          </text:list>
          <draw:enhanced-geometry svg:viewBox="0 0 21600 21600" draw:type="rectangle" draw:enhanced-path="M 0 0 L 21600 0 21600 21600 0 21600 0 0 Z N"/>
        </draw:custom-shape>
        <draw:custom-shape draw:style-name="gr22" draw:text-style-name="P6" draw:layer="layout" svg:width="1.454cm" svg:height="1.273cm" svg:x="12.546cm" svg:y="13.207cm">
          <text:list text:style-name="L5">
            <text:list-header>
              <text:p text:style-name="P1"><text:span text:style-name="T5">77</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9.53cm" svg:y="13.242cm">
          <text:list text:style-name="L3">
            <text:list-header>
              <text:p text:style-name="P1"><text:span text:style-name="T3">12</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6.513cm" svg:y="13.242cm">
          <text:list text:style-name="L3">
            <text:list-header>
              <text:p text:style-name="P1"><text:span text:style-name="T3">35</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3.823cm" svg:y="13.282cm">
          <text:list text:style-name="L3">
            <text:list-header>
              <text:p text:style-name="P1"><text:span text:style-name="T3">42</text:span></text:p>
            </text:list-header>
          </text:list>
          <draw:enhanced-geometry svg:viewBox="0 0 21600 21600" draw:type="rectangle" draw:enhanced-path="M 0 0 L 21600 0 21600 21600 0 21600 0 0 Z N"/>
        </draw:custom-shape>
        <draw:custom-shape draw:style-name="gr23" draw:text-style-name="P6" draw:layer="layout" svg:width="1.924cm" svg:height="1.273cm" svg:x="15.444cm" svg:y="13.203cm">
          <text:list text:style-name="L5">
            <text:list-header>
              <text:p text:style-name="P1"><text:span text:style-name="T5">101</text:span></text:p>
            </text:list-header>
          </text:list>
          <draw:enhanced-geometry svg:viewBox="0 0 21600 21600" draw:type="rectangle" draw:enhanced-path="M 0 0 L 21600 0 21600 21600 0 21600 0 0 Z N"/>
        </draw:custom-shape>
        <draw:custom-shape draw:style-name="gr4" draw:text-style-name="P6" draw:layer="layout" svg:width="16.135cm" svg:height="1.273cm" svg:x="4.148cm" svg:y="11.479cm">
          <text:list text:style-name="L3">
            <text:list-header>
              <text:p text:style-name="P1"><text:span text:style-name="T3">1 <text:s text:c="9"/>2 <text:s text:c="9"/>3 <text:s text:c="9"/>4 <text:s text:c="11"/>5 <text:s text:c="11"/>6</text:span></text:p>
            </text:list-header>
          </text:list>
          <draw:enhanced-geometry svg:viewBox="0 0 21600 21600" draw:type="rectangle" draw:enhanced-path="M 0 0 L 21600 0 21600 21600 0 21600 0 0 Z N"/>
        </draw:custom-shape>
        <draw:custom-shape draw:style-name="gr24" draw:text-style-name="P2" draw:layer="layout" svg:width="3.004cm" svg:height="1.967cm" svg:x="11.919cm" svg:y="12.744cm">
          <text:p/>
          <draw:enhanced-geometry svg:viewBox="0 0 21600 21600" draw:type="rectangle" draw:enhanced-path="M 0 0 L 21600 0 21600 21600 0 21600 0 0 Z N"/>
        </draw:custom-shape>
        <draw:custom-shape draw:style-name="gr25" draw:text-style-name="P2" draw:layer="layout" svg:width="3.202cm" svg:height="1.967cm" svg:x="14.962cm" svg:y="12.744cm">
          <text:p/>
          <draw:enhanced-geometry svg:viewBox="0 0 21600 21600" draw:type="rectangle" draw:enhanced-path="M 0 0 L 21600 0 21600 21600 0 21600 0 0 Z N"/>
        </draw:custom-shape>
        <draw:custom-shape draw:style-name="gr26" draw:text-style-name="P6" draw:layer="layout" svg:width="7.229cm" svg:height="1.277cm" svg:x="11.55cm" svg:y="15.152cm">
          <text:list text:style-name="L1">
            <text:list-header>
              <text:p text:style-name="P1"><text:span text:style-name="T4">No need to swap</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7" presentation:class="page"/>
          <draw:frame presentation:style-name="pr5" draw:text-style-name="P8" draw:layer="layout" svg:width="14.094cm" svg:height="11.707cm" svg:x="2.562cm" svg:y="12.373cm" presentation:class="notes" presentation:placeholder="true">
            <draw:text-box/>
          </draw:frame>
        </presentation:notes>
      </draw:page>
      <draw:page draw:name="page8"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Bubbling Up" the Largest Element</text:p>
              </text:list-header>
            </text:list>
          </draw:text-box>
        </draw:frame>
        <draw:frame presentation:style-name="pr4" draw:text-style-name="P2" draw:layer="layout" svg:width="21.59cm" svg:height="11.43cm" svg:x="1.905cm" svg:y="5.503cm" presentation:class="outline" presentation:user-transformed="true">
          <draw:text-box>
            <text:list text:style-name="L2">
              <text:list-item>
                <text:p text:style-name="P7"><text:span text:style-name="T3">Traverse a collection of elements</text:span></text:p>
              </text:list-item>
            </text:list>
            <text:list text:style-name="L4">
              <text:list-item>
                <text:list>
                  <text:list-item>
                    <text:p text:style-name="P7"><text:span text:style-name="T3">Move from the front to the end</text:span></text:p>
                  </text:list-item>
                  <text:list-item>
                    <text:p text:style-name="P7"><text:span text:style-name="T3">“</text:span><text:span text:style-name="T3">Bubble” the largest value to the end using pair-wise comparisons and swapping</text:span></text:p>
                  </text:list-item>
                </text:list>
              </text:list-item>
            </text:list>
          </draw:text-box>
        </draw:frame>
        <draw:custom-shape draw:style-name="gr2" draw:text-style-name="P2" draw:layer="layout" svg:width="18.106cm" svg:height="1.989cm" svg:x="3.365cm" svg:y="12.757cm">
          <text:p/>
          <draw:enhanced-geometry svg:viewBox="0 0 21600 21600" draw:type="rectangle" draw:enhanced-path="M 0 0 L 21600 0 21600 21600 0 21600 0 0 Z N"/>
        </draw:custom-shape>
        <draw:line draw:style-name="gr3" draw:text-style-name="P5" draw:layer="layout" svg:x1="6.169cm" svg:y1="12.744cm" svg:x2="6.169cm" svg:y2="14.724cm">
          <text:p/>
        </draw:line>
        <draw:line draw:style-name="gr3" draw:text-style-name="P5" draw:layer="layout" svg:x1="8.996cm" svg:y1="12.744cm" svg:x2="8.996cm" svg:y2="14.759cm">
          <text:p/>
        </draw:line>
        <draw:line draw:style-name="gr3" draw:text-style-name="P5" draw:layer="layout" svg:x1="11.88cm" svg:y1="12.744cm" svg:x2="11.88cm" svg:y2="14.759cm">
          <text:p/>
        </draw:line>
        <draw:line draw:style-name="gr3" draw:text-style-name="P5" draw:layer="layout" svg:x1="14.962cm" svg:y1="12.744cm" svg:x2="14.962cm" svg:y2="14.759cm">
          <text:p/>
        </draw:line>
        <draw:line draw:style-name="gr3" draw:text-style-name="P5" draw:layer="layout" svg:x1="18.168cm" svg:y1="12.779cm" svg:x2="18.168cm" svg:y2="14.724cm">
          <text:p/>
        </draw:line>
        <draw:custom-shape draw:style-name="gr27" draw:text-style-name="P6" draw:layer="layout" svg:width="0.984cm" svg:height="1.273cm" svg:x="19.328cm" svg:y="13.242cm">
          <text:list text:style-name="L5">
            <text:list-header>
              <text:p text:style-name="P1"><text:span text:style-name="T5">5</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12.546cm" svg:y="13.207cm">
          <text:list text:style-name="L3">
            <text:list-header>
              <text:p text:style-name="P1"><text:span text:style-name="T3">77</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9.53cm" svg:y="13.242cm">
          <text:list text:style-name="L3">
            <text:list-header>
              <text:p text:style-name="P1"><text:span text:style-name="T3">12</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6.513cm" svg:y="13.242cm">
          <text:list text:style-name="L3">
            <text:list-header>
              <text:p text:style-name="P1"><text:span text:style-name="T3">35</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3.823cm" svg:y="13.282cm">
          <text:list text:style-name="L3">
            <text:list-header>
              <text:p text:style-name="P1"><text:span text:style-name="T3">42</text:span></text:p>
            </text:list-header>
          </text:list>
          <draw:enhanced-geometry svg:viewBox="0 0 21600 21600" draw:type="rectangle" draw:enhanced-path="M 0 0 L 21600 0 21600 21600 0 21600 0 0 Z N"/>
        </draw:custom-shape>
        <draw:custom-shape draw:style-name="gr28" draw:text-style-name="P6" draw:layer="layout" svg:width="1.924cm" svg:height="1.273cm" svg:x="15.444cm" svg:y="13.203cm">
          <text:list text:style-name="L5">
            <text:list-header>
              <text:p text:style-name="P1"><text:span text:style-name="T5">101</text:span></text:p>
            </text:list-header>
          </text:list>
          <draw:enhanced-geometry svg:viewBox="0 0 21600 21600" draw:type="rectangle" draw:enhanced-path="M 0 0 L 21600 0 21600 21600 0 21600 0 0 Z N"/>
        </draw:custom-shape>
        <draw:custom-shape draw:style-name="gr4" draw:text-style-name="P6" draw:layer="layout" svg:width="16.135cm" svg:height="1.273cm" svg:x="4.148cm" svg:y="11.479cm">
          <text:list text:style-name="L3">
            <text:list-header>
              <text:p text:style-name="P1"><text:span text:style-name="T3">1 <text:s text:c="9"/>2 <text:s text:c="9"/>3 <text:s text:c="9"/>4 <text:s text:c="11"/>5 <text:s text:c="11"/>6</text:span></text:p>
            </text:list-header>
          </text:list>
          <draw:enhanced-geometry svg:viewBox="0 0 21600 21600" draw:type="rectangle" draw:enhanced-path="M 0 0 L 21600 0 21600 21600 0 21600 0 0 Z N"/>
        </draw:custom-shape>
        <draw:custom-shape draw:style-name="gr29" draw:text-style-name="P2" draw:layer="layout" svg:width="3.166cm" svg:height="1.967cm" svg:x="15.002cm" svg:y="12.735cm">
          <text:p/>
          <draw:enhanced-geometry svg:viewBox="0 0 21600 21600" draw:type="rectangle" draw:enhanced-path="M 0 0 L 21600 0 21600 21600 0 21600 0 0 Z N"/>
        </draw:custom-shape>
        <draw:custom-shape draw:style-name="gr25" draw:text-style-name="P2" draw:layer="layout" svg:width="3.202cm" svg:height="1.967cm" svg:x="18.203cm" svg:y="12.735cm">
          <text:p/>
          <draw:enhanced-geometry svg:viewBox="0 0 21600 21600" draw:type="rectangle" draw:enhanced-path="M 0 0 L 21600 0 21600 21600 0 21600 0 0 Z N"/>
        </draw:custom-shape>
        <draw:custom-shape draw:style-name="gr20" draw:text-style-name="P10" xml:id="id10" draw:id="id10" draw:layer="layout" svg:width="6.95cm" svg:height="4.268cm" svg:x="14.693cm" svg:y="11.545cm">
          <text:list text:style-name="L3">
            <text:list-header>
              <text:p text:style-name="P9"><text:span text:style-name="T3">Swap</text:span></text:p>
            </text:list-header>
          </text:list>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g xml:id="id12" draw:id="id12">
          <draw:custom-shape draw:style-name="gr30" draw:text-style-name="P11" draw:layer="layout" svg:width="3.234cm" svg:height="1.967cm" svg:x="15.002cm" svg:y="12.753cm">
            <text:list text:style-name="L3">
              <text:list-header>
                <text:p text:style-name="P9"><text:span text:style-name="T3">5</text:span></text:p>
              </text:list-header>
            </text:list>
            <draw:enhanced-geometry svg:viewBox="0 0 21600 21600" draw:type="rectangle" draw:enhanced-path="M 0 0 L 21600 0 21600 21600 0 21600 0 0 Z N"/>
          </draw:custom-shape>
          <draw:custom-shape draw:style-name="gr30" draw:text-style-name="P11" draw:layer="layout" svg:width="3.234cm" svg:height="1.967cm" svg:x="18.236cm" svg:y="12.753cm">
            <text:list text:style-name="L3">
              <text:list-header>
                <text:p text:style-name="P9"><text:span text:style-name="T3">101</text:span></text:p>
              </text:list-header>
            </text:list>
            <draw:enhanced-geometry svg:viewBox="0 0 21600 21600" draw:type="rectangle" draw:enhanced-path="M 0 0 L 21600 0 21600 21600 0 21600 0 0 Z N"/>
          </draw:custom-shape>
        </draw:g>
        <anim:par presentation:node-type="timing-root">
          <anim:seq presentation:node-type="main-sequence">
            <anim:par smil:begin="next">
              <anim:par smil:begin="0s">
                <anim:par xml:id="id11" anim:id="id11" smil:begin="0s" smil:fill="hold" presentation:preset-property="Zoom" presentation:node-type="on-click" presentation:preset-class="entrance" presentation:preset-id="ooo-entrance-zoom" presentation:preset-sub-type="in">
                  <anim:set smil:begin="0s" smil:dur="0.001s" smil:fill="hold" smil:targetElement="id10" smil:attributeName="visibility" smil:to="visible"/>
                  <anim:animate smil:dur="0.5s" smil:fill="hold" smil:targetElement="id10" smil:attributeName="width" smil:values="0;width" smil:keyTimes="0;1"/>
                  <anim:animate smil:dur="0.5s" smil:fill="hold" smil:targetElement="id10" smil:attributeName="height" smil:values="0;height" smil:keyTimes="0;1"/>
                </anim:par>
                <anim:set smil:begin="id11.end" smil:dur="0.001s" smil:fill="hold" presentation:master-element="id11" smil:targetElement="id10" smil:attributeName="visibility" smil:to="hidden"/>
              </anim:par>
              <anim:par smil:begin="0.5s">
                <anim:par smil:begin="0s" smil:fill="hold" presentation:node-type="after-previous" presentation:preset-class="entrance" presentation:preset-id="ooo-entrance-appear">
                  <anim:set smil:begin="0s" smil:dur="0.001s" smil:fill="hold" smil:targetElement="id12" smil:attributeName="visibility" smil:to="visible"/>
                </anim:par>
              </anim:par>
            </anim:par>
          </anim:seq>
        </anim:par>
        <presentation:notes draw:style-name="dp4">
          <draw:page-thumbnail draw:style-name="gr1" draw:layer="layout" svg:width="12.912cm" svg:height="9.684cm" svg:x="3.153cm" svg:y="2.006cm" draw:page-number="8" presentation:class="page"/>
          <draw:frame presentation:style-name="pr5" draw:text-style-name="P8" draw:layer="layout" svg:width="14.094cm" svg:height="11.707cm" svg:x="2.562cm" svg:y="12.373cm" presentation:class="notes" presentation:placeholder="true">
            <draw:text-box/>
          </draw:frame>
        </presentation:notes>
      </draw:page>
      <draw:page draw:name="page9"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Bubbling Up" the Largest Element</text:p>
              </text:list-header>
            </text:list>
          </draw:text-box>
        </draw:frame>
        <draw:frame presentation:style-name="pr4" draw:text-style-name="P2" draw:layer="layout" svg:width="21.59cm" svg:height="11.43cm" svg:x="1.905cm" svg:y="5.503cm" presentation:class="outline" presentation:user-transformed="true">
          <draw:text-box>
            <text:list text:style-name="L2">
              <text:list-item>
                <text:p text:style-name="P7"><text:span text:style-name="T3">Traverse a collection of elements</text:span></text:p>
              </text:list-item>
            </text:list>
            <text:list text:style-name="L4">
              <text:list-item>
                <text:list>
                  <text:list-item>
                    <text:p text:style-name="P7"><text:span text:style-name="T3">Move from the front to the end</text:span></text:p>
                  </text:list-item>
                  <text:list-item>
                    <text:p text:style-name="P7"><text:span text:style-name="T3">“</text:span><text:span text:style-name="T3">Bubble” the largest value to the end using pair-wise comparisons and swapping</text:span></text:p>
                  </text:list-item>
                </text:list>
              </text:list-item>
            </text:list>
          </draw:text-box>
        </draw:frame>
        <draw:custom-shape draw:style-name="gr2" draw:text-style-name="P2" draw:layer="layout" svg:width="18.106cm" svg:height="1.989cm" svg:x="3.365cm" svg:y="12.757cm">
          <text:p/>
          <draw:enhanced-geometry svg:viewBox="0 0 21600 21600" draw:type="rectangle" draw:enhanced-path="M 0 0 L 21600 0 21600 21600 0 21600 0 0 Z N"/>
        </draw:custom-shape>
        <draw:line draw:style-name="gr3" draw:text-style-name="P5" draw:layer="layout" svg:x1="6.169cm" svg:y1="12.744cm" svg:x2="6.169cm" svg:y2="14.724cm">
          <text:p/>
        </draw:line>
        <draw:line draw:style-name="gr3" draw:text-style-name="P5" draw:layer="layout" svg:x1="8.996cm" svg:y1="12.744cm" svg:x2="8.996cm" svg:y2="14.759cm">
          <text:p/>
        </draw:line>
        <draw:line draw:style-name="gr3" draw:text-style-name="P5" draw:layer="layout" svg:x1="11.88cm" svg:y1="12.744cm" svg:x2="11.88cm" svg:y2="14.759cm">
          <text:p/>
        </draw:line>
        <draw:line draw:style-name="gr3" draw:text-style-name="P5" draw:layer="layout" svg:x1="14.962cm" svg:y1="12.744cm" svg:x2="14.962cm" svg:y2="14.759cm">
          <text:p/>
        </draw:line>
        <draw:line draw:style-name="gr3" draw:text-style-name="P5" draw:layer="layout" svg:x1="18.168cm" svg:y1="12.779cm" svg:x2="18.168cm" svg:y2="14.724cm">
          <text:p/>
        </draw:line>
        <draw:custom-shape draw:style-name="gr4" draw:text-style-name="P6" draw:layer="layout" svg:width="1.454cm" svg:height="1.273cm" svg:x="12.546cm" svg:y="13.207cm">
          <text:list text:style-name="L3">
            <text:list-header>
              <text:p text:style-name="P1"><text:span text:style-name="T3">77</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9.53cm" svg:y="13.242cm">
          <text:list text:style-name="L3">
            <text:list-header>
              <text:p text:style-name="P1"><text:span text:style-name="T3">12</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6.513cm" svg:y="13.242cm">
          <text:list text:style-name="L3">
            <text:list-header>
              <text:p text:style-name="P1"><text:span text:style-name="T3">35</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3.823cm" svg:y="13.282cm">
          <text:list text:style-name="L3">
            <text:list-header>
              <text:p text:style-name="P1"><text:span text:style-name="T3">42</text:span></text:p>
            </text:list-header>
          </text:list>
          <draw:enhanced-geometry svg:viewBox="0 0 21600 21600" draw:type="rectangle" draw:enhanced-path="M 0 0 L 21600 0 21600 21600 0 21600 0 0 Z N"/>
        </draw:custom-shape>
        <draw:custom-shape draw:style-name="gr4" draw:text-style-name="P6" draw:layer="layout" svg:width="1.458cm" svg:height="1.273cm" svg:x="15.44cm" svg:y="13.203cm">
          <text:list text:style-name="L3">
            <text:list-header>
              <text:p text:style-name="P1"><text:span text:style-name="T3"><text:s text:c="2"/></text:span><text:span text:style-name="T3">5</text:span></text:p>
            </text:list-header>
          </text:list>
          <draw:enhanced-geometry svg:viewBox="0 0 21600 21600" draw:type="rectangle" draw:enhanced-path="M 0 0 L 21600 0 21600 21600 0 21600 0 0 Z N"/>
        </draw:custom-shape>
        <draw:custom-shape draw:style-name="gr4" draw:text-style-name="P6" draw:layer="layout" svg:width="16.135cm" svg:height="1.273cm" svg:x="4.148cm" svg:y="11.479cm">
          <text:list text:style-name="L3">
            <text:list-header>
              <text:p text:style-name="P1"><text:span text:style-name="T3">1 <text:s text:c="9"/>2 <text:s text:c="9"/>3 <text:s text:c="9"/>4 <text:s text:c="11"/>5 <text:s text:c="11"/>6</text:span></text:p>
            </text:list-header>
          </text:list>
          <draw:enhanced-geometry svg:viewBox="0 0 21600 21600" draw:type="rectangle" draw:enhanced-path="M 0 0 L 21600 0 21600 21600 0 21600 0 0 Z N"/>
        </draw:custom-shape>
        <draw:custom-shape draw:style-name="gr31" draw:text-style-name="P12" draw:layer="layout" svg:width="3.202cm" svg:height="1.967cm" svg:x="18.203cm" svg:y="12.735cm">
          <text:list text:style-name="L1">
            <text:list-header>
              <text:p text:style-name="P9"><text:span text:style-name="T4">101</text:span></text:p>
            </text:list-header>
          </text:list>
          <draw:enhanced-geometry svg:viewBox="0 0 21600 21600" draw:type="rectangle" draw:enhanced-path="M 0 0 L 21600 0 21600 21600 0 21600 0 0 Z N"/>
        </draw:custom-shape>
        <draw:custom-shape draw:style-name="gr32" draw:text-style-name="P6" draw:layer="layout" svg:width="12.69cm" svg:height="1.277cm" svg:x="5.535cm" svg:y="15.346cm">
          <text:list text:style-name="L1">
            <text:list-header>
              <text:p text:style-name="P1"><text:span text:style-name="T4">Largest value correctly placed</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9" presentation:class="page"/>
          <draw:frame presentation:style-name="pr5" draw:text-style-name="P8" draw:layer="layout" svg:width="14.094cm" svg:height="11.707cm" svg:x="2.562cm" svg:y="12.373cm" presentation:class="notes" presentation:placeholder="true">
            <draw:text-box/>
          </draw:frame>
        </presentation:notes>
      </draw:page>
      <draw:page draw:name="Items of Interest"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Items of Interest</text:p>
              </text:list-header>
            </text:list>
          </draw:text-box>
        </draw:frame>
        <draw:frame presentation:style-name="pr6" draw:text-style-name="P2" draw:layer="layout" svg:width="21.59cm" svg:height="12.065cm" svg:x="1.905cm" svg:y="4.867cm" presentation:class="outline" presentation:user-transformed="true">
          <draw:text-box>
            <text:list text:style-name="L2">
              <text:list-item>
                <text:p text:style-name="P4"><text:span text:style-name="T2">Notice that only the largest value is correctly placed</text:span></text:p>
              </text:list-item>
            </text:list>
            <text:list text:style-name="L6">
              <text:list-item>
                <text:p text:style-name="P4"><text:span text:style-name="T6">All other values are still out of order</text:span></text:p>
              </text:list-item>
            </text:list>
            <text:list text:style-name="L2">
              <text:list-item>
                <text:p text:style-name="P4"><text:span text:style-name="T2">So we need to </text:span><text:span text:style-name="T7">repeat this process</text:span></text:p>
              </text:list-item>
            </text:list>
          </draw:text-box>
        </draw:frame>
        <draw:custom-shape draw:style-name="gr2" draw:text-style-name="P2" draw:layer="layout" svg:width="18.106cm" svg:height="1.989cm" svg:x="3.365cm" svg:y="12.757cm">
          <text:p/>
          <draw:enhanced-geometry svg:viewBox="0 0 21600 21600" draw:type="rectangle" draw:enhanced-path="M 0 0 L 21600 0 21600 21600 0 21600 0 0 Z N"/>
        </draw:custom-shape>
        <draw:line draw:style-name="gr3" draw:text-style-name="P5" draw:layer="layout" svg:x1="6.169cm" svg:y1="12.744cm" svg:x2="6.169cm" svg:y2="14.724cm">
          <text:p/>
        </draw:line>
        <draw:line draw:style-name="gr3" draw:text-style-name="P5" draw:layer="layout" svg:x1="8.996cm" svg:y1="12.744cm" svg:x2="8.996cm" svg:y2="14.759cm">
          <text:p/>
        </draw:line>
        <draw:line draw:style-name="gr3" draw:text-style-name="P5" draw:layer="layout" svg:x1="11.88cm" svg:y1="12.744cm" svg:x2="11.88cm" svg:y2="14.759cm">
          <text:p/>
        </draw:line>
        <draw:line draw:style-name="gr3" draw:text-style-name="P5" draw:layer="layout" svg:x1="14.962cm" svg:y1="12.744cm" svg:x2="14.962cm" svg:y2="14.759cm">
          <text:p/>
        </draw:line>
        <draw:line draw:style-name="gr3" draw:text-style-name="P5" draw:layer="layout" svg:x1="18.168cm" svg:y1="12.779cm" svg:x2="18.168cm" svg:y2="14.724cm">
          <text:p/>
        </draw:line>
        <draw:custom-shape draw:style-name="gr4" draw:text-style-name="P6" draw:layer="layout" svg:width="1.454cm" svg:height="1.273cm" svg:x="12.546cm" svg:y="13.207cm">
          <text:list text:style-name="L3">
            <text:list-header>
              <text:p text:style-name="P1"><text:span text:style-name="T3">77</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9.53cm" svg:y="13.242cm">
          <text:list text:style-name="L3">
            <text:list-header>
              <text:p text:style-name="P1"><text:span text:style-name="T3">12</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6.513cm" svg:y="13.242cm">
          <text:list text:style-name="L3">
            <text:list-header>
              <text:p text:style-name="P1"><text:span text:style-name="T3">35</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3.823cm" svg:y="13.282cm">
          <text:list text:style-name="L3">
            <text:list-header>
              <text:p text:style-name="P1"><text:span text:style-name="T3">42</text:span></text:p>
            </text:list-header>
          </text:list>
          <draw:enhanced-geometry svg:viewBox="0 0 21600 21600" draw:type="rectangle" draw:enhanced-path="M 0 0 L 21600 0 21600 21600 0 21600 0 0 Z N"/>
        </draw:custom-shape>
        <draw:custom-shape draw:style-name="gr4" draw:text-style-name="P6" draw:layer="layout" svg:width="1.458cm" svg:height="1.273cm" svg:x="15.44cm" svg:y="13.203cm">
          <text:list text:style-name="L3">
            <text:list-header>
              <text:p text:style-name="P1"><text:span text:style-name="T3"><text:s text:c="2"/></text:span><text:span text:style-name="T3">5</text:span></text:p>
            </text:list-header>
          </text:list>
          <draw:enhanced-geometry svg:viewBox="0 0 21600 21600" draw:type="rectangle" draw:enhanced-path="M 0 0 L 21600 0 21600 21600 0 21600 0 0 Z N"/>
        </draw:custom-shape>
        <draw:custom-shape draw:style-name="gr4" draw:text-style-name="P6" draw:layer="layout" svg:width="16.135cm" svg:height="1.273cm" svg:x="4.148cm" svg:y="11.479cm">
          <text:list text:style-name="L3">
            <text:list-header>
              <text:p text:style-name="P1"><text:span text:style-name="T3">1 <text:s text:c="9"/>2 <text:s text:c="9"/>3 <text:s text:c="9"/>4 <text:s text:c="11"/>5 <text:s text:c="11"/>6</text:span></text:p>
            </text:list-header>
          </text:list>
          <draw:enhanced-geometry svg:viewBox="0 0 21600 21600" draw:type="rectangle" draw:enhanced-path="M 0 0 L 21600 0 21600 21600 0 21600 0 0 Z N"/>
        </draw:custom-shape>
        <draw:custom-shape draw:style-name="gr33" draw:text-style-name="P12" draw:layer="layout" svg:width="3.202cm" svg:height="1.967cm" svg:x="18.203cm" svg:y="12.735cm">
          <text:list text:style-name="L1">
            <text:list-header>
              <text:p text:style-name="P9"><text:span text:style-name="T4">101</text:span></text:p>
            </text:list-header>
          </text:list>
          <draw:enhanced-geometry svg:viewBox="0 0 21600 21600" draw:type="rectangle" draw:enhanced-path="M 0 0 L 21600 0 21600 21600 0 21600 0 0 Z N"/>
        </draw:custom-shape>
        <draw:custom-shape draw:style-name="gr34" draw:text-style-name="P6" draw:layer="layout" svg:width="12.69cm" svg:height="1.277cm" svg:x="5.535cm" svg:y="15.346cm">
          <text:list text:style-name="L1">
            <text:list-header>
              <text:p text:style-name="P1"><text:span text:style-name="T4">Largest value correctly placed</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10" presentation:class="page"/>
          <draw:frame presentation:style-name="pr5" draw:text-style-name="P8" draw:layer="layout" svg:width="14.094cm" svg:height="11.707cm" svg:x="2.562cm" svg:y="12.373cm" presentation:class="notes" presentation:placeholder="true">
            <draw:text-box/>
          </draw:frame>
        </presentation:notes>
      </draw:page>
      <draw:page draw:name="Repeat “Bubble Up” How Many Times?" draw:style-name="dp1" draw:master-page-name="Default" presentation:presentation-page-layout-name="AL2T1" presentation:use-date-time-name="dtd1">
        <draw:frame presentation:style-name="pr7" draw:text-style-name="P2" draw:layer="layout" svg:width="21.59cm" svg:height="1.901cm" svg:x="1.905cm" svg:y="1.692cm" presentation:class="title" presentation:user-transformed="true">
          <draw:text-box>
            <text:list text:style-name="L1">
              <text:list-header>
                <text:p text:style-name="P1">Repeat “Bubble Up” How Many Times?</text:p>
              </text:list-header>
            </text:list>
          </draw:text-box>
        </draw:frame>
        <draw:frame presentation:style-name="pr8" draw:text-style-name="P2" draw:layer="layout" svg:width="20.135cm" svg:height="12.753cm" svg:x="1.904cm" svg:y="4.179cm" presentation:class="outline" presentation:user-transformed="true">
          <draw:text-box>
            <text:list text:style-name="L2">
              <text:list-item>
                <text:p text:style-name="P13"><text:span text:style-name="T2">If we have N elements…</text:span></text:p>
                <text:p text:style-name="P13"><text:span text:style-name="T2"/></text:p>
              </text:list-item>
              <text:list-item>
                <text:p text:style-name="P13"><text:span text:style-name="T2">And if each time we bubble an element, we place it in its correct location…</text:span></text:p>
                <text:p text:style-name="P13"><text:span text:style-name="T2"/></text:p>
              </text:list-item>
              <text:list-item>
                <text:p text:style-name="P13"><text:span text:style-name="T2">Then we </text:span><text:span text:style-name="T6">repeat the “bubble up” process N – 1 times.</text:span></text:p>
              </text:list-item>
            </text:list>
            <text:list text:style-name="L6">
              <text:list-header>
                <text:p text:style-name="P13"><text:span text:style-name="T6"/></text:p>
              </text:list-header>
            </text:list>
            <text:list text:style-name="L2">
              <text:list-item>
                <text:p text:style-name="P13"><text:span text:style-name="T2">This </text:span><text:span text:style-name="T6">guarantees we’ll correctly </text:span><text:span text:style-name="T6"><text:line-break/></text:span><text:span text:style-name="T6">place all N elements.</text:span></text:p>
              </text:list-item>
            </text:list>
          </draw:text-box>
        </draw:frame>
        <presentation:notes draw:style-name="dp4">
          <draw:page-thumbnail draw:style-name="gr1" draw:layer="layout" svg:width="12.912cm" svg:height="9.684cm" svg:x="3.153cm" svg:y="2.006cm" draw:page-number="11" presentation:class="page"/>
          <draw:frame presentation:style-name="pr5" draw:text-style-name="P8" draw:layer="layout" svg:width="14.094cm" svg:height="11.707cm" svg:x="2.562cm" svg:y="12.373cm" presentation:class="notes" presentation:placeholder="true">
            <draw:text-box/>
          </draw:frame>
        </presentation:notes>
      </draw:page>
      <draw:page draw:name="“Bubbling” All the Elements"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Bubbling” All the Elements</text:p>
              </text:list-header>
            </text:list>
          </draw:text-box>
        </draw:frame>
        <draw:g>
          <draw:custom-shape draw:style-name="gr35" draw:text-style-name="P2" draw:layer="layout" svg:width="18.106cm" svg:height="1.287cm" svg:x="4.172cm" svg:y="5.918cm">
            <text:p/>
            <draw:enhanced-geometry svg:viewBox="0 0 21600 21600" draw:type="rectangle" draw:enhanced-path="M 0 0 L 21600 0 21600 21600 0 21600 0 0 Z N"/>
          </draw:custom-shape>
          <draw:line draw:style-name="gr3" draw:text-style-name="P5" draw:layer="layout" svg:x1="6.976cm" svg:y1="5.909cm" svg:x2="6.976cm" svg:y2="7.192cm">
            <text:p/>
          </draw:line>
          <draw:line draw:style-name="gr3" draw:text-style-name="P5" draw:layer="layout" svg:x1="9.803cm" svg:y1="5.909cm" svg:x2="9.803cm" svg:y2="7.214cm">
            <text:p/>
          </draw:line>
          <draw:line draw:style-name="gr3" draw:text-style-name="P5" draw:layer="layout" svg:x1="12.687cm" svg:y1="5.909cm" svg:x2="12.687cm" svg:y2="7.214cm">
            <text:p/>
          </draw:line>
          <draw:line draw:style-name="gr3" draw:text-style-name="P5" draw:layer="layout" svg:x1="15.769cm" svg:y1="5.909cm" svg:x2="15.769cm" svg:y2="7.214cm">
            <text:p/>
          </draw:line>
          <draw:line draw:style-name="gr3" draw:text-style-name="P5" draw:layer="layout" svg:x1="18.975cm" svg:y1="5.931cm" svg:x2="18.975cm" svg:y2="7.192cm">
            <text:p/>
          </draw:line>
          <draw:custom-shape draw:style-name="gr4" draw:text-style-name="P6" draw:layer="layout" svg:width="1.454cm" svg:height="1.273cm" svg:x="13.353cm" svg:y="5.931cm">
            <text:list text:style-name="L3">
              <text:list-header>
                <text:p text:style-name="P1"><text:span text:style-name="T3">77</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10.337cm" svg:y="5.953cm">
            <text:list text:style-name="L3">
              <text:list-header>
                <text:p text:style-name="P1"><text:span text:style-name="T3">12</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7.321cm" svg:y="5.953cm">
            <text:list text:style-name="L3">
              <text:list-header>
                <text:p text:style-name="P1"><text:span text:style-name="T3">35</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4.631cm" svg:y="5.94cm">
            <text:list text:style-name="L3">
              <text:list-header>
                <text:p text:style-name="P1"><text:span text:style-name="T3">42</text:span></text:p>
              </text:list-header>
            </text:list>
            <draw:enhanced-geometry svg:viewBox="0 0 21600 21600" draw:type="rectangle" draw:enhanced-path="M 0 0 L 21600 0 21600 21600 0 21600 0 0 Z N"/>
          </draw:custom-shape>
          <draw:custom-shape draw:style-name="gr4" draw:text-style-name="P6" draw:layer="layout" svg:width="1.458cm" svg:height="1.273cm" svg:x="16.247cm" svg:y="5.931cm">
            <text:list text:style-name="L3">
              <text:list-header>
                <text:p text:style-name="P1"><text:span text:style-name="T3"><text:s text:c="2"/></text:span><text:span text:style-name="T3">5</text:span></text:p>
              </text:list-header>
            </text:list>
            <draw:enhanced-geometry svg:viewBox="0 0 21600 21600" draw:type="rectangle" draw:enhanced-path="M 0 0 L 21600 0 21600 21600 0 21600 0 0 Z N"/>
          </draw:custom-shape>
          <draw:custom-shape draw:style-name="gr4" draw:text-style-name="P6" draw:layer="layout" svg:width="16.135cm" svg:height="1.273cm" svg:x="4.955cm" svg:y="4.771cm">
            <text:list text:style-name="L3">
              <text:list-header>
                <text:p text:style-name="P1"><text:span text:style-name="T3">1 <text:s text:c="9"/>2 <text:s text:c="9"/>3 <text:s text:c="9"/>4 <text:s text:c="11"/>5 <text:s text:c="11"/>6</text:span></text:p>
              </text:list-header>
            </text:list>
            <draw:enhanced-geometry svg:viewBox="0 0 21600 21600" draw:type="rectangle" draw:enhanced-path="M 0 0 L 21600 0 21600 21600 0 21600 0 0 Z N"/>
          </draw:custom-shape>
          <draw:custom-shape draw:style-name="gr4" draw:text-style-name="P6" draw:layer="layout" svg:width="2.161cm" svg:height="1.273cm" svg:x="19.553cm" svg:y="5.931cm">
            <text:list text:style-name="L3">
              <text:list-header>
                <text:p text:style-name="P1"><text:span text:style-name="T3"><text:s/></text:span><text:span text:style-name="T5">101</text:span></text:p>
              </text:list-header>
            </text:list>
            <draw:enhanced-geometry svg:viewBox="0 0 21600 21600" draw:type="rectangle" draw:enhanced-path="M 0 0 L 21600 0 21600 21600 0 21600 0 0 Z N"/>
          </draw:custom-shape>
        </draw:g>
        <draw:g xml:id="id13" draw:id="id13">
          <draw:custom-shape draw:style-name="gr35" draw:text-style-name="P2" draw:layer="layout" svg:width="18.106cm" svg:height="1.287cm" svg:x="4.158cm" svg:y="8.471cm">
            <text:p/>
            <draw:enhanced-geometry svg:viewBox="0 0 21600 21600" draw:type="rectangle" draw:enhanced-path="M 0 0 L 21600 0 21600 21600 0 21600 0 0 Z N"/>
          </draw:custom-shape>
          <draw:line draw:style-name="gr3" draw:text-style-name="P5" draw:layer="layout" svg:x1="6.962cm" svg:y1="8.462cm" svg:x2="6.962cm" svg:y2="9.744cm">
            <text:p/>
          </draw:line>
          <draw:line draw:style-name="gr3" draw:text-style-name="P5" draw:layer="layout" svg:x1="9.789cm" svg:y1="8.462cm" svg:x2="9.789cm" svg:y2="9.766cm">
            <text:p/>
          </draw:line>
          <draw:line draw:style-name="gr3" draw:text-style-name="P5" draw:layer="layout" svg:x1="12.673cm" svg:y1="8.462cm" svg:x2="12.673cm" svg:y2="9.766cm">
            <text:p/>
          </draw:line>
          <draw:line draw:style-name="gr3" draw:text-style-name="P5" draw:layer="layout" svg:x1="15.755cm" svg:y1="8.462cm" svg:x2="15.755cm" svg:y2="9.766cm">
            <text:p/>
          </draw:line>
          <draw:line draw:style-name="gr3" draw:text-style-name="P5" draw:layer="layout" svg:x1="18.961cm" svg:y1="8.484cm" svg:x2="18.961cm" svg:y2="9.744cm">
            <text:p/>
          </draw:line>
          <draw:custom-shape draw:style-name="gr4" draw:text-style-name="P6" draw:layer="layout" svg:width="1.221cm" svg:height="1.273cm" svg:x="13.337cm" svg:y="8.484cm">
            <text:list text:style-name="L3">
              <text:list-header>
                <text:p text:style-name="P1"><text:span text:style-name="T3"><text:s/></text:span><text:span text:style-name="T3">5</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10.323cm" svg:y="8.506cm">
            <text:list text:style-name="L3">
              <text:list-header>
                <text:p text:style-name="P1"><text:span text:style-name="T3">42</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7.306cm" svg:y="8.506cm">
            <text:list text:style-name="L3">
              <text:list-header>
                <text:p text:style-name="P1"><text:span text:style-name="T3">12</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4.616cm" svg:y="8.493cm">
            <text:list text:style-name="L3">
              <text:list-header>
                <text:p text:style-name="P1"><text:span text:style-name="T3">35</text:span></text:p>
              </text:list-header>
            </text:list>
            <draw:enhanced-geometry svg:viewBox="0 0 21600 21600" draw:type="rectangle" draw:enhanced-path="M 0 0 L 21600 0 21600 21600 0 21600 0 0 Z N"/>
          </draw:custom-shape>
          <draw:custom-shape draw:style-name="gr4" draw:text-style-name="P6" draw:layer="layout" svg:width="1.691cm" svg:height="1.273cm" svg:x="16.235cm" svg:y="8.484cm">
            <text:list text:style-name="L3">
              <text:list-header>
                <text:p text:style-name="P1"><text:span text:style-name="T3"><text:s/></text:span><text:span text:style-name="T5">77</text:span></text:p>
              </text:list-header>
            </text:list>
            <draw:enhanced-geometry svg:viewBox="0 0 21600 21600" draw:type="rectangle" draw:enhanced-path="M 0 0 L 21600 0 21600 21600 0 21600 0 0 Z N"/>
          </draw:custom-shape>
          <draw:custom-shape draw:style-name="gr4" draw:text-style-name="P6" draw:layer="layout" svg:width="16.135cm" svg:height="1.273cm" svg:x="4.941cm" svg:y="7.325cm">
            <text:list text:style-name="L3">
              <text:list-header>
                <text:p text:style-name="P1"><text:span text:style-name="T3">1 <text:s text:c="9"/>2 <text:s text:c="9"/>3 <text:s text:c="9"/>4 <text:s text:c="11"/>5 <text:s text:c="11"/>6</text:span></text:p>
              </text:list-header>
            </text:list>
            <draw:enhanced-geometry svg:viewBox="0 0 21600 21600" draw:type="rectangle" draw:enhanced-path="M 0 0 L 21600 0 21600 21600 0 21600 0 0 Z N"/>
          </draw:custom-shape>
          <draw:custom-shape draw:style-name="gr4" draw:text-style-name="P6" draw:layer="layout" svg:width="2.161cm" svg:height="1.273cm" svg:x="19.539cm" svg:y="8.484cm">
            <text:list text:style-name="L3">
              <text:list-header>
                <text:p text:style-name="P1"><text:span text:style-name="T3"><text:s/></text:span><text:span text:style-name="T5">101</text:span></text:p>
              </text:list-header>
            </text:list>
            <draw:enhanced-geometry svg:viewBox="0 0 21600 21600" draw:type="rectangle" draw:enhanced-path="M 0 0 L 21600 0 21600 21600 0 21600 0 0 Z N"/>
          </draw:custom-shape>
        </draw:g>
        <draw:g xml:id="id14" draw:id="id14">
          <draw:custom-shape draw:style-name="gr36" draw:text-style-name="P2" draw:layer="layout" svg:width="18.106cm" svg:height="1.288cm" svg:x="4.172cm" svg:y="11.002cm">
            <text:p/>
            <draw:enhanced-geometry svg:viewBox="0 0 21600 21600" draw:type="rectangle" draw:enhanced-path="M 0 0 L 21600 0 21600 21600 0 21600 0 0 Z N"/>
          </draw:custom-shape>
          <draw:line draw:style-name="gr3" draw:text-style-name="P5" draw:layer="layout" svg:x1="6.976cm" svg:y1="10.993cm" svg:x2="6.976cm" svg:y2="12.277cm">
            <text:p/>
          </draw:line>
          <draw:line draw:style-name="gr3" draw:text-style-name="P5" draw:layer="layout" svg:x1="9.803cm" svg:y1="10.993cm" svg:x2="9.803cm" svg:y2="12.299cm">
            <text:p/>
          </draw:line>
          <draw:line draw:style-name="gr3" draw:text-style-name="P5" draw:layer="layout" svg:x1="12.687cm" svg:y1="10.993cm" svg:x2="12.687cm" svg:y2="12.299cm">
            <text:p/>
          </draw:line>
          <draw:line draw:style-name="gr3" draw:text-style-name="P5" draw:layer="layout" svg:x1="15.769cm" svg:y1="10.993cm" svg:x2="15.769cm" svg:y2="12.299cm">
            <text:p/>
          </draw:line>
          <draw:line draw:style-name="gr3" draw:text-style-name="P5" draw:layer="layout" svg:x1="18.975cm" svg:y1="11.015cm" svg:x2="18.975cm" svg:y2="12.277cm">
            <text:p/>
          </draw:line>
          <draw:custom-shape draw:style-name="gr37" draw:text-style-name="P6" draw:layer="layout" svg:width="1.454cm" svg:height="1.273cm" svg:x="13.353cm" svg:y="11.015cm">
            <text:list text:style-name="L5">
              <text:list-header>
                <text:p text:style-name="P1"><text:span text:style-name="T5">42</text:span></text:p>
              </text:list-header>
            </text:list>
            <draw:enhanced-geometry svg:viewBox="0 0 21600 21600" draw:type="rectangle" draw:enhanced-path="M 0 0 L 21600 0 21600 21600 0 21600 0 0 Z N"/>
          </draw:custom-shape>
          <draw:custom-shape draw:style-name="gr4" draw:text-style-name="P6" draw:layer="layout" svg:width="1.221cm" svg:height="1.273cm" svg:x="10.335cm" svg:y="11.037cm">
            <text:list text:style-name="L3">
              <text:list-header>
                <text:p text:style-name="P1"><text:span text:style-name="T3"><text:s/></text:span><text:span text:style-name="T3">5</text:span></text:p>
              </text:list-header>
            </text:list>
            <draw:enhanced-geometry svg:viewBox="0 0 21600 21600" draw:type="rectangle" draw:enhanced-path="M 0 0 L 21600 0 21600 21600 0 21600 0 0 Z N"/>
          </draw:custom-shape>
          <draw:custom-shape draw:style-name="gr4" draw:text-style-name="P6" draw:layer="layout" svg:width="1.691cm" svg:height="1.273cm" svg:x="7.319cm" svg:y="11.037cm">
            <text:list text:style-name="L3">
              <text:list-header>
                <text:p text:style-name="P1"><text:span text:style-name="T3"><text:s/></text:span><text:span text:style-name="T3">35</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4.631cm" svg:y="11.024cm">
            <text:list text:style-name="L3">
              <text:list-header>
                <text:p text:style-name="P1"><text:span text:style-name="T3">12</text:span></text:p>
              </text:list-header>
            </text:list>
            <draw:enhanced-geometry svg:viewBox="0 0 21600 21600" draw:type="rectangle" draw:enhanced-path="M 0 0 L 21600 0 21600 21600 0 21600 0 0 Z N"/>
          </draw:custom-shape>
          <draw:custom-shape draw:style-name="gr4" draw:text-style-name="P6" draw:layer="layout" svg:width="1.691cm" svg:height="1.273cm" svg:x="16.249cm" svg:y="11.015cm">
            <text:list text:style-name="L3">
              <text:list-header>
                <text:p text:style-name="P1"><text:span text:style-name="T3"><text:s/></text:span><text:span text:style-name="T5">77</text:span></text:p>
              </text:list-header>
            </text:list>
            <draw:enhanced-geometry svg:viewBox="0 0 21600 21600" draw:type="rectangle" draw:enhanced-path="M 0 0 L 21600 0 21600 21600 0 21600 0 0 Z N"/>
          </draw:custom-shape>
          <draw:custom-shape draw:style-name="gr4" draw:text-style-name="P6" draw:layer="layout" svg:width="16.135cm" svg:height="1.273cm" svg:x="4.955cm" svg:y="9.856cm">
            <text:list text:style-name="L3">
              <text:list-header>
                <text:p text:style-name="P1"><text:span text:style-name="T3">1 <text:s text:c="9"/>2 <text:s text:c="9"/>3 <text:s text:c="9"/>4 <text:s text:c="11"/>5 <text:s text:c="11"/>6</text:span></text:p>
              </text:list-header>
            </text:list>
            <draw:enhanced-geometry svg:viewBox="0 0 21600 21600" draw:type="rectangle" draw:enhanced-path="M 0 0 L 21600 0 21600 21600 0 21600 0 0 Z N"/>
          </draw:custom-shape>
          <draw:custom-shape draw:style-name="gr4" draw:text-style-name="P6" draw:layer="layout" svg:width="2.161cm" svg:height="1.273cm" svg:x="19.553cm" svg:y="11.015cm">
            <text:list text:style-name="L3">
              <text:list-header>
                <text:p text:style-name="P1"><text:span text:style-name="T3"><text:s/></text:span><text:span text:style-name="T5">101</text:span></text:p>
              </text:list-header>
            </text:list>
            <draw:enhanced-geometry svg:viewBox="0 0 21600 21600" draw:type="rectangle" draw:enhanced-path="M 0 0 L 21600 0 21600 21600 0 21600 0 0 Z N"/>
          </draw:custom-shape>
        </draw:g>
        <draw:g xml:id="id15" draw:id="id15">
          <draw:custom-shape draw:style-name="gr35" draw:text-style-name="P2" draw:layer="layout" svg:width="18.106cm" svg:height="1.287cm" svg:x="4.158cm" svg:y="13.454cm">
            <text:p/>
            <draw:enhanced-geometry svg:viewBox="0 0 21600 21600" draw:type="rectangle" draw:enhanced-path="M 0 0 L 21600 0 21600 21600 0 21600 0 0 Z N"/>
          </draw:custom-shape>
          <draw:line draw:style-name="gr3" draw:text-style-name="P5" draw:layer="layout" svg:x1="6.962cm" svg:y1="13.445cm" svg:x2="6.962cm" svg:y2="14.727cm">
            <text:p/>
          </draw:line>
          <draw:line draw:style-name="gr3" draw:text-style-name="P5" draw:layer="layout" svg:x1="9.789cm" svg:y1="13.445cm" svg:x2="9.789cm" svg:y2="14.749cm">
            <text:p/>
          </draw:line>
          <draw:line draw:style-name="gr3" draw:text-style-name="P5" draw:layer="layout" svg:x1="12.673cm" svg:y1="13.445cm" svg:x2="12.673cm" svg:y2="14.749cm">
            <text:p/>
          </draw:line>
          <draw:line draw:style-name="gr3" draw:text-style-name="P5" draw:layer="layout" svg:x1="15.755cm" svg:y1="13.445cm" svg:x2="15.755cm" svg:y2="14.749cm">
            <text:p/>
          </draw:line>
          <draw:line draw:style-name="gr3" draw:text-style-name="P5" draw:layer="layout" svg:x1="18.961cm" svg:y1="13.467cm" svg:x2="18.961cm" svg:y2="14.727cm">
            <text:p/>
          </draw:line>
          <draw:custom-shape draw:style-name="gr38" draw:text-style-name="P6" draw:layer="layout" svg:width="1.454cm" svg:height="1.273cm" svg:x="13.339cm" svg:y="13.467cm">
            <text:list text:style-name="L5">
              <text:list-header>
                <text:p text:style-name="P1"><text:span text:style-name="T5">42</text:span></text:p>
              </text:list-header>
            </text:list>
            <draw:enhanced-geometry svg:viewBox="0 0 21600 21600" draw:type="rectangle" draw:enhanced-path="M 0 0 L 21600 0 21600 21600 0 21600 0 0 Z N"/>
          </draw:custom-shape>
          <draw:custom-shape draw:style-name="gr4" draw:text-style-name="P6" draw:layer="layout" svg:width="1.691cm" svg:height="1.273cm" svg:x="10.321cm" svg:y="13.489cm">
            <text:list text:style-name="L3">
              <text:list-header>
                <text:p text:style-name="P1"><text:span text:style-name="T3"><text:s/></text:span><text:span text:style-name="T5">35</text:span></text:p>
              </text:list-header>
            </text:list>
            <draw:enhanced-geometry svg:viewBox="0 0 21600 21600" draw:type="rectangle" draw:enhanced-path="M 0 0 L 21600 0 21600 21600 0 21600 0 0 Z N"/>
          </draw:custom-shape>
          <draw:custom-shape draw:style-name="gr4" draw:text-style-name="P6" draw:layer="layout" svg:width="1.458cm" svg:height="1.273cm" svg:x="7.303cm" svg:y="13.489cm">
            <text:list text:style-name="L3">
              <text:list-header>
                <text:p text:style-name="P1"><text:span text:style-name="T3"><text:s text:c="2"/></text:span><text:span text:style-name="T3">5</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4.616cm" svg:y="13.476cm">
            <text:list text:style-name="L3">
              <text:list-header>
                <text:p text:style-name="P1"><text:span text:style-name="T3">12</text:span></text:p>
              </text:list-header>
            </text:list>
            <draw:enhanced-geometry svg:viewBox="0 0 21600 21600" draw:type="rectangle" draw:enhanced-path="M 0 0 L 21600 0 21600 21600 0 21600 0 0 Z N"/>
          </draw:custom-shape>
          <draw:custom-shape draw:style-name="gr4" draw:text-style-name="P6" draw:layer="layout" svg:width="1.691cm" svg:height="1.273cm" svg:x="16.235cm" svg:y="13.467cm">
            <text:list text:style-name="L3">
              <text:list-header>
                <text:p text:style-name="P1"><text:span text:style-name="T3"><text:s/></text:span><text:span text:style-name="T5">77</text:span></text:p>
              </text:list-header>
            </text:list>
            <draw:enhanced-geometry svg:viewBox="0 0 21600 21600" draw:type="rectangle" draw:enhanced-path="M 0 0 L 21600 0 21600 21600 0 21600 0 0 Z N"/>
          </draw:custom-shape>
          <draw:custom-shape draw:style-name="gr4" draw:text-style-name="P6" draw:layer="layout" svg:width="16.135cm" svg:height="1.273cm" svg:x="4.941cm" svg:y="12.308cm">
            <text:list text:style-name="L3">
              <text:list-header>
                <text:p text:style-name="P1"><text:span text:style-name="T3">1 <text:s text:c="9"/>2 <text:s text:c="9"/>3 <text:s text:c="9"/>4 <text:s text:c="11"/>5 <text:s text:c="11"/>6</text:span></text:p>
              </text:list-header>
            </text:list>
            <draw:enhanced-geometry svg:viewBox="0 0 21600 21600" draw:type="rectangle" draw:enhanced-path="M 0 0 L 21600 0 21600 21600 0 21600 0 0 Z N"/>
          </draw:custom-shape>
          <draw:custom-shape draw:style-name="gr4" draw:text-style-name="P6" draw:layer="layout" svg:width="2.161cm" svg:height="1.273cm" svg:x="19.539cm" svg:y="13.467cm">
            <text:list text:style-name="L3">
              <text:list-header>
                <text:p text:style-name="P1"><text:span text:style-name="T3"><text:s/></text:span><text:span text:style-name="T5">101</text:span></text:p>
              </text:list-header>
            </text:list>
            <draw:enhanced-geometry svg:viewBox="0 0 21600 21600" draw:type="rectangle" draw:enhanced-path="M 0 0 L 21600 0 21600 21600 0 21600 0 0 Z N"/>
          </draw:custom-shape>
        </draw:g>
        <draw:g xml:id="id16" draw:id="id16">
          <draw:custom-shape draw:style-name="gr35" draw:text-style-name="P2" draw:layer="layout" svg:width="18.106cm" svg:height="1.287cm" svg:x="4.158cm" svg:y="16.012cm">
            <text:p/>
            <draw:enhanced-geometry svg:viewBox="0 0 21600 21600" draw:type="rectangle" draw:enhanced-path="M 0 0 L 21600 0 21600 21600 0 21600 0 0 Z N"/>
          </draw:custom-shape>
          <draw:line draw:style-name="gr3" draw:text-style-name="P5" draw:layer="layout" svg:x1="6.962cm" svg:y1="16.003cm" svg:x2="6.962cm" svg:y2="17.286cm">
            <text:p/>
          </draw:line>
          <draw:line draw:style-name="gr3" draw:text-style-name="P5" draw:layer="layout" svg:x1="9.789cm" svg:y1="16.003cm" svg:x2="9.789cm" svg:y2="17.308cm">
            <text:p/>
          </draw:line>
          <draw:line draw:style-name="gr3" draw:text-style-name="P5" draw:layer="layout" svg:x1="12.673cm" svg:y1="16.003cm" svg:x2="12.673cm" svg:y2="17.308cm">
            <text:p/>
          </draw:line>
          <draw:line draw:style-name="gr3" draw:text-style-name="P5" draw:layer="layout" svg:x1="15.755cm" svg:y1="16.003cm" svg:x2="15.755cm" svg:y2="17.308cm">
            <text:p/>
          </draw:line>
          <draw:line draw:style-name="gr3" draw:text-style-name="P5" draw:layer="layout" svg:x1="18.961cm" svg:y1="16.025cm" svg:x2="18.961cm" svg:y2="17.286cm">
            <text:p/>
          </draw:line>
          <draw:custom-shape draw:style-name="gr39" draw:text-style-name="P6" draw:layer="layout" svg:width="1.454cm" svg:height="1.273cm" svg:x="13.339cm" svg:y="16.025cm">
            <text:list text:style-name="L5">
              <text:list-header>
                <text:p text:style-name="P1"><text:span text:style-name="T5">42</text:span></text:p>
              </text:list-header>
            </text:list>
            <draw:enhanced-geometry svg:viewBox="0 0 21600 21600" draw:type="rectangle" draw:enhanced-path="M 0 0 L 21600 0 21600 21600 0 21600 0 0 Z N"/>
          </draw:custom-shape>
          <draw:custom-shape draw:style-name="gr4" draw:text-style-name="P6" draw:layer="layout" svg:width="1.691cm" svg:height="1.273cm" svg:x="10.321cm" svg:y="16.047cm">
            <text:list text:style-name="L3">
              <text:list-header>
                <text:p text:style-name="P1"><text:span text:style-name="T3"><text:s/></text:span><text:span text:style-name="T5">35</text:span></text:p>
              </text:list-header>
            </text:list>
            <draw:enhanced-geometry svg:viewBox="0 0 21600 21600" draw:type="rectangle" draw:enhanced-path="M 0 0 L 21600 0 21600 21600 0 21600 0 0 Z N"/>
          </draw:custom-shape>
          <draw:custom-shape draw:style-name="gr4" draw:text-style-name="P6" draw:layer="layout" svg:width="1.691cm" svg:height="1.273cm" svg:x="7.305cm" svg:y="16.047cm">
            <text:list text:style-name="L3">
              <text:list-header>
                <text:p text:style-name="P1"><text:span text:style-name="T3"><text:s/></text:span><text:span text:style-name="T5">12</text:span></text:p>
              </text:list-header>
            </text:list>
            <draw:enhanced-geometry svg:viewBox="0 0 21600 21600" draw:type="rectangle" draw:enhanced-path="M 0 0 L 21600 0 21600 21600 0 21600 0 0 Z N"/>
          </draw:custom-shape>
          <draw:custom-shape draw:style-name="gr4" draw:text-style-name="P6" draw:layer="layout" svg:width="1.221cm" svg:height="1.273cm" svg:x="4.614cm" svg:y="16.034cm">
            <text:list text:style-name="L3">
              <text:list-header>
                <text:p text:style-name="P1"><text:span text:style-name="T3"><text:s/></text:span><text:span text:style-name="T4">5</text:span></text:p>
              </text:list-header>
            </text:list>
            <draw:enhanced-geometry svg:viewBox="0 0 21600 21600" draw:type="rectangle" draw:enhanced-path="M 0 0 L 21600 0 21600 21600 0 21600 0 0 Z N"/>
          </draw:custom-shape>
          <draw:custom-shape draw:style-name="gr4" draw:text-style-name="P6" draw:layer="layout" svg:width="1.691cm" svg:height="1.273cm" svg:x="16.235cm" svg:y="16.025cm">
            <text:list text:style-name="L3">
              <text:list-header>
                <text:p text:style-name="P1"><text:span text:style-name="T3"><text:s/></text:span><text:span text:style-name="T5">77</text:span></text:p>
              </text:list-header>
            </text:list>
            <draw:enhanced-geometry svg:viewBox="0 0 21600 21600" draw:type="rectangle" draw:enhanced-path="M 0 0 L 21600 0 21600 21600 0 21600 0 0 Z N"/>
          </draw:custom-shape>
          <draw:custom-shape draw:style-name="gr4" draw:text-style-name="P6" draw:layer="layout" svg:width="16.135cm" svg:height="1.273cm" svg:x="4.941cm" svg:y="14.865cm">
            <text:list text:style-name="L3">
              <text:list-header>
                <text:p text:style-name="P1"><text:span text:style-name="T3">1 <text:s text:c="9"/>2 <text:s text:c="9"/>3 <text:s text:c="9"/>4 <text:s text:c="11"/>5 <text:s text:c="11"/>6</text:span></text:p>
              </text:list-header>
            </text:list>
            <draw:enhanced-geometry svg:viewBox="0 0 21600 21600" draw:type="rectangle" draw:enhanced-path="M 0 0 L 21600 0 21600 21600 0 21600 0 0 Z N"/>
          </draw:custom-shape>
          <draw:custom-shape draw:style-name="gr4" draw:text-style-name="P6" draw:layer="layout" svg:width="2.161cm" svg:height="1.273cm" svg:x="19.539cm" svg:y="16.025cm">
            <text:list text:style-name="L3">
              <text:list-header>
                <text:p text:style-name="P1"><text:span text:style-name="T3"><text:s/></text:span><text:span text:style-name="T5">101</text:span></text:p>
              </text:list-header>
            </text:list>
            <draw:enhanced-geometry svg:viewBox="0 0 21600 21600" draw:type="rectangle" draw:enhanced-path="M 0 0 L 21600 0 21600 21600 0 21600 0 0 Z N"/>
          </draw:custom-shape>
        </draw:g>
        <draw:g xml:id="id17" draw:id="id17">
          <draw:custom-shape draw:style-name="gr40" draw:text-style-name="P2" draw:layer="layout" svg:width="1.698cm" svg:height="11.408cm" svg:x="2.103cm" svg:y="5.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1" draw:text-style-name="P6" draw:layer="layout" svg:width="2.339cm" svg:height="1.277cm" draw:transform="rotate (1.5707963267949) translate (0.992cm 12.819cm)">
            <text:list text:style-name="L1">
              <text:list-header>
                <text:p text:style-name="P1"><text:span text:style-name="T4">N - 1</text:span></text:p>
              </text:list-header>
            </text:list>
            <draw:enhanced-geometry svg:viewBox="0 0 21600 21600" draw:type="mso-spt202"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17" smil:attributeName="visibility" smil:to="visible"/>
                </anim:par>
              </anim:par>
            </anim:par>
          </anim:seq>
        </anim:par>
        <presentation:notes draw:style-name="dp4">
          <draw:page-thumbnail draw:style-name="gr1" draw:layer="layout" svg:width="12.912cm" svg:height="9.684cm" svg:x="3.153cm" svg:y="2.006cm" draw:page-number="12" presentation:class="page"/>
          <draw:frame presentation:style-name="pr5" draw:text-style-name="P8" draw:layer="layout" svg:width="14.094cm" svg:height="11.707cm" svg:x="2.562cm" svg:y="12.373cm" presentation:class="notes" presentation:placeholder="true">
            <draw:text-box/>
          </draw:frame>
        </presentation:notes>
      </draw:page>
      <draw:page draw:name="Reducing the Number of Comparisons"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Reducing the Number of Comparisons</text:p>
              </text:list-header>
            </text:list>
          </draw:text-box>
        </draw:frame>
        <draw:g>
          <draw:custom-shape draw:style-name="gr35" draw:text-style-name="P2" draw:layer="layout" svg:width="18.106cm" svg:height="1.287cm" svg:x="2.919cm" svg:y="5.821cm">
            <text:p/>
            <draw:enhanced-geometry svg:viewBox="0 0 21600 21600" draw:type="rectangle" draw:enhanced-path="M 0 0 L 21600 0 21600 21600 0 21600 0 0 Z N"/>
          </draw:custom-shape>
          <draw:line draw:style-name="gr3" draw:text-style-name="P5" draw:layer="layout" svg:x1="5.723cm" svg:y1="5.812cm" svg:x2="5.723cm" svg:y2="7.095cm">
            <text:p/>
          </draw:line>
          <draw:line draw:style-name="gr3" draw:text-style-name="P5" draw:layer="layout" svg:x1="8.55cm" svg:y1="5.812cm" svg:x2="8.55cm" svg:y2="7.117cm">
            <text:p/>
          </draw:line>
          <draw:line draw:style-name="gr3" draw:text-style-name="P5" draw:layer="layout" svg:x1="11.434cm" svg:y1="5.812cm" svg:x2="11.434cm" svg:y2="7.117cm">
            <text:p/>
          </draw:line>
          <draw:line draw:style-name="gr3" draw:text-style-name="P5" draw:layer="layout" svg:x1="14.516cm" svg:y1="5.812cm" svg:x2="14.516cm" svg:y2="7.117cm">
            <text:p/>
          </draw:line>
          <draw:line draw:style-name="gr3" draw:text-style-name="P5" draw:layer="layout" svg:x1="17.722cm" svg:y1="5.834cm" svg:x2="17.722cm" svg:y2="7.095cm">
            <text:p/>
          </draw:line>
          <draw:custom-shape draw:style-name="gr4" draw:text-style-name="P6" draw:layer="layout" svg:width="1.454cm" svg:height="1.273cm" svg:x="12.1cm" svg:y="5.834cm">
            <text:list text:style-name="L3">
              <text:list-header>
                <text:p text:style-name="P1"><text:span text:style-name="T3">12</text:span></text:p>
              </text:list-header>
            </text:list>
            <draw:enhanced-geometry svg:viewBox="0 0 21600 21600" draw:type="rectangle" draw:enhanced-path="M 0 0 L 21600 0 21600 21600 0 21600 0 0 Z N"/>
          </draw:custom-shape>
          <draw:custom-shape draw:style-name="gr4" draw:text-style-name="P6" draw:layer="layout" svg:width="1.691cm" svg:height="1.273cm" svg:x="9.082cm" svg:y="5.856cm">
            <text:list text:style-name="L3">
              <text:list-header>
                <text:p text:style-name="P1"><text:span text:style-name="T3"><text:s/></text:span><text:span text:style-name="T3">35</text:span></text:p>
              </text:list-header>
            </text:list>
            <draw:enhanced-geometry svg:viewBox="0 0 21600 21600" draw:type="rectangle" draw:enhanced-path="M 0 0 L 21600 0 21600 21600 0 21600 0 0 Z N"/>
          </draw:custom-shape>
          <draw:custom-shape draw:style-name="gr4" draw:text-style-name="P6" draw:layer="layout" svg:width="1.691cm" svg:height="1.273cm" svg:x="6.066cm" svg:y="5.856cm">
            <text:list text:style-name="L3">
              <text:list-header>
                <text:p text:style-name="P1"><text:span text:style-name="T3"><text:s/></text:span><text:span text:style-name="T3">42</text:span></text:p>
              </text:list-header>
            </text:list>
            <draw:enhanced-geometry svg:viewBox="0 0 21600 21600" draw:type="rectangle" draw:enhanced-path="M 0 0 L 21600 0 21600 21600 0 21600 0 0 Z N"/>
          </draw:custom-shape>
          <draw:custom-shape draw:style-name="gr4" draw:text-style-name="P6" draw:layer="layout" svg:width="1.691cm" svg:height="1.273cm" svg:x="3.376cm" svg:y="5.843cm">
            <text:list text:style-name="L3">
              <text:list-header>
                <text:p text:style-name="P1"><text:span text:style-name="T3"><text:s/></text:span><text:span text:style-name="T3">77</text:span></text:p>
              </text:list-header>
            </text:list>
            <draw:enhanced-geometry svg:viewBox="0 0 21600 21600" draw:type="rectangle" draw:enhanced-path="M 0 0 L 21600 0 21600 21600 0 21600 0 0 Z N"/>
          </draw:custom-shape>
          <draw:custom-shape draw:style-name="gr4" draw:text-style-name="P6" draw:layer="layout" svg:width="2.161cm" svg:height="1.273cm" svg:x="14.997cm" svg:y="5.834cm">
            <text:list text:style-name="L3">
              <text:list-header>
                <text:p text:style-name="P1"><text:span text:style-name="T3"><text:s/></text:span><text:span text:style-name="T3">101</text:span></text:p>
              </text:list-header>
            </text:list>
            <draw:enhanced-geometry svg:viewBox="0 0 21600 21600" draw:type="rectangle" draw:enhanced-path="M 0 0 L 21600 0 21600 21600 0 21600 0 0 Z N"/>
          </draw:custom-shape>
          <draw:custom-shape draw:style-name="gr4" draw:text-style-name="P6" draw:layer="layout" svg:width="16.135cm" svg:height="1.273cm" svg:x="3.702cm" svg:y="4.674cm">
            <text:list text:style-name="L3">
              <text:list-header>
                <text:p text:style-name="P1"><text:span text:style-name="T3">1 <text:s text:c="9"/>2 <text:s text:c="9"/>3 <text:s text:c="9"/>4 <text:s text:c="11"/>5 <text:s text:c="11"/>6</text:span></text:p>
              </text:list-header>
            </text:list>
            <draw:enhanced-geometry svg:viewBox="0 0 21600 21600" draw:type="rectangle" draw:enhanced-path="M 0 0 L 21600 0 21600 21600 0 21600 0 0 Z N"/>
          </draw:custom-shape>
          <draw:custom-shape draw:style-name="gr4" draw:text-style-name="P6" draw:layer="layout" svg:width="1.221cm" svg:height="1.273cm" svg:x="18.298cm" svg:y="5.834cm">
            <text:list text:style-name="L3">
              <text:list-header>
                <text:p text:style-name="P1"><text:span text:style-name="T3"><text:s/></text:span><text:span text:style-name="T3">5</text:span></text:p>
              </text:list-header>
            </text:list>
            <draw:enhanced-geometry svg:viewBox="0 0 21600 21600" draw:type="rectangle" draw:enhanced-path="M 0 0 L 21600 0 21600 21600 0 21600 0 0 Z N"/>
          </draw:custom-shape>
        </draw:g>
        <draw:g xml:id="id18" draw:id="id18">
          <draw:g>
            <draw:custom-shape draw:style-name="gr35" draw:text-style-name="P2" draw:layer="layout" svg:width="18.106cm" svg:height="1.287cm" svg:x="2.959cm" svg:y="8.176cm">
              <text:p/>
              <draw:enhanced-geometry svg:viewBox="0 0 21600 21600" draw:type="rectangle" draw:enhanced-path="M 0 0 L 21600 0 21600 21600 0 21600 0 0 Z N"/>
            </draw:custom-shape>
            <draw:line draw:style-name="gr3" draw:text-style-name="P5" draw:layer="layout" svg:x1="5.763cm" svg:y1="8.167cm" svg:x2="5.763cm" svg:y2="9.45cm">
              <text:p/>
            </draw:line>
            <draw:line draw:style-name="gr3" draw:text-style-name="P5" draw:layer="layout" svg:x1="8.59cm" svg:y1="8.167cm" svg:x2="8.59cm" svg:y2="9.472cm">
              <text:p/>
            </draw:line>
            <draw:line draw:style-name="gr3" draw:text-style-name="P5" draw:layer="layout" svg:x1="11.474cm" svg:y1="8.167cm" svg:x2="11.474cm" svg:y2="9.472cm">
              <text:p/>
            </draw:line>
            <draw:line draw:style-name="gr3" draw:text-style-name="P5" draw:layer="layout" svg:x1="14.556cm" svg:y1="8.167cm" svg:x2="14.556cm" svg:y2="9.472cm">
              <text:p/>
            </draw:line>
            <draw:line draw:style-name="gr3" draw:text-style-name="P5" draw:layer="layout" svg:x1="17.762cm" svg:y1="8.189cm" svg:x2="17.762cm" svg:y2="9.45cm">
              <text:p/>
            </draw:line>
            <draw:custom-shape draw:style-name="gr4" draw:text-style-name="P6" draw:layer="layout" svg:width="1.454cm" svg:height="1.273cm" svg:x="12.14cm" svg:y="8.189cm">
              <text:list text:style-name="L3">
                <text:list-header>
                  <text:p text:style-name="P1"><text:span text:style-name="T3">77</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9.124cm" svg:y="8.211cm">
              <text:list text:style-name="L3">
                <text:list-header>
                  <text:p text:style-name="P1"><text:span text:style-name="T3">12</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6.108cm" svg:y="8.211cm">
              <text:list text:style-name="L3">
                <text:list-header>
                  <text:p text:style-name="P1"><text:span text:style-name="T3">35</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3.418cm" svg:y="8.198cm">
              <text:list text:style-name="L3">
                <text:list-header>
                  <text:p text:style-name="P1"><text:span text:style-name="T3">42</text:span></text:p>
                </text:list-header>
              </text:list>
              <draw:enhanced-geometry svg:viewBox="0 0 21600 21600" draw:type="rectangle" draw:enhanced-path="M 0 0 L 21600 0 21600 21600 0 21600 0 0 Z N"/>
            </draw:custom-shape>
            <draw:custom-shape draw:style-name="gr4" draw:text-style-name="P6" draw:layer="layout" svg:width="1.458cm" svg:height="1.273cm" svg:x="15.034cm" svg:y="8.189cm">
              <text:list text:style-name="L3">
                <text:list-header>
                  <text:p text:style-name="P1"><text:span text:style-name="T3"><text:s text:c="2"/></text:span><text:span text:style-name="T3">5</text:span></text:p>
                </text:list-header>
              </text:list>
              <draw:enhanced-geometry svg:viewBox="0 0 21600 21600" draw:type="rectangle" draw:enhanced-path="M 0 0 L 21600 0 21600 21600 0 21600 0 0 Z N"/>
            </draw:custom-shape>
            <draw:custom-shape draw:style-name="gr4" draw:text-style-name="P6" draw:layer="layout" svg:width="16.135cm" svg:height="1.273cm" svg:x="3.742cm" svg:y="7.029cm">
              <text:list text:style-name="L3">
                <text:list-header>
                  <text:p text:style-name="P1"><text:span text:style-name="T3">1 <text:s text:c="9"/>2 <text:s text:c="9"/>3 <text:s text:c="9"/>4 <text:s text:c="11"/>5 <text:s text:c="11"/>6</text:span></text:p>
                </text:list-header>
              </text:list>
              <draw:enhanced-geometry svg:viewBox="0 0 21600 21600" draw:type="rectangle" draw:enhanced-path="M 0 0 L 21600 0 21600 21600 0 21600 0 0 Z N"/>
            </draw:custom-shape>
            <draw:custom-shape draw:style-name="gr4" draw:text-style-name="P6" draw:layer="layout" svg:width="2.161cm" svg:height="1.273cm" svg:x="18.34cm" svg:y="8.189cm">
              <text:list text:style-name="L3">
                <text:list-header>
                  <text:p text:style-name="P1"><text:span text:style-name="T3"><text:s/></text:span><text:span text:style-name="T5">101</text:span></text:p>
                </text:list-header>
              </text:list>
              <draw:enhanced-geometry svg:viewBox="0 0 21600 21600" draw:type="rectangle" draw:enhanced-path="M 0 0 L 21600 0 21600 21600 0 21600 0 0 Z N"/>
            </draw:custom-shape>
          </draw:g>
          <draw:custom-shape draw:style-name="gr42" draw:text-style-name="P2" draw:layer="layout" svg:width="14.816cm" svg:height="1.283cm" svg:x="2.946cm" svg:y="8.167cm">
            <text:p/>
            <draw:enhanced-geometry svg:viewBox="0 0 21600 21600" draw:type="rectangle" draw:enhanced-path="M 0 0 L 21600 0 21600 21600 0 21600 0 0 Z N"/>
          </draw:custom-shape>
        </draw:g>
        <draw:g xml:id="id19" draw:id="id19">
          <draw:g>
            <draw:custom-shape draw:style-name="gr35" draw:text-style-name="P2" draw:layer="layout" svg:width="18.106cm" svg:height="1.287cm" svg:x="2.945cm" svg:y="10.728cm">
              <text:p/>
              <draw:enhanced-geometry svg:viewBox="0 0 21600 21600" draw:type="rectangle" draw:enhanced-path="M 0 0 L 21600 0 21600 21600 0 21600 0 0 Z N"/>
            </draw:custom-shape>
            <draw:line draw:style-name="gr3" draw:text-style-name="P5" draw:layer="layout" svg:x1="5.749cm" svg:y1="10.719cm" svg:x2="5.749cm" svg:y2="12.001cm">
              <text:p/>
            </draw:line>
            <draw:line draw:style-name="gr3" draw:text-style-name="P5" draw:layer="layout" svg:x1="8.576cm" svg:y1="10.719cm" svg:x2="8.576cm" svg:y2="12.023cm">
              <text:p/>
            </draw:line>
            <draw:line draw:style-name="gr3" draw:text-style-name="P5" draw:layer="layout" svg:x1="11.46cm" svg:y1="10.719cm" svg:x2="11.46cm" svg:y2="12.023cm">
              <text:p/>
            </draw:line>
            <draw:line draw:style-name="gr3" draw:text-style-name="P5" draw:layer="layout" svg:x1="14.542cm" svg:y1="10.719cm" svg:x2="14.542cm" svg:y2="12.023cm">
              <text:p/>
            </draw:line>
            <draw:line draw:style-name="gr3" draw:text-style-name="P5" draw:layer="layout" svg:x1="17.748cm" svg:y1="10.741cm" svg:x2="17.748cm" svg:y2="12.001cm">
              <text:p/>
            </draw:line>
            <draw:custom-shape draw:style-name="gr4" draw:text-style-name="P6" draw:layer="layout" svg:width="1.221cm" svg:height="1.273cm" svg:x="12.124cm" svg:y="10.741cm">
              <text:list text:style-name="L3">
                <text:list-header>
                  <text:p text:style-name="P1"><text:span text:style-name="T3"><text:s/></text:span><text:span text:style-name="T3">5</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9.11cm" svg:y="10.763cm">
              <text:list text:style-name="L3">
                <text:list-header>
                  <text:p text:style-name="P1"><text:span text:style-name="T3">42</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6.093cm" svg:y="10.763cm">
              <text:list text:style-name="L3">
                <text:list-header>
                  <text:p text:style-name="P1"><text:span text:style-name="T3">12</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3.403cm" svg:y="10.75cm">
              <text:list text:style-name="L3">
                <text:list-header>
                  <text:p text:style-name="P1"><text:span text:style-name="T3">35</text:span></text:p>
                </text:list-header>
              </text:list>
              <draw:enhanced-geometry svg:viewBox="0 0 21600 21600" draw:type="rectangle" draw:enhanced-path="M 0 0 L 21600 0 21600 21600 0 21600 0 0 Z N"/>
            </draw:custom-shape>
            <draw:custom-shape draw:style-name="gr4" draw:text-style-name="P6" draw:layer="layout" svg:width="1.691cm" svg:height="1.273cm" svg:x="15.022cm" svg:y="10.741cm">
              <text:list text:style-name="L3">
                <text:list-header>
                  <text:p text:style-name="P1"><text:span text:style-name="T3"><text:s/></text:span><text:span text:style-name="T5">77</text:span></text:p>
                </text:list-header>
              </text:list>
              <draw:enhanced-geometry svg:viewBox="0 0 21600 21600" draw:type="rectangle" draw:enhanced-path="M 0 0 L 21600 0 21600 21600 0 21600 0 0 Z N"/>
            </draw:custom-shape>
            <draw:custom-shape draw:style-name="gr4" draw:text-style-name="P6" draw:layer="layout" svg:width="16.135cm" svg:height="1.273cm" svg:x="3.728cm" svg:y="9.582cm">
              <text:list text:style-name="L3">
                <text:list-header>
                  <text:p text:style-name="P1"><text:span text:style-name="T3">1 <text:s text:c="9"/>2 <text:s text:c="9"/>3 <text:s text:c="9"/>4 <text:s text:c="11"/>5 <text:s text:c="11"/>6</text:span></text:p>
                </text:list-header>
              </text:list>
              <draw:enhanced-geometry svg:viewBox="0 0 21600 21600" draw:type="rectangle" draw:enhanced-path="M 0 0 L 21600 0 21600 21600 0 21600 0 0 Z N"/>
            </draw:custom-shape>
            <draw:custom-shape draw:style-name="gr4" draw:text-style-name="P6" draw:layer="layout" svg:width="2.161cm" svg:height="1.273cm" svg:x="18.326cm" svg:y="10.741cm">
              <text:list text:style-name="L3">
                <text:list-header>
                  <text:p text:style-name="P1"><text:span text:style-name="T3"><text:s/></text:span><text:span text:style-name="T5">101</text:span></text:p>
                </text:list-header>
              </text:list>
              <draw:enhanced-geometry svg:viewBox="0 0 21600 21600" draw:type="rectangle" draw:enhanced-path="M 0 0 L 21600 0 21600 21600 0 21600 0 0 Z N"/>
            </draw:custom-shape>
          </draw:g>
          <draw:custom-shape draw:style-name="gr43" draw:text-style-name="P2" draw:layer="layout" svg:width="11.611cm" svg:height="1.283cm" svg:x="2.932cm" svg:y="10.719cm">
            <text:p/>
            <draw:enhanced-geometry svg:viewBox="0 0 21600 21600" draw:type="rectangle" draw:enhanced-path="M 0 0 L 21600 0 21600 21600 0 21600 0 0 Z N"/>
          </draw:custom-shape>
        </draw:g>
        <draw:g xml:id="id20" draw:id="id20">
          <draw:g>
            <draw:custom-shape draw:style-name="gr36" draw:text-style-name="P2" draw:layer="layout" svg:width="18.106cm" svg:height="1.288cm" svg:x="2.959cm" svg:y="13.26cm">
              <text:p/>
              <draw:enhanced-geometry svg:viewBox="0 0 21600 21600" draw:type="rectangle" draw:enhanced-path="M 0 0 L 21600 0 21600 21600 0 21600 0 0 Z N"/>
            </draw:custom-shape>
            <draw:line draw:style-name="gr3" draw:text-style-name="P5" draw:layer="layout" svg:x1="5.763cm" svg:y1="13.251cm" svg:x2="5.763cm" svg:y2="14.535cm">
              <text:p/>
            </draw:line>
            <draw:line draw:style-name="gr3" draw:text-style-name="P5" draw:layer="layout" svg:x1="8.59cm" svg:y1="13.251cm" svg:x2="8.59cm" svg:y2="14.557cm">
              <text:p/>
            </draw:line>
            <draw:line draw:style-name="gr3" draw:text-style-name="P5" draw:layer="layout" svg:x1="11.474cm" svg:y1="13.251cm" svg:x2="11.474cm" svg:y2="14.557cm">
              <text:p/>
            </draw:line>
            <draw:line draw:style-name="gr3" draw:text-style-name="P5" draw:layer="layout" svg:x1="14.556cm" svg:y1="13.251cm" svg:x2="14.556cm" svg:y2="14.557cm">
              <text:p/>
            </draw:line>
            <draw:line draw:style-name="gr3" draw:text-style-name="P5" draw:layer="layout" svg:x1="17.762cm" svg:y1="13.273cm" svg:x2="17.762cm" svg:y2="14.535cm">
              <text:p/>
            </draw:line>
            <draw:custom-shape draw:style-name="gr44" draw:text-style-name="P6" draw:layer="layout" svg:width="1.454cm" svg:height="1.273cm" svg:x="12.14cm" svg:y="13.273cm">
              <text:list text:style-name="L5">
                <text:list-header>
                  <text:p text:style-name="P1"><text:span text:style-name="T5">42</text:span></text:p>
                </text:list-header>
              </text:list>
              <draw:enhanced-geometry svg:viewBox="0 0 21600 21600" draw:type="rectangle" draw:enhanced-path="M 0 0 L 21600 0 21600 21600 0 21600 0 0 Z N"/>
            </draw:custom-shape>
            <draw:custom-shape draw:style-name="gr4" draw:text-style-name="P6" draw:layer="layout" svg:width="1.221cm" svg:height="1.273cm" svg:x="9.122cm" svg:y="13.295cm">
              <text:list text:style-name="L3">
                <text:list-header>
                  <text:p text:style-name="P1"><text:span text:style-name="T3"><text:s/></text:span><text:span text:style-name="T3">5</text:span></text:p>
                </text:list-header>
              </text:list>
              <draw:enhanced-geometry svg:viewBox="0 0 21600 21600" draw:type="rectangle" draw:enhanced-path="M 0 0 L 21600 0 21600 21600 0 21600 0 0 Z N"/>
            </draw:custom-shape>
            <draw:custom-shape draw:style-name="gr4" draw:text-style-name="P6" draw:layer="layout" svg:width="1.691cm" svg:height="1.273cm" svg:x="6.106cm" svg:y="13.295cm">
              <text:list text:style-name="L3">
                <text:list-header>
                  <text:p text:style-name="P1"><text:span text:style-name="T3"><text:s/></text:span><text:span text:style-name="T3">35</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3.418cm" svg:y="13.282cm">
              <text:list text:style-name="L3">
                <text:list-header>
                  <text:p text:style-name="P1"><text:span text:style-name="T3">12</text:span></text:p>
                </text:list-header>
              </text:list>
              <draw:enhanced-geometry svg:viewBox="0 0 21600 21600" draw:type="rectangle" draw:enhanced-path="M 0 0 L 21600 0 21600 21600 0 21600 0 0 Z N"/>
            </draw:custom-shape>
            <draw:custom-shape draw:style-name="gr4" draw:text-style-name="P6" draw:layer="layout" svg:width="1.691cm" svg:height="1.273cm" svg:x="15.036cm" svg:y="13.273cm">
              <text:list text:style-name="L3">
                <text:list-header>
                  <text:p text:style-name="P1"><text:span text:style-name="T3"><text:s/></text:span><text:span text:style-name="T5">77</text:span></text:p>
                </text:list-header>
              </text:list>
              <draw:enhanced-geometry svg:viewBox="0 0 21600 21600" draw:type="rectangle" draw:enhanced-path="M 0 0 L 21600 0 21600 21600 0 21600 0 0 Z N"/>
            </draw:custom-shape>
            <draw:custom-shape draw:style-name="gr4" draw:text-style-name="P6" draw:layer="layout" svg:width="16.135cm" svg:height="1.273cm" svg:x="3.742cm" svg:y="12.114cm">
              <text:list text:style-name="L3">
                <text:list-header>
                  <text:p text:style-name="P1"><text:span text:style-name="T3">1 <text:s text:c="9"/>2 <text:s text:c="9"/>3 <text:s text:c="9"/>4 <text:s text:c="11"/>5 <text:s text:c="11"/>6</text:span></text:p>
                </text:list-header>
              </text:list>
              <draw:enhanced-geometry svg:viewBox="0 0 21600 21600" draw:type="rectangle" draw:enhanced-path="M 0 0 L 21600 0 21600 21600 0 21600 0 0 Z N"/>
            </draw:custom-shape>
            <draw:custom-shape draw:style-name="gr4" draw:text-style-name="P6" draw:layer="layout" svg:width="2.161cm" svg:height="1.273cm" svg:x="18.34cm" svg:y="13.273cm">
              <text:list text:style-name="L3">
                <text:list-header>
                  <text:p text:style-name="P1"><text:span text:style-name="T3"><text:s/></text:span><text:span text:style-name="T5">101</text:span></text:p>
                </text:list-header>
              </text:list>
              <draw:enhanced-geometry svg:viewBox="0 0 21600 21600" draw:type="rectangle" draw:enhanced-path="M 0 0 L 21600 0 21600 21600 0 21600 0 0 Z N"/>
            </draw:custom-shape>
          </draw:g>
          <draw:custom-shape draw:style-name="gr45" draw:text-style-name="P2" draw:layer="layout" svg:width="8.542cm" svg:height="1.283cm" svg:x="2.932cm" svg:y="13.281cm">
            <text:p/>
            <draw:enhanced-geometry svg:viewBox="0 0 21600 21600" draw:type="rectangle" draw:enhanced-path="M 0 0 L 21600 0 21600 21600 0 21600 0 0 Z N"/>
          </draw:custom-shape>
        </draw:g>
        <draw:g xml:id="id21" draw:id="id21">
          <draw:g>
            <draw:custom-shape draw:style-name="gr35" draw:text-style-name="P2" draw:layer="layout" svg:width="18.106cm" svg:height="1.287cm" svg:x="2.945cm" svg:y="15.711cm">
              <text:p/>
              <draw:enhanced-geometry svg:viewBox="0 0 21600 21600" draw:type="rectangle" draw:enhanced-path="M 0 0 L 21600 0 21600 21600 0 21600 0 0 Z N"/>
            </draw:custom-shape>
            <draw:line draw:style-name="gr3" draw:text-style-name="P5" draw:layer="layout" svg:x1="5.749cm" svg:y1="15.702cm" svg:x2="5.749cm" svg:y2="16.984cm">
              <text:p/>
            </draw:line>
            <draw:line draw:style-name="gr3" draw:text-style-name="P5" draw:layer="layout" svg:x1="8.576cm" svg:y1="15.702cm" svg:x2="8.576cm" svg:y2="17.006cm">
              <text:p/>
            </draw:line>
            <draw:line draw:style-name="gr3" draw:text-style-name="P5" draw:layer="layout" svg:x1="11.46cm" svg:y1="15.702cm" svg:x2="11.46cm" svg:y2="17.006cm">
              <text:p/>
            </draw:line>
            <draw:line draw:style-name="gr3" draw:text-style-name="P5" draw:layer="layout" svg:x1="14.542cm" svg:y1="15.702cm" svg:x2="14.542cm" svg:y2="17.006cm">
              <text:p/>
            </draw:line>
            <draw:line draw:style-name="gr3" draw:text-style-name="P5" draw:layer="layout" svg:x1="17.748cm" svg:y1="15.724cm" svg:x2="17.748cm" svg:y2="16.984cm">
              <text:p/>
            </draw:line>
            <draw:custom-shape draw:style-name="gr46" draw:text-style-name="P6" draw:layer="layout" svg:width="1.454cm" svg:height="1.273cm" svg:x="12.126cm" svg:y="15.724cm">
              <text:list text:style-name="L5">
                <text:list-header>
                  <text:p text:style-name="P1"><text:span text:style-name="T5">42</text:span></text:p>
                </text:list-header>
              </text:list>
              <draw:enhanced-geometry svg:viewBox="0 0 21600 21600" draw:type="rectangle" draw:enhanced-path="M 0 0 L 21600 0 21600 21600 0 21600 0 0 Z N"/>
            </draw:custom-shape>
            <draw:custom-shape draw:style-name="gr4" draw:text-style-name="P6" draw:layer="layout" svg:width="1.691cm" svg:height="1.273cm" svg:x="9.108cm" svg:y="15.746cm">
              <text:list text:style-name="L3">
                <text:list-header>
                  <text:p text:style-name="P1"><text:span text:style-name="T3"><text:s/></text:span><text:span text:style-name="T5">35</text:span></text:p>
                </text:list-header>
              </text:list>
              <draw:enhanced-geometry svg:viewBox="0 0 21600 21600" draw:type="rectangle" draw:enhanced-path="M 0 0 L 21600 0 21600 21600 0 21600 0 0 Z N"/>
            </draw:custom-shape>
            <draw:custom-shape draw:style-name="gr4" draw:text-style-name="P6" draw:layer="layout" svg:width="1.458cm" svg:height="1.273cm" svg:x="6.09cm" svg:y="15.746cm">
              <text:list text:style-name="L3">
                <text:list-header>
                  <text:p text:style-name="P1"><text:span text:style-name="T3"><text:s text:c="2"/></text:span><text:span text:style-name="T3">5</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3.403cm" svg:y="15.733cm">
              <text:list text:style-name="L3">
                <text:list-header>
                  <text:p text:style-name="P1"><text:span text:style-name="T3">12</text:span></text:p>
                </text:list-header>
              </text:list>
              <draw:enhanced-geometry svg:viewBox="0 0 21600 21600" draw:type="rectangle" draw:enhanced-path="M 0 0 L 21600 0 21600 21600 0 21600 0 0 Z N"/>
            </draw:custom-shape>
            <draw:custom-shape draw:style-name="gr4" draw:text-style-name="P6" draw:layer="layout" svg:width="1.691cm" svg:height="1.273cm" svg:x="15.022cm" svg:y="15.724cm">
              <text:list text:style-name="L3">
                <text:list-header>
                  <text:p text:style-name="P1"><text:span text:style-name="T3"><text:s/></text:span><text:span text:style-name="T5">77</text:span></text:p>
                </text:list-header>
              </text:list>
              <draw:enhanced-geometry svg:viewBox="0 0 21600 21600" draw:type="rectangle" draw:enhanced-path="M 0 0 L 21600 0 21600 21600 0 21600 0 0 Z N"/>
            </draw:custom-shape>
            <draw:custom-shape draw:style-name="gr4" draw:text-style-name="P6" draw:layer="layout" svg:width="16.135cm" svg:height="1.273cm" svg:x="3.728cm" svg:y="14.565cm">
              <text:list text:style-name="L3">
                <text:list-header>
                  <text:p text:style-name="P1"><text:span text:style-name="T3">1 <text:s text:c="9"/>2 <text:s text:c="9"/>3 <text:s text:c="9"/>4 <text:s text:c="11"/>5 <text:s text:c="11"/>6</text:span></text:p>
                </text:list-header>
              </text:list>
              <draw:enhanced-geometry svg:viewBox="0 0 21600 21600" draw:type="rectangle" draw:enhanced-path="M 0 0 L 21600 0 21600 21600 0 21600 0 0 Z N"/>
            </draw:custom-shape>
            <draw:custom-shape draw:style-name="gr4" draw:text-style-name="P6" draw:layer="layout" svg:width="2.161cm" svg:height="1.273cm" svg:x="18.326cm" svg:y="15.724cm">
              <text:list text:style-name="L3">
                <text:list-header>
                  <text:p text:style-name="P1"><text:span text:style-name="T3"><text:s/></text:span><text:span text:style-name="T5">101</text:span></text:p>
                </text:list-header>
              </text:list>
              <draw:enhanced-geometry svg:viewBox="0 0 21600 21600" draw:type="rectangle" draw:enhanced-path="M 0 0 L 21600 0 21600 21600 0 21600 0 0 Z N"/>
            </draw:custom-shape>
          </draw:g>
          <draw:custom-shape draw:style-name="gr47" draw:text-style-name="P2" draw:layer="layout" svg:width="5.658cm" svg:height="1.284cm" svg:x="2.919cm" svg:y="15.746cm">
            <text:p/>
            <draw:enhanced-geometry svg:viewBox="0 0 21600 21600" draw:type="rectangle" draw:enhanced-path="M 0 0 L 21600 0 21600 21600 0 21600 0 0 Z N"/>
          </draw:custom-shape>
        </draw:g>
        <draw:custom-shape draw:style-name="gr48" draw:text-style-name="P2" draw:layer="layout" svg:width="18.106cm" svg:height="1.283cm" svg:x="2.959cm" svg:y="5.856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seq>
        </anim:par>
        <presentation:notes draw:style-name="dp4">
          <draw:page-thumbnail draw:style-name="gr1" draw:layer="layout" svg:width="12.912cm" svg:height="9.684cm" svg:x="3.153cm" svg:y="2.006cm" draw:page-number="13" presentation:class="page"/>
          <draw:frame presentation:style-name="pr5" draw:text-style-name="P8" draw:layer="layout" svg:width="14.094cm" svg:height="11.707cm" svg:x="2.562cm" svg:y="12.373cm" presentation:class="notes" presentation:placeholder="true">
            <draw:text-box/>
          </draw:frame>
        </presentation:notes>
      </draw:page>
      <draw:page draw:name="page14" draw:style-name="dp1" draw:master-page-name="Default" presentation:presentation-page-layout-name="AL2T1" presentation:use-date-time-name="dtd1">
        <draw:frame presentation:style-name="pr9" draw:text-style-name="P2" draw:layer="layout" svg:width="21.59cm" svg:height="2.408cm" svg:x="1.905cm" svg:y="1.693cm" presentation:class="title" presentation:user-transformed="true">
          <draw:text-box>
            <text:list text:style-name="L1">
              <text:list-header>
                <text:p text:style-name="P1">Reducing the Number of Comparisons</text:p>
              </text:list-header>
            </text:list>
          </draw:text-box>
        </draw:frame>
        <draw:frame presentation:style-name="pr10" draw:text-style-name="P2" draw:layer="layout" svg:width="21.59cm" svg:height="12.832cm" svg:x="1.905cm" svg:y="4.101cm" presentation:class="outline" presentation:user-transformed="true">
          <draw:text-box>
            <text:list text:style-name="L2">
              <text:list-item>
                <text:p text:style-name="P7"><text:span text:style-name="T3">On the N</text:span><text:span text:style-name="T8">th</text:span><text:span text:style-name="T3"> “bubble up”, we only need to </text:span><text:span text:style-name="T3"><text:line-break/></text:span><text:span text:style-name="T3">do </text:span><text:span text:style-name="T4">MAX-N comparisons</text:span><text:span text:style-name="T3">.</text:span></text:p>
                <text:p text:style-name="P7"><text:span text:style-name="T3"/></text:p>
              </text:list-item>
              <text:list-item>
                <text:p text:style-name="P7"><text:span text:style-name="T3">For example:</text:span></text:p>
              </text:list-item>
            </text:list>
            <text:list text:style-name="L4">
              <text:list-item>
                <text:list>
                  <text:list-item>
                    <text:p text:style-name="P7"><text:span text:style-name="T3">This is the 4</text:span><text:span text:style-name="T8">th</text:span><text:span text:style-name="T3"> “bubble up”</text:span></text:p>
                  </text:list-item>
                  <text:list-item>
                    <text:p text:style-name="P7"><text:span text:style-name="T3">MAX is 6</text:span></text:p>
                  </text:list-item>
                  <text:list-item>
                    <text:p text:style-name="P7"><text:span text:style-name="T3">Thus we have </text:span><text:span text:style-name="T4">2 comparisons</text:span><text:span text:style-name="T3"> to do</text:span></text:p>
                  </text:list-item>
                </text:list>
              </text:list-item>
            </text:list>
          </draw:text-box>
        </draw:frame>
        <draw:g>
          <draw:custom-shape draw:style-name="gr36" draw:text-style-name="P2" draw:layer="layout" svg:width="18.106cm" svg:height="1.288cm" svg:x="3.567cm" svg:y="14.094cm">
            <text:p/>
            <draw:enhanced-geometry svg:viewBox="0 0 21600 21600" draw:type="rectangle" draw:enhanced-path="M 0 0 L 21600 0 21600 21600 0 21600 0 0 Z N"/>
          </draw:custom-shape>
          <draw:line draw:style-name="gr3" draw:text-style-name="P5" draw:layer="layout" svg:x1="6.371cm" svg:y1="14.085cm" svg:x2="6.371cm" svg:y2="15.368cm">
            <text:p/>
          </draw:line>
          <draw:line draw:style-name="gr3" draw:text-style-name="P5" draw:layer="layout" svg:x1="9.198cm" svg:y1="14.085cm" svg:x2="9.198cm" svg:y2="15.39cm">
            <text:p/>
          </draw:line>
          <draw:line draw:style-name="gr3" draw:text-style-name="P5" draw:layer="layout" svg:x1="12.082cm" svg:y1="14.085cm" svg:x2="12.082cm" svg:y2="15.39cm">
            <text:p/>
          </draw:line>
          <draw:line draw:style-name="gr3" draw:text-style-name="P5" draw:layer="layout" svg:x1="15.164cm" svg:y1="14.085cm" svg:x2="15.164cm" svg:y2="15.39cm">
            <text:p/>
          </draw:line>
          <draw:line draw:style-name="gr3" draw:text-style-name="P5" draw:layer="layout" svg:x1="18.37cm" svg:y1="14.107cm" svg:x2="18.37cm" svg:y2="15.368cm">
            <text:p/>
          </draw:line>
          <draw:custom-shape draw:style-name="gr49" draw:text-style-name="P6" draw:layer="layout" svg:width="1.454cm" svg:height="1.273cm" svg:x="12.748cm" svg:y="14.107cm">
            <text:list text:style-name="L5">
              <text:list-header>
                <text:p text:style-name="P1"><text:span text:style-name="T5">42</text:span></text:p>
              </text:list-header>
            </text:list>
            <draw:enhanced-geometry svg:viewBox="0 0 21600 21600" draw:type="rectangle" draw:enhanced-path="M 0 0 L 21600 0 21600 21600 0 21600 0 0 Z N"/>
          </draw:custom-shape>
          <draw:custom-shape draw:style-name="gr4" draw:text-style-name="P6" draw:layer="layout" svg:width="1.221cm" svg:height="1.273cm" svg:x="9.73cm" svg:y="14.129cm">
            <text:list text:style-name="L3">
              <text:list-header>
                <text:p text:style-name="P1"><text:span text:style-name="T3"><text:s/></text:span><text:span text:style-name="T3">5</text:span></text:p>
              </text:list-header>
            </text:list>
            <draw:enhanced-geometry svg:viewBox="0 0 21600 21600" draw:type="rectangle" draw:enhanced-path="M 0 0 L 21600 0 21600 21600 0 21600 0 0 Z N"/>
          </draw:custom-shape>
          <draw:custom-shape draw:style-name="gr4" draw:text-style-name="P6" draw:layer="layout" svg:width="1.928cm" svg:height="1.273cm" svg:x="6.713cm" svg:y="14.129cm">
            <text:list text:style-name="L3">
              <text:list-header>
                <text:p text:style-name="P1"><text:span text:style-name="T3"><text:s text:c="2"/></text:span><text:span text:style-name="T3">35</text:span></text:p>
              </text:list-header>
            </text:list>
            <draw:enhanced-geometry svg:viewBox="0 0 21600 21600" draw:type="rectangle" draw:enhanced-path="M 0 0 L 21600 0 21600 21600 0 21600 0 0 Z N"/>
          </draw:custom-shape>
          <draw:custom-shape draw:style-name="gr4" draw:text-style-name="P6" draw:layer="layout" svg:width="1.454cm" svg:height="1.273cm" svg:x="4.025cm" svg:y="14.116cm">
            <text:list text:style-name="L3">
              <text:list-header>
                <text:p text:style-name="P1"><text:span text:style-name="T3">12</text:span></text:p>
              </text:list-header>
            </text:list>
            <draw:enhanced-geometry svg:viewBox="0 0 21600 21600" draw:type="rectangle" draw:enhanced-path="M 0 0 L 21600 0 21600 21600 0 21600 0 0 Z N"/>
          </draw:custom-shape>
          <draw:custom-shape draw:style-name="gr4" draw:text-style-name="P6" draw:layer="layout" svg:width="1.691cm" svg:height="1.273cm" svg:x="15.644cm" svg:y="14.107cm">
            <text:list text:style-name="L3">
              <text:list-header>
                <text:p text:style-name="P1"><text:span text:style-name="T3"><text:s/></text:span><text:span text:style-name="T5">77</text:span></text:p>
              </text:list-header>
            </text:list>
            <draw:enhanced-geometry svg:viewBox="0 0 21600 21600" draw:type="rectangle" draw:enhanced-path="M 0 0 L 21600 0 21600 21600 0 21600 0 0 Z N"/>
          </draw:custom-shape>
          <draw:custom-shape draw:style-name="gr4" draw:text-style-name="P6" draw:layer="layout" svg:width="16.135cm" svg:height="1.273cm" svg:x="4.35cm" svg:y="12.947cm">
            <text:list text:style-name="L3">
              <text:list-header>
                <text:p text:style-name="P1"><text:span text:style-name="T3">1 <text:s text:c="9"/>2 <text:s text:c="9"/>3 <text:s text:c="9"/>4 <text:s text:c="11"/>5 <text:s text:c="11"/>6</text:span></text:p>
              </text:list-header>
            </text:list>
            <draw:enhanced-geometry svg:viewBox="0 0 21600 21600" draw:type="rectangle" draw:enhanced-path="M 0 0 L 21600 0 21600 21600 0 21600 0 0 Z N"/>
          </draw:custom-shape>
          <draw:custom-shape draw:style-name="gr4" draw:text-style-name="P6" draw:layer="layout" svg:width="2.161cm" svg:height="1.273cm" svg:x="18.948cm" svg:y="14.107cm">
            <text:list text:style-name="L3">
              <text:list-header>
                <text:p text:style-name="P1"><text:span text:style-name="T3"><text:s/></text:span><text:span text:style-name="T5">101</text:span></text:p>
              </text:list-header>
            </text:list>
            <draw:enhanced-geometry svg:viewBox="0 0 21600 21600" draw:type="rectangle" draw:enhanced-path="M 0 0 L 21600 0 21600 21600 0 21600 0 0 Z N"/>
          </draw:custom-shape>
        </draw:g>
        <draw:custom-shape draw:style-name="gr45" draw:text-style-name="P2" draw:layer="layout" svg:width="8.542cm" svg:height="1.283cm" svg:x="3.541cm" svg:y="14.129cm">
          <text:p/>
          <draw:enhanced-geometry svg:viewBox="0 0 21600 21600" draw:type="rectangle" draw:enhanced-path="M 0 0 L 21600 0 21600 21600 0 21600 0 0 Z N"/>
        </draw:custom-shape>
        <draw:custom-shape draw:style-name="gr50" draw:text-style-name="P2" draw:layer="layout" svg:width="0.758cm" svg:height="3.731cm" draw:transform="rotate (1.5707963267949) translate (4.436cm 16.55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0" draw:text-style-name="P2" draw:layer="layout" svg:width="0.759cm" svg:height="3.731cm" draw:transform="rotate (1.5707963267949) translate (7.333cm 17.31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4">
          <draw:page-thumbnail draw:style-name="gr1" draw:layer="layout" svg:width="12.912cm" svg:height="9.684cm" svg:x="3.153cm" svg:y="2.006cm" draw:page-number="14" presentation:class="page"/>
          <draw:frame presentation:style-name="pr5" draw:text-style-name="P8" draw:layer="layout" svg:width="14.094cm" svg:height="11.707cm" svg:x="2.562cm" svg:y="12.373cm" presentation:class="notes" presentation:placeholder="true">
            <draw:text-box/>
          </draw:frame>
        </presentation:notes>
      </draw:page>
      <draw:page draw:name="Already Sorted Collections?"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Already Sorted Collections?</text:p>
              </text:list-header>
            </text:list>
          </draw:text-box>
        </draw:frame>
        <draw:frame presentation:style-name="pr6" draw:text-style-name="P2" draw:layer="layout" svg:width="21.59cm" svg:height="12.065cm" svg:x="1.905cm" svg:y="4.867cm" presentation:class="outline" presentation:user-transformed="true">
          <draw:text-box>
            <text:list text:style-name="L2">
              <text:list-item>
                <text:p text:style-name="P7"><text:span text:style-name="T3">What if the collection was already sorted?</text:span></text:p>
              </text:list-item>
              <text:list-item>
                <text:p text:style-name="P7"><text:span text:style-name="T3">What if only a few elements were out of place and after a couple of “bubble ups,” the collection was sorted?</text:span></text:p>
                <text:p text:style-name="P7"><text:span text:style-name="T3"/></text:p>
              </text:list-item>
              <text:list-item>
                <text:p text:style-name="P7"><text:span text:style-name="T3">We want to be able to </text:span><text:span text:style-name="T4">detect this </text:span><text:span text:style-name="T4"><text:line-break/></text:span><text:span text:style-name="T4">and “stop early”!</text:span></text:p>
              </text:list-item>
            </text:list>
          </draw:text-box>
        </draw:frame>
        <draw:g>
          <draw:custom-shape draw:style-name="gr35" draw:text-style-name="P2" draw:layer="layout" svg:width="18.106cm" svg:height="1.287cm" svg:x="3.594cm" svg:y="14.217cm">
            <text:p/>
            <draw:enhanced-geometry svg:viewBox="0 0 21600 21600" draw:type="rectangle" draw:enhanced-path="M 0 0 L 21600 0 21600 21600 0 21600 0 0 Z N"/>
          </draw:custom-shape>
          <draw:line draw:style-name="gr3" draw:text-style-name="P5" draw:layer="layout" svg:x1="6.398cm" svg:y1="14.208cm" svg:x2="6.398cm" svg:y2="15.491cm">
            <text:p/>
          </draw:line>
          <draw:line draw:style-name="gr3" draw:text-style-name="P5" draw:layer="layout" svg:x1="9.225cm" svg:y1="14.208cm" svg:x2="9.225cm" svg:y2="15.513cm">
            <text:p/>
          </draw:line>
          <draw:line draw:style-name="gr3" draw:text-style-name="P5" draw:layer="layout" svg:x1="12.109cm" svg:y1="14.208cm" svg:x2="12.109cm" svg:y2="15.513cm">
            <text:p/>
          </draw:line>
          <draw:line draw:style-name="gr3" draw:text-style-name="P5" draw:layer="layout" svg:x1="15.191cm" svg:y1="14.208cm" svg:x2="15.191cm" svg:y2="15.513cm">
            <text:p/>
          </draw:line>
          <draw:line draw:style-name="gr3" draw:text-style-name="P5" draw:layer="layout" svg:x1="18.397cm" svg:y1="14.23cm" svg:x2="18.397cm" svg:y2="15.491cm">
            <text:p/>
          </draw:line>
          <draw:custom-shape draw:style-name="gr4" draw:text-style-name="P6" draw:layer="layout" svg:width="1.454cm" svg:height="1.273cm" svg:x="12.775cm" svg:y="14.23cm">
            <text:list text:style-name="L3">
              <text:list-header>
                <text:p text:style-name="P1"><text:span text:style-name="T3">42</text:span></text:p>
              </text:list-header>
            </text:list>
            <draw:enhanced-geometry svg:viewBox="0 0 21600 21600" draw:type="rectangle" draw:enhanced-path="M 0 0 L 21600 0 21600 21600 0 21600 0 0 Z N"/>
          </draw:custom-shape>
          <draw:custom-shape draw:style-name="gr4" draw:text-style-name="P6" draw:layer="layout" svg:width="1.691cm" svg:height="1.273cm" svg:x="9.757cm" svg:y="14.252cm">
            <text:list text:style-name="L3">
              <text:list-header>
                <text:p text:style-name="P1"><text:span text:style-name="T3"><text:s/></text:span><text:span text:style-name="T3">35</text:span></text:p>
              </text:list-header>
            </text:list>
            <draw:enhanced-geometry svg:viewBox="0 0 21600 21600" draw:type="rectangle" draw:enhanced-path="M 0 0 L 21600 0 21600 21600 0 21600 0 0 Z N"/>
          </draw:custom-shape>
          <draw:custom-shape draw:style-name="gr4" draw:text-style-name="P6" draw:layer="layout" svg:width="1.691cm" svg:height="1.273cm" svg:x="6.741cm" svg:y="14.252cm">
            <text:list text:style-name="L3">
              <text:list-header>
                <text:p text:style-name="P1"><text:span text:style-name="T3"><text:s/></text:span><text:span text:style-name="T3">12</text:span></text:p>
              </text:list-header>
            </text:list>
            <draw:enhanced-geometry svg:viewBox="0 0 21600 21600" draw:type="rectangle" draw:enhanced-path="M 0 0 L 21600 0 21600 21600 0 21600 0 0 Z N"/>
          </draw:custom-shape>
          <draw:custom-shape draw:style-name="gr4" draw:text-style-name="P6" draw:layer="layout" svg:width="1.221cm" svg:height="1.273cm" svg:x="4.05cm" svg:y="14.239cm">
            <text:list text:style-name="L3">
              <text:list-header>
                <text:p text:style-name="P1"><text:span text:style-name="T3"><text:s/></text:span><text:span text:style-name="T3">5</text:span></text:p>
              </text:list-header>
            </text:list>
            <draw:enhanced-geometry svg:viewBox="0 0 21600 21600" draw:type="rectangle" draw:enhanced-path="M 0 0 L 21600 0 21600 21600 0 21600 0 0 Z N"/>
          </draw:custom-shape>
          <draw:custom-shape draw:style-name="gr4" draw:text-style-name="P6" draw:layer="layout" svg:width="1.691cm" svg:height="1.273cm" svg:x="15.671cm" svg:y="14.23cm">
            <text:list text:style-name="L3">
              <text:list-header>
                <text:p text:style-name="P1"><text:span text:style-name="T3"><text:s/></text:span><text:span text:style-name="T3">77</text:span></text:p>
              </text:list-header>
            </text:list>
            <draw:enhanced-geometry svg:viewBox="0 0 21600 21600" draw:type="rectangle" draw:enhanced-path="M 0 0 L 21600 0 21600 21600 0 21600 0 0 Z N"/>
          </draw:custom-shape>
          <draw:custom-shape draw:style-name="gr4" draw:text-style-name="P6" draw:layer="layout" svg:width="16.135cm" svg:height="1.273cm" svg:x="4.377cm" svg:y="13.07cm">
            <text:list text:style-name="L3">
              <text:list-header>
                <text:p text:style-name="P1"><text:span text:style-name="T3">1 <text:s text:c="9"/>2 <text:s text:c="9"/>3 <text:s text:c="9"/>4 <text:s text:c="11"/>5 <text:s text:c="11"/>6</text:span></text:p>
              </text:list-header>
            </text:list>
            <draw:enhanced-geometry svg:viewBox="0 0 21600 21600" draw:type="rectangle" draw:enhanced-path="M 0 0 L 21600 0 21600 21600 0 21600 0 0 Z N"/>
          </draw:custom-shape>
          <draw:custom-shape draw:style-name="gr4" draw:text-style-name="P6" draw:layer="layout" svg:width="2.161cm" svg:height="1.273cm" svg:x="18.975cm" svg:y="14.23cm">
            <text:list text:style-name="L3">
              <text:list-header>
                <text:p text:style-name="P1"><text:span text:style-name="T3"><text:s/></text:span><text:span text:style-name="T3">101</text:span></text:p>
              </text:list-header>
            </text:list>
            <draw:enhanced-geometry svg:viewBox="0 0 21600 21600" draw:type="rectangle" draw:enhanced-path="M 0 0 L 21600 0 21600 21600 0 21600 0 0 Z N"/>
          </draw:custom-shape>
        </draw:g>
        <presentation:notes draw:style-name="dp4">
          <draw:page-thumbnail draw:style-name="gr1" draw:layer="layout" svg:width="12.912cm" svg:height="9.684cm" svg:x="3.153cm" svg:y="2.006cm" draw:page-number="15" presentation:class="page"/>
          <draw:frame presentation:style-name="pr5" draw:text-style-name="P8" draw:layer="layout" svg:width="14.094cm" svg:height="11.707cm" svg:x="2.562cm" svg:y="12.373cm" presentation:class="notes" presentation:placeholder="true">
            <draw:text-box/>
          </draw:frame>
        </presentation:notes>
      </draw:page>
      <draw:page draw:name="Using a Boolean “Flag”"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Using a Boolean “Flag”</text:p>
              </text:list-header>
            </text:list>
          </draw:text-box>
        </draw:frame>
        <draw:frame presentation:style-name="pr4" draw:text-style-name="P2" draw:layer="layout" svg:width="21.59cm" svg:height="11.43cm" svg:x="1.905cm" svg:y="5.503cm" presentation:class="outline" presentation:user-transformed="true">
          <draw:text-box>
            <text:list text:style-name="L2">
              <text:list-item>
                <text:p text:style-name="P7"><text:span text:style-name="T9">We can use a boolean variable to determine if any swapping occurred during the “bubble up.”</text:span></text:p>
                <text:p text:style-name="P7"><text:span text:style-name="T9"/></text:p>
              </text:list-item>
            </text:list>
            <text:list text:style-name="L6">
              <text:list-item>
                <text:p text:style-name="P7"><text:span text:style-name="T10">If no swapping occurred, then we know that the collection is already sorted!</text:span></text:p>
                <text:p text:style-name="P7"><text:span text:style-name="T10"/></text:p>
              </text:list-item>
            </text:list>
            <text:list text:style-name="L2">
              <text:list-item>
                <text:p text:style-name="P7"><text:span text:style-name="T9">This boolean “flag” needs to be reset after each “bubble up.”</text:span></text:p>
              </text:list-item>
            </text:list>
          </draw:text-box>
        </draw:frame>
        <presentation:notes draw:style-name="dp4">
          <draw:page-thumbnail draw:style-name="gr1" draw:layer="layout" svg:width="12.912cm" svg:height="9.684cm" svg:x="3.153cm" svg:y="2.006cm" draw:page-number="16" presentation:class="page"/>
          <draw:frame presentation:style-name="pr5" draw:text-style-name="P8" draw:layer="layout" svg:width="14.094cm" svg:height="11.707cm" svg:x="2.562cm" svg:y="12.373cm" presentation:class="notes" presentation:placeholder="true">
            <draw:text-box/>
          </draw:frame>
        </presentation:notes>
      </draw:page>
      <draw:page draw:name="An Animated Example"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An Animated Example</text:p>
              </text:list-header>
            </text:list>
          </draw:text-box>
        </draw:frame>
        <draw:custom-shape draw:style-name="gr51" draw:text-style-name="P15" draw:layer="layout" svg:width="1.631cm" svg:height="1.376cm" svg:x="13.3cm" svg:y="13.097cm">
          <text:list text:style-name="L3">
            <text:list-header>
              <text:p text:style-name="P14"><text:span text:style-name="T11">67</text:span></text:p>
            </text:list-header>
          </text:list>
          <draw:enhanced-geometry svg:viewBox="0 0 21600 21600" draw:type="mso-spt202" draw:enhanced-path="M 0 0 L 21600 0 21600 21600 0 21600 0 0 Z N"/>
        </draw:custom-shape>
        <draw:custom-shape draw:style-name="gr52" draw:text-style-name="P15" draw:layer="layout" svg:width="1.632cm" svg:height="1.376cm" svg:x="8.405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53" draw:text-style-name="P15" draw:layer="layout" svg:width="1.632cm" svg:height="1.376cm" svg:x="6.773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54" draw:text-style-name="P15" draw:layer="layout" svg:width="1.631cm" svg:height="1.376cm" svg:x="10.037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55" draw:text-style-name="P17" draw:layer="layout" svg:width="1.632cm" svg:height="1.376cm" svg:x="11.668cm" svg:y="13.097cm">
          <text:list text:style-name="L3">
            <text:list-header>
              <text:p text:style-name="P16"><text:span text:style-name="T11">6</text:span></text:p>
            </text:list-header>
          </text:list>
          <draw:enhanced-geometry svg:viewBox="0 0 21600 21600" draw:type="mso-spt202" draw:enhanced-path="M 0 0 L 21600 0 21600 21600 0 21600 0 0 Z N"/>
        </draw:custom-shape>
        <draw:custom-shape draw:style-name="gr56" draw:text-style-name="P15" draw:layer="layout" svg:width="1.632cm" svg:height="1.376cm" svg:x="14.931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57" draw:text-style-name="P15" draw:layer="layout" svg:width="1.631cm" svg:height="1.376cm" svg:x="5.142cm" svg:y="13.097cm">
          <text:list text:style-name="L3">
            <text:list-header>
              <text:p text:style-name="P14"><text:span text:style-name="T11">98</text:span></text:p>
            </text:list-header>
          </text:list>
          <draw:enhanced-geometry svg:viewBox="0 0 21600 21600" draw:type="mso-spt202" draw:enhanced-path="M 0 0 L 21600 0 21600 21600 0 21600 0 0 Z N"/>
        </draw:custom-shape>
        <draw:custom-shape draw:style-name="gr58" draw:text-style-name="P15" draw:layer="layout" svg:width="1.632cm" svg:height="1.376cm" svg:x="16.56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60"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61"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62" draw:text-style-name="P17" draw:layer="layout" svg:width="1.631cm" svg:height="1.376cm" svg:x="4.86cm" svg:y="6.681cm">
          <text:list text:style-name="L3">
            <text:list-header>
              <text:p text:style-name="P16"><text:span text:style-name="T11">7</text:span></text:p>
            </text:list-header>
          </text:list>
          <draw:enhanced-geometry svg:viewBox="0 0 21600 21600" draw:type="mso-spt202" draw:enhanced-path="M 0 0 L 21600 0 21600 21600 0 21600 0 0 Z N"/>
        </draw:custom-shape>
        <draw:custom-shape draw:style-name="gr63" draw:text-style-name="P17" draw:layer="layout" svg:width="1.631cm" svg:height="1.375cm" svg:x="4.86cm" svg:y="8.057cm">
          <text:list text:style-name="L3">
            <text:list-header>
              <text:p text:style-name="P16"><text:span text:style-name="T12"><text:s/></text:span></text:p>
            </text:list-header>
          </text:list>
          <draw:enhanced-geometry svg:viewBox="0 0 21600 21600" draw:type="mso-spt202" draw:enhanced-path="M 0 0 L 21600 0 21600 21600 0 21600 0 0 Z N"/>
        </draw:custom-shape>
        <draw:custom-shape draw:style-name="gr64"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65"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custom-shape draw:style-name="gr66"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67"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17" presentation:class="page"/>
          <draw:frame presentation:style-name="pr5" draw:text-style-name="P8" draw:layer="layout" svg:width="14.094cm" svg:height="11.707cm" svg:x="2.562cm" svg:y="12.373cm" presentation:class="notes" presentation:placeholder="true">
            <draw:text-box/>
          </draw:frame>
        </presentation:notes>
      </draw:page>
      <draw:page draw:name="page18"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An Animated Example</text:p>
              </text:list-header>
            </text:list>
          </draw:text-box>
        </draw:frame>
        <draw:custom-shape draw:style-name="gr68" draw:text-style-name="P15" draw:layer="layout" svg:width="1.631cm" svg:height="1.376cm" svg:x="13.3cm" svg:y="13.097cm">
          <text:list text:style-name="L3">
            <text:list-header>
              <text:p text:style-name="P14"><text:span text:style-name="T11">67</text:span></text:p>
            </text:list-header>
          </text:list>
          <draw:enhanced-geometry svg:viewBox="0 0 21600 21600" draw:type="mso-spt202" draw:enhanced-path="M 0 0 L 21600 0 21600 21600 0 21600 0 0 Z N"/>
        </draw:custom-shape>
        <draw:custom-shape draw:style-name="gr69" draw:text-style-name="P15" draw:layer="layout" svg:width="1.632cm" svg:height="1.376cm" svg:x="8.405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70" draw:text-style-name="P15" draw:layer="layout" svg:width="1.632cm" svg:height="1.376cm" svg:x="6.773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71" draw:text-style-name="P15" draw:layer="layout" svg:width="1.631cm" svg:height="1.376cm" svg:x="10.037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72" draw:text-style-name="P17" draw:layer="layout" svg:width="1.632cm" svg:height="1.376cm" svg:x="11.668cm" svg:y="13.097cm">
          <text:list text:style-name="L3">
            <text:list-header>
              <text:p text:style-name="P16"><text:span text:style-name="T11">6</text:span></text:p>
            </text:list-header>
          </text:list>
          <draw:enhanced-geometry svg:viewBox="0 0 21600 21600" draw:type="mso-spt202" draw:enhanced-path="M 0 0 L 21600 0 21600 21600 0 21600 0 0 Z N"/>
        </draw:custom-shape>
        <draw:custom-shape draw:style-name="gr73" draw:text-style-name="P15" draw:layer="layout" svg:width="1.632cm" svg:height="1.376cm" svg:x="14.931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74" draw:text-style-name="P15" draw:layer="layout" svg:width="1.631cm" svg:height="1.376cm" svg:x="5.142cm" svg:y="13.097cm">
          <text:list text:style-name="L3">
            <text:list-header>
              <text:p text:style-name="P14"><text:span text:style-name="T11">98</text:span></text:p>
            </text:list-header>
          </text:list>
          <draw:enhanced-geometry svg:viewBox="0 0 21600 21600" draw:type="mso-spt202" draw:enhanced-path="M 0 0 L 21600 0 21600 21600 0 21600 0 0 Z N"/>
        </draw:custom-shape>
        <draw:custom-shape draw:style-name="gr75" draw:text-style-name="P15" draw:layer="layout" svg:width="1.632cm" svg:height="1.376cm" svg:x="16.56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76"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77"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78" draw:text-style-name="P17" draw:layer="layout" svg:width="1.631cm" svg:height="1.376cm" svg:x="4.86cm" svg:y="6.681cm">
          <text:list text:style-name="L3">
            <text:list-header>
              <text:p text:style-name="P16"><text:span text:style-name="T11">7</text:span></text:p>
            </text:list-header>
          </text:list>
          <draw:enhanced-geometry svg:viewBox="0 0 21600 21600" draw:type="mso-spt202" draw:enhanced-path="M 0 0 L 21600 0 21600 21600 0 21600 0 0 Z N"/>
        </draw:custom-shape>
        <draw:custom-shape draw:style-name="gr79" draw:text-style-name="P17" draw:layer="layout" svg:width="1.631cm" svg:height="1.375cm" svg:x="4.86cm" svg:y="8.057cm">
          <text:list text:style-name="L5">
            <text:list-header>
              <text:p text:style-name="P16"><text:span text:style-name="T13">1</text:span></text:p>
            </text:list-header>
          </text:list>
          <draw:enhanced-geometry svg:viewBox="0 0 21600 21600" draw:type="mso-spt202" draw:enhanced-path="M 0 0 L 21600 0 21600 21600 0 21600 0 0 Z N"/>
        </draw:custom-shape>
        <draw:custom-shape draw:style-name="gr80"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81"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82" draw:text-style-name="P5" draw:layer="layout" svg:x1="5.953cm" svg:y1="12.734cm" svg:x2="5.953cm" svg:y2="11.495cm">
            <text:p/>
          </draw:line>
          <draw:line draw:style-name="gr83" draw:text-style-name="P5" draw:layer="layout" svg:x1="7.594cm" svg:y1="12.734cm" svg:x2="7.594cm" svg:y2="11.495cm">
            <text:p/>
          </draw:line>
          <draw:line draw:style-name="gr84" draw:text-style-name="P5" draw:layer="layout" svg:x1="5.953cm" svg:y1="11.495cm" svg:x2="7.594cm" svg:y2="11.495cm">
            <text:p/>
          </draw:line>
        </draw:g>
        <draw:custom-shape draw:style-name="gr85"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86" draw:text-style-name="P17" draw:layer="layout" svg:width="2.955cm" svg:height="1.376cm" svg:x="14.865cm" svg:y="5.305cm">
          <text:list text:style-name="L3">
            <text:list-header>
              <text:p text:style-name="P16"><text:span text:style-name="T11">fals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18" presentation:class="page"/>
          <draw:frame presentation:style-name="pr5" draw:text-style-name="P8" draw:layer="layout" svg:width="14.094cm" svg:height="11.707cm" svg:x="2.562cm" svg:y="12.373cm" presentation:class="notes" presentation:placeholder="true">
            <draw:text-box/>
          </draw:frame>
        </presentation:notes>
      </draw:page>
      <draw:page draw:name="page19"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An Animated Example</text:p>
              </text:list-header>
            </text:list>
          </draw:text-box>
        </draw:frame>
        <draw:custom-shape draw:style-name="gr87" draw:text-style-name="P15" draw:layer="layout" svg:width="1.631cm" svg:height="1.376cm" svg:x="13.3cm" svg:y="13.097cm">
          <text:list text:style-name="L3">
            <text:list-header>
              <text:p text:style-name="P14"><text:span text:style-name="T11">67</text:span></text:p>
            </text:list-header>
          </text:list>
          <draw:enhanced-geometry svg:viewBox="0 0 21600 21600" draw:type="mso-spt202" draw:enhanced-path="M 0 0 L 21600 0 21600 21600 0 21600 0 0 Z N"/>
        </draw:custom-shape>
        <draw:custom-shape draw:style-name="gr88" draw:text-style-name="P15" draw:layer="layout" svg:width="1.632cm" svg:height="1.376cm" svg:x="8.405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89" draw:text-style-name="P15" draw:layer="layout" svg:width="1.632cm" svg:height="1.376cm" svg:x="6.773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90" draw:text-style-name="P15" draw:layer="layout" svg:width="1.631cm" svg:height="1.376cm" svg:x="10.037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91" draw:text-style-name="P17" draw:layer="layout" svg:width="1.632cm" svg:height="1.376cm" svg:x="11.668cm" svg:y="13.097cm">
          <text:list text:style-name="L3">
            <text:list-header>
              <text:p text:style-name="P16"><text:span text:style-name="T11">6</text:span></text:p>
            </text:list-header>
          </text:list>
          <draw:enhanced-geometry svg:viewBox="0 0 21600 21600" draw:type="mso-spt202" draw:enhanced-path="M 0 0 L 21600 0 21600 21600 0 21600 0 0 Z N"/>
        </draw:custom-shape>
        <draw:custom-shape draw:style-name="gr92" draw:text-style-name="P15" draw:layer="layout" svg:width="1.632cm" svg:height="1.376cm" svg:x="14.931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93" draw:text-style-name="P15" draw:layer="layout" svg:width="1.631cm" svg:height="1.376cm" svg:x="5.142cm" svg:y="13.097cm">
          <text:list text:style-name="L3">
            <text:list-header>
              <text:p text:style-name="P14"><text:span text:style-name="T11">98</text:span></text:p>
            </text:list-header>
          </text:list>
          <draw:enhanced-geometry svg:viewBox="0 0 21600 21600" draw:type="mso-spt202" draw:enhanced-path="M 0 0 L 21600 0 21600 21600 0 21600 0 0 Z N"/>
        </draw:custom-shape>
        <draw:custom-shape draw:style-name="gr94" draw:text-style-name="P15" draw:layer="layout" svg:width="1.632cm" svg:height="1.376cm" svg:x="16.56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95"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96"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97" draw:text-style-name="P17" draw:layer="layout" svg:width="1.631cm" svg:height="1.376cm" svg:x="4.86cm" svg:y="6.681cm">
          <text:list text:style-name="L3">
            <text:list-header>
              <text:p text:style-name="P16"><text:span text:style-name="T11">7</text:span></text:p>
            </text:list-header>
          </text:list>
          <draw:enhanced-geometry svg:viewBox="0 0 21600 21600" draw:type="mso-spt202" draw:enhanced-path="M 0 0 L 21600 0 21600 21600 0 21600 0 0 Z N"/>
        </draw:custom-shape>
        <draw:custom-shape draw:style-name="gr98" draw:text-style-name="P17" draw:layer="layout" svg:width="1.631cm" svg:height="1.375cm" svg:x="4.86cm" svg:y="8.057cm">
          <text:list text:style-name="L3">
            <text:list-header>
              <text:p text:style-name="P16"><text:span text:style-name="T11">1</text:span></text:p>
            </text:list-header>
          </text:list>
          <draw:enhanced-geometry svg:viewBox="0 0 21600 21600" draw:type="mso-spt202" draw:enhanced-path="M 0 0 L 21600 0 21600 21600 0 21600 0 0 Z N"/>
        </draw:custom-shape>
        <draw:custom-shape draw:style-name="gr99"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100"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101" draw:text-style-name="P5" draw:layer="layout" svg:x1="5.953cm" svg:y1="12.734cm" svg:x2="5.953cm" svg:y2="11.495cm">
            <text:p/>
          </draw:line>
          <draw:line draw:style-name="gr102" draw:text-style-name="P5" draw:layer="layout" svg:x1="7.594cm" svg:y1="12.734cm" svg:x2="7.594cm" svg:y2="11.495cm">
            <text:p/>
          </draw:line>
          <draw:line draw:style-name="gr84" draw:text-style-name="P5" draw:layer="layout" svg:x1="5.953cm" svg:y1="11.495cm" svg:x2="7.594cm" svg:y2="11.495cm">
            <text:p/>
          </draw:line>
        </draw:g>
        <draw:custom-shape draw:style-name="gr103" draw:text-style-name="P6" draw:layer="layout" svg:width="2.712cm" svg:height="1.277cm" svg:x="5.415cm" svg:y="10.12cm">
          <text:list text:style-name="L5">
            <text:list-header>
              <text:p text:style-name="P1"><text:span text:style-name="T5">Swap</text:span></text:p>
            </text:list-header>
          </text:list>
          <draw:enhanced-geometry svg:viewBox="0 0 21600 21600" draw:type="mso-spt202" draw:enhanced-path="M 0 0 L 21600 0 21600 21600 0 21600 0 0 Z N"/>
        </draw:custom-shape>
        <draw:custom-shape draw:style-name="gr104"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105" draw:text-style-name="P17" draw:layer="layout" svg:width="2.955cm" svg:height="1.376cm" svg:x="14.865cm" svg:y="5.305cm">
          <text:list text:style-name="L3">
            <text:list-header>
              <text:p text:style-name="P16"><text:span text:style-name="T11">fals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19" presentation:class="page"/>
          <draw:frame presentation:style-name="pr5" draw:text-style-name="P8" draw:layer="layout" svg:width="14.094cm" svg:height="11.707cm" svg:x="2.562cm" svg:y="12.373cm" presentation:class="notes" presentation:placeholder="true">
            <draw:text-box/>
          </draw:frame>
        </presentation:notes>
      </draw:page>
      <draw:page draw:name="page20"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An Animated Example</text:p>
              </text:list-header>
            </text:list>
          </draw:text-box>
        </draw:frame>
        <draw:custom-shape draw:style-name="gr106" draw:text-style-name="P15" draw:layer="layout" svg:width="1.631cm" svg:height="1.376cm" svg:x="13.3cm" svg:y="13.097cm">
          <text:list text:style-name="L3">
            <text:list-header>
              <text:p text:style-name="P14"><text:span text:style-name="T11">67</text:span></text:p>
            </text:list-header>
          </text:list>
          <draw:enhanced-geometry svg:viewBox="0 0 21600 21600" draw:type="mso-spt202" draw:enhanced-path="M 0 0 L 21600 0 21600 21600 0 21600 0 0 Z N"/>
        </draw:custom-shape>
        <draw:custom-shape draw:style-name="gr107" draw:text-style-name="P15" draw:layer="layout" svg:width="1.632cm" svg:height="1.376cm" svg:x="8.405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108" draw:text-style-name="P15" draw:layer="layout" svg:width="1.632cm" svg:height="1.376cm" svg:x="6.773cm" svg:y="13.097cm">
          <text:list text:style-name="L5">
            <text:list-header>
              <text:p text:style-name="P14"><text:span text:style-name="T13">98</text:span></text:p>
            </text:list-header>
          </text:list>
          <draw:enhanced-geometry svg:viewBox="0 0 21600 21600" draw:type="mso-spt202" draw:enhanced-path="M 0 0 L 21600 0 21600 21600 0 21600 0 0 Z N"/>
        </draw:custom-shape>
        <draw:custom-shape draw:style-name="gr109" draw:text-style-name="P15" draw:layer="layout" svg:width="1.631cm" svg:height="1.376cm" svg:x="10.037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110" draw:text-style-name="P17" draw:layer="layout" svg:width="1.632cm" svg:height="1.376cm" svg:x="11.668cm" svg:y="13.097cm">
          <text:list text:style-name="L3">
            <text:list-header>
              <text:p text:style-name="P16"><text:span text:style-name="T11">6</text:span></text:p>
            </text:list-header>
          </text:list>
          <draw:enhanced-geometry svg:viewBox="0 0 21600 21600" draw:type="mso-spt202" draw:enhanced-path="M 0 0 L 21600 0 21600 21600 0 21600 0 0 Z N"/>
        </draw:custom-shape>
        <draw:custom-shape draw:style-name="gr111" draw:text-style-name="P15" draw:layer="layout" svg:width="1.632cm" svg:height="1.376cm" svg:x="14.931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112" draw:text-style-name="P15" draw:layer="layout" svg:width="1.631cm" svg:height="1.376cm" svg:x="5.142cm" svg:y="13.097cm">
          <text:list text:style-name="L5">
            <text:list-header>
              <text:p text:style-name="P14"><text:span text:style-name="T13">23</text:span></text:p>
            </text:list-header>
          </text:list>
          <draw:enhanced-geometry svg:viewBox="0 0 21600 21600" draw:type="mso-spt202" draw:enhanced-path="M 0 0 L 21600 0 21600 21600 0 21600 0 0 Z N"/>
        </draw:custom-shape>
        <draw:custom-shape draw:style-name="gr113" draw:text-style-name="P15" draw:layer="layout" svg:width="1.632cm" svg:height="1.376cm" svg:x="16.56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114"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115"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116" draw:text-style-name="P17" draw:layer="layout" svg:width="1.631cm" svg:height="1.376cm" svg:x="4.86cm" svg:y="6.681cm">
          <text:list text:style-name="L3">
            <text:list-header>
              <text:p text:style-name="P16"><text:span text:style-name="T11">7</text:span></text:p>
            </text:list-header>
          </text:list>
          <draw:enhanced-geometry svg:viewBox="0 0 21600 21600" draw:type="mso-spt202" draw:enhanced-path="M 0 0 L 21600 0 21600 21600 0 21600 0 0 Z N"/>
        </draw:custom-shape>
        <draw:custom-shape draw:style-name="gr117" draw:text-style-name="P17" draw:layer="layout" svg:width="1.631cm" svg:height="1.375cm" svg:x="4.86cm" svg:y="8.057cm">
          <text:list text:style-name="L3">
            <text:list-header>
              <text:p text:style-name="P16"><text:span text:style-name="T11">1</text:span></text:p>
            </text:list-header>
          </text:list>
          <draw:enhanced-geometry svg:viewBox="0 0 21600 21600" draw:type="mso-spt202" draw:enhanced-path="M 0 0 L 21600 0 21600 21600 0 21600 0 0 Z N"/>
        </draw:custom-shape>
        <draw:custom-shape draw:style-name="gr118"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119"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120" draw:text-style-name="P5" draw:layer="layout" svg:x1="5.953cm" svg:y1="12.734cm" svg:x2="5.953cm" svg:y2="11.495cm">
            <text:p/>
          </draw:line>
          <draw:line draw:style-name="gr121" draw:text-style-name="P5" draw:layer="layout" svg:x1="7.594cm" svg:y1="12.734cm" svg:x2="7.594cm" svg:y2="11.495cm">
            <text:p/>
          </draw:line>
          <draw:line draw:style-name="gr84" draw:text-style-name="P5" draw:layer="layout" svg:x1="5.953cm" svg:y1="11.495cm" svg:x2="7.594cm" svg:y2="11.495cm">
            <text:p/>
          </draw:line>
        </draw:g>
        <draw:custom-shape draw:style-name="gr122" draw:text-style-name="P6" draw:layer="layout" svg:width="2.712cm" svg:height="1.277cm" svg:x="5.415cm" svg:y="10.12cm">
          <text:list text:style-name="L5">
            <text:list-header>
              <text:p text:style-name="P1"><text:span text:style-name="T5">Swap</text:span></text:p>
            </text:list-header>
          </text:list>
          <draw:enhanced-geometry svg:viewBox="0 0 21600 21600" draw:type="mso-spt202" draw:enhanced-path="M 0 0 L 21600 0 21600 21600 0 21600 0 0 Z N"/>
        </draw:custom-shape>
        <draw:custom-shape draw:style-name="gr123"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124" draw:text-style-name="P17" draw:layer="layout" svg:width="2.955cm" svg:height="1.376cm" svg:x="14.865cm" svg:y="5.305cm">
          <text:list text:style-name="L5">
            <text:list-header>
              <text:p text:style-name="P16"><text:span text:style-name="T13">tru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20" presentation:class="page"/>
          <draw:frame presentation:style-name="pr5" draw:text-style-name="P8" draw:layer="layout" svg:width="14.094cm" svg:height="11.707cm" svg:x="2.562cm" svg:y="12.373cm" presentation:class="notes" presentation:placeholder="true">
            <draw:text-box/>
          </draw:frame>
        </presentation:notes>
      </draw:page>
      <draw:page draw:name="page21"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An Animated Example</text:p>
              </text:list-header>
            </text:list>
          </draw:text-box>
        </draw:frame>
        <draw:custom-shape draw:style-name="gr125" draw:text-style-name="P15" draw:layer="layout" svg:width="1.631cm" svg:height="1.376cm" svg:x="13.3cm" svg:y="13.097cm">
          <text:list text:style-name="L3">
            <text:list-header>
              <text:p text:style-name="P14"><text:span text:style-name="T11">67</text:span></text:p>
            </text:list-header>
          </text:list>
          <draw:enhanced-geometry svg:viewBox="0 0 21600 21600" draw:type="mso-spt202" draw:enhanced-path="M 0 0 L 21600 0 21600 21600 0 21600 0 0 Z N"/>
        </draw:custom-shape>
        <draw:custom-shape draw:style-name="gr126" draw:text-style-name="P15" draw:layer="layout" svg:width="1.632cm" svg:height="1.376cm" svg:x="8.405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127" draw:text-style-name="P15" draw:layer="layout" svg:width="1.632cm" svg:height="1.376cm" svg:x="6.773cm" svg:y="13.097cm">
          <text:list text:style-name="L3">
            <text:list-header>
              <text:p text:style-name="P14"><text:span text:style-name="T11">98</text:span></text:p>
            </text:list-header>
          </text:list>
          <draw:enhanced-geometry svg:viewBox="0 0 21600 21600" draw:type="mso-spt202" draw:enhanced-path="M 0 0 L 21600 0 21600 21600 0 21600 0 0 Z N"/>
        </draw:custom-shape>
        <draw:custom-shape draw:style-name="gr128" draw:text-style-name="P15" draw:layer="layout" svg:width="1.631cm" svg:height="1.376cm" svg:x="10.037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129" draw:text-style-name="P17" draw:layer="layout" svg:width="1.632cm" svg:height="1.376cm" svg:x="11.668cm" svg:y="13.097cm">
          <text:list text:style-name="L3">
            <text:list-header>
              <text:p text:style-name="P16"><text:span text:style-name="T11">6</text:span></text:p>
            </text:list-header>
          </text:list>
          <draw:enhanced-geometry svg:viewBox="0 0 21600 21600" draw:type="mso-spt202" draw:enhanced-path="M 0 0 L 21600 0 21600 21600 0 21600 0 0 Z N"/>
        </draw:custom-shape>
        <draw:custom-shape draw:style-name="gr130" draw:text-style-name="P15" draw:layer="layout" svg:width="1.632cm" svg:height="1.376cm" svg:x="14.931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131"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132" draw:text-style-name="P15" draw:layer="layout" svg:width="1.632cm" svg:height="1.376cm" svg:x="16.56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133"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134"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135" draw:text-style-name="P17" draw:layer="layout" svg:width="1.631cm" svg:height="1.376cm" svg:x="4.86cm" svg:y="6.681cm">
          <text:list text:style-name="L3">
            <text:list-header>
              <text:p text:style-name="P16"><text:span text:style-name="T11">7</text:span></text:p>
            </text:list-header>
          </text:list>
          <draw:enhanced-geometry svg:viewBox="0 0 21600 21600" draw:type="mso-spt202" draw:enhanced-path="M 0 0 L 21600 0 21600 21600 0 21600 0 0 Z N"/>
        </draw:custom-shape>
        <draw:custom-shape draw:style-name="gr136" draw:text-style-name="P17" draw:layer="layout" svg:width="1.631cm" svg:height="1.375cm" svg:x="4.86cm" svg:y="8.057cm">
          <text:list text:style-name="L5">
            <text:list-header>
              <text:p text:style-name="P16"><text:span text:style-name="T13">2</text:span></text:p>
            </text:list-header>
          </text:list>
          <draw:enhanced-geometry svg:viewBox="0 0 21600 21600" draw:type="mso-spt202" draw:enhanced-path="M 0 0 L 21600 0 21600 21600 0 21600 0 0 Z N"/>
        </draw:custom-shape>
        <draw:custom-shape draw:style-name="gr137"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138"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139" draw:text-style-name="P5" draw:layer="layout" svg:x1="7.594cm" svg:y1="12.734cm" svg:x2="7.594cm" svg:y2="11.495cm">
            <text:p/>
          </draw:line>
          <draw:line draw:style-name="gr140" draw:text-style-name="P5" draw:layer="layout" svg:x1="9.234cm" svg:y1="12.734cm" svg:x2="9.234cm" svg:y2="11.495cm">
            <text:p/>
          </draw:line>
          <draw:line draw:style-name="gr84" draw:text-style-name="P5" draw:layer="layout" svg:x1="7.594cm" svg:y1="11.495cm" svg:x2="9.234cm" svg:y2="11.495cm">
            <text:p/>
          </draw:line>
        </draw:g>
        <draw:custom-shape draw:style-name="gr141"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142"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21" presentation:class="page"/>
          <draw:frame presentation:style-name="pr5" draw:text-style-name="P8" draw:layer="layout" svg:width="14.094cm" svg:height="11.707cm" svg:x="2.562cm" svg:y="12.373cm" presentation:class="notes" presentation:placeholder="true">
            <draw:text-box/>
          </draw:frame>
        </presentation:notes>
      </draw:page>
      <draw:page draw:name="page22"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An Animated Example</text:p>
              </text:list-header>
            </text:list>
          </draw:text-box>
        </draw:frame>
        <draw:custom-shape draw:style-name="gr143" draw:text-style-name="P15" draw:layer="layout" svg:width="1.631cm" svg:height="1.376cm" svg:x="13.3cm" svg:y="13.097cm">
          <text:list text:style-name="L3">
            <text:list-header>
              <text:p text:style-name="P14"><text:span text:style-name="T11">67</text:span></text:p>
            </text:list-header>
          </text:list>
          <draw:enhanced-geometry svg:viewBox="0 0 21600 21600" draw:type="mso-spt202" draw:enhanced-path="M 0 0 L 21600 0 21600 21600 0 21600 0 0 Z N"/>
        </draw:custom-shape>
        <draw:custom-shape draw:style-name="gr144" draw:text-style-name="P15" draw:layer="layout" svg:width="1.632cm" svg:height="1.376cm" svg:x="8.405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145" draw:text-style-name="P15" draw:layer="layout" svg:width="1.632cm" svg:height="1.376cm" svg:x="6.773cm" svg:y="13.097cm">
          <text:list text:style-name="L3">
            <text:list-header>
              <text:p text:style-name="P14"><text:span text:style-name="T11">98</text:span></text:p>
            </text:list-header>
          </text:list>
          <draw:enhanced-geometry svg:viewBox="0 0 21600 21600" draw:type="mso-spt202" draw:enhanced-path="M 0 0 L 21600 0 21600 21600 0 21600 0 0 Z N"/>
        </draw:custom-shape>
        <draw:custom-shape draw:style-name="gr146" draw:text-style-name="P15" draw:layer="layout" svg:width="1.631cm" svg:height="1.376cm" svg:x="10.037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147" draw:text-style-name="P17" draw:layer="layout" svg:width="1.632cm" svg:height="1.376cm" svg:x="11.668cm" svg:y="13.097cm">
          <text:list text:style-name="L3">
            <text:list-header>
              <text:p text:style-name="P16"><text:span text:style-name="T11">6</text:span></text:p>
            </text:list-header>
          </text:list>
          <draw:enhanced-geometry svg:viewBox="0 0 21600 21600" draw:type="mso-spt202" draw:enhanced-path="M 0 0 L 21600 0 21600 21600 0 21600 0 0 Z N"/>
        </draw:custom-shape>
        <draw:custom-shape draw:style-name="gr148" draw:text-style-name="P15" draw:layer="layout" svg:width="1.632cm" svg:height="1.376cm" svg:x="14.931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149"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150" draw:text-style-name="P15" draw:layer="layout" svg:width="1.632cm" svg:height="1.376cm" svg:x="16.56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151"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152"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153" draw:text-style-name="P17" draw:layer="layout" svg:width="1.631cm" svg:height="1.376cm" svg:x="4.86cm" svg:y="6.681cm">
          <text:list text:style-name="L3">
            <text:list-header>
              <text:p text:style-name="P16"><text:span text:style-name="T11">7</text:span></text:p>
            </text:list-header>
          </text:list>
          <draw:enhanced-geometry svg:viewBox="0 0 21600 21600" draw:type="mso-spt202" draw:enhanced-path="M 0 0 L 21600 0 21600 21600 0 21600 0 0 Z N"/>
        </draw:custom-shape>
        <draw:custom-shape draw:style-name="gr154" draw:text-style-name="P17" draw:layer="layout" svg:width="1.631cm" svg:height="1.375cm" svg:x="4.86cm" svg:y="8.057cm">
          <text:list text:style-name="L3">
            <text:list-header>
              <text:p text:style-name="P16"><text:span text:style-name="T11">2</text:span></text:p>
            </text:list-header>
          </text:list>
          <draw:enhanced-geometry svg:viewBox="0 0 21600 21600" draw:type="mso-spt202" draw:enhanced-path="M 0 0 L 21600 0 21600 21600 0 21600 0 0 Z N"/>
        </draw:custom-shape>
        <draw:custom-shape draw:style-name="gr155"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156"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157" draw:text-style-name="P5" draw:layer="layout" svg:x1="7.594cm" svg:y1="12.734cm" svg:x2="7.594cm" svg:y2="11.495cm">
            <text:p/>
          </draw:line>
          <draw:line draw:style-name="gr158" draw:text-style-name="P5" draw:layer="layout" svg:x1="9.234cm" svg:y1="12.734cm" svg:x2="9.234cm" svg:y2="11.495cm">
            <text:p/>
          </draw:line>
          <draw:line draw:style-name="gr84" draw:text-style-name="P5" draw:layer="layout" svg:x1="7.594cm" svg:y1="11.495cm" svg:x2="9.234cm" svg:y2="11.495cm">
            <text:p/>
          </draw:line>
        </draw:g>
        <draw:custom-shape draw:style-name="gr159" draw:text-style-name="P6" draw:layer="layout" svg:width="2.712cm" svg:height="1.277cm" svg:x="7.046cm" svg:y="10.12cm">
          <text:list text:style-name="L5">
            <text:list-header>
              <text:p text:style-name="P1"><text:span text:style-name="T5">Swap</text:span></text:p>
            </text:list-header>
          </text:list>
          <draw:enhanced-geometry svg:viewBox="0 0 21600 21600" draw:type="mso-spt202" draw:enhanced-path="M 0 0 L 21600 0 21600 21600 0 21600 0 0 Z N"/>
        </draw:custom-shape>
        <draw:custom-shape draw:style-name="gr160"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161"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22" presentation:class="page"/>
          <draw:frame presentation:style-name="pr5" draw:text-style-name="P8" draw:layer="layout" svg:width="14.094cm" svg:height="11.707cm" svg:x="2.562cm" svg:y="12.373cm" presentation:class="notes" presentation:placeholder="true">
            <draw:text-box/>
          </draw:frame>
        </presentation:notes>
      </draw:page>
      <draw:page draw:name="page23"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An Animated Example</text:p>
              </text:list-header>
            </text:list>
          </draw:text-box>
        </draw:frame>
        <draw:custom-shape draw:style-name="gr162" draw:text-style-name="P15" draw:layer="layout" svg:width="1.631cm" svg:height="1.376cm" svg:x="13.3cm" svg:y="13.097cm">
          <text:list text:style-name="L3">
            <text:list-header>
              <text:p text:style-name="P14"><text:span text:style-name="T11">67</text:span></text:p>
            </text:list-header>
          </text:list>
          <draw:enhanced-geometry svg:viewBox="0 0 21600 21600" draw:type="mso-spt202" draw:enhanced-path="M 0 0 L 21600 0 21600 21600 0 21600 0 0 Z N"/>
        </draw:custom-shape>
        <draw:custom-shape draw:style-name="gr163" draw:text-style-name="P15" draw:layer="layout" svg:width="1.632cm" svg:height="1.376cm" svg:x="8.405cm" svg:y="13.097cm">
          <text:list text:style-name="L5">
            <text:list-header>
              <text:p text:style-name="P14"><text:span text:style-name="T13">98</text:span></text:p>
            </text:list-header>
          </text:list>
          <draw:enhanced-geometry svg:viewBox="0 0 21600 21600" draw:type="mso-spt202" draw:enhanced-path="M 0 0 L 21600 0 21600 21600 0 21600 0 0 Z N"/>
        </draw:custom-shape>
        <draw:custom-shape draw:style-name="gr164" draw:text-style-name="P15" draw:layer="layout" svg:width="1.632cm" svg:height="1.376cm" svg:x="6.773cm" svg:y="13.097cm">
          <text:list text:style-name="L5">
            <text:list-header>
              <text:p text:style-name="P14"><text:span text:style-name="T13">45</text:span></text:p>
            </text:list-header>
          </text:list>
          <draw:enhanced-geometry svg:viewBox="0 0 21600 21600" draw:type="mso-spt202" draw:enhanced-path="M 0 0 L 21600 0 21600 21600 0 21600 0 0 Z N"/>
        </draw:custom-shape>
        <draw:custom-shape draw:style-name="gr165" draw:text-style-name="P15" draw:layer="layout" svg:width="1.631cm" svg:height="1.376cm" svg:x="10.037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166" draw:text-style-name="P17" draw:layer="layout" svg:width="1.632cm" svg:height="1.376cm" svg:x="11.668cm" svg:y="13.097cm">
          <text:list text:style-name="L3">
            <text:list-header>
              <text:p text:style-name="P16"><text:span text:style-name="T11">6</text:span></text:p>
            </text:list-header>
          </text:list>
          <draw:enhanced-geometry svg:viewBox="0 0 21600 21600" draw:type="mso-spt202" draw:enhanced-path="M 0 0 L 21600 0 21600 21600 0 21600 0 0 Z N"/>
        </draw:custom-shape>
        <draw:custom-shape draw:style-name="gr167" draw:text-style-name="P15" draw:layer="layout" svg:width="1.632cm" svg:height="1.376cm" svg:x="14.931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168"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169" draw:text-style-name="P15" draw:layer="layout" svg:width="1.632cm" svg:height="1.376cm" svg:x="16.56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170"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171"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172" draw:text-style-name="P17" draw:layer="layout" svg:width="1.631cm" svg:height="1.376cm" svg:x="4.86cm" svg:y="6.681cm">
          <text:list text:style-name="L3">
            <text:list-header>
              <text:p text:style-name="P16"><text:span text:style-name="T11">7</text:span></text:p>
            </text:list-header>
          </text:list>
          <draw:enhanced-geometry svg:viewBox="0 0 21600 21600" draw:type="mso-spt202" draw:enhanced-path="M 0 0 L 21600 0 21600 21600 0 21600 0 0 Z N"/>
        </draw:custom-shape>
        <draw:custom-shape draw:style-name="gr173" draw:text-style-name="P17" draw:layer="layout" svg:width="1.631cm" svg:height="1.375cm" svg:x="4.86cm" svg:y="8.057cm">
          <text:list text:style-name="L3">
            <text:list-header>
              <text:p text:style-name="P16"><text:span text:style-name="T11">2</text:span></text:p>
            </text:list-header>
          </text:list>
          <draw:enhanced-geometry svg:viewBox="0 0 21600 21600" draw:type="mso-spt202" draw:enhanced-path="M 0 0 L 21600 0 21600 21600 0 21600 0 0 Z N"/>
        </draw:custom-shape>
        <draw:custom-shape draw:style-name="gr174"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175"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176" draw:text-style-name="P5" draw:layer="layout" svg:x1="7.594cm" svg:y1="12.734cm" svg:x2="7.594cm" svg:y2="11.495cm">
            <text:p/>
          </draw:line>
          <draw:line draw:style-name="gr177" draw:text-style-name="P5" draw:layer="layout" svg:x1="9.234cm" svg:y1="12.734cm" svg:x2="9.234cm" svg:y2="11.495cm">
            <text:p/>
          </draw:line>
          <draw:line draw:style-name="gr84" draw:text-style-name="P5" draw:layer="layout" svg:x1="7.594cm" svg:y1="11.495cm" svg:x2="9.234cm" svg:y2="11.495cm">
            <text:p/>
          </draw:line>
        </draw:g>
        <draw:custom-shape draw:style-name="gr178" draw:text-style-name="P6" draw:layer="layout" svg:width="2.712cm" svg:height="1.277cm" svg:x="7.046cm" svg:y="10.12cm">
          <text:list text:style-name="L5">
            <text:list-header>
              <text:p text:style-name="P1"><text:span text:style-name="T5">Swap</text:span></text:p>
            </text:list-header>
          </text:list>
          <draw:enhanced-geometry svg:viewBox="0 0 21600 21600" draw:type="mso-spt202" draw:enhanced-path="M 0 0 L 21600 0 21600 21600 0 21600 0 0 Z N"/>
        </draw:custom-shape>
        <draw:custom-shape draw:style-name="gr179"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180" draw:text-style-name="P17" draw:layer="layout" svg:width="2.955cm" svg:height="1.376cm" svg:x="14.865cm" svg:y="5.305cm">
          <text:list text:style-name="L5">
            <text:list-header>
              <text:p text:style-name="P16"><text:span text:style-name="T13">tru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23" presentation:class="page"/>
          <draw:frame presentation:style-name="pr5" draw:text-style-name="P8" draw:layer="layout" svg:width="14.094cm" svg:height="11.707cm" svg:x="2.562cm" svg:y="12.373cm" presentation:class="notes" presentation:placeholder="true">
            <draw:text-box/>
          </draw:frame>
        </presentation:notes>
      </draw:page>
      <draw:page draw:name="page24"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An Animated Example</text:p>
              </text:list-header>
            </text:list>
          </draw:text-box>
        </draw:frame>
        <draw:custom-shape draw:style-name="gr181" draw:text-style-name="P15" draw:layer="layout" svg:width="1.631cm" svg:height="1.376cm" svg:x="13.3cm" svg:y="13.097cm">
          <text:list text:style-name="L3">
            <text:list-header>
              <text:p text:style-name="P14"><text:span text:style-name="T11">67</text:span></text:p>
            </text:list-header>
          </text:list>
          <draw:enhanced-geometry svg:viewBox="0 0 21600 21600" draw:type="mso-spt202" draw:enhanced-path="M 0 0 L 21600 0 21600 21600 0 21600 0 0 Z N"/>
        </draw:custom-shape>
        <draw:custom-shape draw:style-name="gr182" draw:text-style-name="P15" draw:layer="layout" svg:width="1.632cm" svg:height="1.376cm" svg:x="8.405cm" svg:y="13.097cm">
          <text:list text:style-name="L3">
            <text:list-header>
              <text:p text:style-name="P14"><text:span text:style-name="T11">98</text:span></text:p>
            </text:list-header>
          </text:list>
          <draw:enhanced-geometry svg:viewBox="0 0 21600 21600" draw:type="mso-spt202" draw:enhanced-path="M 0 0 L 21600 0 21600 21600 0 21600 0 0 Z N"/>
        </draw:custom-shape>
        <draw:custom-shape draw:style-name="gr183" draw:text-style-name="P15" draw:layer="layout" svg:width="1.632cm" svg:height="1.376cm" svg:x="6.773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184" draw:text-style-name="P15" draw:layer="layout" svg:width="1.631cm" svg:height="1.376cm" svg:x="10.037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185" draw:text-style-name="P17" draw:layer="layout" svg:width="1.632cm" svg:height="1.376cm" svg:x="11.668cm" svg:y="13.097cm">
          <text:list text:style-name="L3">
            <text:list-header>
              <text:p text:style-name="P16"><text:span text:style-name="T11">6</text:span></text:p>
            </text:list-header>
          </text:list>
          <draw:enhanced-geometry svg:viewBox="0 0 21600 21600" draw:type="mso-spt202" draw:enhanced-path="M 0 0 L 21600 0 21600 21600 0 21600 0 0 Z N"/>
        </draw:custom-shape>
        <draw:custom-shape draw:style-name="gr186" draw:text-style-name="P15" draw:layer="layout" svg:width="1.632cm" svg:height="1.376cm" svg:x="14.931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187"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188" draw:text-style-name="P15" draw:layer="layout" svg:width="1.632cm" svg:height="1.376cm" svg:x="16.56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189"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190"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191" draw:text-style-name="P17" draw:layer="layout" svg:width="1.631cm" svg:height="1.376cm" svg:x="4.86cm" svg:y="6.681cm">
          <text:list text:style-name="L3">
            <text:list-header>
              <text:p text:style-name="P16"><text:span text:style-name="T11">7</text:span></text:p>
            </text:list-header>
          </text:list>
          <draw:enhanced-geometry svg:viewBox="0 0 21600 21600" draw:type="mso-spt202" draw:enhanced-path="M 0 0 L 21600 0 21600 21600 0 21600 0 0 Z N"/>
        </draw:custom-shape>
        <draw:custom-shape draw:style-name="gr192" draw:text-style-name="P17" draw:layer="layout" svg:width="1.631cm" svg:height="1.375cm" svg:x="4.86cm" svg:y="8.057cm">
          <text:list text:style-name="L5">
            <text:list-header>
              <text:p text:style-name="P16"><text:span text:style-name="T13">3</text:span></text:p>
            </text:list-header>
          </text:list>
          <draw:enhanced-geometry svg:viewBox="0 0 21600 21600" draw:type="mso-spt202" draw:enhanced-path="M 0 0 L 21600 0 21600 21600 0 21600 0 0 Z N"/>
        </draw:custom-shape>
        <draw:custom-shape draw:style-name="gr193"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194"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195" draw:text-style-name="P5" draw:layer="layout" svg:x1="9.221cm" svg:y1="12.734cm" svg:x2="9.221cm" svg:y2="11.495cm">
            <text:p/>
          </draw:line>
          <draw:line draw:style-name="gr196" draw:text-style-name="P5" draw:layer="layout" svg:x1="10.861cm" svg:y1="12.734cm" svg:x2="10.861cm" svg:y2="11.495cm">
            <text:p/>
          </draw:line>
          <draw:line draw:style-name="gr84" draw:text-style-name="P5" draw:layer="layout" svg:x1="9.221cm" svg:y1="11.495cm" svg:x2="10.861cm" svg:y2="11.495cm">
            <text:p/>
          </draw:line>
        </draw:g>
        <draw:custom-shape draw:style-name="gr197"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198"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24" presentation:class="page"/>
          <draw:frame presentation:style-name="pr5" draw:text-style-name="P8" draw:layer="layout" svg:width="14.094cm" svg:height="11.707cm" svg:x="2.562cm" svg:y="12.373cm" presentation:class="notes" presentation:placeholder="true">
            <draw:text-box/>
          </draw:frame>
        </presentation:notes>
      </draw:page>
      <draw:page draw:name="page25"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An Animated Example</text:p>
              </text:list-header>
            </text:list>
          </draw:text-box>
        </draw:frame>
        <draw:custom-shape draw:style-name="gr199" draw:text-style-name="P15" draw:layer="layout" svg:width="1.631cm" svg:height="1.376cm" svg:x="13.3cm" svg:y="13.097cm">
          <text:list text:style-name="L3">
            <text:list-header>
              <text:p text:style-name="P14"><text:span text:style-name="T11">67</text:span></text:p>
            </text:list-header>
          </text:list>
          <draw:enhanced-geometry svg:viewBox="0 0 21600 21600" draw:type="mso-spt202" draw:enhanced-path="M 0 0 L 21600 0 21600 21600 0 21600 0 0 Z N"/>
        </draw:custom-shape>
        <draw:custom-shape draw:style-name="gr200" draw:text-style-name="P15" draw:layer="layout" svg:width="1.632cm" svg:height="1.376cm" svg:x="8.405cm" svg:y="13.097cm">
          <text:list text:style-name="L3">
            <text:list-header>
              <text:p text:style-name="P14"><text:span text:style-name="T11">98</text:span></text:p>
            </text:list-header>
          </text:list>
          <draw:enhanced-geometry svg:viewBox="0 0 21600 21600" draw:type="mso-spt202" draw:enhanced-path="M 0 0 L 21600 0 21600 21600 0 21600 0 0 Z N"/>
        </draw:custom-shape>
        <draw:custom-shape draw:style-name="gr201" draw:text-style-name="P15" draw:layer="layout" svg:width="1.632cm" svg:height="1.376cm" svg:x="6.773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202" draw:text-style-name="P15" draw:layer="layout" svg:width="1.631cm" svg:height="1.376cm" svg:x="10.037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203" draw:text-style-name="P17" draw:layer="layout" svg:width="1.632cm" svg:height="1.376cm" svg:x="11.668cm" svg:y="13.097cm">
          <text:list text:style-name="L3">
            <text:list-header>
              <text:p text:style-name="P16"><text:span text:style-name="T11">6</text:span></text:p>
            </text:list-header>
          </text:list>
          <draw:enhanced-geometry svg:viewBox="0 0 21600 21600" draw:type="mso-spt202" draw:enhanced-path="M 0 0 L 21600 0 21600 21600 0 21600 0 0 Z N"/>
        </draw:custom-shape>
        <draw:custom-shape draw:style-name="gr204" draw:text-style-name="P15" draw:layer="layout" svg:width="1.632cm" svg:height="1.376cm" svg:x="14.931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205"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206" draw:text-style-name="P15" draw:layer="layout" svg:width="1.632cm" svg:height="1.376cm" svg:x="16.56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207"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208"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209" draw:text-style-name="P17" draw:layer="layout" svg:width="1.631cm" svg:height="1.376cm" svg:x="4.86cm" svg:y="6.681cm">
          <text:list text:style-name="L3">
            <text:list-header>
              <text:p text:style-name="P16"><text:span text:style-name="T11">7</text:span></text:p>
            </text:list-header>
          </text:list>
          <draw:enhanced-geometry svg:viewBox="0 0 21600 21600" draw:type="mso-spt202" draw:enhanced-path="M 0 0 L 21600 0 21600 21600 0 21600 0 0 Z N"/>
        </draw:custom-shape>
        <draw:custom-shape draw:style-name="gr210" draw:text-style-name="P17" draw:layer="layout" svg:width="1.631cm" svg:height="1.375cm" svg:x="4.86cm" svg:y="8.057cm">
          <text:list text:style-name="L3">
            <text:list-header>
              <text:p text:style-name="P16"><text:span text:style-name="T11">3</text:span></text:p>
            </text:list-header>
          </text:list>
          <draw:enhanced-geometry svg:viewBox="0 0 21600 21600" draw:type="mso-spt202" draw:enhanced-path="M 0 0 L 21600 0 21600 21600 0 21600 0 0 Z N"/>
        </draw:custom-shape>
        <draw:custom-shape draw:style-name="gr211"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212"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213" draw:text-style-name="P5" draw:layer="layout" svg:x1="9.221cm" svg:y1="12.734cm" svg:x2="9.221cm" svg:y2="11.495cm">
            <text:p/>
          </draw:line>
          <draw:line draw:style-name="gr214" draw:text-style-name="P5" draw:layer="layout" svg:x1="10.861cm" svg:y1="12.734cm" svg:x2="10.861cm" svg:y2="11.495cm">
            <text:p/>
          </draw:line>
          <draw:line draw:style-name="gr84" draw:text-style-name="P5" draw:layer="layout" svg:x1="9.221cm" svg:y1="11.495cm" svg:x2="10.861cm" svg:y2="11.495cm">
            <text:p/>
          </draw:line>
        </draw:g>
        <draw:custom-shape draw:style-name="gr215" draw:text-style-name="P6" draw:layer="layout" svg:width="2.712cm" svg:height="1.277cm" svg:x="8.678cm" svg:y="10.12cm">
          <text:list text:style-name="L5">
            <text:list-header>
              <text:p text:style-name="P1"><text:span text:style-name="T5">Swap</text:span></text:p>
            </text:list-header>
          </text:list>
          <draw:enhanced-geometry svg:viewBox="0 0 21600 21600" draw:type="mso-spt202" draw:enhanced-path="M 0 0 L 21600 0 21600 21600 0 21600 0 0 Z N"/>
        </draw:custom-shape>
        <draw:custom-shape draw:style-name="gr216"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217"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25" presentation:class="page"/>
          <draw:frame presentation:style-name="pr5" draw:text-style-name="P8" draw:layer="layout" svg:width="14.094cm" svg:height="11.707cm" svg:x="2.562cm" svg:y="12.373cm" presentation:class="notes" presentation:placeholder="true">
            <draw:text-box/>
          </draw:frame>
        </presentation:notes>
      </draw:page>
      <draw:page draw:name="page26"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An Animated Example</text:p>
              </text:list-header>
            </text:list>
          </draw:text-box>
        </draw:frame>
        <draw:custom-shape draw:style-name="gr218" draw:text-style-name="P15" draw:layer="layout" svg:width="1.631cm" svg:height="1.376cm" svg:x="13.3cm" svg:y="13.097cm">
          <text:list text:style-name="L3">
            <text:list-header>
              <text:p text:style-name="P14"><text:span text:style-name="T11">67</text:span></text:p>
            </text:list-header>
          </text:list>
          <draw:enhanced-geometry svg:viewBox="0 0 21600 21600" draw:type="mso-spt202" draw:enhanced-path="M 0 0 L 21600 0 21600 21600 0 21600 0 0 Z N"/>
        </draw:custom-shape>
        <draw:custom-shape draw:style-name="gr219" draw:text-style-name="P15" draw:layer="layout" svg:width="1.632cm" svg:height="1.376cm" svg:x="8.405cm" svg:y="13.097cm">
          <text:list text:style-name="L5">
            <text:list-header>
              <text:p text:style-name="P14"><text:span text:style-name="T13">14</text:span></text:p>
            </text:list-header>
          </text:list>
          <draw:enhanced-geometry svg:viewBox="0 0 21600 21600" draw:type="mso-spt202" draw:enhanced-path="M 0 0 L 21600 0 21600 21600 0 21600 0 0 Z N"/>
        </draw:custom-shape>
        <draw:custom-shape draw:style-name="gr220" draw:text-style-name="P15" draw:layer="layout" svg:width="1.632cm" svg:height="1.376cm" svg:x="6.773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221" draw:text-style-name="P15" draw:layer="layout" svg:width="1.631cm" svg:height="1.376cm" svg:x="10.037cm" svg:y="13.097cm">
          <text:list text:style-name="L5">
            <text:list-header>
              <text:p text:style-name="P14"><text:span text:style-name="T13">98</text:span></text:p>
            </text:list-header>
          </text:list>
          <draw:enhanced-geometry svg:viewBox="0 0 21600 21600" draw:type="mso-spt202" draw:enhanced-path="M 0 0 L 21600 0 21600 21600 0 21600 0 0 Z N"/>
        </draw:custom-shape>
        <draw:custom-shape draw:style-name="gr222" draw:text-style-name="P17" draw:layer="layout" svg:width="1.632cm" svg:height="1.376cm" svg:x="11.668cm" svg:y="13.097cm">
          <text:list text:style-name="L3">
            <text:list-header>
              <text:p text:style-name="P16"><text:span text:style-name="T11">6</text:span></text:p>
            </text:list-header>
          </text:list>
          <draw:enhanced-geometry svg:viewBox="0 0 21600 21600" draw:type="mso-spt202" draw:enhanced-path="M 0 0 L 21600 0 21600 21600 0 21600 0 0 Z N"/>
        </draw:custom-shape>
        <draw:custom-shape draw:style-name="gr223" draw:text-style-name="P15" draw:layer="layout" svg:width="1.632cm" svg:height="1.376cm" svg:x="14.931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224"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225" draw:text-style-name="P15" draw:layer="layout" svg:width="1.632cm" svg:height="1.376cm" svg:x="16.56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226"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227"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228" draw:text-style-name="P17" draw:layer="layout" svg:width="1.631cm" svg:height="1.376cm" svg:x="4.86cm" svg:y="6.681cm">
          <text:list text:style-name="L3">
            <text:list-header>
              <text:p text:style-name="P16"><text:span text:style-name="T11">7</text:span></text:p>
            </text:list-header>
          </text:list>
          <draw:enhanced-geometry svg:viewBox="0 0 21600 21600" draw:type="mso-spt202" draw:enhanced-path="M 0 0 L 21600 0 21600 21600 0 21600 0 0 Z N"/>
        </draw:custom-shape>
        <draw:custom-shape draw:style-name="gr229" draw:text-style-name="P17" draw:layer="layout" svg:width="1.631cm" svg:height="1.375cm" svg:x="4.86cm" svg:y="8.057cm">
          <text:list text:style-name="L3">
            <text:list-header>
              <text:p text:style-name="P16"><text:span text:style-name="T11">3</text:span></text:p>
            </text:list-header>
          </text:list>
          <draw:enhanced-geometry svg:viewBox="0 0 21600 21600" draw:type="mso-spt202" draw:enhanced-path="M 0 0 L 21600 0 21600 21600 0 21600 0 0 Z N"/>
        </draw:custom-shape>
        <draw:custom-shape draw:style-name="gr230"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231"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232" draw:text-style-name="P5" draw:layer="layout" svg:x1="9.221cm" svg:y1="12.734cm" svg:x2="9.221cm" svg:y2="11.495cm">
            <text:p/>
          </draw:line>
          <draw:line draw:style-name="gr233" draw:text-style-name="P5" draw:layer="layout" svg:x1="10.861cm" svg:y1="12.734cm" svg:x2="10.861cm" svg:y2="11.495cm">
            <text:p/>
          </draw:line>
          <draw:line draw:style-name="gr84" draw:text-style-name="P5" draw:layer="layout" svg:x1="9.221cm" svg:y1="11.495cm" svg:x2="10.861cm" svg:y2="11.495cm">
            <text:p/>
          </draw:line>
        </draw:g>
        <draw:custom-shape draw:style-name="gr234" draw:text-style-name="P6" draw:layer="layout" svg:width="2.712cm" svg:height="1.277cm" svg:x="8.678cm" svg:y="10.12cm">
          <text:list text:style-name="L5">
            <text:list-header>
              <text:p text:style-name="P1"><text:span text:style-name="T5">Swap</text:span></text:p>
            </text:list-header>
          </text:list>
          <draw:enhanced-geometry svg:viewBox="0 0 21600 21600" draw:type="mso-spt202" draw:enhanced-path="M 0 0 L 21600 0 21600 21600 0 21600 0 0 Z N"/>
        </draw:custom-shape>
        <draw:custom-shape draw:style-name="gr235"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236" draw:text-style-name="P17" draw:layer="layout" svg:width="2.955cm" svg:height="1.376cm" svg:x="14.865cm" svg:y="5.305cm">
          <text:list text:style-name="L5">
            <text:list-header>
              <text:p text:style-name="P16"><text:span text:style-name="T13">tru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26" presentation:class="page"/>
          <draw:frame presentation:style-name="pr5" draw:text-style-name="P8" draw:layer="layout" svg:width="14.094cm" svg:height="11.707cm" svg:x="2.562cm" svg:y="12.373cm" presentation:class="notes" presentation:placeholder="true">
            <draw:text-box/>
          </draw:frame>
        </presentation:notes>
      </draw:page>
      <draw:page draw:name="page27"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An Animated Example</text:p>
              </text:list-header>
            </text:list>
          </draw:text-box>
        </draw:frame>
        <draw:custom-shape draw:style-name="gr237" draw:text-style-name="P15" draw:layer="layout" svg:width="1.631cm" svg:height="1.376cm" svg:x="13.3cm" svg:y="13.097cm">
          <text:list text:style-name="L3">
            <text:list-header>
              <text:p text:style-name="P14"><text:span text:style-name="T11">67</text:span></text:p>
            </text:list-header>
          </text:list>
          <draw:enhanced-geometry svg:viewBox="0 0 21600 21600" draw:type="mso-spt202" draw:enhanced-path="M 0 0 L 21600 0 21600 21600 0 21600 0 0 Z N"/>
        </draw:custom-shape>
        <draw:custom-shape draw:style-name="gr238" draw:text-style-name="P15" draw:layer="layout" svg:width="1.632cm" svg:height="1.376cm" svg:x="8.405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239" draw:text-style-name="P15" draw:layer="layout" svg:width="1.632cm" svg:height="1.376cm" svg:x="6.773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240" draw:text-style-name="P15" draw:layer="layout" svg:width="1.631cm" svg:height="1.376cm" svg:x="10.037cm" svg:y="13.097cm">
          <text:list text:style-name="L3">
            <text:list-header>
              <text:p text:style-name="P14"><text:span text:style-name="T11">98</text:span></text:p>
            </text:list-header>
          </text:list>
          <draw:enhanced-geometry svg:viewBox="0 0 21600 21600" draw:type="mso-spt202" draw:enhanced-path="M 0 0 L 21600 0 21600 21600 0 21600 0 0 Z N"/>
        </draw:custom-shape>
        <draw:custom-shape draw:style-name="gr241" draw:text-style-name="P17" draw:layer="layout" svg:width="1.632cm" svg:height="1.376cm" svg:x="11.668cm" svg:y="13.097cm">
          <text:list text:style-name="L3">
            <text:list-header>
              <text:p text:style-name="P16"><text:span text:style-name="T11">6</text:span></text:p>
            </text:list-header>
          </text:list>
          <draw:enhanced-geometry svg:viewBox="0 0 21600 21600" draw:type="mso-spt202" draw:enhanced-path="M 0 0 L 21600 0 21600 21600 0 21600 0 0 Z N"/>
        </draw:custom-shape>
        <draw:custom-shape draw:style-name="gr242" draw:text-style-name="P15" draw:layer="layout" svg:width="1.632cm" svg:height="1.376cm" svg:x="14.931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243"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244" draw:text-style-name="P15" draw:layer="layout" svg:width="1.632cm" svg:height="1.376cm" svg:x="16.56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245"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246"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247" draw:text-style-name="P17" draw:layer="layout" svg:width="1.631cm" svg:height="1.376cm" svg:x="4.86cm" svg:y="6.681cm">
          <text:list text:style-name="L3">
            <text:list-header>
              <text:p text:style-name="P16"><text:span text:style-name="T11">7</text:span></text:p>
            </text:list-header>
          </text:list>
          <draw:enhanced-geometry svg:viewBox="0 0 21600 21600" draw:type="mso-spt202" draw:enhanced-path="M 0 0 L 21600 0 21600 21600 0 21600 0 0 Z N"/>
        </draw:custom-shape>
        <draw:custom-shape draw:style-name="gr248" draw:text-style-name="P17" draw:layer="layout" svg:width="1.631cm" svg:height="1.375cm" svg:x="4.86cm" svg:y="8.057cm">
          <text:list text:style-name="L5">
            <text:list-header>
              <text:p text:style-name="P16"><text:span text:style-name="T13">4</text:span></text:p>
            </text:list-header>
          </text:list>
          <draw:enhanced-geometry svg:viewBox="0 0 21600 21600" draw:type="mso-spt202" draw:enhanced-path="M 0 0 L 21600 0 21600 21600 0 21600 0 0 Z N"/>
        </draw:custom-shape>
        <draw:custom-shape draw:style-name="gr249"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250"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251" draw:text-style-name="P5" draw:layer="layout" svg:x1="10.848cm" svg:y1="12.734cm" svg:x2="10.848cm" svg:y2="11.495cm">
            <text:p/>
          </draw:line>
          <draw:line draw:style-name="gr252" draw:text-style-name="P5" draw:layer="layout" svg:x1="12.488cm" svg:y1="12.734cm" svg:x2="12.488cm" svg:y2="11.495cm">
            <text:p/>
          </draw:line>
          <draw:line draw:style-name="gr84" draw:text-style-name="P5" draw:layer="layout" svg:x1="10.848cm" svg:y1="11.495cm" svg:x2="12.488cm" svg:y2="11.495cm">
            <text:p/>
          </draw:line>
        </draw:g>
        <draw:custom-shape draw:style-name="gr253"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254"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27" presentation:class="page"/>
          <draw:frame presentation:style-name="pr5" draw:text-style-name="P8" draw:layer="layout" svg:width="14.094cm" svg:height="11.707cm" svg:x="2.562cm" svg:y="12.373cm" presentation:class="notes" presentation:placeholder="true">
            <draw:text-box/>
          </draw:frame>
        </presentation:notes>
      </draw:page>
      <draw:page draw:name="page28"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An Animated Example</text:p>
              </text:list-header>
            </text:list>
          </draw:text-box>
        </draw:frame>
        <draw:custom-shape draw:style-name="gr255" draw:text-style-name="P15" draw:layer="layout" svg:width="1.631cm" svg:height="1.376cm" svg:x="13.3cm" svg:y="13.097cm">
          <text:list text:style-name="L3">
            <text:list-header>
              <text:p text:style-name="P14"><text:span text:style-name="T11">67</text:span></text:p>
            </text:list-header>
          </text:list>
          <draw:enhanced-geometry svg:viewBox="0 0 21600 21600" draw:type="mso-spt202" draw:enhanced-path="M 0 0 L 21600 0 21600 21600 0 21600 0 0 Z N"/>
        </draw:custom-shape>
        <draw:custom-shape draw:style-name="gr256" draw:text-style-name="P15" draw:layer="layout" svg:width="1.632cm" svg:height="1.376cm" svg:x="8.405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257" draw:text-style-name="P15" draw:layer="layout" svg:width="1.632cm" svg:height="1.376cm" svg:x="6.773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258" draw:text-style-name="P15" draw:layer="layout" svg:width="1.631cm" svg:height="1.376cm" svg:x="10.037cm" svg:y="13.097cm">
          <text:list text:style-name="L3">
            <text:list-header>
              <text:p text:style-name="P14"><text:span text:style-name="T11">98</text:span></text:p>
            </text:list-header>
          </text:list>
          <draw:enhanced-geometry svg:viewBox="0 0 21600 21600" draw:type="mso-spt202" draw:enhanced-path="M 0 0 L 21600 0 21600 21600 0 21600 0 0 Z N"/>
        </draw:custom-shape>
        <draw:custom-shape draw:style-name="gr259" draw:text-style-name="P17" draw:layer="layout" svg:width="1.632cm" svg:height="1.376cm" svg:x="11.668cm" svg:y="13.097cm">
          <text:list text:style-name="L3">
            <text:list-header>
              <text:p text:style-name="P16"><text:span text:style-name="T11">6</text:span></text:p>
            </text:list-header>
          </text:list>
          <draw:enhanced-geometry svg:viewBox="0 0 21600 21600" draw:type="mso-spt202" draw:enhanced-path="M 0 0 L 21600 0 21600 21600 0 21600 0 0 Z N"/>
        </draw:custom-shape>
        <draw:custom-shape draw:style-name="gr260" draw:text-style-name="P15" draw:layer="layout" svg:width="1.632cm" svg:height="1.376cm" svg:x="14.931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261"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262" draw:text-style-name="P15" draw:layer="layout" svg:width="1.632cm" svg:height="1.376cm" svg:x="16.56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263"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264"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265" draw:text-style-name="P17" draw:layer="layout" svg:width="1.631cm" svg:height="1.376cm" svg:x="4.86cm" svg:y="6.681cm">
          <text:list text:style-name="L3">
            <text:list-header>
              <text:p text:style-name="P16"><text:span text:style-name="T11">7</text:span></text:p>
            </text:list-header>
          </text:list>
          <draw:enhanced-geometry svg:viewBox="0 0 21600 21600" draw:type="mso-spt202" draw:enhanced-path="M 0 0 L 21600 0 21600 21600 0 21600 0 0 Z N"/>
        </draw:custom-shape>
        <draw:custom-shape draw:style-name="gr266" draw:text-style-name="P17" draw:layer="layout" svg:width="1.631cm" svg:height="1.375cm" svg:x="4.86cm" svg:y="8.057cm">
          <text:list text:style-name="L3">
            <text:list-header>
              <text:p text:style-name="P16"><text:span text:style-name="T11">4</text:span></text:p>
            </text:list-header>
          </text:list>
          <draw:enhanced-geometry svg:viewBox="0 0 21600 21600" draw:type="mso-spt202" draw:enhanced-path="M 0 0 L 21600 0 21600 21600 0 21600 0 0 Z N"/>
        </draw:custom-shape>
        <draw:custom-shape draw:style-name="gr267"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268"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269" draw:text-style-name="P5" draw:layer="layout" svg:x1="10.848cm" svg:y1="12.734cm" svg:x2="10.848cm" svg:y2="11.495cm">
            <text:p/>
          </draw:line>
          <draw:line draw:style-name="gr270" draw:text-style-name="P5" draw:layer="layout" svg:x1="12.488cm" svg:y1="12.734cm" svg:x2="12.488cm" svg:y2="11.495cm">
            <text:p/>
          </draw:line>
          <draw:line draw:style-name="gr84" draw:text-style-name="P5" draw:layer="layout" svg:x1="10.848cm" svg:y1="11.495cm" svg:x2="12.488cm" svg:y2="11.495cm">
            <text:p/>
          </draw:line>
        </draw:g>
        <draw:custom-shape draw:style-name="gr271" draw:text-style-name="P6" draw:layer="layout" svg:width="2.712cm" svg:height="1.277cm" svg:x="10.31cm" svg:y="10.12cm">
          <text:list text:style-name="L5">
            <text:list-header>
              <text:p text:style-name="P1"><text:span text:style-name="T5">Swap</text:span></text:p>
            </text:list-header>
          </text:list>
          <draw:enhanced-geometry svg:viewBox="0 0 21600 21600" draw:type="mso-spt202" draw:enhanced-path="M 0 0 L 21600 0 21600 21600 0 21600 0 0 Z N"/>
        </draw:custom-shape>
        <draw:custom-shape draw:style-name="gr272"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273"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28" presentation:class="page"/>
          <draw:frame presentation:style-name="pr5" draw:text-style-name="P8" draw:layer="layout" svg:width="14.094cm" svg:height="11.707cm" svg:x="2.562cm" svg:y="12.373cm" presentation:class="notes" presentation:placeholder="true">
            <draw:text-box/>
          </draw:frame>
        </presentation:notes>
      </draw:page>
      <draw:page draw:name="page29"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An Animated Example</text:p>
              </text:list-header>
            </text:list>
          </draw:text-box>
        </draw:frame>
        <draw:custom-shape draw:style-name="gr274" draw:text-style-name="P15" draw:layer="layout" svg:width="1.631cm" svg:height="1.376cm" svg:x="13.3cm" svg:y="13.097cm">
          <text:list text:style-name="L3">
            <text:list-header>
              <text:p text:style-name="P14"><text:span text:style-name="T11">67</text:span></text:p>
            </text:list-header>
          </text:list>
          <draw:enhanced-geometry svg:viewBox="0 0 21600 21600" draw:type="mso-spt202" draw:enhanced-path="M 0 0 L 21600 0 21600 21600 0 21600 0 0 Z N"/>
        </draw:custom-shape>
        <draw:custom-shape draw:style-name="gr275" draw:text-style-name="P15" draw:layer="layout" svg:width="1.632cm" svg:height="1.376cm" svg:x="8.405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276" draw:text-style-name="P15" draw:layer="layout" svg:width="1.632cm" svg:height="1.376cm" svg:x="6.773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277" draw:text-style-name="P15" draw:layer="layout" svg:width="1.631cm" svg:height="1.376cm" svg:x="10.037cm" svg:y="13.097cm">
          <text:list text:style-name="L5">
            <text:list-header>
              <text:p text:style-name="P14"><text:span text:style-name="T13">6</text:span></text:p>
            </text:list-header>
          </text:list>
          <draw:enhanced-geometry svg:viewBox="0 0 21600 21600" draw:type="mso-spt202" draw:enhanced-path="M 0 0 L 21600 0 21600 21600 0 21600 0 0 Z N"/>
        </draw:custom-shape>
        <draw:custom-shape draw:style-name="gr278" draw:text-style-name="P17" draw:layer="layout" svg:width="1.632cm" svg:height="1.376cm" svg:x="11.668cm" svg:y="13.097cm">
          <text:list text:style-name="L5">
            <text:list-header>
              <text:p text:style-name="P16"><text:span text:style-name="T13">98</text:span></text:p>
            </text:list-header>
          </text:list>
          <draw:enhanced-geometry svg:viewBox="0 0 21600 21600" draw:type="mso-spt202" draw:enhanced-path="M 0 0 L 21600 0 21600 21600 0 21600 0 0 Z N"/>
        </draw:custom-shape>
        <draw:custom-shape draw:style-name="gr279" draw:text-style-name="P15" draw:layer="layout" svg:width="1.632cm" svg:height="1.376cm" svg:x="14.931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280"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281" draw:text-style-name="P15" draw:layer="layout" svg:width="1.632cm" svg:height="1.376cm" svg:x="16.56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282"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283"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284" draw:text-style-name="P17" draw:layer="layout" svg:width="1.631cm" svg:height="1.376cm" svg:x="4.86cm" svg:y="6.681cm">
          <text:list text:style-name="L3">
            <text:list-header>
              <text:p text:style-name="P16"><text:span text:style-name="T11">7</text:span></text:p>
            </text:list-header>
          </text:list>
          <draw:enhanced-geometry svg:viewBox="0 0 21600 21600" draw:type="mso-spt202" draw:enhanced-path="M 0 0 L 21600 0 21600 21600 0 21600 0 0 Z N"/>
        </draw:custom-shape>
        <draw:custom-shape draw:style-name="gr285" draw:text-style-name="P17" draw:layer="layout" svg:width="1.631cm" svg:height="1.375cm" svg:x="4.86cm" svg:y="8.057cm">
          <text:list text:style-name="L3">
            <text:list-header>
              <text:p text:style-name="P16"><text:span text:style-name="T11">4</text:span></text:p>
            </text:list-header>
          </text:list>
          <draw:enhanced-geometry svg:viewBox="0 0 21600 21600" draw:type="mso-spt202" draw:enhanced-path="M 0 0 L 21600 0 21600 21600 0 21600 0 0 Z N"/>
        </draw:custom-shape>
        <draw:custom-shape draw:style-name="gr286"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287"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288" draw:text-style-name="P5" draw:layer="layout" svg:x1="10.848cm" svg:y1="12.734cm" svg:x2="10.848cm" svg:y2="11.495cm">
            <text:p/>
          </draw:line>
          <draw:line draw:style-name="gr289" draw:text-style-name="P5" draw:layer="layout" svg:x1="12.488cm" svg:y1="12.734cm" svg:x2="12.488cm" svg:y2="11.495cm">
            <text:p/>
          </draw:line>
          <draw:line draw:style-name="gr84" draw:text-style-name="P5" draw:layer="layout" svg:x1="10.848cm" svg:y1="11.495cm" svg:x2="12.488cm" svg:y2="11.495cm">
            <text:p/>
          </draw:line>
        </draw:g>
        <draw:custom-shape draw:style-name="gr290" draw:text-style-name="P6" draw:layer="layout" svg:width="2.712cm" svg:height="1.277cm" svg:x="10.31cm" svg:y="10.12cm">
          <text:list text:style-name="L5">
            <text:list-header>
              <text:p text:style-name="P1"><text:span text:style-name="T5">Swap</text:span></text:p>
            </text:list-header>
          </text:list>
          <draw:enhanced-geometry svg:viewBox="0 0 21600 21600" draw:type="mso-spt202" draw:enhanced-path="M 0 0 L 21600 0 21600 21600 0 21600 0 0 Z N"/>
        </draw:custom-shape>
        <draw:custom-shape draw:style-name="gr291"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292" draw:text-style-name="P17" draw:layer="layout" svg:width="2.955cm" svg:height="1.376cm" svg:x="14.865cm" svg:y="5.305cm">
          <text:list text:style-name="L5">
            <text:list-header>
              <text:p text:style-name="P16"><text:span text:style-name="T13">tru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29" presentation:class="page"/>
          <draw:frame presentation:style-name="pr5" draw:text-style-name="P8" draw:layer="layout" svg:width="14.094cm" svg:height="11.707cm" svg:x="2.562cm" svg:y="12.373cm" presentation:class="notes" presentation:placeholder="true">
            <draw:text-box/>
          </draw:frame>
        </presentation:notes>
      </draw:page>
      <draw:page draw:name="page30"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An Animated Example</text:p>
              </text:list-header>
            </text:list>
          </draw:text-box>
        </draw:frame>
        <draw:custom-shape draw:style-name="gr293" draw:text-style-name="P15" draw:layer="layout" svg:width="1.631cm" svg:height="1.376cm" svg:x="13.3cm" svg:y="13.097cm">
          <text:list text:style-name="L3">
            <text:list-header>
              <text:p text:style-name="P14"><text:span text:style-name="T11">67</text:span></text:p>
            </text:list-header>
          </text:list>
          <draw:enhanced-geometry svg:viewBox="0 0 21600 21600" draw:type="mso-spt202" draw:enhanced-path="M 0 0 L 21600 0 21600 21600 0 21600 0 0 Z N"/>
        </draw:custom-shape>
        <draw:custom-shape draw:style-name="gr294" draw:text-style-name="P15" draw:layer="layout" svg:width="1.632cm" svg:height="1.376cm" svg:x="8.405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295" draw:text-style-name="P15" draw:layer="layout" svg:width="1.632cm" svg:height="1.376cm" svg:x="6.773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296" draw:text-style-name="P15" draw:layer="layout" svg:width="1.631cm" svg:height="1.376cm" svg:x="10.037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297" draw:text-style-name="P17" draw:layer="layout" svg:width="1.632cm" svg:height="1.376cm" svg:x="11.668cm" svg:y="13.097cm">
          <text:list text:style-name="L3">
            <text:list-header>
              <text:p text:style-name="P16"><text:span text:style-name="T11">98</text:span></text:p>
            </text:list-header>
          </text:list>
          <draw:enhanced-geometry svg:viewBox="0 0 21600 21600" draw:type="mso-spt202" draw:enhanced-path="M 0 0 L 21600 0 21600 21600 0 21600 0 0 Z N"/>
        </draw:custom-shape>
        <draw:custom-shape draw:style-name="gr298" draw:text-style-name="P15" draw:layer="layout" svg:width="1.632cm" svg:height="1.376cm" svg:x="14.931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299"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300" draw:text-style-name="P15" draw:layer="layout" svg:width="1.632cm" svg:height="1.376cm" svg:x="16.56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301"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302"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303" draw:text-style-name="P17" draw:layer="layout" svg:width="1.631cm" svg:height="1.376cm" svg:x="4.86cm" svg:y="6.681cm">
          <text:list text:style-name="L3">
            <text:list-header>
              <text:p text:style-name="P16"><text:span text:style-name="T11">7</text:span></text:p>
            </text:list-header>
          </text:list>
          <draw:enhanced-geometry svg:viewBox="0 0 21600 21600" draw:type="mso-spt202" draw:enhanced-path="M 0 0 L 21600 0 21600 21600 0 21600 0 0 Z N"/>
        </draw:custom-shape>
        <draw:custom-shape draw:style-name="gr304" draw:text-style-name="P17" draw:layer="layout" svg:width="1.631cm" svg:height="1.375cm" svg:x="4.86cm" svg:y="8.057cm">
          <text:list text:style-name="L5">
            <text:list-header>
              <text:p text:style-name="P16"><text:span text:style-name="T13">5</text:span></text:p>
            </text:list-header>
          </text:list>
          <draw:enhanced-geometry svg:viewBox="0 0 21600 21600" draw:type="mso-spt202" draw:enhanced-path="M 0 0 L 21600 0 21600 21600 0 21600 0 0 Z N"/>
        </draw:custom-shape>
        <draw:custom-shape draw:style-name="gr305"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306"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307" draw:text-style-name="P5" draw:layer="layout" svg:x1="12.48cm" svg:y1="12.734cm" svg:x2="12.48cm" svg:y2="11.495cm">
            <text:p/>
          </draw:line>
          <draw:line draw:style-name="gr308" draw:text-style-name="P5" draw:layer="layout" svg:x1="14.12cm" svg:y1="12.734cm" svg:x2="14.12cm" svg:y2="11.495cm">
            <text:p/>
          </draw:line>
          <draw:line draw:style-name="gr84" draw:text-style-name="P5" draw:layer="layout" svg:x1="12.48cm" svg:y1="11.495cm" svg:x2="14.12cm" svg:y2="11.495cm">
            <text:p/>
          </draw:line>
        </draw:g>
        <draw:custom-shape draw:style-name="gr309"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310"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30" presentation:class="page"/>
          <draw:frame presentation:style-name="pr5" draw:text-style-name="P8" draw:layer="layout" svg:width="14.094cm" svg:height="11.707cm" svg:x="2.562cm" svg:y="12.373cm" presentation:class="notes" presentation:placeholder="true">
            <draw:text-box/>
          </draw:frame>
        </presentation:notes>
      </draw:page>
      <draw:page draw:name="page31"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An Animated Example</text:p>
              </text:list-header>
            </text:list>
          </draw:text-box>
        </draw:frame>
        <draw:custom-shape draw:style-name="gr311" draw:text-style-name="P15" draw:layer="layout" svg:width="1.631cm" svg:height="1.376cm" svg:x="13.3cm" svg:y="13.097cm">
          <text:list text:style-name="L3">
            <text:list-header>
              <text:p text:style-name="P14"><text:span text:style-name="T11">67</text:span></text:p>
            </text:list-header>
          </text:list>
          <draw:enhanced-geometry svg:viewBox="0 0 21600 21600" draw:type="mso-spt202" draw:enhanced-path="M 0 0 L 21600 0 21600 21600 0 21600 0 0 Z N"/>
        </draw:custom-shape>
        <draw:custom-shape draw:style-name="gr312" draw:text-style-name="P15" draw:layer="layout" svg:width="1.632cm" svg:height="1.376cm" svg:x="8.405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313" draw:text-style-name="P15" draw:layer="layout" svg:width="1.632cm" svg:height="1.376cm" svg:x="6.773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314" draw:text-style-name="P15" draw:layer="layout" svg:width="1.631cm" svg:height="1.376cm" svg:x="10.037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315" draw:text-style-name="P17" draw:layer="layout" svg:width="1.632cm" svg:height="1.376cm" svg:x="11.668cm" svg:y="13.097cm">
          <text:list text:style-name="L3">
            <text:list-header>
              <text:p text:style-name="P16"><text:span text:style-name="T11">98</text:span></text:p>
            </text:list-header>
          </text:list>
          <draw:enhanced-geometry svg:viewBox="0 0 21600 21600" draw:type="mso-spt202" draw:enhanced-path="M 0 0 L 21600 0 21600 21600 0 21600 0 0 Z N"/>
        </draw:custom-shape>
        <draw:custom-shape draw:style-name="gr316" draw:text-style-name="P15" draw:layer="layout" svg:width="1.632cm" svg:height="1.376cm" svg:x="14.931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317"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318" draw:text-style-name="P15" draw:layer="layout" svg:width="1.632cm" svg:height="1.376cm" svg:x="16.56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319"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320"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321" draw:text-style-name="P17" draw:layer="layout" svg:width="1.631cm" svg:height="1.376cm" svg:x="4.86cm" svg:y="6.681cm">
          <text:list text:style-name="L3">
            <text:list-header>
              <text:p text:style-name="P16"><text:span text:style-name="T11">7</text:span></text:p>
            </text:list-header>
          </text:list>
          <draw:enhanced-geometry svg:viewBox="0 0 21600 21600" draw:type="mso-spt202" draw:enhanced-path="M 0 0 L 21600 0 21600 21600 0 21600 0 0 Z N"/>
        </draw:custom-shape>
        <draw:custom-shape draw:style-name="gr322" draw:text-style-name="P17" draw:layer="layout" svg:width="1.631cm" svg:height="1.375cm" svg:x="4.86cm" svg:y="8.057cm">
          <text:list text:style-name="L3">
            <text:list-header>
              <text:p text:style-name="P16"><text:span text:style-name="T11">5</text:span></text:p>
            </text:list-header>
          </text:list>
          <draw:enhanced-geometry svg:viewBox="0 0 21600 21600" draw:type="mso-spt202" draw:enhanced-path="M 0 0 L 21600 0 21600 21600 0 21600 0 0 Z N"/>
        </draw:custom-shape>
        <draw:custom-shape draw:style-name="gr323"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324"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325" draw:text-style-name="P5" draw:layer="layout" svg:x1="12.48cm" svg:y1="12.734cm" svg:x2="12.48cm" svg:y2="11.495cm">
            <text:p/>
          </draw:line>
          <draw:line draw:style-name="gr326" draw:text-style-name="P5" draw:layer="layout" svg:x1="14.12cm" svg:y1="12.734cm" svg:x2="14.12cm" svg:y2="11.495cm">
            <text:p/>
          </draw:line>
          <draw:line draw:style-name="gr84" draw:text-style-name="P5" draw:layer="layout" svg:x1="12.48cm" svg:y1="11.495cm" svg:x2="14.12cm" svg:y2="11.495cm">
            <text:p/>
          </draw:line>
        </draw:g>
        <draw:custom-shape draw:style-name="gr327" draw:text-style-name="P6" draw:layer="layout" svg:width="2.712cm" svg:height="1.277cm" svg:x="11.941cm" svg:y="10.12cm">
          <text:list text:style-name="L5">
            <text:list-header>
              <text:p text:style-name="P1"><text:span text:style-name="T5">Swap</text:span></text:p>
            </text:list-header>
          </text:list>
          <draw:enhanced-geometry svg:viewBox="0 0 21600 21600" draw:type="mso-spt202" draw:enhanced-path="M 0 0 L 21600 0 21600 21600 0 21600 0 0 Z N"/>
        </draw:custom-shape>
        <draw:custom-shape draw:style-name="gr328"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329"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31" presentation:class="page"/>
          <draw:frame presentation:style-name="pr5" draw:text-style-name="P8" draw:layer="layout" svg:width="14.094cm" svg:height="11.707cm" svg:x="2.562cm" svg:y="12.373cm" presentation:class="notes" presentation:placeholder="true">
            <draw:text-box/>
          </draw:frame>
        </presentation:notes>
      </draw:page>
      <draw:page draw:name="page32"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An Animated Example</text:p>
              </text:list-header>
            </text:list>
          </draw:text-box>
        </draw:frame>
        <draw:custom-shape draw:style-name="gr330" draw:text-style-name="P15" draw:layer="layout" svg:width="1.631cm" svg:height="1.376cm" svg:x="13.3cm" svg:y="13.097cm">
          <text:list text:style-name="L5">
            <text:list-header>
              <text:p text:style-name="P14"><text:span text:style-name="T13">98</text:span></text:p>
            </text:list-header>
          </text:list>
          <draw:enhanced-geometry svg:viewBox="0 0 21600 21600" draw:type="mso-spt202" draw:enhanced-path="M 0 0 L 21600 0 21600 21600 0 21600 0 0 Z N"/>
        </draw:custom-shape>
        <draw:custom-shape draw:style-name="gr331" draw:text-style-name="P15" draw:layer="layout" svg:width="1.632cm" svg:height="1.376cm" svg:x="8.405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332" draw:text-style-name="P15" draw:layer="layout" svg:width="1.632cm" svg:height="1.376cm" svg:x="6.773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333" draw:text-style-name="P15" draw:layer="layout" svg:width="1.631cm" svg:height="1.376cm" svg:x="10.037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334" draw:text-style-name="P17" draw:layer="layout" svg:width="1.632cm" svg:height="1.376cm" svg:x="11.668cm" svg:y="13.097cm">
          <text:list text:style-name="L5">
            <text:list-header>
              <text:p text:style-name="P16"><text:span text:style-name="T13">67</text:span></text:p>
            </text:list-header>
          </text:list>
          <draw:enhanced-geometry svg:viewBox="0 0 21600 21600" draw:type="mso-spt202" draw:enhanced-path="M 0 0 L 21600 0 21600 21600 0 21600 0 0 Z N"/>
        </draw:custom-shape>
        <draw:custom-shape draw:style-name="gr335" draw:text-style-name="P15" draw:layer="layout" svg:width="1.632cm" svg:height="1.376cm" svg:x="14.931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336"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337" draw:text-style-name="P15" draw:layer="layout" svg:width="1.632cm" svg:height="1.376cm" svg:x="16.56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338"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339"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340" draw:text-style-name="P17" draw:layer="layout" svg:width="1.631cm" svg:height="1.376cm" svg:x="4.86cm" svg:y="6.681cm">
          <text:list text:style-name="L3">
            <text:list-header>
              <text:p text:style-name="P16"><text:span text:style-name="T11">7</text:span></text:p>
            </text:list-header>
          </text:list>
          <draw:enhanced-geometry svg:viewBox="0 0 21600 21600" draw:type="mso-spt202" draw:enhanced-path="M 0 0 L 21600 0 21600 21600 0 21600 0 0 Z N"/>
        </draw:custom-shape>
        <draw:custom-shape draw:style-name="gr341" draw:text-style-name="P17" draw:layer="layout" svg:width="1.631cm" svg:height="1.375cm" svg:x="4.86cm" svg:y="8.057cm">
          <text:list text:style-name="L3">
            <text:list-header>
              <text:p text:style-name="P16"><text:span text:style-name="T11">5</text:span></text:p>
            </text:list-header>
          </text:list>
          <draw:enhanced-geometry svg:viewBox="0 0 21600 21600" draw:type="mso-spt202" draw:enhanced-path="M 0 0 L 21600 0 21600 21600 0 21600 0 0 Z N"/>
        </draw:custom-shape>
        <draw:custom-shape draw:style-name="gr342"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343"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344" draw:text-style-name="P5" draw:layer="layout" svg:x1="12.48cm" svg:y1="12.734cm" svg:x2="12.48cm" svg:y2="11.495cm">
            <text:p/>
          </draw:line>
          <draw:line draw:style-name="gr345" draw:text-style-name="P5" draw:layer="layout" svg:x1="14.12cm" svg:y1="12.734cm" svg:x2="14.12cm" svg:y2="11.495cm">
            <text:p/>
          </draw:line>
          <draw:line draw:style-name="gr84" draw:text-style-name="P5" draw:layer="layout" svg:x1="12.48cm" svg:y1="11.495cm" svg:x2="14.12cm" svg:y2="11.495cm">
            <text:p/>
          </draw:line>
        </draw:g>
        <draw:custom-shape draw:style-name="gr346" draw:text-style-name="P6" draw:layer="layout" svg:width="2.712cm" svg:height="1.277cm" svg:x="11.941cm" svg:y="10.12cm">
          <text:list text:style-name="L5">
            <text:list-header>
              <text:p text:style-name="P1"><text:span text:style-name="T5">Swap</text:span></text:p>
            </text:list-header>
          </text:list>
          <draw:enhanced-geometry svg:viewBox="0 0 21600 21600" draw:type="mso-spt202" draw:enhanced-path="M 0 0 L 21600 0 21600 21600 0 21600 0 0 Z N"/>
        </draw:custom-shape>
        <draw:custom-shape draw:style-name="gr347"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348" draw:text-style-name="P17" draw:layer="layout" svg:width="2.955cm" svg:height="1.376cm" svg:x="14.865cm" svg:y="5.305cm">
          <text:list text:style-name="L5">
            <text:list-header>
              <text:p text:style-name="P16"><text:span text:style-name="T13">tru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32" presentation:class="page"/>
          <draw:frame presentation:style-name="pr5" draw:text-style-name="P8" draw:layer="layout" svg:width="14.094cm" svg:height="11.707cm" svg:x="2.562cm" svg:y="12.373cm" presentation:class="notes" presentation:placeholder="true">
            <draw:text-box/>
          </draw:frame>
        </presentation:notes>
      </draw:page>
      <draw:page draw:name="page33"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An Animated Example</text:p>
              </text:list-header>
            </text:list>
          </draw:text-box>
        </draw:frame>
        <draw:custom-shape draw:style-name="gr349" draw:text-style-name="P15" draw:layer="layout" svg:width="1.631cm" svg:height="1.376cm" svg:x="13.3cm" svg:y="13.097cm">
          <text:list text:style-name="L3">
            <text:list-header>
              <text:p text:style-name="P14"><text:span text:style-name="T11">98</text:span></text:p>
            </text:list-header>
          </text:list>
          <draw:enhanced-geometry svg:viewBox="0 0 21600 21600" draw:type="mso-spt202" draw:enhanced-path="M 0 0 L 21600 0 21600 21600 0 21600 0 0 Z N"/>
        </draw:custom-shape>
        <draw:custom-shape draw:style-name="gr350" draw:text-style-name="P15" draw:layer="layout" svg:width="1.632cm" svg:height="1.376cm" svg:x="8.405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351" draw:text-style-name="P15" draw:layer="layout" svg:width="1.632cm" svg:height="1.376cm" svg:x="6.773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352" draw:text-style-name="P15" draw:layer="layout" svg:width="1.631cm" svg:height="1.376cm" svg:x="10.037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353" draw:text-style-name="P17" draw:layer="layout" svg:width="1.632cm" svg:height="1.376cm" svg:x="11.668cm" svg:y="13.097cm">
          <text:list text:style-name="L3">
            <text:list-header>
              <text:p text:style-name="P16"><text:span text:style-name="T11">67</text:span></text:p>
            </text:list-header>
          </text:list>
          <draw:enhanced-geometry svg:viewBox="0 0 21600 21600" draw:type="mso-spt202" draw:enhanced-path="M 0 0 L 21600 0 21600 21600 0 21600 0 0 Z N"/>
        </draw:custom-shape>
        <draw:custom-shape draw:style-name="gr354" draw:text-style-name="P15" draw:layer="layout" svg:width="1.632cm" svg:height="1.376cm" svg:x="14.931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355"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356" draw:text-style-name="P15" draw:layer="layout" svg:width="1.632cm" svg:height="1.376cm" svg:x="16.56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357"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358"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359" draw:text-style-name="P17" draw:layer="layout" svg:width="1.631cm" svg:height="1.376cm" svg:x="4.86cm" svg:y="6.681cm">
          <text:list text:style-name="L3">
            <text:list-header>
              <text:p text:style-name="P16"><text:span text:style-name="T11">7</text:span></text:p>
            </text:list-header>
          </text:list>
          <draw:enhanced-geometry svg:viewBox="0 0 21600 21600" draw:type="mso-spt202" draw:enhanced-path="M 0 0 L 21600 0 21600 21600 0 21600 0 0 Z N"/>
        </draw:custom-shape>
        <draw:custom-shape draw:style-name="gr360" draw:text-style-name="P17" draw:layer="layout" svg:width="1.631cm" svg:height="1.375cm" svg:x="4.86cm" svg:y="8.057cm">
          <text:list text:style-name="L5">
            <text:list-header>
              <text:p text:style-name="P16"><text:span text:style-name="T13">6</text:span></text:p>
            </text:list-header>
          </text:list>
          <draw:enhanced-geometry svg:viewBox="0 0 21600 21600" draw:type="mso-spt202" draw:enhanced-path="M 0 0 L 21600 0 21600 21600 0 21600 0 0 Z N"/>
        </draw:custom-shape>
        <draw:custom-shape draw:style-name="gr361"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362"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363" draw:text-style-name="P5" draw:layer="layout" svg:x1="14.111cm" svg:y1="12.734cm" svg:x2="14.111cm" svg:y2="11.495cm">
            <text:p/>
          </draw:line>
          <draw:line draw:style-name="gr364" draw:text-style-name="P5" draw:layer="layout" svg:x1="15.752cm" svg:y1="12.734cm" svg:x2="15.752cm" svg:y2="11.495cm">
            <text:p/>
          </draw:line>
          <draw:line draw:style-name="gr84" draw:text-style-name="P5" draw:layer="layout" svg:x1="14.111cm" svg:y1="11.495cm" svg:x2="15.752cm" svg:y2="11.495cm">
            <text:p/>
          </draw:line>
        </draw:g>
        <draw:custom-shape draw:style-name="gr365"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366"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33" presentation:class="page"/>
          <draw:frame presentation:style-name="pr5" draw:text-style-name="P8" draw:layer="layout" svg:width="14.094cm" svg:height="11.707cm" svg:x="2.562cm" svg:y="12.373cm" presentation:class="notes" presentation:placeholder="true">
            <draw:text-box/>
          </draw:frame>
        </presentation:notes>
      </draw:page>
      <draw:page draw:name="page34"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An Animated Example</text:p>
              </text:list-header>
            </text:list>
          </draw:text-box>
        </draw:frame>
        <draw:custom-shape draw:style-name="gr367" draw:text-style-name="P15" draw:layer="layout" svg:width="1.631cm" svg:height="1.376cm" svg:x="13.3cm" svg:y="13.097cm">
          <text:list text:style-name="L3">
            <text:list-header>
              <text:p text:style-name="P14"><text:span text:style-name="T11">98</text:span></text:p>
            </text:list-header>
          </text:list>
          <draw:enhanced-geometry svg:viewBox="0 0 21600 21600" draw:type="mso-spt202" draw:enhanced-path="M 0 0 L 21600 0 21600 21600 0 21600 0 0 Z N"/>
        </draw:custom-shape>
        <draw:custom-shape draw:style-name="gr368" draw:text-style-name="P15" draw:layer="layout" svg:width="1.632cm" svg:height="1.376cm" svg:x="8.405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369" draw:text-style-name="P15" draw:layer="layout" svg:width="1.632cm" svg:height="1.376cm" svg:x="6.773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370" draw:text-style-name="P15" draw:layer="layout" svg:width="1.631cm" svg:height="1.376cm" svg:x="10.037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371" draw:text-style-name="P17" draw:layer="layout" svg:width="1.632cm" svg:height="1.376cm" svg:x="11.668cm" svg:y="13.097cm">
          <text:list text:style-name="L3">
            <text:list-header>
              <text:p text:style-name="P16"><text:span text:style-name="T11">67</text:span></text:p>
            </text:list-header>
          </text:list>
          <draw:enhanced-geometry svg:viewBox="0 0 21600 21600" draw:type="mso-spt202" draw:enhanced-path="M 0 0 L 21600 0 21600 21600 0 21600 0 0 Z N"/>
        </draw:custom-shape>
        <draw:custom-shape draw:style-name="gr372" draw:text-style-name="P15" draw:layer="layout" svg:width="1.632cm" svg:height="1.376cm" svg:x="14.931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373"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374" draw:text-style-name="P15" draw:layer="layout" svg:width="1.632cm" svg:height="1.376cm" svg:x="16.56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375"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376"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377" draw:text-style-name="P17" draw:layer="layout" svg:width="1.631cm" svg:height="1.376cm" svg:x="4.86cm" svg:y="6.681cm">
          <text:list text:style-name="L3">
            <text:list-header>
              <text:p text:style-name="P16"><text:span text:style-name="T11">7</text:span></text:p>
            </text:list-header>
          </text:list>
          <draw:enhanced-geometry svg:viewBox="0 0 21600 21600" draw:type="mso-spt202" draw:enhanced-path="M 0 0 L 21600 0 21600 21600 0 21600 0 0 Z N"/>
        </draw:custom-shape>
        <draw:custom-shape draw:style-name="gr378" draw:text-style-name="P17" draw:layer="layout" svg:width="1.631cm" svg:height="1.375cm" svg:x="4.86cm" svg:y="8.057cm">
          <text:list text:style-name="L3">
            <text:list-header>
              <text:p text:style-name="P16"><text:span text:style-name="T11">6</text:span></text:p>
            </text:list-header>
          </text:list>
          <draw:enhanced-geometry svg:viewBox="0 0 21600 21600" draw:type="mso-spt202" draw:enhanced-path="M 0 0 L 21600 0 21600 21600 0 21600 0 0 Z N"/>
        </draw:custom-shape>
        <draw:custom-shape draw:style-name="gr379"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380"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381" draw:text-style-name="P5" draw:layer="layout" svg:x1="14.111cm" svg:y1="12.734cm" svg:x2="14.111cm" svg:y2="11.495cm">
            <text:p/>
          </draw:line>
          <draw:line draw:style-name="gr382" draw:text-style-name="P5" draw:layer="layout" svg:x1="15.752cm" svg:y1="12.734cm" svg:x2="15.752cm" svg:y2="11.495cm">
            <text:p/>
          </draw:line>
          <draw:line draw:style-name="gr84" draw:text-style-name="P5" draw:layer="layout" svg:x1="14.111cm" svg:y1="11.495cm" svg:x2="15.752cm" svg:y2="11.495cm">
            <text:p/>
          </draw:line>
        </draw:g>
        <draw:custom-shape draw:style-name="gr383" draw:text-style-name="P6" draw:layer="layout" svg:width="2.712cm" svg:height="1.277cm" svg:x="13.573cm" svg:y="10.12cm">
          <text:list text:style-name="L5">
            <text:list-header>
              <text:p text:style-name="P1"><text:span text:style-name="T5">Swap</text:span></text:p>
            </text:list-header>
          </text:list>
          <draw:enhanced-geometry svg:viewBox="0 0 21600 21600" draw:type="mso-spt202" draw:enhanced-path="M 0 0 L 21600 0 21600 21600 0 21600 0 0 Z N"/>
        </draw:custom-shape>
        <draw:custom-shape draw:style-name="gr384"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385"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34" presentation:class="page"/>
          <draw:frame presentation:style-name="pr5" draw:text-style-name="P8" draw:layer="layout" svg:width="14.094cm" svg:height="11.707cm" svg:x="2.562cm" svg:y="12.373cm" presentation:class="notes" presentation:placeholder="true">
            <draw:text-box/>
          </draw:frame>
        </presentation:notes>
      </draw:page>
      <draw:page draw:name="page35"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An Animated Example</text:p>
              </text:list-header>
            </text:list>
          </draw:text-box>
        </draw:frame>
        <draw:custom-shape draw:style-name="gr386" draw:text-style-name="P15" draw:layer="layout" svg:width="1.631cm" svg:height="1.376cm" svg:x="13.3cm" svg:y="13.097cm">
          <text:list text:style-name="L5">
            <text:list-header>
              <text:p text:style-name="P14"><text:span text:style-name="T13">33</text:span></text:p>
            </text:list-header>
          </text:list>
          <draw:enhanced-geometry svg:viewBox="0 0 21600 21600" draw:type="mso-spt202" draw:enhanced-path="M 0 0 L 21600 0 21600 21600 0 21600 0 0 Z N"/>
        </draw:custom-shape>
        <draw:custom-shape draw:style-name="gr387" draw:text-style-name="P15" draw:layer="layout" svg:width="1.632cm" svg:height="1.376cm" svg:x="8.405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388" draw:text-style-name="P15" draw:layer="layout" svg:width="1.632cm" svg:height="1.376cm" svg:x="6.773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389" draw:text-style-name="P15" draw:layer="layout" svg:width="1.631cm" svg:height="1.376cm" svg:x="10.037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390" draw:text-style-name="P17" draw:layer="layout" svg:width="1.632cm" svg:height="1.376cm" svg:x="11.668cm" svg:y="13.097cm">
          <text:list text:style-name="L3">
            <text:list-header>
              <text:p text:style-name="P16"><text:span text:style-name="T11">67</text:span></text:p>
            </text:list-header>
          </text:list>
          <draw:enhanced-geometry svg:viewBox="0 0 21600 21600" draw:type="mso-spt202" draw:enhanced-path="M 0 0 L 21600 0 21600 21600 0 21600 0 0 Z N"/>
        </draw:custom-shape>
        <draw:custom-shape draw:style-name="gr391" draw:text-style-name="P15" draw:layer="layout" svg:width="1.632cm" svg:height="1.376cm" svg:x="14.931cm" svg:y="13.097cm">
          <text:list text:style-name="L5">
            <text:list-header>
              <text:p text:style-name="P14"><text:span text:style-name="T13">98</text:span></text:p>
            </text:list-header>
          </text:list>
          <draw:enhanced-geometry svg:viewBox="0 0 21600 21600" draw:type="mso-spt202" draw:enhanced-path="M 0 0 L 21600 0 21600 21600 0 21600 0 0 Z N"/>
        </draw:custom-shape>
        <draw:custom-shape draw:style-name="gr392"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393" draw:text-style-name="P15" draw:layer="layout" svg:width="1.632cm" svg:height="1.376cm" svg:x="16.56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394"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395"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396" draw:text-style-name="P17" draw:layer="layout" svg:width="1.631cm" svg:height="1.376cm" svg:x="4.86cm" svg:y="6.681cm">
          <text:list text:style-name="L3">
            <text:list-header>
              <text:p text:style-name="P16"><text:span text:style-name="T11">7</text:span></text:p>
            </text:list-header>
          </text:list>
          <draw:enhanced-geometry svg:viewBox="0 0 21600 21600" draw:type="mso-spt202" draw:enhanced-path="M 0 0 L 21600 0 21600 21600 0 21600 0 0 Z N"/>
        </draw:custom-shape>
        <draw:custom-shape draw:style-name="gr397" draw:text-style-name="P17" draw:layer="layout" svg:width="1.631cm" svg:height="1.375cm" svg:x="4.86cm" svg:y="8.057cm">
          <text:list text:style-name="L3">
            <text:list-header>
              <text:p text:style-name="P16"><text:span text:style-name="T11">6</text:span></text:p>
            </text:list-header>
          </text:list>
          <draw:enhanced-geometry svg:viewBox="0 0 21600 21600" draw:type="mso-spt202" draw:enhanced-path="M 0 0 L 21600 0 21600 21600 0 21600 0 0 Z N"/>
        </draw:custom-shape>
        <draw:custom-shape draw:style-name="gr398"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399"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400" draw:text-style-name="P5" draw:layer="layout" svg:x1="14.111cm" svg:y1="12.734cm" svg:x2="14.111cm" svg:y2="11.495cm">
            <text:p/>
          </draw:line>
          <draw:line draw:style-name="gr401" draw:text-style-name="P5" draw:layer="layout" svg:x1="15.752cm" svg:y1="12.734cm" svg:x2="15.752cm" svg:y2="11.495cm">
            <text:p/>
          </draw:line>
          <draw:line draw:style-name="gr84" draw:text-style-name="P5" draw:layer="layout" svg:x1="14.111cm" svg:y1="11.495cm" svg:x2="15.752cm" svg:y2="11.495cm">
            <text:p/>
          </draw:line>
        </draw:g>
        <draw:custom-shape draw:style-name="gr402" draw:text-style-name="P6" draw:layer="layout" svg:width="2.712cm" svg:height="1.277cm" svg:x="13.573cm" svg:y="10.12cm">
          <text:list text:style-name="L5">
            <text:list-header>
              <text:p text:style-name="P1"><text:span text:style-name="T5">Swap</text:span></text:p>
            </text:list-header>
          </text:list>
          <draw:enhanced-geometry svg:viewBox="0 0 21600 21600" draw:type="mso-spt202" draw:enhanced-path="M 0 0 L 21600 0 21600 21600 0 21600 0 0 Z N"/>
        </draw:custom-shape>
        <draw:custom-shape draw:style-name="gr403"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404" draw:text-style-name="P17" draw:layer="layout" svg:width="2.955cm" svg:height="1.376cm" svg:x="14.865cm" svg:y="5.305cm">
          <text:list text:style-name="L5">
            <text:list-header>
              <text:p text:style-name="P16"><text:span text:style-name="T13">tru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35" presentation:class="page"/>
          <draw:frame presentation:style-name="pr5" draw:text-style-name="P8" draw:layer="layout" svg:width="14.094cm" svg:height="11.707cm" svg:x="2.562cm" svg:y="12.373cm" presentation:class="notes" presentation:placeholder="true">
            <draw:text-box/>
          </draw:frame>
        </presentation:notes>
      </draw:page>
      <draw:page draw:name="page36"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An Animated Example</text:p>
              </text:list-header>
            </text:list>
          </draw:text-box>
        </draw:frame>
        <draw:custom-shape draw:style-name="gr405" draw:text-style-name="P15" draw:layer="layout" svg:width="1.631cm" svg:height="1.376cm" svg:x="13.3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406" draw:text-style-name="P15" draw:layer="layout" svg:width="1.632cm" svg:height="1.376cm" svg:x="8.405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407" draw:text-style-name="P15" draw:layer="layout" svg:width="1.632cm" svg:height="1.376cm" svg:x="6.773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408" draw:text-style-name="P15" draw:layer="layout" svg:width="1.631cm" svg:height="1.376cm" svg:x="10.037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409" draw:text-style-name="P17" draw:layer="layout" svg:width="1.632cm" svg:height="1.376cm" svg:x="11.668cm" svg:y="13.097cm">
          <text:list text:style-name="L3">
            <text:list-header>
              <text:p text:style-name="P16"><text:span text:style-name="T11">67</text:span></text:p>
            </text:list-header>
          </text:list>
          <draw:enhanced-geometry svg:viewBox="0 0 21600 21600" draw:type="mso-spt202" draw:enhanced-path="M 0 0 L 21600 0 21600 21600 0 21600 0 0 Z N"/>
        </draw:custom-shape>
        <draw:custom-shape draw:style-name="gr410" draw:text-style-name="P15" draw:layer="layout" svg:width="1.632cm" svg:height="1.376cm" svg:x="14.931cm" svg:y="13.097cm">
          <text:list text:style-name="L3">
            <text:list-header>
              <text:p text:style-name="P14"><text:span text:style-name="T11">98</text:span></text:p>
            </text:list-header>
          </text:list>
          <draw:enhanced-geometry svg:viewBox="0 0 21600 21600" draw:type="mso-spt202" draw:enhanced-path="M 0 0 L 21600 0 21600 21600 0 21600 0 0 Z N"/>
        </draw:custom-shape>
        <draw:custom-shape draw:style-name="gr411"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412" draw:text-style-name="P15" draw:layer="layout" svg:width="1.632cm" svg:height="1.376cm" svg:x="16.56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413"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414"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415" draw:text-style-name="P17" draw:layer="layout" svg:width="1.631cm" svg:height="1.376cm" svg:x="4.86cm" svg:y="6.681cm">
          <text:list text:style-name="L3">
            <text:list-header>
              <text:p text:style-name="P16"><text:span text:style-name="T11">7</text:span></text:p>
            </text:list-header>
          </text:list>
          <draw:enhanced-geometry svg:viewBox="0 0 21600 21600" draw:type="mso-spt202" draw:enhanced-path="M 0 0 L 21600 0 21600 21600 0 21600 0 0 Z N"/>
        </draw:custom-shape>
        <draw:custom-shape draw:style-name="gr416" draw:text-style-name="P17" draw:layer="layout" svg:width="1.631cm" svg:height="1.375cm" svg:x="4.86cm" svg:y="8.057cm">
          <text:list text:style-name="L5">
            <text:list-header>
              <text:p text:style-name="P16"><text:span text:style-name="T13">7</text:span></text:p>
            </text:list-header>
          </text:list>
          <draw:enhanced-geometry svg:viewBox="0 0 21600 21600" draw:type="mso-spt202" draw:enhanced-path="M 0 0 L 21600 0 21600 21600 0 21600 0 0 Z N"/>
        </draw:custom-shape>
        <draw:custom-shape draw:style-name="gr417"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418"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419" draw:text-style-name="P5" draw:layer="layout" svg:x1="15.752cm" svg:y1="12.734cm" svg:x2="15.752cm" svg:y2="11.495cm">
            <text:p/>
          </draw:line>
          <draw:line draw:style-name="gr420" draw:text-style-name="P5" draw:layer="layout" svg:x1="17.392cm" svg:y1="12.734cm" svg:x2="17.392cm" svg:y2="11.495cm">
            <text:p/>
          </draw:line>
          <draw:line draw:style-name="gr84" draw:text-style-name="P5" draw:layer="layout" svg:x1="15.752cm" svg:y1="11.495cm" svg:x2="17.392cm" svg:y2="11.495cm">
            <text:p/>
          </draw:line>
        </draw:g>
        <draw:custom-shape draw:style-name="gr421"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422"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36" presentation:class="page"/>
          <draw:frame presentation:style-name="pr5" draw:text-style-name="P8" draw:layer="layout" svg:width="14.094cm" svg:height="11.707cm" svg:x="2.562cm" svg:y="12.373cm" presentation:class="notes" presentation:placeholder="true">
            <draw:text-box/>
          </draw:frame>
        </presentation:notes>
      </draw:page>
      <draw:page draw:name="page37"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An Animated Example</text:p>
              </text:list-header>
            </text:list>
          </draw:text-box>
        </draw:frame>
        <draw:custom-shape draw:style-name="gr423" draw:text-style-name="P15" draw:layer="layout" svg:width="1.631cm" svg:height="1.376cm" svg:x="13.3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424" draw:text-style-name="P15" draw:layer="layout" svg:width="1.632cm" svg:height="1.376cm" svg:x="8.405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425" draw:text-style-name="P15" draw:layer="layout" svg:width="1.632cm" svg:height="1.376cm" svg:x="6.773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426" draw:text-style-name="P15" draw:layer="layout" svg:width="1.631cm" svg:height="1.376cm" svg:x="10.037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427" draw:text-style-name="P17" draw:layer="layout" svg:width="1.632cm" svg:height="1.376cm" svg:x="11.668cm" svg:y="13.097cm">
          <text:list text:style-name="L3">
            <text:list-header>
              <text:p text:style-name="P16"><text:span text:style-name="T11">67</text:span></text:p>
            </text:list-header>
          </text:list>
          <draw:enhanced-geometry svg:viewBox="0 0 21600 21600" draw:type="mso-spt202" draw:enhanced-path="M 0 0 L 21600 0 21600 21600 0 21600 0 0 Z N"/>
        </draw:custom-shape>
        <draw:custom-shape draw:style-name="gr428" draw:text-style-name="P15" draw:layer="layout" svg:width="1.632cm" svg:height="1.376cm" svg:x="14.931cm" svg:y="13.097cm">
          <text:list text:style-name="L3">
            <text:list-header>
              <text:p text:style-name="P14"><text:span text:style-name="T11">98</text:span></text:p>
            </text:list-header>
          </text:list>
          <draw:enhanced-geometry svg:viewBox="0 0 21600 21600" draw:type="mso-spt202" draw:enhanced-path="M 0 0 L 21600 0 21600 21600 0 21600 0 0 Z N"/>
        </draw:custom-shape>
        <draw:custom-shape draw:style-name="gr429"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430" draw:text-style-name="P15" draw:layer="layout" svg:width="1.632cm" svg:height="1.376cm" svg:x="16.56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431"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432"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433" draw:text-style-name="P17" draw:layer="layout" svg:width="1.631cm" svg:height="1.376cm" svg:x="4.86cm" svg:y="6.681cm">
          <text:list text:style-name="L3">
            <text:list-header>
              <text:p text:style-name="P16"><text:span text:style-name="T11">7</text:span></text:p>
            </text:list-header>
          </text:list>
          <draw:enhanced-geometry svg:viewBox="0 0 21600 21600" draw:type="mso-spt202" draw:enhanced-path="M 0 0 L 21600 0 21600 21600 0 21600 0 0 Z N"/>
        </draw:custom-shape>
        <draw:custom-shape draw:style-name="gr434" draw:text-style-name="P17" draw:layer="layout" svg:width="1.631cm" svg:height="1.375cm" svg:x="4.86cm" svg:y="8.057cm">
          <text:list text:style-name="L3">
            <text:list-header>
              <text:p text:style-name="P16"><text:span text:style-name="T11">7</text:span></text:p>
            </text:list-header>
          </text:list>
          <draw:enhanced-geometry svg:viewBox="0 0 21600 21600" draw:type="mso-spt202" draw:enhanced-path="M 0 0 L 21600 0 21600 21600 0 21600 0 0 Z N"/>
        </draw:custom-shape>
        <draw:custom-shape draw:style-name="gr435"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436"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437" draw:text-style-name="P5" draw:layer="layout" svg:x1="15.752cm" svg:y1="12.734cm" svg:x2="15.752cm" svg:y2="11.495cm">
            <text:p/>
          </draw:line>
          <draw:line draw:style-name="gr438" draw:text-style-name="P5" draw:layer="layout" svg:x1="17.392cm" svg:y1="12.734cm" svg:x2="17.392cm" svg:y2="11.495cm">
            <text:p/>
          </draw:line>
          <draw:line draw:style-name="gr84" draw:text-style-name="P5" draw:layer="layout" svg:x1="15.752cm" svg:y1="11.495cm" svg:x2="17.392cm" svg:y2="11.495cm">
            <text:p/>
          </draw:line>
        </draw:g>
        <draw:custom-shape draw:style-name="gr439" draw:text-style-name="P6" draw:layer="layout" svg:width="2.712cm" svg:height="1.277cm" svg:x="15.204cm" svg:y="10.12cm">
          <text:list text:style-name="L5">
            <text:list-header>
              <text:p text:style-name="P1"><text:span text:style-name="T5">Swap</text:span></text:p>
            </text:list-header>
          </text:list>
          <draw:enhanced-geometry svg:viewBox="0 0 21600 21600" draw:type="mso-spt202" draw:enhanced-path="M 0 0 L 21600 0 21600 21600 0 21600 0 0 Z N"/>
        </draw:custom-shape>
        <draw:custom-shape draw:style-name="gr440"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441"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37" presentation:class="page"/>
          <draw:frame presentation:style-name="pr5" draw:text-style-name="P8" draw:layer="layout" svg:width="14.094cm" svg:height="11.707cm" svg:x="2.562cm" svg:y="12.373cm" presentation:class="notes" presentation:placeholder="true">
            <draw:text-box/>
          </draw:frame>
        </presentation:notes>
      </draw:page>
      <draw:page draw:name="page38"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An Animated Example</text:p>
              </text:list-header>
            </text:list>
          </draw:text-box>
        </draw:frame>
        <draw:custom-shape draw:style-name="gr442" draw:text-style-name="P15" draw:layer="layout" svg:width="1.631cm" svg:height="1.376cm" svg:x="13.3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443" draw:text-style-name="P15" draw:layer="layout" svg:width="1.632cm" svg:height="1.376cm" svg:x="8.405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444" draw:text-style-name="P15" draw:layer="layout" svg:width="1.632cm" svg:height="1.376cm" svg:x="6.773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445" draw:text-style-name="P15" draw:layer="layout" svg:width="1.631cm" svg:height="1.376cm" svg:x="10.037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446" draw:text-style-name="P17" draw:layer="layout" svg:width="1.632cm" svg:height="1.376cm" svg:x="11.668cm" svg:y="13.097cm">
          <text:list text:style-name="L3">
            <text:list-header>
              <text:p text:style-name="P16"><text:span text:style-name="T11">67</text:span></text:p>
            </text:list-header>
          </text:list>
          <draw:enhanced-geometry svg:viewBox="0 0 21600 21600" draw:type="mso-spt202" draw:enhanced-path="M 0 0 L 21600 0 21600 21600 0 21600 0 0 Z N"/>
        </draw:custom-shape>
        <draw:custom-shape draw:style-name="gr447" draw:text-style-name="P15" draw:layer="layout" svg:width="1.632cm" svg:height="1.376cm" svg:x="14.931cm" svg:y="13.097cm">
          <text:list text:style-name="L5">
            <text:list-header>
              <text:p text:style-name="P14"><text:span text:style-name="T13">42</text:span></text:p>
            </text:list-header>
          </text:list>
          <draw:enhanced-geometry svg:viewBox="0 0 21600 21600" draw:type="mso-spt202" draw:enhanced-path="M 0 0 L 21600 0 21600 21600 0 21600 0 0 Z N"/>
        </draw:custom-shape>
        <draw:custom-shape draw:style-name="gr448"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449" draw:text-style-name="P15" draw:layer="layout" svg:width="1.632cm" svg:height="1.376cm" svg:x="16.563cm" svg:y="13.097cm">
          <text:list text:style-name="L5">
            <text:list-header>
              <text:p text:style-name="P14"><text:span text:style-name="T13">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450"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451"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452" draw:text-style-name="P17" draw:layer="layout" svg:width="1.631cm" svg:height="1.376cm" svg:x="4.86cm" svg:y="6.681cm">
          <text:list text:style-name="L3">
            <text:list-header>
              <text:p text:style-name="P16"><text:span text:style-name="T11">7</text:span></text:p>
            </text:list-header>
          </text:list>
          <draw:enhanced-geometry svg:viewBox="0 0 21600 21600" draw:type="mso-spt202" draw:enhanced-path="M 0 0 L 21600 0 21600 21600 0 21600 0 0 Z N"/>
        </draw:custom-shape>
        <draw:custom-shape draw:style-name="gr453" draw:text-style-name="P17" draw:layer="layout" svg:width="1.631cm" svg:height="1.375cm" svg:x="4.86cm" svg:y="8.057cm">
          <text:list text:style-name="L3">
            <text:list-header>
              <text:p text:style-name="P16"><text:span text:style-name="T11">7</text:span></text:p>
            </text:list-header>
          </text:list>
          <draw:enhanced-geometry svg:viewBox="0 0 21600 21600" draw:type="mso-spt202" draw:enhanced-path="M 0 0 L 21600 0 21600 21600 0 21600 0 0 Z N"/>
        </draw:custom-shape>
        <draw:custom-shape draw:style-name="gr454"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455"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456" draw:text-style-name="P5" draw:layer="layout" svg:x1="15.752cm" svg:y1="12.734cm" svg:x2="15.752cm" svg:y2="11.495cm">
            <text:p/>
          </draw:line>
          <draw:line draw:style-name="gr457" draw:text-style-name="P5" draw:layer="layout" svg:x1="17.392cm" svg:y1="12.734cm" svg:x2="17.392cm" svg:y2="11.495cm">
            <text:p/>
          </draw:line>
          <draw:line draw:style-name="gr84" draw:text-style-name="P5" draw:layer="layout" svg:x1="15.752cm" svg:y1="11.495cm" svg:x2="17.392cm" svg:y2="11.495cm">
            <text:p/>
          </draw:line>
        </draw:g>
        <draw:custom-shape draw:style-name="gr458" draw:text-style-name="P6" draw:layer="layout" svg:width="2.712cm" svg:height="1.277cm" svg:x="15.204cm" svg:y="10.12cm">
          <text:list text:style-name="L5">
            <text:list-header>
              <text:p text:style-name="P1"><text:span text:style-name="T5">Swap</text:span></text:p>
            </text:list-header>
          </text:list>
          <draw:enhanced-geometry svg:viewBox="0 0 21600 21600" draw:type="mso-spt202" draw:enhanced-path="M 0 0 L 21600 0 21600 21600 0 21600 0 0 Z N"/>
        </draw:custom-shape>
        <draw:custom-shape draw:style-name="gr459"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460" draw:text-style-name="P17" draw:layer="layout" svg:width="2.955cm" svg:height="1.376cm" svg:x="14.865cm" svg:y="5.305cm">
          <text:list text:style-name="L5">
            <text:list-header>
              <text:p text:style-name="P16"><text:span text:style-name="T13">tru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38" presentation:class="page"/>
          <draw:frame presentation:style-name="pr5" draw:text-style-name="P8" draw:layer="layout" svg:width="14.094cm" svg:height="11.707cm" svg:x="2.562cm" svg:y="12.373cm" presentation:class="notes" presentation:placeholder="true">
            <draw:text-box/>
          </draw:frame>
        </presentation:notes>
      </draw:page>
      <draw:page draw:name="After First Pass of Outer Loop"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After First Pass of Outer Loop</text:p>
              </text:list-header>
            </text:list>
          </draw:text-box>
        </draw:frame>
        <draw:custom-shape draw:style-name="gr461" draw:text-style-name="P15" draw:layer="layout" svg:width="1.631cm" svg:height="1.376cm" svg:x="13.3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462" draw:text-style-name="P15" draw:layer="layout" svg:width="1.632cm" svg:height="1.376cm" svg:x="8.405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463" draw:text-style-name="P15" draw:layer="layout" svg:width="1.632cm" svg:height="1.376cm" svg:x="6.773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464" draw:text-style-name="P15" draw:layer="layout" svg:width="1.631cm" svg:height="1.376cm" svg:x="10.037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465" draw:text-style-name="P17" draw:layer="layout" svg:width="1.632cm" svg:height="1.376cm" svg:x="11.668cm" svg:y="13.097cm">
          <text:list text:style-name="L3">
            <text:list-header>
              <text:p text:style-name="P16"><text:span text:style-name="T11">67</text:span></text:p>
            </text:list-header>
          </text:list>
          <draw:enhanced-geometry svg:viewBox="0 0 21600 21600" draw:type="mso-spt202" draw:enhanced-path="M 0 0 L 21600 0 21600 21600 0 21600 0 0 Z N"/>
        </draw:custom-shape>
        <draw:custom-shape draw:style-name="gr466" draw:text-style-name="P15" draw:layer="layout" svg:width="1.632cm" svg:height="1.376cm" svg:x="14.931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467"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468" draw:text-style-name="P15" draw:layer="layout" svg:width="1.632cm" svg:height="1.376cm" svg:x="16.563cm" svg:y="13.097cm">
          <text:list text:style-name="L3">
            <text:list-header>
              <text:p text:style-name="P14"><text:span text:style-name="T11">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469"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470"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471" draw:text-style-name="P17" draw:layer="layout" svg:width="1.631cm" svg:height="1.376cm" svg:x="4.86cm" svg:y="6.681cm">
          <text:list text:style-name="L5">
            <text:list-header>
              <text:p text:style-name="P16"><text:span text:style-name="T13">7</text:span></text:p>
            </text:list-header>
          </text:list>
          <draw:enhanced-geometry svg:viewBox="0 0 21600 21600" draw:type="mso-spt202" draw:enhanced-path="M 0 0 L 21600 0 21600 21600 0 21600 0 0 Z N"/>
        </draw:custom-shape>
        <draw:custom-shape draw:style-name="gr472" draw:text-style-name="P17" draw:layer="layout" svg:width="1.631cm" svg:height="1.375cm" svg:x="4.86cm" svg:y="8.057cm">
          <text:list text:style-name="L5">
            <text:list-header>
              <text:p text:style-name="P16"><text:span text:style-name="T13">8</text:span></text:p>
            </text:list-header>
          </text:list>
          <draw:enhanced-geometry svg:viewBox="0 0 21600 21600" draw:type="mso-spt202" draw:enhanced-path="M 0 0 L 21600 0 21600 21600 0 21600 0 0 Z N"/>
        </draw:custom-shape>
        <draw:custom-shape draw:style-name="gr473"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474"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475" draw:text-style-name="P5" draw:layer="layout" svg:x1="17.374cm" svg:y1="12.734cm" svg:x2="17.374cm" svg:y2="11.495cm">
            <text:p/>
          </draw:line>
          <draw:line draw:style-name="gr476" draw:text-style-name="P5" draw:layer="layout" svg:x1="19.015cm" svg:y1="12.734cm" svg:x2="19.015cm" svg:y2="11.495cm">
            <text:p/>
          </draw:line>
          <draw:line draw:style-name="gr84" draw:text-style-name="P5" draw:layer="layout" svg:x1="17.374cm" svg:y1="11.495cm" svg:x2="19.015cm" svg:y2="11.495cm">
            <text:p/>
          </draw:line>
        </draw:g>
        <draw:custom-shape draw:style-name="gr477" draw:text-style-name="P6" draw:layer="layout" svg:width="11.136cm" svg:height="1.277cm" svg:x="8.689cm" svg:y="7.805cm">
          <text:list text:style-name="L1">
            <text:list-header>
              <text:p text:style-name="P1"><text:span text:style-name="T4">Finished first “Bubble Up”</text:span></text:p>
            </text:list-header>
          </text:list>
          <draw:enhanced-geometry svg:viewBox="0 0 21600 21600" draw:type="mso-spt202" draw:enhanced-path="M 0 0 L 21600 0 21600 21600 0 21600 0 0 Z N"/>
        </draw:custom-shape>
        <draw:custom-shape draw:style-name="gr478"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479"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39" presentation:class="page"/>
          <draw:frame presentation:style-name="pr5" draw:text-style-name="P8" draw:layer="layout" svg:width="14.094cm" svg:height="11.707cm" svg:x="2.562cm" svg:y="12.373cm" presentation:class="notes" presentation:placeholder="true">
            <draw:text-box/>
          </draw:frame>
        </presentation:notes>
      </draw:page>
      <draw:page draw:name="The Second “Bubble Up”"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Second “Bubble Up”</text:p>
              </text:list-header>
            </text:list>
          </draw:text-box>
        </draw:frame>
        <draw:custom-shape draw:style-name="gr480" draw:text-style-name="P15" draw:layer="layout" svg:width="1.631cm" svg:height="1.376cm" svg:x="13.3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481" draw:text-style-name="P15" draw:layer="layout" svg:width="1.632cm" svg:height="1.376cm" svg:x="8.405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482" draw:text-style-name="P15" draw:layer="layout" svg:width="1.632cm" svg:height="1.376cm" svg:x="6.773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483" draw:text-style-name="P15" draw:layer="layout" svg:width="1.631cm" svg:height="1.376cm" svg:x="10.037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484" draw:text-style-name="P17" draw:layer="layout" svg:width="1.632cm" svg:height="1.376cm" svg:x="11.668cm" svg:y="13.097cm">
          <text:list text:style-name="L3">
            <text:list-header>
              <text:p text:style-name="P16"><text:span text:style-name="T11">67</text:span></text:p>
            </text:list-header>
          </text:list>
          <draw:enhanced-geometry svg:viewBox="0 0 21600 21600" draw:type="mso-spt202" draw:enhanced-path="M 0 0 L 21600 0 21600 21600 0 21600 0 0 Z N"/>
        </draw:custom-shape>
        <draw:custom-shape draw:style-name="gr485" draw:text-style-name="P15" draw:layer="layout" svg:width="1.632cm" svg:height="1.376cm" svg:x="14.931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486"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487"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488"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489"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490" draw:text-style-name="P17" draw:layer="layout" svg:width="1.631cm" svg:height="1.376cm" svg:x="4.86cm" svg:y="6.681cm">
          <text:list text:style-name="L5">
            <text:list-header>
              <text:p text:style-name="P16"><text:span text:style-name="T13">6</text:span></text:p>
            </text:list-header>
          </text:list>
          <draw:enhanced-geometry svg:viewBox="0 0 21600 21600" draw:type="mso-spt202" draw:enhanced-path="M 0 0 L 21600 0 21600 21600 0 21600 0 0 Z N"/>
        </draw:custom-shape>
        <draw:custom-shape draw:style-name="gr491" draw:text-style-name="P17" draw:layer="layout" svg:width="1.631cm" svg:height="1.375cm" svg:x="4.86cm" svg:y="8.057cm">
          <text:list text:style-name="L5">
            <text:list-header>
              <text:p text:style-name="P16"><text:span text:style-name="T13">1</text:span></text:p>
            </text:list-header>
          </text:list>
          <draw:enhanced-geometry svg:viewBox="0 0 21600 21600" draw:type="mso-spt202" draw:enhanced-path="M 0 0 L 21600 0 21600 21600 0 21600 0 0 Z N"/>
        </draw:custom-shape>
        <draw:custom-shape draw:style-name="gr492"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493"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494" draw:text-style-name="P5" draw:layer="layout" svg:x1="5.953cm" svg:y1="12.774cm" svg:x2="5.953cm" svg:y2="11.535cm">
            <text:p/>
          </draw:line>
          <draw:line draw:style-name="gr495" draw:text-style-name="P5" draw:layer="layout" svg:x1="7.594cm" svg:y1="12.774cm" svg:x2="7.594cm" svg:y2="11.535cm">
            <text:p/>
          </draw:line>
          <draw:line draw:style-name="gr84" draw:text-style-name="P5" draw:layer="layout" svg:x1="5.953cm" svg:y1="11.535cm" svg:x2="7.594cm" svg:y2="11.535cm">
            <text:p/>
          </draw:line>
        </draw:g>
        <draw:custom-shape draw:style-name="gr496"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497" draw:text-style-name="P17" draw:layer="layout" svg:width="2.955cm" svg:height="1.376cm" svg:x="14.865cm" svg:y="5.305cm">
          <text:list text:style-name="L5">
            <text:list-header>
              <text:p text:style-name="P16"><text:span text:style-name="T13">fals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40" presentation:class="page"/>
          <draw:frame presentation:style-name="pr5" draw:text-style-name="P8" draw:layer="layout" svg:width="14.094cm" svg:height="11.707cm" svg:x="2.562cm" svg:y="12.373cm" presentation:class="notes" presentation:placeholder="true">
            <draw:text-box/>
          </draw:frame>
        </presentation:notes>
      </draw:page>
      <draw:page draw:name="page41"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Second “Bubble Up”</text:p>
              </text:list-header>
            </text:list>
          </draw:text-box>
        </draw:frame>
        <draw:custom-shape draw:style-name="gr498" draw:text-style-name="P15" draw:layer="layout" svg:width="1.631cm" svg:height="1.376cm" svg:x="13.3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499" draw:text-style-name="P15" draw:layer="layout" svg:width="1.632cm" svg:height="1.376cm" svg:x="8.405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500" draw:text-style-name="P15" draw:layer="layout" svg:width="1.632cm" svg:height="1.376cm" svg:x="6.773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501" draw:text-style-name="P15" draw:layer="layout" svg:width="1.631cm" svg:height="1.376cm" svg:x="10.037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502" draw:text-style-name="P17" draw:layer="layout" svg:width="1.632cm" svg:height="1.376cm" svg:x="11.668cm" svg:y="13.097cm">
          <text:list text:style-name="L3">
            <text:list-header>
              <text:p text:style-name="P16"><text:span text:style-name="T11">67</text:span></text:p>
            </text:list-header>
          </text:list>
          <draw:enhanced-geometry svg:viewBox="0 0 21600 21600" draw:type="mso-spt202" draw:enhanced-path="M 0 0 L 21600 0 21600 21600 0 21600 0 0 Z N"/>
        </draw:custom-shape>
        <draw:custom-shape draw:style-name="gr503" draw:text-style-name="P15" draw:layer="layout" svg:width="1.632cm" svg:height="1.376cm" svg:x="14.931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504"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505"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506"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507"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508" draw:text-style-name="P17" draw:layer="layout" svg:width="1.631cm" svg:height="1.376cm" svg:x="4.86cm" svg:y="6.681cm">
          <text:list text:style-name="L3">
            <text:list-header>
              <text:p text:style-name="P16"><text:span text:style-name="T11">6</text:span></text:p>
            </text:list-header>
          </text:list>
          <draw:enhanced-geometry svg:viewBox="0 0 21600 21600" draw:type="mso-spt202" draw:enhanced-path="M 0 0 L 21600 0 21600 21600 0 21600 0 0 Z N"/>
        </draw:custom-shape>
        <draw:custom-shape draw:style-name="gr509" draw:text-style-name="P17" draw:layer="layout" svg:width="1.631cm" svg:height="1.375cm" svg:x="4.86cm" svg:y="8.057cm">
          <text:list text:style-name="L3">
            <text:list-header>
              <text:p text:style-name="P16"><text:span text:style-name="T11">1</text:span></text:p>
            </text:list-header>
          </text:list>
          <draw:enhanced-geometry svg:viewBox="0 0 21600 21600" draw:type="mso-spt202" draw:enhanced-path="M 0 0 L 21600 0 21600 21600 0 21600 0 0 Z N"/>
        </draw:custom-shape>
        <draw:custom-shape draw:style-name="gr510"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511"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512" draw:text-style-name="P5" draw:layer="layout" svg:x1="5.953cm" svg:y1="12.774cm" svg:x2="5.953cm" svg:y2="11.535cm">
            <text:p/>
          </draw:line>
          <draw:line draw:style-name="gr513" draw:text-style-name="P5" draw:layer="layout" svg:x1="7.594cm" svg:y1="12.774cm" svg:x2="7.594cm" svg:y2="11.535cm">
            <text:p/>
          </draw:line>
          <draw:line draw:style-name="gr84" draw:text-style-name="P5" draw:layer="layout" svg:x1="5.953cm" svg:y1="11.535cm" svg:x2="7.594cm" svg:y2="11.535cm">
            <text:p/>
          </draw:line>
        </draw:g>
        <draw:custom-shape draw:style-name="gr514"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515" draw:text-style-name="P17" draw:layer="layout" svg:width="2.955cm" svg:height="1.376cm" svg:x="14.865cm" svg:y="5.305cm">
          <text:list text:style-name="L3">
            <text:list-header>
              <text:p text:style-name="P16"><text:span text:style-name="T11">false</text:span></text:p>
            </text:list-header>
          </text:list>
          <draw:enhanced-geometry svg:viewBox="0 0 21600 21600" draw:type="mso-spt202" draw:enhanced-path="M 0 0 L 21600 0 21600 21600 0 21600 0 0 Z N"/>
        </draw:custom-shape>
        <draw:custom-shape draw:style-name="gr516" draw:text-style-name="P6" draw:layer="layout" svg:width="4.075cm" svg:height="1.277cm" svg:x="4.767cm" svg:y="10.16cm">
          <text:list text:style-name="L1">
            <text:list-header>
              <text:p text:style-name="P1"><text:span text:style-name="T4">No Swap</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41" presentation:class="page"/>
          <draw:frame presentation:style-name="pr5" draw:text-style-name="P8" draw:layer="layout" svg:width="14.094cm" svg:height="11.707cm" svg:x="2.562cm" svg:y="12.373cm" presentation:class="notes" presentation:placeholder="true">
            <draw:text-box/>
          </draw:frame>
        </presentation:notes>
      </draw:page>
      <draw:page draw:name="page42"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Second “Bubble Up”</text:p>
              </text:list-header>
            </text:list>
          </draw:text-box>
        </draw:frame>
        <draw:custom-shape draw:style-name="gr517" draw:text-style-name="P15" draw:layer="layout" svg:width="1.631cm" svg:height="1.376cm" svg:x="13.3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518" draw:text-style-name="P15" draw:layer="layout" svg:width="1.632cm" svg:height="1.376cm" svg:x="8.405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519" draw:text-style-name="P15" draw:layer="layout" svg:width="1.632cm" svg:height="1.376cm" svg:x="6.773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520" draw:text-style-name="P15" draw:layer="layout" svg:width="1.631cm" svg:height="1.376cm" svg:x="10.037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521" draw:text-style-name="P17" draw:layer="layout" svg:width="1.632cm" svg:height="1.376cm" svg:x="11.668cm" svg:y="13.097cm">
          <text:list text:style-name="L3">
            <text:list-header>
              <text:p text:style-name="P16"><text:span text:style-name="T11">67</text:span></text:p>
            </text:list-header>
          </text:list>
          <draw:enhanced-geometry svg:viewBox="0 0 21600 21600" draw:type="mso-spt202" draw:enhanced-path="M 0 0 L 21600 0 21600 21600 0 21600 0 0 Z N"/>
        </draw:custom-shape>
        <draw:custom-shape draw:style-name="gr522" draw:text-style-name="P15" draw:layer="layout" svg:width="1.632cm" svg:height="1.376cm" svg:x="14.931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523"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524"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525"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526"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527" draw:text-style-name="P17" draw:layer="layout" svg:width="1.631cm" svg:height="1.376cm" svg:x="4.86cm" svg:y="6.681cm">
          <text:list text:style-name="L3">
            <text:list-header>
              <text:p text:style-name="P16"><text:span text:style-name="T11">6</text:span></text:p>
            </text:list-header>
          </text:list>
          <draw:enhanced-geometry svg:viewBox="0 0 21600 21600" draw:type="mso-spt202" draw:enhanced-path="M 0 0 L 21600 0 21600 21600 0 21600 0 0 Z N"/>
        </draw:custom-shape>
        <draw:custom-shape draw:style-name="gr528" draw:text-style-name="P17" draw:layer="layout" svg:width="1.631cm" svg:height="1.375cm" svg:x="4.86cm" svg:y="8.057cm">
          <text:list text:style-name="L5">
            <text:list-header>
              <text:p text:style-name="P16"><text:span text:style-name="T13">2</text:span></text:p>
            </text:list-header>
          </text:list>
          <draw:enhanced-geometry svg:viewBox="0 0 21600 21600" draw:type="mso-spt202" draw:enhanced-path="M 0 0 L 21600 0 21600 21600 0 21600 0 0 Z N"/>
        </draw:custom-shape>
        <draw:custom-shape draw:style-name="gr529"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530"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531" draw:text-style-name="P5" draw:layer="layout" svg:x1="7.594cm" svg:y1="12.774cm" svg:x2="7.594cm" svg:y2="11.535cm">
            <text:p/>
          </draw:line>
          <draw:line draw:style-name="gr532" draw:text-style-name="P5" draw:layer="layout" svg:x1="9.234cm" svg:y1="12.774cm" svg:x2="9.234cm" svg:y2="11.535cm">
            <text:p/>
          </draw:line>
          <draw:line draw:style-name="gr84" draw:text-style-name="P5" draw:layer="layout" svg:x1="7.594cm" svg:y1="11.535cm" svg:x2="9.234cm" svg:y2="11.535cm">
            <text:p/>
          </draw:line>
        </draw:g>
        <draw:custom-shape draw:style-name="gr533"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534" draw:text-style-name="P17" draw:layer="layout" svg:width="2.955cm" svg:height="1.376cm" svg:x="14.865cm" svg:y="5.305cm">
          <text:list text:style-name="L3">
            <text:list-header>
              <text:p text:style-name="P16"><text:span text:style-name="T11">fals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42" presentation:class="page"/>
          <draw:frame presentation:style-name="pr5" draw:text-style-name="P8" draw:layer="layout" svg:width="14.094cm" svg:height="11.707cm" svg:x="2.562cm" svg:y="12.373cm" presentation:class="notes" presentation:placeholder="true">
            <draw:text-box/>
          </draw:frame>
        </presentation:notes>
      </draw:page>
      <draw:page draw:name="page43"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Second “Bubble Up”</text:p>
              </text:list-header>
            </text:list>
          </draw:text-box>
        </draw:frame>
        <draw:custom-shape draw:style-name="gr535" draw:text-style-name="P15" draw:layer="layout" svg:width="1.631cm" svg:height="1.376cm" svg:x="13.3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536" draw:text-style-name="P15" draw:layer="layout" svg:width="1.632cm" svg:height="1.376cm" svg:x="8.405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537" draw:text-style-name="P15" draw:layer="layout" svg:width="1.632cm" svg:height="1.376cm" svg:x="6.773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538" draw:text-style-name="P15" draw:layer="layout" svg:width="1.631cm" svg:height="1.376cm" svg:x="10.037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539" draw:text-style-name="P17" draw:layer="layout" svg:width="1.632cm" svg:height="1.376cm" svg:x="11.668cm" svg:y="13.097cm">
          <text:list text:style-name="L3">
            <text:list-header>
              <text:p text:style-name="P16"><text:span text:style-name="T11">67</text:span></text:p>
            </text:list-header>
          </text:list>
          <draw:enhanced-geometry svg:viewBox="0 0 21600 21600" draw:type="mso-spt202" draw:enhanced-path="M 0 0 L 21600 0 21600 21600 0 21600 0 0 Z N"/>
        </draw:custom-shape>
        <draw:custom-shape draw:style-name="gr540" draw:text-style-name="P15" draw:layer="layout" svg:width="1.632cm" svg:height="1.376cm" svg:x="14.931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541"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542"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543"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544"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545" draw:text-style-name="P17" draw:layer="layout" svg:width="1.631cm" svg:height="1.376cm" svg:x="4.86cm" svg:y="6.681cm">
          <text:list text:style-name="L3">
            <text:list-header>
              <text:p text:style-name="P16"><text:span text:style-name="T11">6</text:span></text:p>
            </text:list-header>
          </text:list>
          <draw:enhanced-geometry svg:viewBox="0 0 21600 21600" draw:type="mso-spt202" draw:enhanced-path="M 0 0 L 21600 0 21600 21600 0 21600 0 0 Z N"/>
        </draw:custom-shape>
        <draw:custom-shape draw:style-name="gr546" draw:text-style-name="P17" draw:layer="layout" svg:width="1.631cm" svg:height="1.375cm" svg:x="4.86cm" svg:y="8.057cm">
          <text:list text:style-name="L3">
            <text:list-header>
              <text:p text:style-name="P16"><text:span text:style-name="T11">2</text:span></text:p>
            </text:list-header>
          </text:list>
          <draw:enhanced-geometry svg:viewBox="0 0 21600 21600" draw:type="mso-spt202" draw:enhanced-path="M 0 0 L 21600 0 21600 21600 0 21600 0 0 Z N"/>
        </draw:custom-shape>
        <draw:custom-shape draw:style-name="gr547"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548"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549" draw:text-style-name="P5" draw:layer="layout" svg:x1="7.594cm" svg:y1="12.774cm" svg:x2="7.594cm" svg:y2="11.535cm">
            <text:p/>
          </draw:line>
          <draw:line draw:style-name="gr550" draw:text-style-name="P5" draw:layer="layout" svg:x1="9.234cm" svg:y1="12.774cm" svg:x2="9.234cm" svg:y2="11.535cm">
            <text:p/>
          </draw:line>
          <draw:line draw:style-name="gr84" draw:text-style-name="P5" draw:layer="layout" svg:x1="7.594cm" svg:y1="11.535cm" svg:x2="9.234cm" svg:y2="11.535cm">
            <text:p/>
          </draw:line>
        </draw:g>
        <draw:custom-shape draw:style-name="gr551"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552" draw:text-style-name="P17" draw:layer="layout" svg:width="2.955cm" svg:height="1.376cm" svg:x="14.865cm" svg:y="5.305cm">
          <text:list text:style-name="L3">
            <text:list-header>
              <text:p text:style-name="P16"><text:span text:style-name="T11">false</text:span></text:p>
            </text:list-header>
          </text:list>
          <draw:enhanced-geometry svg:viewBox="0 0 21600 21600" draw:type="mso-spt202" draw:enhanced-path="M 0 0 L 21600 0 21600 21600 0 21600 0 0 Z N"/>
        </draw:custom-shape>
        <draw:custom-shape draw:style-name="gr553" draw:text-style-name="P6" draw:layer="layout" svg:width="2.712cm" svg:height="1.277cm" svg:x="7.046cm" svg:y="10.16cm">
          <text:list text:style-name="L5">
            <text:list-header>
              <text:p text:style-name="P1"><text:span text:style-name="T5">Swap</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43" presentation:class="page"/>
          <draw:frame presentation:style-name="pr5" draw:text-style-name="P8" draw:layer="layout" svg:width="14.094cm" svg:height="11.707cm" svg:x="2.562cm" svg:y="12.373cm" presentation:class="notes" presentation:placeholder="true">
            <draw:text-box/>
          </draw:frame>
        </presentation:notes>
      </draw:page>
      <draw:page draw:name="page44"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Second “Bubble Up”</text:p>
              </text:list-header>
            </text:list>
          </draw:text-box>
        </draw:frame>
        <draw:custom-shape draw:style-name="gr554" draw:text-style-name="P15" draw:layer="layout" svg:width="1.631cm" svg:height="1.376cm" svg:x="13.3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555" draw:text-style-name="P15" draw:layer="layout" svg:width="1.632cm" svg:height="1.376cm" svg:x="8.405cm" svg:y="13.097cm">
          <text:list text:style-name="L5">
            <text:list-header>
              <text:p text:style-name="P14"><text:span text:style-name="T13">45</text:span></text:p>
            </text:list-header>
          </text:list>
          <draw:enhanced-geometry svg:viewBox="0 0 21600 21600" draw:type="mso-spt202" draw:enhanced-path="M 0 0 L 21600 0 21600 21600 0 21600 0 0 Z N"/>
        </draw:custom-shape>
        <draw:custom-shape draw:style-name="gr556" draw:text-style-name="P15" draw:layer="layout" svg:width="1.632cm" svg:height="1.376cm" svg:x="6.773cm" svg:y="13.097cm">
          <text:list text:style-name="L5">
            <text:list-header>
              <text:p text:style-name="P14"><text:span text:style-name="T13">14</text:span></text:p>
            </text:list-header>
          </text:list>
          <draw:enhanced-geometry svg:viewBox="0 0 21600 21600" draw:type="mso-spt202" draw:enhanced-path="M 0 0 L 21600 0 21600 21600 0 21600 0 0 Z N"/>
        </draw:custom-shape>
        <draw:custom-shape draw:style-name="gr557" draw:text-style-name="P15" draw:layer="layout" svg:width="1.631cm" svg:height="1.376cm" svg:x="10.037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558" draw:text-style-name="P17" draw:layer="layout" svg:width="1.632cm" svg:height="1.376cm" svg:x="11.668cm" svg:y="13.097cm">
          <text:list text:style-name="L3">
            <text:list-header>
              <text:p text:style-name="P16"><text:span text:style-name="T11">67</text:span></text:p>
            </text:list-header>
          </text:list>
          <draw:enhanced-geometry svg:viewBox="0 0 21600 21600" draw:type="mso-spt202" draw:enhanced-path="M 0 0 L 21600 0 21600 21600 0 21600 0 0 Z N"/>
        </draw:custom-shape>
        <draw:custom-shape draw:style-name="gr559" draw:text-style-name="P15" draw:layer="layout" svg:width="1.632cm" svg:height="1.376cm" svg:x="14.931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560"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561"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562"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563"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564" draw:text-style-name="P17" draw:layer="layout" svg:width="1.631cm" svg:height="1.376cm" svg:x="4.86cm" svg:y="6.681cm">
          <text:list text:style-name="L3">
            <text:list-header>
              <text:p text:style-name="P16"><text:span text:style-name="T11">6</text:span></text:p>
            </text:list-header>
          </text:list>
          <draw:enhanced-geometry svg:viewBox="0 0 21600 21600" draw:type="mso-spt202" draw:enhanced-path="M 0 0 L 21600 0 21600 21600 0 21600 0 0 Z N"/>
        </draw:custom-shape>
        <draw:custom-shape draw:style-name="gr565" draw:text-style-name="P17" draw:layer="layout" svg:width="1.631cm" svg:height="1.375cm" svg:x="4.86cm" svg:y="8.057cm">
          <text:list text:style-name="L3">
            <text:list-header>
              <text:p text:style-name="P16"><text:span text:style-name="T11">2</text:span></text:p>
            </text:list-header>
          </text:list>
          <draw:enhanced-geometry svg:viewBox="0 0 21600 21600" draw:type="mso-spt202" draw:enhanced-path="M 0 0 L 21600 0 21600 21600 0 21600 0 0 Z N"/>
        </draw:custom-shape>
        <draw:custom-shape draw:style-name="gr566"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567"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568" draw:text-style-name="P5" draw:layer="layout" svg:x1="7.594cm" svg:y1="12.774cm" svg:x2="7.594cm" svg:y2="11.535cm">
            <text:p/>
          </draw:line>
          <draw:line draw:style-name="gr569" draw:text-style-name="P5" draw:layer="layout" svg:x1="9.234cm" svg:y1="12.774cm" svg:x2="9.234cm" svg:y2="11.535cm">
            <text:p/>
          </draw:line>
          <draw:line draw:style-name="gr84" draw:text-style-name="P5" draw:layer="layout" svg:x1="7.594cm" svg:y1="11.535cm" svg:x2="9.234cm" svg:y2="11.535cm">
            <text:p/>
          </draw:line>
        </draw:g>
        <draw:custom-shape draw:style-name="gr570"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571" draw:text-style-name="P17" draw:layer="layout" svg:width="2.955cm" svg:height="1.376cm" svg:x="14.865cm" svg:y="5.305cm">
          <text:list text:style-name="L5">
            <text:list-header>
              <text:p text:style-name="P16"><text:span text:style-name="T13">true</text:span></text:p>
            </text:list-header>
          </text:list>
          <draw:enhanced-geometry svg:viewBox="0 0 21600 21600" draw:type="mso-spt202" draw:enhanced-path="M 0 0 L 21600 0 21600 21600 0 21600 0 0 Z N"/>
        </draw:custom-shape>
        <draw:custom-shape draw:style-name="gr572" draw:text-style-name="P6" draw:layer="layout" svg:width="2.712cm" svg:height="1.277cm" svg:x="7.046cm" svg:y="10.16cm">
          <text:list text:style-name="L5">
            <text:list-header>
              <text:p text:style-name="P1"><text:span text:style-name="T5">Swap</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44" presentation:class="page"/>
          <draw:frame presentation:style-name="pr5" draw:text-style-name="P8" draw:layer="layout" svg:width="14.094cm" svg:height="11.707cm" svg:x="2.562cm" svg:y="12.373cm" presentation:class="notes" presentation:placeholder="true">
            <draw:text-box/>
          </draw:frame>
        </presentation:notes>
      </draw:page>
      <draw:page draw:name="page45"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Second “Bubble Up”</text:p>
              </text:list-header>
            </text:list>
          </draw:text-box>
        </draw:frame>
        <draw:custom-shape draw:style-name="gr573" draw:text-style-name="P15" draw:layer="layout" svg:width="1.631cm" svg:height="1.376cm" svg:x="13.3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574" draw:text-style-name="P15" draw:layer="layout" svg:width="1.632cm" svg:height="1.376cm" svg:x="8.405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575" draw:text-style-name="P15" draw:layer="layout" svg:width="1.632cm" svg:height="1.376cm" svg:x="6.773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576" draw:text-style-name="P15" draw:layer="layout" svg:width="1.631cm" svg:height="1.376cm" svg:x="10.037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577" draw:text-style-name="P17" draw:layer="layout" svg:width="1.632cm" svg:height="1.376cm" svg:x="11.668cm" svg:y="13.097cm">
          <text:list text:style-name="L3">
            <text:list-header>
              <text:p text:style-name="P16"><text:span text:style-name="T11">67</text:span></text:p>
            </text:list-header>
          </text:list>
          <draw:enhanced-geometry svg:viewBox="0 0 21600 21600" draw:type="mso-spt202" draw:enhanced-path="M 0 0 L 21600 0 21600 21600 0 21600 0 0 Z N"/>
        </draw:custom-shape>
        <draw:custom-shape draw:style-name="gr578" draw:text-style-name="P15" draw:layer="layout" svg:width="1.632cm" svg:height="1.376cm" svg:x="14.931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579"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580"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581"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582"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583" draw:text-style-name="P17" draw:layer="layout" svg:width="1.631cm" svg:height="1.376cm" svg:x="4.86cm" svg:y="6.681cm">
          <text:list text:style-name="L3">
            <text:list-header>
              <text:p text:style-name="P16"><text:span text:style-name="T11">6</text:span></text:p>
            </text:list-header>
          </text:list>
          <draw:enhanced-geometry svg:viewBox="0 0 21600 21600" draw:type="mso-spt202" draw:enhanced-path="M 0 0 L 21600 0 21600 21600 0 21600 0 0 Z N"/>
        </draw:custom-shape>
        <draw:custom-shape draw:style-name="gr584" draw:text-style-name="P17" draw:layer="layout" svg:width="1.631cm" svg:height="1.375cm" svg:x="4.86cm" svg:y="8.057cm">
          <text:list text:style-name="L5">
            <text:list-header>
              <text:p text:style-name="P16"><text:span text:style-name="T13">3</text:span></text:p>
            </text:list-header>
          </text:list>
          <draw:enhanced-geometry svg:viewBox="0 0 21600 21600" draw:type="mso-spt202" draw:enhanced-path="M 0 0 L 21600 0 21600 21600 0 21600 0 0 Z N"/>
        </draw:custom-shape>
        <draw:custom-shape draw:style-name="gr585"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586"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587" draw:text-style-name="P5" draw:layer="layout" svg:x1="9.216cm" svg:y1="12.774cm" svg:x2="9.216cm" svg:y2="11.535cm">
            <text:p/>
          </draw:line>
          <draw:line draw:style-name="gr588" draw:text-style-name="P5" draw:layer="layout" svg:x1="10.857cm" svg:y1="12.774cm" svg:x2="10.857cm" svg:y2="11.535cm">
            <text:p/>
          </draw:line>
          <draw:line draw:style-name="gr84" draw:text-style-name="P5" draw:layer="layout" svg:x1="9.216cm" svg:y1="11.535cm" svg:x2="10.857cm" svg:y2="11.535cm">
            <text:p/>
          </draw:line>
        </draw:g>
        <draw:custom-shape draw:style-name="gr589"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590"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45" presentation:class="page"/>
          <draw:frame presentation:style-name="pr5" draw:text-style-name="P8" draw:layer="layout" svg:width="14.094cm" svg:height="11.707cm" svg:x="2.562cm" svg:y="12.373cm" presentation:class="notes" presentation:placeholder="true">
            <draw:text-box/>
          </draw:frame>
        </presentation:notes>
      </draw:page>
      <draw:page draw:name="page46"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Second “Bubble Up”</text:p>
              </text:list-header>
            </text:list>
          </draw:text-box>
        </draw:frame>
        <draw:custom-shape draw:style-name="gr591" draw:text-style-name="P15" draw:layer="layout" svg:width="1.631cm" svg:height="1.376cm" svg:x="13.3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592" draw:text-style-name="P15" draw:layer="layout" svg:width="1.632cm" svg:height="1.376cm" svg:x="8.405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593" draw:text-style-name="P15" draw:layer="layout" svg:width="1.632cm" svg:height="1.376cm" svg:x="6.773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594" draw:text-style-name="P15" draw:layer="layout" svg:width="1.631cm" svg:height="1.376cm" svg:x="10.037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595" draw:text-style-name="P17" draw:layer="layout" svg:width="1.632cm" svg:height="1.376cm" svg:x="11.668cm" svg:y="13.097cm">
          <text:list text:style-name="L3">
            <text:list-header>
              <text:p text:style-name="P16"><text:span text:style-name="T11">67</text:span></text:p>
            </text:list-header>
          </text:list>
          <draw:enhanced-geometry svg:viewBox="0 0 21600 21600" draw:type="mso-spt202" draw:enhanced-path="M 0 0 L 21600 0 21600 21600 0 21600 0 0 Z N"/>
        </draw:custom-shape>
        <draw:custom-shape draw:style-name="gr596" draw:text-style-name="P15" draw:layer="layout" svg:width="1.632cm" svg:height="1.376cm" svg:x="14.931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597"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598"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599"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600"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601" draw:text-style-name="P17" draw:layer="layout" svg:width="1.631cm" svg:height="1.376cm" svg:x="4.86cm" svg:y="6.681cm">
          <text:list text:style-name="L3">
            <text:list-header>
              <text:p text:style-name="P16"><text:span text:style-name="T11">6</text:span></text:p>
            </text:list-header>
          </text:list>
          <draw:enhanced-geometry svg:viewBox="0 0 21600 21600" draw:type="mso-spt202" draw:enhanced-path="M 0 0 L 21600 0 21600 21600 0 21600 0 0 Z N"/>
        </draw:custom-shape>
        <draw:custom-shape draw:style-name="gr602" draw:text-style-name="P17" draw:layer="layout" svg:width="1.631cm" svg:height="1.375cm" svg:x="4.86cm" svg:y="8.057cm">
          <text:list text:style-name="L3">
            <text:list-header>
              <text:p text:style-name="P16"><text:span text:style-name="T11">3</text:span></text:p>
            </text:list-header>
          </text:list>
          <draw:enhanced-geometry svg:viewBox="0 0 21600 21600" draw:type="mso-spt202" draw:enhanced-path="M 0 0 L 21600 0 21600 21600 0 21600 0 0 Z N"/>
        </draw:custom-shape>
        <draw:custom-shape draw:style-name="gr603"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604"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605" draw:text-style-name="P5" draw:layer="layout" svg:x1="9.216cm" svg:y1="12.774cm" svg:x2="9.216cm" svg:y2="11.535cm">
            <text:p/>
          </draw:line>
          <draw:line draw:style-name="gr606" draw:text-style-name="P5" draw:layer="layout" svg:x1="10.857cm" svg:y1="12.774cm" svg:x2="10.857cm" svg:y2="11.535cm">
            <text:p/>
          </draw:line>
          <draw:line draw:style-name="gr84" draw:text-style-name="P5" draw:layer="layout" svg:x1="9.216cm" svg:y1="11.535cm" svg:x2="10.857cm" svg:y2="11.535cm">
            <text:p/>
          </draw:line>
        </draw:g>
        <draw:custom-shape draw:style-name="gr607"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608"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draw:custom-shape draw:style-name="gr609" draw:text-style-name="P6" draw:layer="layout" svg:width="2.712cm" svg:height="1.277cm" svg:x="8.678cm" svg:y="10.16cm">
          <text:list text:style-name="L5">
            <text:list-header>
              <text:p text:style-name="P1"><text:span text:style-name="T5">Swap</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46" presentation:class="page"/>
          <draw:frame presentation:style-name="pr5" draw:text-style-name="P8" draw:layer="layout" svg:width="14.094cm" svg:height="11.707cm" svg:x="2.562cm" svg:y="12.373cm" presentation:class="notes" presentation:placeholder="true">
            <draw:text-box/>
          </draw:frame>
        </presentation:notes>
      </draw:page>
      <draw:page draw:name="page47"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Second “Bubble Up”</text:p>
              </text:list-header>
            </text:list>
          </draw:text-box>
        </draw:frame>
        <draw:custom-shape draw:style-name="gr610" draw:text-style-name="P15" draw:layer="layout" svg:width="1.631cm" svg:height="1.376cm" svg:x="13.3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611" draw:text-style-name="P15" draw:layer="layout" svg:width="1.632cm" svg:height="1.376cm" svg:x="8.405cm" svg:y="13.097cm">
          <text:list text:style-name="L5">
            <text:list-header>
              <text:p text:style-name="P14"><text:span text:style-name="T13">6</text:span></text:p>
            </text:list-header>
          </text:list>
          <draw:enhanced-geometry svg:viewBox="0 0 21600 21600" draw:type="mso-spt202" draw:enhanced-path="M 0 0 L 21600 0 21600 21600 0 21600 0 0 Z N"/>
        </draw:custom-shape>
        <draw:custom-shape draw:style-name="gr612" draw:text-style-name="P15" draw:layer="layout" svg:width="1.632cm" svg:height="1.376cm" svg:x="6.773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613" draw:text-style-name="P15" draw:layer="layout" svg:width="1.631cm" svg:height="1.376cm" svg:x="10.037cm" svg:y="13.097cm">
          <text:list text:style-name="L5">
            <text:list-header>
              <text:p text:style-name="P14"><text:span text:style-name="T13">45</text:span></text:p>
            </text:list-header>
          </text:list>
          <draw:enhanced-geometry svg:viewBox="0 0 21600 21600" draw:type="mso-spt202" draw:enhanced-path="M 0 0 L 21600 0 21600 21600 0 21600 0 0 Z N"/>
        </draw:custom-shape>
        <draw:custom-shape draw:style-name="gr614" draw:text-style-name="P17" draw:layer="layout" svg:width="1.632cm" svg:height="1.376cm" svg:x="11.668cm" svg:y="13.097cm">
          <text:list text:style-name="L3">
            <text:list-header>
              <text:p text:style-name="P16"><text:span text:style-name="T11">67</text:span></text:p>
            </text:list-header>
          </text:list>
          <draw:enhanced-geometry svg:viewBox="0 0 21600 21600" draw:type="mso-spt202" draw:enhanced-path="M 0 0 L 21600 0 21600 21600 0 21600 0 0 Z N"/>
        </draw:custom-shape>
        <draw:custom-shape draw:style-name="gr615" draw:text-style-name="P15" draw:layer="layout" svg:width="1.632cm" svg:height="1.376cm" svg:x="14.931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616"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617"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618"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619"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620" draw:text-style-name="P17" draw:layer="layout" svg:width="1.631cm" svg:height="1.376cm" svg:x="4.86cm" svg:y="6.681cm">
          <text:list text:style-name="L3">
            <text:list-header>
              <text:p text:style-name="P16"><text:span text:style-name="T11">6</text:span></text:p>
            </text:list-header>
          </text:list>
          <draw:enhanced-geometry svg:viewBox="0 0 21600 21600" draw:type="mso-spt202" draw:enhanced-path="M 0 0 L 21600 0 21600 21600 0 21600 0 0 Z N"/>
        </draw:custom-shape>
        <draw:custom-shape draw:style-name="gr621" draw:text-style-name="P17" draw:layer="layout" svg:width="1.631cm" svg:height="1.375cm" svg:x="4.86cm" svg:y="8.057cm">
          <text:list text:style-name="L3">
            <text:list-header>
              <text:p text:style-name="P16"><text:span text:style-name="T11">3</text:span></text:p>
            </text:list-header>
          </text:list>
          <draw:enhanced-geometry svg:viewBox="0 0 21600 21600" draw:type="mso-spt202" draw:enhanced-path="M 0 0 L 21600 0 21600 21600 0 21600 0 0 Z N"/>
        </draw:custom-shape>
        <draw:custom-shape draw:style-name="gr622"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623"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624" draw:text-style-name="P5" draw:layer="layout" svg:x1="9.216cm" svg:y1="12.774cm" svg:x2="9.216cm" svg:y2="11.535cm">
            <text:p/>
          </draw:line>
          <draw:line draw:style-name="gr625" draw:text-style-name="P5" draw:layer="layout" svg:x1="10.857cm" svg:y1="12.774cm" svg:x2="10.857cm" svg:y2="11.535cm">
            <text:p/>
          </draw:line>
          <draw:line draw:style-name="gr84" draw:text-style-name="P5" draw:layer="layout" svg:x1="9.216cm" svg:y1="11.535cm" svg:x2="10.857cm" svg:y2="11.535cm">
            <text:p/>
          </draw:line>
        </draw:g>
        <draw:custom-shape draw:style-name="gr626"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627" draw:text-style-name="P17" draw:layer="layout" svg:width="2.955cm" svg:height="1.376cm" svg:x="14.865cm" svg:y="5.305cm">
          <text:list text:style-name="L5">
            <text:list-header>
              <text:p text:style-name="P16"><text:span text:style-name="T13">true</text:span></text:p>
            </text:list-header>
          </text:list>
          <draw:enhanced-geometry svg:viewBox="0 0 21600 21600" draw:type="mso-spt202" draw:enhanced-path="M 0 0 L 21600 0 21600 21600 0 21600 0 0 Z N"/>
        </draw:custom-shape>
        <draw:custom-shape draw:style-name="gr628" draw:text-style-name="P6" draw:layer="layout" svg:width="2.712cm" svg:height="1.277cm" svg:x="8.678cm" svg:y="10.16cm">
          <text:list text:style-name="L5">
            <text:list-header>
              <text:p text:style-name="P1"><text:span text:style-name="T5">Swap</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47" presentation:class="page"/>
          <draw:frame presentation:style-name="pr5" draw:text-style-name="P8" draw:layer="layout" svg:width="14.094cm" svg:height="11.707cm" svg:x="2.562cm" svg:y="12.373cm" presentation:class="notes" presentation:placeholder="true">
            <draw:text-box/>
          </draw:frame>
        </presentation:notes>
      </draw:page>
      <draw:page draw:name="page48"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Second “Bubble Up”</text:p>
              </text:list-header>
            </text:list>
          </draw:text-box>
        </draw:frame>
        <draw:custom-shape draw:style-name="gr629" draw:text-style-name="P15" draw:layer="layout" svg:width="1.631cm" svg:height="1.376cm" svg:x="13.3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630" draw:text-style-name="P15" draw:layer="layout" svg:width="1.632cm" svg:height="1.376cm" svg:x="8.405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631" draw:text-style-name="P15" draw:layer="layout" svg:width="1.632cm" svg:height="1.376cm" svg:x="6.773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632" draw:text-style-name="P15" draw:layer="layout" svg:width="1.631cm" svg:height="1.376cm" svg:x="10.037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633" draw:text-style-name="P17" draw:layer="layout" svg:width="1.632cm" svg:height="1.376cm" svg:x="11.668cm" svg:y="13.097cm">
          <text:list text:style-name="L3">
            <text:list-header>
              <text:p text:style-name="P16"><text:span text:style-name="T11">67</text:span></text:p>
            </text:list-header>
          </text:list>
          <draw:enhanced-geometry svg:viewBox="0 0 21600 21600" draw:type="mso-spt202" draw:enhanced-path="M 0 0 L 21600 0 21600 21600 0 21600 0 0 Z N"/>
        </draw:custom-shape>
        <draw:custom-shape draw:style-name="gr634" draw:text-style-name="P15" draw:layer="layout" svg:width="1.632cm" svg:height="1.376cm" svg:x="14.931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635"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636"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637"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638"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639" draw:text-style-name="P17" draw:layer="layout" svg:width="1.631cm" svg:height="1.376cm" svg:x="4.86cm" svg:y="6.681cm">
          <text:list text:style-name="L3">
            <text:list-header>
              <text:p text:style-name="P16"><text:span text:style-name="T11">6</text:span></text:p>
            </text:list-header>
          </text:list>
          <draw:enhanced-geometry svg:viewBox="0 0 21600 21600" draw:type="mso-spt202" draw:enhanced-path="M 0 0 L 21600 0 21600 21600 0 21600 0 0 Z N"/>
        </draw:custom-shape>
        <draw:custom-shape draw:style-name="gr640" draw:text-style-name="P17" draw:layer="layout" svg:width="1.631cm" svg:height="1.375cm" svg:x="4.86cm" svg:y="8.057cm">
          <text:list text:style-name="L5">
            <text:list-header>
              <text:p text:style-name="P16"><text:span text:style-name="T13">4</text:span></text:p>
            </text:list-header>
          </text:list>
          <draw:enhanced-geometry svg:viewBox="0 0 21600 21600" draw:type="mso-spt202" draw:enhanced-path="M 0 0 L 21600 0 21600 21600 0 21600 0 0 Z N"/>
        </draw:custom-shape>
        <draw:custom-shape draw:style-name="gr641"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642"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643" draw:text-style-name="P5" draw:layer="layout" svg:x1="10.857cm" svg:y1="12.774cm" svg:x2="10.857cm" svg:y2="11.535cm">
            <text:p/>
          </draw:line>
          <draw:line draw:style-name="gr644" draw:text-style-name="P5" draw:layer="layout" svg:x1="12.497cm" svg:y1="12.774cm" svg:x2="12.497cm" svg:y2="11.535cm">
            <text:p/>
          </draw:line>
          <draw:line draw:style-name="gr84" draw:text-style-name="P5" draw:layer="layout" svg:x1="10.857cm" svg:y1="11.535cm" svg:x2="12.497cm" svg:y2="11.535cm">
            <text:p/>
          </draw:line>
        </draw:g>
        <draw:custom-shape draw:style-name="gr645"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646"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48" presentation:class="page"/>
          <draw:frame presentation:style-name="pr5" draw:text-style-name="P8" draw:layer="layout" svg:width="14.094cm" svg:height="11.707cm" svg:x="2.562cm" svg:y="12.373cm" presentation:class="notes" presentation:placeholder="true">
            <draw:text-box/>
          </draw:frame>
        </presentation:notes>
      </draw:page>
      <draw:page draw:name="page49"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Second “Bubble Up”</text:p>
              </text:list-header>
            </text:list>
          </draw:text-box>
        </draw:frame>
        <draw:custom-shape draw:style-name="gr647" draw:text-style-name="P15" draw:layer="layout" svg:width="1.631cm" svg:height="1.376cm" svg:x="13.3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648" draw:text-style-name="P15" draw:layer="layout" svg:width="1.632cm" svg:height="1.376cm" svg:x="8.405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649" draw:text-style-name="P15" draw:layer="layout" svg:width="1.632cm" svg:height="1.376cm" svg:x="6.773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650" draw:text-style-name="P15" draw:layer="layout" svg:width="1.631cm" svg:height="1.376cm" svg:x="10.037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651" draw:text-style-name="P17" draw:layer="layout" svg:width="1.632cm" svg:height="1.376cm" svg:x="11.668cm" svg:y="13.097cm">
          <text:list text:style-name="L3">
            <text:list-header>
              <text:p text:style-name="P16"><text:span text:style-name="T11">67</text:span></text:p>
            </text:list-header>
          </text:list>
          <draw:enhanced-geometry svg:viewBox="0 0 21600 21600" draw:type="mso-spt202" draw:enhanced-path="M 0 0 L 21600 0 21600 21600 0 21600 0 0 Z N"/>
        </draw:custom-shape>
        <draw:custom-shape draw:style-name="gr652" draw:text-style-name="P15" draw:layer="layout" svg:width="1.632cm" svg:height="1.376cm" svg:x="14.931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653"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654"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655"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656"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657" draw:text-style-name="P17" draw:layer="layout" svg:width="1.631cm" svg:height="1.376cm" svg:x="4.86cm" svg:y="6.681cm">
          <text:list text:style-name="L3">
            <text:list-header>
              <text:p text:style-name="P16"><text:span text:style-name="T11">6</text:span></text:p>
            </text:list-header>
          </text:list>
          <draw:enhanced-geometry svg:viewBox="0 0 21600 21600" draw:type="mso-spt202" draw:enhanced-path="M 0 0 L 21600 0 21600 21600 0 21600 0 0 Z N"/>
        </draw:custom-shape>
        <draw:custom-shape draw:style-name="gr658" draw:text-style-name="P17" draw:layer="layout" svg:width="1.631cm" svg:height="1.375cm" svg:x="4.86cm" svg:y="8.057cm">
          <text:list text:style-name="L3">
            <text:list-header>
              <text:p text:style-name="P16"><text:span text:style-name="T11">4</text:span></text:p>
            </text:list-header>
          </text:list>
          <draw:enhanced-geometry svg:viewBox="0 0 21600 21600" draw:type="mso-spt202" draw:enhanced-path="M 0 0 L 21600 0 21600 21600 0 21600 0 0 Z N"/>
        </draw:custom-shape>
        <draw:custom-shape draw:style-name="gr659"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660"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661" draw:text-style-name="P5" draw:layer="layout" svg:x1="10.857cm" svg:y1="12.774cm" svg:x2="10.857cm" svg:y2="11.535cm">
            <text:p/>
          </draw:line>
          <draw:line draw:style-name="gr662" draw:text-style-name="P5" draw:layer="layout" svg:x1="12.497cm" svg:y1="12.774cm" svg:x2="12.497cm" svg:y2="11.535cm">
            <text:p/>
          </draw:line>
          <draw:line draw:style-name="gr84" draw:text-style-name="P5" draw:layer="layout" svg:x1="10.857cm" svg:y1="11.535cm" svg:x2="12.497cm" svg:y2="11.535cm">
            <text:p/>
          </draw:line>
        </draw:g>
        <draw:custom-shape draw:style-name="gr663"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664"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draw:custom-shape draw:style-name="gr665" draw:text-style-name="P6" draw:layer="layout" svg:width="4.075cm" svg:height="1.277cm" svg:x="9.728cm" svg:y="10.16cm">
          <text:list text:style-name="L1">
            <text:list-header>
              <text:p text:style-name="P1"><text:span text:style-name="T4">No Swap</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49" presentation:class="page"/>
          <draw:frame presentation:style-name="pr5" draw:text-style-name="P8" draw:layer="layout" svg:width="14.094cm" svg:height="11.707cm" svg:x="2.562cm" svg:y="12.373cm" presentation:class="notes" presentation:placeholder="true">
            <draw:text-box/>
          </draw:frame>
        </presentation:notes>
      </draw:page>
      <draw:page draw:name="page50"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Second “Bubble Up”</text:p>
              </text:list-header>
            </text:list>
          </draw:text-box>
        </draw:frame>
        <draw:custom-shape draw:style-name="gr666" draw:text-style-name="P15" draw:layer="layout" svg:width="1.631cm" svg:height="1.376cm" svg:x="13.3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667" draw:text-style-name="P15" draw:layer="layout" svg:width="1.632cm" svg:height="1.376cm" svg:x="8.405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668" draw:text-style-name="P15" draw:layer="layout" svg:width="1.632cm" svg:height="1.376cm" svg:x="6.773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669" draw:text-style-name="P15" draw:layer="layout" svg:width="1.631cm" svg:height="1.376cm" svg:x="10.037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670" draw:text-style-name="P17" draw:layer="layout" svg:width="1.632cm" svg:height="1.376cm" svg:x="11.668cm" svg:y="13.097cm">
          <text:list text:style-name="L3">
            <text:list-header>
              <text:p text:style-name="P16"><text:span text:style-name="T11">67</text:span></text:p>
            </text:list-header>
          </text:list>
          <draw:enhanced-geometry svg:viewBox="0 0 21600 21600" draw:type="mso-spt202" draw:enhanced-path="M 0 0 L 21600 0 21600 21600 0 21600 0 0 Z N"/>
        </draw:custom-shape>
        <draw:custom-shape draw:style-name="gr671" draw:text-style-name="P15" draw:layer="layout" svg:width="1.632cm" svg:height="1.376cm" svg:x="14.931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672"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673"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674"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675"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676" draw:text-style-name="P17" draw:layer="layout" svg:width="1.631cm" svg:height="1.376cm" svg:x="4.86cm" svg:y="6.681cm">
          <text:list text:style-name="L3">
            <text:list-header>
              <text:p text:style-name="P16"><text:span text:style-name="T11">6</text:span></text:p>
            </text:list-header>
          </text:list>
          <draw:enhanced-geometry svg:viewBox="0 0 21600 21600" draw:type="mso-spt202" draw:enhanced-path="M 0 0 L 21600 0 21600 21600 0 21600 0 0 Z N"/>
        </draw:custom-shape>
        <draw:custom-shape draw:style-name="gr677" draw:text-style-name="P17" draw:layer="layout" svg:width="1.631cm" svg:height="1.375cm" svg:x="4.86cm" svg:y="8.057cm">
          <text:list text:style-name="L5">
            <text:list-header>
              <text:p text:style-name="P16"><text:span text:style-name="T13">5</text:span></text:p>
            </text:list-header>
          </text:list>
          <draw:enhanced-geometry svg:viewBox="0 0 21600 21600" draw:type="mso-spt202" draw:enhanced-path="M 0 0 L 21600 0 21600 21600 0 21600 0 0 Z N"/>
        </draw:custom-shape>
        <draw:custom-shape draw:style-name="gr678"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679"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680" draw:text-style-name="P5" draw:layer="layout" svg:x1="12.497cm" svg:y1="12.774cm" svg:x2="12.497cm" svg:y2="11.535cm">
            <text:p/>
          </draw:line>
          <draw:line draw:style-name="gr681" draw:text-style-name="P5" draw:layer="layout" svg:x1="14.138cm" svg:y1="12.774cm" svg:x2="14.138cm" svg:y2="11.535cm">
            <text:p/>
          </draw:line>
          <draw:line draw:style-name="gr84" draw:text-style-name="P5" draw:layer="layout" svg:x1="12.497cm" svg:y1="11.535cm" svg:x2="14.138cm" svg:y2="11.535cm">
            <text:p/>
          </draw:line>
        </draw:g>
        <draw:custom-shape draw:style-name="gr682"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683"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50" presentation:class="page"/>
          <draw:frame presentation:style-name="pr5" draw:text-style-name="P8" draw:layer="layout" svg:width="14.094cm" svg:height="11.707cm" svg:x="2.562cm" svg:y="12.373cm" presentation:class="notes" presentation:placeholder="true">
            <draw:text-box/>
          </draw:frame>
        </presentation:notes>
      </draw:page>
      <draw:page draw:name="page51"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Second “Bubble Up”</text:p>
              </text:list-header>
            </text:list>
          </draw:text-box>
        </draw:frame>
        <draw:custom-shape draw:style-name="gr684" draw:text-style-name="P15" draw:layer="layout" svg:width="1.631cm" svg:height="1.376cm" svg:x="13.3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685" draw:text-style-name="P15" draw:layer="layout" svg:width="1.632cm" svg:height="1.376cm" svg:x="8.405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686" draw:text-style-name="P15" draw:layer="layout" svg:width="1.632cm" svg:height="1.376cm" svg:x="6.773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687" draw:text-style-name="P15" draw:layer="layout" svg:width="1.631cm" svg:height="1.376cm" svg:x="10.037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688" draw:text-style-name="P17" draw:layer="layout" svg:width="1.632cm" svg:height="1.376cm" svg:x="11.668cm" svg:y="13.097cm">
          <text:list text:style-name="L3">
            <text:list-header>
              <text:p text:style-name="P16"><text:span text:style-name="T11">67</text:span></text:p>
            </text:list-header>
          </text:list>
          <draw:enhanced-geometry svg:viewBox="0 0 21600 21600" draw:type="mso-spt202" draw:enhanced-path="M 0 0 L 21600 0 21600 21600 0 21600 0 0 Z N"/>
        </draw:custom-shape>
        <draw:custom-shape draw:style-name="gr689" draw:text-style-name="P15" draw:layer="layout" svg:width="1.632cm" svg:height="1.376cm" svg:x="14.931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690"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691"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692"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693"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694" draw:text-style-name="P17" draw:layer="layout" svg:width="1.631cm" svg:height="1.376cm" svg:x="4.86cm" svg:y="6.681cm">
          <text:list text:style-name="L3">
            <text:list-header>
              <text:p text:style-name="P16"><text:span text:style-name="T11">6</text:span></text:p>
            </text:list-header>
          </text:list>
          <draw:enhanced-geometry svg:viewBox="0 0 21600 21600" draw:type="mso-spt202" draw:enhanced-path="M 0 0 L 21600 0 21600 21600 0 21600 0 0 Z N"/>
        </draw:custom-shape>
        <draw:custom-shape draw:style-name="gr695" draw:text-style-name="P17" draw:layer="layout" svg:width="1.631cm" svg:height="1.375cm" svg:x="4.86cm" svg:y="8.057cm">
          <text:list text:style-name="L3">
            <text:list-header>
              <text:p text:style-name="P16"><text:span text:style-name="T11">5</text:span></text:p>
            </text:list-header>
          </text:list>
          <draw:enhanced-geometry svg:viewBox="0 0 21600 21600" draw:type="mso-spt202" draw:enhanced-path="M 0 0 L 21600 0 21600 21600 0 21600 0 0 Z N"/>
        </draw:custom-shape>
        <draw:custom-shape draw:style-name="gr696"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697"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698" draw:text-style-name="P5" draw:layer="layout" svg:x1="12.497cm" svg:y1="12.774cm" svg:x2="12.497cm" svg:y2="11.535cm">
            <text:p/>
          </draw:line>
          <draw:line draw:style-name="gr699" draw:text-style-name="P5" draw:layer="layout" svg:x1="14.138cm" svg:y1="12.774cm" svg:x2="14.138cm" svg:y2="11.535cm">
            <text:p/>
          </draw:line>
          <draw:line draw:style-name="gr84" draw:text-style-name="P5" draw:layer="layout" svg:x1="12.497cm" svg:y1="11.535cm" svg:x2="14.138cm" svg:y2="11.535cm">
            <text:p/>
          </draw:line>
        </draw:g>
        <draw:custom-shape draw:style-name="gr700"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701"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draw:custom-shape draw:style-name="gr702" draw:text-style-name="P6" draw:layer="layout" svg:width="2.712cm" svg:height="1.277cm" svg:x="12.096cm" svg:y="10.16cm">
          <text:list text:style-name="L5">
            <text:list-header>
              <text:p text:style-name="P1"><text:span text:style-name="T5">Swap</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51" presentation:class="page"/>
          <draw:frame presentation:style-name="pr5" draw:text-style-name="P8" draw:layer="layout" svg:width="14.094cm" svg:height="11.707cm" svg:x="2.562cm" svg:y="12.373cm" presentation:class="notes" presentation:placeholder="true">
            <draw:text-box/>
          </draw:frame>
        </presentation:notes>
      </draw:page>
      <draw:page draw:name="page52"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Second “Bubble Up”</text:p>
              </text:list-header>
            </text:list>
          </draw:text-box>
        </draw:frame>
        <draw:custom-shape draw:style-name="gr703" draw:text-style-name="P15" draw:layer="layout" svg:width="1.631cm" svg:height="1.376cm" svg:x="13.3cm" svg:y="13.097cm">
          <text:list text:style-name="L5">
            <text:list-header>
              <text:p text:style-name="P14"><text:span text:style-name="T13">67</text:span></text:p>
            </text:list-header>
          </text:list>
          <draw:enhanced-geometry svg:viewBox="0 0 21600 21600" draw:type="mso-spt202" draw:enhanced-path="M 0 0 L 21600 0 21600 21600 0 21600 0 0 Z N"/>
        </draw:custom-shape>
        <draw:custom-shape draw:style-name="gr704" draw:text-style-name="P15" draw:layer="layout" svg:width="1.632cm" svg:height="1.376cm" svg:x="8.405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705" draw:text-style-name="P15" draw:layer="layout" svg:width="1.632cm" svg:height="1.376cm" svg:x="6.773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706" draw:text-style-name="P15" draw:layer="layout" svg:width="1.631cm" svg:height="1.376cm" svg:x="10.037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707" draw:text-style-name="P17" draw:layer="layout" svg:width="1.632cm" svg:height="1.376cm" svg:x="11.668cm" svg:y="13.097cm">
          <text:list text:style-name="L5">
            <text:list-header>
              <text:p text:style-name="P16"><text:span text:style-name="T13">33</text:span></text:p>
            </text:list-header>
          </text:list>
          <draw:enhanced-geometry svg:viewBox="0 0 21600 21600" draw:type="mso-spt202" draw:enhanced-path="M 0 0 L 21600 0 21600 21600 0 21600 0 0 Z N"/>
        </draw:custom-shape>
        <draw:custom-shape draw:style-name="gr708" draw:text-style-name="P15" draw:layer="layout" svg:width="1.632cm" svg:height="1.376cm" svg:x="14.931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709"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710"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711"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712"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713" draw:text-style-name="P17" draw:layer="layout" svg:width="1.631cm" svg:height="1.376cm" svg:x="4.86cm" svg:y="6.681cm">
          <text:list text:style-name="L3">
            <text:list-header>
              <text:p text:style-name="P16"><text:span text:style-name="T11">6</text:span></text:p>
            </text:list-header>
          </text:list>
          <draw:enhanced-geometry svg:viewBox="0 0 21600 21600" draw:type="mso-spt202" draw:enhanced-path="M 0 0 L 21600 0 21600 21600 0 21600 0 0 Z N"/>
        </draw:custom-shape>
        <draw:custom-shape draw:style-name="gr714" draw:text-style-name="P17" draw:layer="layout" svg:width="1.631cm" svg:height="1.375cm" svg:x="4.86cm" svg:y="8.057cm">
          <text:list text:style-name="L3">
            <text:list-header>
              <text:p text:style-name="P16"><text:span text:style-name="T11">5</text:span></text:p>
            </text:list-header>
          </text:list>
          <draw:enhanced-geometry svg:viewBox="0 0 21600 21600" draw:type="mso-spt202" draw:enhanced-path="M 0 0 L 21600 0 21600 21600 0 21600 0 0 Z N"/>
        </draw:custom-shape>
        <draw:custom-shape draw:style-name="gr715"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716"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717" draw:text-style-name="P5" draw:layer="layout" svg:x1="12.497cm" svg:y1="12.774cm" svg:x2="12.497cm" svg:y2="11.535cm">
            <text:p/>
          </draw:line>
          <draw:line draw:style-name="gr718" draw:text-style-name="P5" draw:layer="layout" svg:x1="14.138cm" svg:y1="12.774cm" svg:x2="14.138cm" svg:y2="11.535cm">
            <text:p/>
          </draw:line>
          <draw:line draw:style-name="gr84" draw:text-style-name="P5" draw:layer="layout" svg:x1="12.497cm" svg:y1="11.535cm" svg:x2="14.138cm" svg:y2="11.535cm">
            <text:p/>
          </draw:line>
        </draw:g>
        <draw:custom-shape draw:style-name="gr719"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720" draw:text-style-name="P17" draw:layer="layout" svg:width="2.955cm" svg:height="1.376cm" svg:x="14.865cm" svg:y="5.305cm">
          <text:list text:style-name="L5">
            <text:list-header>
              <text:p text:style-name="P16"><text:span text:style-name="T13">true</text:span></text:p>
            </text:list-header>
          </text:list>
          <draw:enhanced-geometry svg:viewBox="0 0 21600 21600" draw:type="mso-spt202" draw:enhanced-path="M 0 0 L 21600 0 21600 21600 0 21600 0 0 Z N"/>
        </draw:custom-shape>
        <draw:custom-shape draw:style-name="gr721" draw:text-style-name="P6" draw:layer="layout" svg:width="2.712cm" svg:height="1.277cm" svg:x="12.096cm" svg:y="10.16cm">
          <text:list text:style-name="L5">
            <text:list-header>
              <text:p text:style-name="P1"><text:span text:style-name="T5">Swap</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52" presentation:class="page"/>
          <draw:frame presentation:style-name="pr5" draw:text-style-name="P8" draw:layer="layout" svg:width="14.094cm" svg:height="11.707cm" svg:x="2.562cm" svg:y="12.373cm" presentation:class="notes" presentation:placeholder="true">
            <draw:text-box/>
          </draw:frame>
        </presentation:notes>
      </draw:page>
      <draw:page draw:name="page53"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Second “Bubble Up”</text:p>
              </text:list-header>
            </text:list>
          </draw:text-box>
        </draw:frame>
        <draw:custom-shape draw:style-name="gr722" draw:text-style-name="P15" draw:layer="layout" svg:width="1.631cm" svg:height="1.376cm" svg:x="13.3cm" svg:y="13.097cm">
          <text:list text:style-name="L3">
            <text:list-header>
              <text:p text:style-name="P14"><text:span text:style-name="T11">67</text:span></text:p>
            </text:list-header>
          </text:list>
          <draw:enhanced-geometry svg:viewBox="0 0 21600 21600" draw:type="mso-spt202" draw:enhanced-path="M 0 0 L 21600 0 21600 21600 0 21600 0 0 Z N"/>
        </draw:custom-shape>
        <draw:custom-shape draw:style-name="gr723" draw:text-style-name="P15" draw:layer="layout" svg:width="1.632cm" svg:height="1.376cm" svg:x="8.405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724" draw:text-style-name="P15" draw:layer="layout" svg:width="1.632cm" svg:height="1.376cm" svg:x="6.773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725" draw:text-style-name="P15" draw:layer="layout" svg:width="1.631cm" svg:height="1.376cm" svg:x="10.037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726" draw:text-style-name="P17" draw:layer="layout" svg:width="1.632cm" svg:height="1.376cm" svg:x="11.668cm" svg:y="13.097cm">
          <text:list text:style-name="L3">
            <text:list-header>
              <text:p text:style-name="P16"><text:span text:style-name="T11">33</text:span></text:p>
            </text:list-header>
          </text:list>
          <draw:enhanced-geometry svg:viewBox="0 0 21600 21600" draw:type="mso-spt202" draw:enhanced-path="M 0 0 L 21600 0 21600 21600 0 21600 0 0 Z N"/>
        </draw:custom-shape>
        <draw:custom-shape draw:style-name="gr727" draw:text-style-name="P15" draw:layer="layout" svg:width="1.632cm" svg:height="1.376cm" svg:x="14.931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728"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729"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730"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731"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732" draw:text-style-name="P17" draw:layer="layout" svg:width="1.631cm" svg:height="1.376cm" svg:x="4.86cm" svg:y="6.681cm">
          <text:list text:style-name="L3">
            <text:list-header>
              <text:p text:style-name="P16"><text:span text:style-name="T11">6</text:span></text:p>
            </text:list-header>
          </text:list>
          <draw:enhanced-geometry svg:viewBox="0 0 21600 21600" draw:type="mso-spt202" draw:enhanced-path="M 0 0 L 21600 0 21600 21600 0 21600 0 0 Z N"/>
        </draw:custom-shape>
        <draw:custom-shape draw:style-name="gr733" draw:text-style-name="P17" draw:layer="layout" svg:width="1.631cm" svg:height="1.375cm" svg:x="4.86cm" svg:y="8.057cm">
          <text:list text:style-name="L5">
            <text:list-header>
              <text:p text:style-name="P16"><text:span text:style-name="T13">6</text:span></text:p>
            </text:list-header>
          </text:list>
          <draw:enhanced-geometry svg:viewBox="0 0 21600 21600" draw:type="mso-spt202" draw:enhanced-path="M 0 0 L 21600 0 21600 21600 0 21600 0 0 Z N"/>
        </draw:custom-shape>
        <draw:custom-shape draw:style-name="gr734"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735"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736" draw:text-style-name="P5" draw:layer="layout" svg:x1="14.045cm" svg:y1="12.774cm" svg:x2="14.045cm" svg:y2="11.535cm">
            <text:p/>
          </draw:line>
          <draw:line draw:style-name="gr737" draw:text-style-name="P5" draw:layer="layout" svg:x1="15.685cm" svg:y1="12.774cm" svg:x2="15.685cm" svg:y2="11.535cm">
            <text:p/>
          </draw:line>
          <draw:line draw:style-name="gr84" draw:text-style-name="P5" draw:layer="layout" svg:x1="14.045cm" svg:y1="11.535cm" svg:x2="15.685cm" svg:y2="11.535cm">
            <text:p/>
          </draw:line>
        </draw:g>
        <draw:custom-shape draw:style-name="gr738"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739"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53" presentation:class="page"/>
          <draw:frame presentation:style-name="pr5" draw:text-style-name="P8" draw:layer="layout" svg:width="14.094cm" svg:height="11.707cm" svg:x="2.562cm" svg:y="12.373cm" presentation:class="notes" presentation:placeholder="true">
            <draw:text-box/>
          </draw:frame>
        </presentation:notes>
      </draw:page>
      <draw:page draw:name="page54"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Second “Bubble Up”</text:p>
              </text:list-header>
            </text:list>
          </draw:text-box>
        </draw:frame>
        <draw:custom-shape draw:style-name="gr740" draw:text-style-name="P15" draw:layer="layout" svg:width="1.631cm" svg:height="1.376cm" svg:x="13.3cm" svg:y="13.097cm">
          <text:list text:style-name="L3">
            <text:list-header>
              <text:p text:style-name="P14"><text:span text:style-name="T11">67</text:span></text:p>
            </text:list-header>
          </text:list>
          <draw:enhanced-geometry svg:viewBox="0 0 21600 21600" draw:type="mso-spt202" draw:enhanced-path="M 0 0 L 21600 0 21600 21600 0 21600 0 0 Z N"/>
        </draw:custom-shape>
        <draw:custom-shape draw:style-name="gr741" draw:text-style-name="P15" draw:layer="layout" svg:width="1.632cm" svg:height="1.376cm" svg:x="8.405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742" draw:text-style-name="P15" draw:layer="layout" svg:width="1.632cm" svg:height="1.376cm" svg:x="6.773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743" draw:text-style-name="P15" draw:layer="layout" svg:width="1.631cm" svg:height="1.376cm" svg:x="10.037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744" draw:text-style-name="P17" draw:layer="layout" svg:width="1.632cm" svg:height="1.376cm" svg:x="11.668cm" svg:y="13.097cm">
          <text:list text:style-name="L3">
            <text:list-header>
              <text:p text:style-name="P16"><text:span text:style-name="T11">33</text:span></text:p>
            </text:list-header>
          </text:list>
          <draw:enhanced-geometry svg:viewBox="0 0 21600 21600" draw:type="mso-spt202" draw:enhanced-path="M 0 0 L 21600 0 21600 21600 0 21600 0 0 Z N"/>
        </draw:custom-shape>
        <draw:custom-shape draw:style-name="gr745" draw:text-style-name="P15" draw:layer="layout" svg:width="1.632cm" svg:height="1.376cm" svg:x="14.931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746"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747"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748"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749"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750" draw:text-style-name="P17" draw:layer="layout" svg:width="1.631cm" svg:height="1.376cm" svg:x="4.86cm" svg:y="6.681cm">
          <text:list text:style-name="L3">
            <text:list-header>
              <text:p text:style-name="P16"><text:span text:style-name="T11">6</text:span></text:p>
            </text:list-header>
          </text:list>
          <draw:enhanced-geometry svg:viewBox="0 0 21600 21600" draw:type="mso-spt202" draw:enhanced-path="M 0 0 L 21600 0 21600 21600 0 21600 0 0 Z N"/>
        </draw:custom-shape>
        <draw:custom-shape draw:style-name="gr751" draw:text-style-name="P17" draw:layer="layout" svg:width="1.631cm" svg:height="1.375cm" svg:x="4.86cm" svg:y="8.057cm">
          <text:list text:style-name="L3">
            <text:list-header>
              <text:p text:style-name="P16"><text:span text:style-name="T11">6</text:span></text:p>
            </text:list-header>
          </text:list>
          <draw:enhanced-geometry svg:viewBox="0 0 21600 21600" draw:type="mso-spt202" draw:enhanced-path="M 0 0 L 21600 0 21600 21600 0 21600 0 0 Z N"/>
        </draw:custom-shape>
        <draw:custom-shape draw:style-name="gr752"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753"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754" draw:text-style-name="P5" draw:layer="layout" svg:x1="14.045cm" svg:y1="12.774cm" svg:x2="14.045cm" svg:y2="11.535cm">
            <text:p/>
          </draw:line>
          <draw:line draw:style-name="gr755" draw:text-style-name="P5" draw:layer="layout" svg:x1="15.685cm" svg:y1="12.774cm" svg:x2="15.685cm" svg:y2="11.535cm">
            <text:p/>
          </draw:line>
          <draw:line draw:style-name="gr84" draw:text-style-name="P5" draw:layer="layout" svg:x1="14.045cm" svg:y1="11.535cm" svg:x2="15.685cm" svg:y2="11.535cm">
            <text:p/>
          </draw:line>
        </draw:g>
        <draw:custom-shape draw:style-name="gr756"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757"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draw:custom-shape draw:style-name="gr758" draw:text-style-name="P6" draw:layer="layout" svg:width="2.712cm" svg:height="1.277cm" svg:x="13.507cm" svg:y="10.16cm">
          <text:list text:style-name="L5">
            <text:list-header>
              <text:p text:style-name="P1"><text:span text:style-name="T5">Swap</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54" presentation:class="page"/>
          <draw:frame presentation:style-name="pr5" draw:text-style-name="P8" draw:layer="layout" svg:width="14.094cm" svg:height="11.707cm" svg:x="2.562cm" svg:y="12.373cm" presentation:class="notes" presentation:placeholder="true">
            <draw:text-box/>
          </draw:frame>
        </presentation:notes>
      </draw:page>
      <draw:page draw:name="page55"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Second “Bubble Up”</text:p>
              </text:list-header>
            </text:list>
          </draw:text-box>
        </draw:frame>
        <draw:custom-shape draw:style-name="gr759" draw:text-style-name="P15" draw:layer="layout" svg:width="1.631cm" svg:height="1.376cm" svg:x="13.3cm" svg:y="13.097cm">
          <text:list text:style-name="L5">
            <text:list-header>
              <text:p text:style-name="P14"><text:span text:style-name="T13">42</text:span></text:p>
            </text:list-header>
          </text:list>
          <draw:enhanced-geometry svg:viewBox="0 0 21600 21600" draw:type="mso-spt202" draw:enhanced-path="M 0 0 L 21600 0 21600 21600 0 21600 0 0 Z N"/>
        </draw:custom-shape>
        <draw:custom-shape draw:style-name="gr760" draw:text-style-name="P15" draw:layer="layout" svg:width="1.632cm" svg:height="1.376cm" svg:x="8.405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761" draw:text-style-name="P15" draw:layer="layout" svg:width="1.632cm" svg:height="1.376cm" svg:x="6.773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762" draw:text-style-name="P15" draw:layer="layout" svg:width="1.631cm" svg:height="1.376cm" svg:x="10.037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763" draw:text-style-name="P17" draw:layer="layout" svg:width="1.632cm" svg:height="1.376cm" svg:x="11.668cm" svg:y="13.097cm">
          <text:list text:style-name="L3">
            <text:list-header>
              <text:p text:style-name="P16"><text:span text:style-name="T11">33</text:span></text:p>
            </text:list-header>
          </text:list>
          <draw:enhanced-geometry svg:viewBox="0 0 21600 21600" draw:type="mso-spt202" draw:enhanced-path="M 0 0 L 21600 0 21600 21600 0 21600 0 0 Z N"/>
        </draw:custom-shape>
        <draw:custom-shape draw:style-name="gr764" draw:text-style-name="P15" draw:layer="layout" svg:width="1.632cm" svg:height="1.376cm" svg:x="14.931cm" svg:y="13.097cm">
          <text:list text:style-name="L5">
            <text:list-header>
              <text:p text:style-name="P14"><text:span text:style-name="T13">67</text:span></text:p>
            </text:list-header>
          </text:list>
          <draw:enhanced-geometry svg:viewBox="0 0 21600 21600" draw:type="mso-spt202" draw:enhanced-path="M 0 0 L 21600 0 21600 21600 0 21600 0 0 Z N"/>
        </draw:custom-shape>
        <draw:custom-shape draw:style-name="gr765"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766"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767"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768"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769" draw:text-style-name="P17" draw:layer="layout" svg:width="1.631cm" svg:height="1.376cm" svg:x="4.86cm" svg:y="6.681cm">
          <text:list text:style-name="L3">
            <text:list-header>
              <text:p text:style-name="P16"><text:span text:style-name="T11">6</text:span></text:p>
            </text:list-header>
          </text:list>
          <draw:enhanced-geometry svg:viewBox="0 0 21600 21600" draw:type="mso-spt202" draw:enhanced-path="M 0 0 L 21600 0 21600 21600 0 21600 0 0 Z N"/>
        </draw:custom-shape>
        <draw:custom-shape draw:style-name="gr770" draw:text-style-name="P17" draw:layer="layout" svg:width="1.631cm" svg:height="1.375cm" svg:x="4.86cm" svg:y="8.057cm">
          <text:list text:style-name="L3">
            <text:list-header>
              <text:p text:style-name="P16"><text:span text:style-name="T11">6</text:span></text:p>
            </text:list-header>
          </text:list>
          <draw:enhanced-geometry svg:viewBox="0 0 21600 21600" draw:type="mso-spt202" draw:enhanced-path="M 0 0 L 21600 0 21600 21600 0 21600 0 0 Z N"/>
        </draw:custom-shape>
        <draw:custom-shape draw:style-name="gr771"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772"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773" draw:text-style-name="P5" draw:layer="layout" svg:x1="14.045cm" svg:y1="12.774cm" svg:x2="14.045cm" svg:y2="11.535cm">
            <text:p/>
          </draw:line>
          <draw:line draw:style-name="gr774" draw:text-style-name="P5" draw:layer="layout" svg:x1="15.685cm" svg:y1="12.774cm" svg:x2="15.685cm" svg:y2="11.535cm">
            <text:p/>
          </draw:line>
          <draw:line draw:style-name="gr84" draw:text-style-name="P5" draw:layer="layout" svg:x1="14.045cm" svg:y1="11.535cm" svg:x2="15.685cm" svg:y2="11.535cm">
            <text:p/>
          </draw:line>
        </draw:g>
        <draw:custom-shape draw:style-name="gr775"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776" draw:text-style-name="P17" draw:layer="layout" svg:width="2.955cm" svg:height="1.376cm" svg:x="14.865cm" svg:y="5.305cm">
          <text:list text:style-name="L5">
            <text:list-header>
              <text:p text:style-name="P16"><text:span text:style-name="T13">true</text:span></text:p>
            </text:list-header>
          </text:list>
          <draw:enhanced-geometry svg:viewBox="0 0 21600 21600" draw:type="mso-spt202" draw:enhanced-path="M 0 0 L 21600 0 21600 21600 0 21600 0 0 Z N"/>
        </draw:custom-shape>
        <draw:custom-shape draw:style-name="gr777" draw:text-style-name="P6" draw:layer="layout" svg:width="2.712cm" svg:height="1.277cm" svg:x="13.507cm" svg:y="10.16cm">
          <text:list text:style-name="L5">
            <text:list-header>
              <text:p text:style-name="P1"><text:span text:style-name="T5">Swap</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55" presentation:class="page"/>
          <draw:frame presentation:style-name="pr5" draw:text-style-name="P8" draw:layer="layout" svg:width="14.094cm" svg:height="11.707cm" svg:x="2.562cm" svg:y="12.373cm" presentation:class="notes" presentation:placeholder="true">
            <draw:text-box/>
          </draw:frame>
        </presentation:notes>
      </draw:page>
      <draw:page draw:name="After Second Pass of Outer Loop"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After Second Pass of Outer Loop</text:p>
              </text:list-header>
            </text:list>
          </draw:text-box>
        </draw:frame>
        <draw:custom-shape draw:style-name="gr778" draw:text-style-name="P15" draw:layer="layout" svg:width="1.631cm" svg:height="1.376cm" svg:x="13.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779" draw:text-style-name="P15" draw:layer="layout" svg:width="1.632cm" svg:height="1.376cm" svg:x="8.405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780" draw:text-style-name="P15" draw:layer="layout" svg:width="1.632cm" svg:height="1.376cm" svg:x="6.773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781" draw:text-style-name="P15" draw:layer="layout" svg:width="1.631cm" svg:height="1.376cm" svg:x="10.037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782" draw:text-style-name="P17" draw:layer="layout" svg:width="1.632cm" svg:height="1.376cm" svg:x="11.668cm" svg:y="13.097cm">
          <text:list text:style-name="L3">
            <text:list-header>
              <text:p text:style-name="P16"><text:span text:style-name="T11">33</text:span></text:p>
            </text:list-header>
          </text:list>
          <draw:enhanced-geometry svg:viewBox="0 0 21600 21600" draw:type="mso-spt202" draw:enhanced-path="M 0 0 L 21600 0 21600 21600 0 21600 0 0 Z N"/>
        </draw:custom-shape>
        <draw:custom-shape draw:style-name="gr783" draw:text-style-name="P15" draw:layer="layout" svg:width="1.632cm" svg:height="1.376cm" svg:x="14.931cm" svg:y="13.097cm">
          <text:list text:style-name="L3">
            <text:list-header>
              <text:p text:style-name="P14"><text:span text:style-name="T11">67</text:span></text:p>
            </text:list-header>
          </text:list>
          <draw:enhanced-geometry svg:viewBox="0 0 21600 21600" draw:type="mso-spt202" draw:enhanced-path="M 0 0 L 21600 0 21600 21600 0 21600 0 0 Z N"/>
        </draw:custom-shape>
        <draw:custom-shape draw:style-name="gr784"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785"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786"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787"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788" draw:text-style-name="P17" draw:layer="layout" svg:width="1.631cm" svg:height="1.376cm" svg:x="4.86cm" svg:y="6.681cm">
          <text:list text:style-name="L5">
            <text:list-header>
              <text:p text:style-name="P16"><text:span text:style-name="T13">6</text:span></text:p>
            </text:list-header>
          </text:list>
          <draw:enhanced-geometry svg:viewBox="0 0 21600 21600" draw:type="mso-spt202" draw:enhanced-path="M 0 0 L 21600 0 21600 21600 0 21600 0 0 Z N"/>
        </draw:custom-shape>
        <draw:custom-shape draw:style-name="gr789" draw:text-style-name="P17" draw:layer="layout" svg:width="1.631cm" svg:height="1.375cm" svg:x="4.86cm" svg:y="8.057cm">
          <text:list text:style-name="L5">
            <text:list-header>
              <text:p text:style-name="P16"><text:span text:style-name="T13">7</text:span></text:p>
            </text:list-header>
          </text:list>
          <draw:enhanced-geometry svg:viewBox="0 0 21600 21600" draw:type="mso-spt202" draw:enhanced-path="M 0 0 L 21600 0 21600 21600 0 21600 0 0 Z N"/>
        </draw:custom-shape>
        <draw:custom-shape draw:style-name="gr790"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791"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792" draw:text-style-name="P5" draw:layer="layout" svg:x1="15.743cm" svg:y1="12.774cm" svg:x2="15.743cm" svg:y2="11.535cm">
            <text:p/>
          </draw:line>
          <draw:line draw:style-name="gr793" draw:text-style-name="P5" draw:layer="layout" svg:x1="17.383cm" svg:y1="12.774cm" svg:x2="17.383cm" svg:y2="11.535cm">
            <text:p/>
          </draw:line>
          <draw:line draw:style-name="gr84" draw:text-style-name="P5" draw:layer="layout" svg:x1="15.743cm" svg:y1="11.535cm" svg:x2="17.383cm" svg:y2="11.535cm">
            <text:p/>
          </draw:line>
        </draw:g>
        <draw:custom-shape draw:style-name="gr794"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795"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draw:custom-shape draw:style-name="gr796" draw:text-style-name="P6" draw:layer="layout" svg:width="12.491cm" svg:height="1.277cm" svg:x="8.692cm" svg:y="7.805cm">
          <text:list text:style-name="L5">
            <text:list-header>
              <text:p text:style-name="P1"><text:span text:style-name="T5">Finished second “Bubble Up”</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56" presentation:class="page"/>
          <draw:frame presentation:style-name="pr5" draw:text-style-name="P8" draw:layer="layout" svg:width="14.094cm" svg:height="11.707cm" svg:x="2.562cm" svg:y="12.373cm" presentation:class="notes" presentation:placeholder="true">
            <draw:text-box/>
          </draw:frame>
        </presentation:notes>
      </draw:page>
      <draw:page draw:name="The Third “Bubble Up”"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Third “Bubble Up”</text:p>
              </text:list-header>
            </text:list>
          </draw:text-box>
        </draw:frame>
        <draw:custom-shape draw:style-name="gr797" draw:text-style-name="P15" draw:layer="layout" svg:width="1.631cm" svg:height="1.376cm" svg:x="13.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798" draw:text-style-name="P15" draw:layer="layout" svg:width="1.632cm" svg:height="1.376cm" svg:x="8.405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799" draw:text-style-name="P15" draw:layer="layout" svg:width="1.632cm" svg:height="1.376cm" svg:x="6.773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800" draw:text-style-name="P15" draw:layer="layout" svg:width="1.631cm" svg:height="1.376cm" svg:x="10.037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801" draw:text-style-name="P17" draw:layer="layout" svg:width="1.632cm" svg:height="1.376cm" svg:x="11.668cm" svg:y="13.097cm">
          <text:list text:style-name="L3">
            <text:list-header>
              <text:p text:style-name="P16"><text:span text:style-name="T11">33</text:span></text:p>
            </text:list-header>
          </text:list>
          <draw:enhanced-geometry svg:viewBox="0 0 21600 21600" draw:type="mso-spt202" draw:enhanced-path="M 0 0 L 21600 0 21600 21600 0 21600 0 0 Z N"/>
        </draw:custom-shape>
        <draw:custom-shape draw:style-name="gr802" draw:text-style-name="P15" draw:layer="layout" svg:width="1.632cm" svg:height="1.376cm" svg:x="14.931cm" svg:y="13.097cm">
          <text:list text:style-name="L7">
            <text:list-header>
              <text:p text:style-name="P14"><text:span text:style-name="T14">67</text:span></text:p>
            </text:list-header>
          </text:list>
          <draw:enhanced-geometry svg:viewBox="0 0 21600 21600" draw:type="mso-spt202" draw:enhanced-path="M 0 0 L 21600 0 21600 21600 0 21600 0 0 Z N"/>
        </draw:custom-shape>
        <draw:custom-shape draw:style-name="gr803"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804"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805"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806"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807" draw:text-style-name="P17" draw:layer="layout" svg:width="1.631cm" svg:height="1.376cm" svg:x="4.86cm" svg:y="6.681cm">
          <text:list text:style-name="L5">
            <text:list-header>
              <text:p text:style-name="P16"><text:span text:style-name="T13">5</text:span></text:p>
            </text:list-header>
          </text:list>
          <draw:enhanced-geometry svg:viewBox="0 0 21600 21600" draw:type="mso-spt202" draw:enhanced-path="M 0 0 L 21600 0 21600 21600 0 21600 0 0 Z N"/>
        </draw:custom-shape>
        <draw:custom-shape draw:style-name="gr808" draw:text-style-name="P17" draw:layer="layout" svg:width="1.631cm" svg:height="1.375cm" svg:x="4.86cm" svg:y="8.057cm">
          <text:list text:style-name="L5">
            <text:list-header>
              <text:p text:style-name="P16"><text:span text:style-name="T13">1</text:span></text:p>
            </text:list-header>
          </text:list>
          <draw:enhanced-geometry svg:viewBox="0 0 21600 21600" draw:type="mso-spt202" draw:enhanced-path="M 0 0 L 21600 0 21600 21600 0 21600 0 0 Z N"/>
        </draw:custom-shape>
        <draw:custom-shape draw:style-name="gr809"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810"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811" draw:text-style-name="P5" draw:layer="layout" svg:x1="5.953cm" svg:y1="12.774cm" svg:x2="5.953cm" svg:y2="11.535cm">
            <text:p/>
          </draw:line>
          <draw:line draw:style-name="gr812" draw:text-style-name="P5" draw:layer="layout" svg:x1="7.594cm" svg:y1="12.774cm" svg:x2="7.594cm" svg:y2="11.535cm">
            <text:p/>
          </draw:line>
          <draw:line draw:style-name="gr84" draw:text-style-name="P5" draw:layer="layout" svg:x1="5.953cm" svg:y1="11.535cm" svg:x2="7.594cm" svg:y2="11.535cm">
            <text:p/>
          </draw:line>
        </draw:g>
        <draw:custom-shape draw:style-name="gr813"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814" draw:text-style-name="P17" draw:layer="layout" svg:width="2.955cm" svg:height="1.376cm" svg:x="14.865cm" svg:y="5.305cm">
          <text:list text:style-name="L5">
            <text:list-header>
              <text:p text:style-name="P16"><text:span text:style-name="T13">fals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57" presentation:class="page"/>
          <draw:frame presentation:style-name="pr5" draw:text-style-name="P8" draw:layer="layout" svg:width="14.094cm" svg:height="11.707cm" svg:x="2.562cm" svg:y="12.373cm" presentation:class="notes" presentation:placeholder="true">
            <draw:text-box/>
          </draw:frame>
        </presentation:notes>
      </draw:page>
      <draw:page draw:name="page58"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Third “Bubble Up”</text:p>
              </text:list-header>
            </text:list>
          </draw:text-box>
        </draw:frame>
        <draw:custom-shape draw:style-name="gr815" draw:text-style-name="P15" draw:layer="layout" svg:width="1.631cm" svg:height="1.376cm" svg:x="13.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816" draw:text-style-name="P15" draw:layer="layout" svg:width="1.632cm" svg:height="1.376cm" svg:x="8.405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817" draw:text-style-name="P15" draw:layer="layout" svg:width="1.632cm" svg:height="1.376cm" svg:x="6.773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818" draw:text-style-name="P15" draw:layer="layout" svg:width="1.631cm" svg:height="1.376cm" svg:x="10.037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819" draw:text-style-name="P17" draw:layer="layout" svg:width="1.632cm" svg:height="1.376cm" svg:x="11.668cm" svg:y="13.097cm">
          <text:list text:style-name="L3">
            <text:list-header>
              <text:p text:style-name="P16"><text:span text:style-name="T11">33</text:span></text:p>
            </text:list-header>
          </text:list>
          <draw:enhanced-geometry svg:viewBox="0 0 21600 21600" draw:type="mso-spt202" draw:enhanced-path="M 0 0 L 21600 0 21600 21600 0 21600 0 0 Z N"/>
        </draw:custom-shape>
        <draw:custom-shape draw:style-name="gr820" draw:text-style-name="P15" draw:layer="layout" svg:width="1.632cm" svg:height="1.376cm" svg:x="14.931cm" svg:y="13.097cm">
          <text:list text:style-name="L7">
            <text:list-header>
              <text:p text:style-name="P14"><text:span text:style-name="T14">67</text:span></text:p>
            </text:list-header>
          </text:list>
          <draw:enhanced-geometry svg:viewBox="0 0 21600 21600" draw:type="mso-spt202" draw:enhanced-path="M 0 0 L 21600 0 21600 21600 0 21600 0 0 Z N"/>
        </draw:custom-shape>
        <draw:custom-shape draw:style-name="gr821" draw:text-style-name="P15" draw:layer="layout" svg:width="1.631cm" svg:height="1.376cm" svg:x="5.142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822"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823"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824"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825" draw:text-style-name="P17" draw:layer="layout" svg:width="1.631cm" svg:height="1.376cm" svg:x="4.86cm" svg:y="6.681cm">
          <text:list text:style-name="L3">
            <text:list-header>
              <text:p text:style-name="P16"><text:span text:style-name="T11">5</text:span></text:p>
            </text:list-header>
          </text:list>
          <draw:enhanced-geometry svg:viewBox="0 0 21600 21600" draw:type="mso-spt202" draw:enhanced-path="M 0 0 L 21600 0 21600 21600 0 21600 0 0 Z N"/>
        </draw:custom-shape>
        <draw:custom-shape draw:style-name="gr826" draw:text-style-name="P17" draw:layer="layout" svg:width="1.631cm" svg:height="1.375cm" svg:x="4.86cm" svg:y="8.057cm">
          <text:list text:style-name="L3">
            <text:list-header>
              <text:p text:style-name="P16"><text:span text:style-name="T11">1</text:span></text:p>
            </text:list-header>
          </text:list>
          <draw:enhanced-geometry svg:viewBox="0 0 21600 21600" draw:type="mso-spt202" draw:enhanced-path="M 0 0 L 21600 0 21600 21600 0 21600 0 0 Z N"/>
        </draw:custom-shape>
        <draw:custom-shape draw:style-name="gr827"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828"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829" draw:text-style-name="P5" draw:layer="layout" svg:x1="5.953cm" svg:y1="12.774cm" svg:x2="5.953cm" svg:y2="11.535cm">
            <text:p/>
          </draw:line>
          <draw:line draw:style-name="gr830" draw:text-style-name="P5" draw:layer="layout" svg:x1="7.594cm" svg:y1="12.774cm" svg:x2="7.594cm" svg:y2="11.535cm">
            <text:p/>
          </draw:line>
          <draw:line draw:style-name="gr84" draw:text-style-name="P5" draw:layer="layout" svg:x1="5.953cm" svg:y1="11.535cm" svg:x2="7.594cm" svg:y2="11.535cm">
            <text:p/>
          </draw:line>
        </draw:g>
        <draw:custom-shape draw:style-name="gr831"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832" draw:text-style-name="P17" draw:layer="layout" svg:width="2.955cm" svg:height="1.376cm" svg:x="14.865cm" svg:y="5.305cm">
          <text:list text:style-name="L3">
            <text:list-header>
              <text:p text:style-name="P16"><text:span text:style-name="T11">false</text:span></text:p>
            </text:list-header>
          </text:list>
          <draw:enhanced-geometry svg:viewBox="0 0 21600 21600" draw:type="mso-spt202" draw:enhanced-path="M 0 0 L 21600 0 21600 21600 0 21600 0 0 Z N"/>
        </draw:custom-shape>
        <draw:custom-shape draw:style-name="gr833" draw:text-style-name="P6" draw:layer="layout" svg:width="2.712cm" svg:height="1.277cm" svg:x="5.415cm" svg:y="10.16cm">
          <text:list text:style-name="L5">
            <text:list-header>
              <text:p text:style-name="P1"><text:span text:style-name="T5">Swap</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58" presentation:class="page"/>
          <draw:frame presentation:style-name="pr5" draw:text-style-name="P8" draw:layer="layout" svg:width="14.094cm" svg:height="11.707cm" svg:x="2.562cm" svg:y="12.373cm" presentation:class="notes" presentation:placeholder="true">
            <draw:text-box/>
          </draw:frame>
        </presentation:notes>
      </draw:page>
      <draw:page draw:name="page59"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Third “Bubble Up”</text:p>
              </text:list-header>
            </text:list>
          </draw:text-box>
        </draw:frame>
        <draw:custom-shape draw:style-name="gr834" draw:text-style-name="P15" draw:layer="layout" svg:width="1.631cm" svg:height="1.376cm" svg:x="13.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835" draw:text-style-name="P15" draw:layer="layout" svg:width="1.632cm" svg:height="1.376cm" svg:x="8.405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836" draw:text-style-name="P15" draw:layer="layout" svg:width="1.632cm" svg:height="1.376cm" svg:x="6.773cm" svg:y="13.097cm">
          <text:list text:style-name="L5">
            <text:list-header>
              <text:p text:style-name="P14"><text:span text:style-name="T13">23</text:span></text:p>
            </text:list-header>
          </text:list>
          <draw:enhanced-geometry svg:viewBox="0 0 21600 21600" draw:type="mso-spt202" draw:enhanced-path="M 0 0 L 21600 0 21600 21600 0 21600 0 0 Z N"/>
        </draw:custom-shape>
        <draw:custom-shape draw:style-name="gr837" draw:text-style-name="P15" draw:layer="layout" svg:width="1.631cm" svg:height="1.376cm" svg:x="10.037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838" draw:text-style-name="P17" draw:layer="layout" svg:width="1.632cm" svg:height="1.376cm" svg:x="11.668cm" svg:y="13.097cm">
          <text:list text:style-name="L3">
            <text:list-header>
              <text:p text:style-name="P16"><text:span text:style-name="T11">33</text:span></text:p>
            </text:list-header>
          </text:list>
          <draw:enhanced-geometry svg:viewBox="0 0 21600 21600" draw:type="mso-spt202" draw:enhanced-path="M 0 0 L 21600 0 21600 21600 0 21600 0 0 Z N"/>
        </draw:custom-shape>
        <draw:custom-shape draw:style-name="gr839" draw:text-style-name="P15" draw:layer="layout" svg:width="1.632cm" svg:height="1.376cm" svg:x="14.931cm" svg:y="13.097cm">
          <text:list text:style-name="L7">
            <text:list-header>
              <text:p text:style-name="P14"><text:span text:style-name="T14">67</text:span></text:p>
            </text:list-header>
          </text:list>
          <draw:enhanced-geometry svg:viewBox="0 0 21600 21600" draw:type="mso-spt202" draw:enhanced-path="M 0 0 L 21600 0 21600 21600 0 21600 0 0 Z N"/>
        </draw:custom-shape>
        <draw:custom-shape draw:style-name="gr840" draw:text-style-name="P15" draw:layer="layout" svg:width="1.631cm" svg:height="1.376cm" svg:x="5.142cm" svg:y="13.097cm">
          <text:list text:style-name="L5">
            <text:list-header>
              <text:p text:style-name="P14"><text:span text:style-name="T13">14</text:span></text:p>
            </text:list-header>
          </text:list>
          <draw:enhanced-geometry svg:viewBox="0 0 21600 21600" draw:type="mso-spt202" draw:enhanced-path="M 0 0 L 21600 0 21600 21600 0 21600 0 0 Z N"/>
        </draw:custom-shape>
        <draw:custom-shape draw:style-name="gr841"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842"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843"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844" draw:text-style-name="P17" draw:layer="layout" svg:width="1.631cm" svg:height="1.376cm" svg:x="4.86cm" svg:y="6.681cm">
          <text:list text:style-name="L3">
            <text:list-header>
              <text:p text:style-name="P16"><text:span text:style-name="T11">5</text:span></text:p>
            </text:list-header>
          </text:list>
          <draw:enhanced-geometry svg:viewBox="0 0 21600 21600" draw:type="mso-spt202" draw:enhanced-path="M 0 0 L 21600 0 21600 21600 0 21600 0 0 Z N"/>
        </draw:custom-shape>
        <draw:custom-shape draw:style-name="gr845" draw:text-style-name="P17" draw:layer="layout" svg:width="1.631cm" svg:height="1.375cm" svg:x="4.86cm" svg:y="8.057cm">
          <text:list text:style-name="L3">
            <text:list-header>
              <text:p text:style-name="P16"><text:span text:style-name="T11">1</text:span></text:p>
            </text:list-header>
          </text:list>
          <draw:enhanced-geometry svg:viewBox="0 0 21600 21600" draw:type="mso-spt202" draw:enhanced-path="M 0 0 L 21600 0 21600 21600 0 21600 0 0 Z N"/>
        </draw:custom-shape>
        <draw:custom-shape draw:style-name="gr846"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847"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848" draw:text-style-name="P5" draw:layer="layout" svg:x1="5.953cm" svg:y1="12.774cm" svg:x2="5.953cm" svg:y2="11.535cm">
            <text:p/>
          </draw:line>
          <draw:line draw:style-name="gr849" draw:text-style-name="P5" draw:layer="layout" svg:x1="7.594cm" svg:y1="12.774cm" svg:x2="7.594cm" svg:y2="11.535cm">
            <text:p/>
          </draw:line>
          <draw:line draw:style-name="gr84" draw:text-style-name="P5" draw:layer="layout" svg:x1="5.953cm" svg:y1="11.535cm" svg:x2="7.594cm" svg:y2="11.535cm">
            <text:p/>
          </draw:line>
        </draw:g>
        <draw:custom-shape draw:style-name="gr850"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851" draw:text-style-name="P17" draw:layer="layout" svg:width="2.955cm" svg:height="1.376cm" svg:x="14.865cm" svg:y="5.305cm">
          <text:list text:style-name="L5">
            <text:list-header>
              <text:p text:style-name="P16"><text:span text:style-name="T13">true</text:span></text:p>
            </text:list-header>
          </text:list>
          <draw:enhanced-geometry svg:viewBox="0 0 21600 21600" draw:type="mso-spt202" draw:enhanced-path="M 0 0 L 21600 0 21600 21600 0 21600 0 0 Z N"/>
        </draw:custom-shape>
        <draw:custom-shape draw:style-name="gr852" draw:text-style-name="P6" draw:layer="layout" svg:width="2.712cm" svg:height="1.277cm" svg:x="5.415cm" svg:y="10.16cm">
          <text:list text:style-name="L5">
            <text:list-header>
              <text:p text:style-name="P1"><text:span text:style-name="T5">Swap</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59" presentation:class="page"/>
          <draw:frame presentation:style-name="pr5" draw:text-style-name="P8" draw:layer="layout" svg:width="14.094cm" svg:height="11.707cm" svg:x="2.562cm" svg:y="12.373cm" presentation:class="notes" presentation:placeholder="true">
            <draw:text-box/>
          </draw:frame>
        </presentation:notes>
      </draw:page>
      <draw:page draw:name="page60"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Third “Bubble Up”</text:p>
              </text:list-header>
            </text:list>
          </draw:text-box>
        </draw:frame>
        <draw:custom-shape draw:style-name="gr853" draw:text-style-name="P15" draw:layer="layout" svg:width="1.631cm" svg:height="1.376cm" svg:x="13.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854" draw:text-style-name="P15" draw:layer="layout" svg:width="1.632cm" svg:height="1.376cm" svg:x="8.405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855" draw:text-style-name="P15" draw:layer="layout" svg:width="1.632cm" svg:height="1.376cm" svg:x="6.773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856" draw:text-style-name="P15" draw:layer="layout" svg:width="1.631cm" svg:height="1.376cm" svg:x="10.037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857" draw:text-style-name="P17" draw:layer="layout" svg:width="1.632cm" svg:height="1.376cm" svg:x="11.668cm" svg:y="13.097cm">
          <text:list text:style-name="L3">
            <text:list-header>
              <text:p text:style-name="P16"><text:span text:style-name="T11">33</text:span></text:p>
            </text:list-header>
          </text:list>
          <draw:enhanced-geometry svg:viewBox="0 0 21600 21600" draw:type="mso-spt202" draw:enhanced-path="M 0 0 L 21600 0 21600 21600 0 21600 0 0 Z N"/>
        </draw:custom-shape>
        <draw:custom-shape draw:style-name="gr858" draw:text-style-name="P15" draw:layer="layout" svg:width="1.632cm" svg:height="1.376cm" svg:x="14.931cm" svg:y="13.097cm">
          <text:list text:style-name="L7">
            <text:list-header>
              <text:p text:style-name="P14"><text:span text:style-name="T14">67</text:span></text:p>
            </text:list-header>
          </text:list>
          <draw:enhanced-geometry svg:viewBox="0 0 21600 21600" draw:type="mso-spt202" draw:enhanced-path="M 0 0 L 21600 0 21600 21600 0 21600 0 0 Z N"/>
        </draw:custom-shape>
        <draw:custom-shape draw:style-name="gr859" draw:text-style-name="P15" draw:layer="layout" svg:width="1.631cm" svg:height="1.376cm" svg:x="5.142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860"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861"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862"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863" draw:text-style-name="P17" draw:layer="layout" svg:width="1.631cm" svg:height="1.376cm" svg:x="4.86cm" svg:y="6.681cm">
          <text:list text:style-name="L3">
            <text:list-header>
              <text:p text:style-name="P16"><text:span text:style-name="T11">5</text:span></text:p>
            </text:list-header>
          </text:list>
          <draw:enhanced-geometry svg:viewBox="0 0 21600 21600" draw:type="mso-spt202" draw:enhanced-path="M 0 0 L 21600 0 21600 21600 0 21600 0 0 Z N"/>
        </draw:custom-shape>
        <draw:custom-shape draw:style-name="gr864" draw:text-style-name="P17" draw:layer="layout" svg:width="1.631cm" svg:height="1.375cm" svg:x="4.86cm" svg:y="8.057cm">
          <text:list text:style-name="L5">
            <text:list-header>
              <text:p text:style-name="P16"><text:span text:style-name="T13">2</text:span></text:p>
            </text:list-header>
          </text:list>
          <draw:enhanced-geometry svg:viewBox="0 0 21600 21600" draw:type="mso-spt202" draw:enhanced-path="M 0 0 L 21600 0 21600 21600 0 21600 0 0 Z N"/>
        </draw:custom-shape>
        <draw:custom-shape draw:style-name="gr865"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866"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867" draw:text-style-name="P5" draw:layer="layout" svg:x1="7.594cm" svg:y1="12.774cm" svg:x2="7.594cm" svg:y2="11.535cm">
            <text:p/>
          </draw:line>
          <draw:line draw:style-name="gr868" draw:text-style-name="P5" draw:layer="layout" svg:x1="9.234cm" svg:y1="12.774cm" svg:x2="9.234cm" svg:y2="11.535cm">
            <text:p/>
          </draw:line>
          <draw:line draw:style-name="gr84" draw:text-style-name="P5" draw:layer="layout" svg:x1="7.594cm" svg:y1="11.535cm" svg:x2="9.234cm" svg:y2="11.535cm">
            <text:p/>
          </draw:line>
        </draw:g>
        <draw:custom-shape draw:style-name="gr869"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870"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60" presentation:class="page"/>
          <draw:frame presentation:style-name="pr5" draw:text-style-name="P8" draw:layer="layout" svg:width="14.094cm" svg:height="11.707cm" svg:x="2.562cm" svg:y="12.373cm" presentation:class="notes" presentation:placeholder="true">
            <draw:text-box/>
          </draw:frame>
        </presentation:notes>
      </draw:page>
      <draw:page draw:name="page61"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Third “Bubble Up”</text:p>
              </text:list-header>
            </text:list>
          </draw:text-box>
        </draw:frame>
        <draw:custom-shape draw:style-name="gr871" draw:text-style-name="P15" draw:layer="layout" svg:width="1.631cm" svg:height="1.376cm" svg:x="13.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872" draw:text-style-name="P15" draw:layer="layout" svg:width="1.632cm" svg:height="1.376cm" svg:x="8.405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873" draw:text-style-name="P15" draw:layer="layout" svg:width="1.632cm" svg:height="1.376cm" svg:x="6.773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874" draw:text-style-name="P15" draw:layer="layout" svg:width="1.631cm" svg:height="1.376cm" svg:x="10.037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875" draw:text-style-name="P17" draw:layer="layout" svg:width="1.632cm" svg:height="1.376cm" svg:x="11.668cm" svg:y="13.097cm">
          <text:list text:style-name="L3">
            <text:list-header>
              <text:p text:style-name="P16"><text:span text:style-name="T11">33</text:span></text:p>
            </text:list-header>
          </text:list>
          <draw:enhanced-geometry svg:viewBox="0 0 21600 21600" draw:type="mso-spt202" draw:enhanced-path="M 0 0 L 21600 0 21600 21600 0 21600 0 0 Z N"/>
        </draw:custom-shape>
        <draw:custom-shape draw:style-name="gr876" draw:text-style-name="P15" draw:layer="layout" svg:width="1.632cm" svg:height="1.376cm" svg:x="14.931cm" svg:y="13.097cm">
          <text:list text:style-name="L7">
            <text:list-header>
              <text:p text:style-name="P14"><text:span text:style-name="T14">67</text:span></text:p>
            </text:list-header>
          </text:list>
          <draw:enhanced-geometry svg:viewBox="0 0 21600 21600" draw:type="mso-spt202" draw:enhanced-path="M 0 0 L 21600 0 21600 21600 0 21600 0 0 Z N"/>
        </draw:custom-shape>
        <draw:custom-shape draw:style-name="gr877" draw:text-style-name="P15" draw:layer="layout" svg:width="1.631cm" svg:height="1.376cm" svg:x="5.142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878"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879"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880"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881" draw:text-style-name="P17" draw:layer="layout" svg:width="1.631cm" svg:height="1.376cm" svg:x="4.86cm" svg:y="6.681cm">
          <text:list text:style-name="L3">
            <text:list-header>
              <text:p text:style-name="P16"><text:span text:style-name="T11">5</text:span></text:p>
            </text:list-header>
          </text:list>
          <draw:enhanced-geometry svg:viewBox="0 0 21600 21600" draw:type="mso-spt202" draw:enhanced-path="M 0 0 L 21600 0 21600 21600 0 21600 0 0 Z N"/>
        </draw:custom-shape>
        <draw:custom-shape draw:style-name="gr882" draw:text-style-name="P17" draw:layer="layout" svg:width="1.631cm" svg:height="1.375cm" svg:x="4.86cm" svg:y="8.057cm">
          <text:list text:style-name="L3">
            <text:list-header>
              <text:p text:style-name="P16"><text:span text:style-name="T11">2</text:span></text:p>
            </text:list-header>
          </text:list>
          <draw:enhanced-geometry svg:viewBox="0 0 21600 21600" draw:type="mso-spt202" draw:enhanced-path="M 0 0 L 21600 0 21600 21600 0 21600 0 0 Z N"/>
        </draw:custom-shape>
        <draw:custom-shape draw:style-name="gr883"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884"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885" draw:text-style-name="P5" draw:layer="layout" svg:x1="7.594cm" svg:y1="12.774cm" svg:x2="7.594cm" svg:y2="11.535cm">
            <text:p/>
          </draw:line>
          <draw:line draw:style-name="gr886" draw:text-style-name="P5" draw:layer="layout" svg:x1="9.234cm" svg:y1="12.774cm" svg:x2="9.234cm" svg:y2="11.535cm">
            <text:p/>
          </draw:line>
          <draw:line draw:style-name="gr84" draw:text-style-name="P5" draw:layer="layout" svg:x1="7.594cm" svg:y1="11.535cm" svg:x2="9.234cm" svg:y2="11.535cm">
            <text:p/>
          </draw:line>
        </draw:g>
        <draw:custom-shape draw:style-name="gr887"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888"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draw:custom-shape draw:style-name="gr889" draw:text-style-name="P6" draw:layer="layout" svg:width="2.712cm" svg:height="1.277cm" svg:x="7.046cm" svg:y="10.16cm">
          <text:list text:style-name="L5">
            <text:list-header>
              <text:p text:style-name="P1"><text:span text:style-name="T5">Swap</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61" presentation:class="page"/>
          <draw:frame presentation:style-name="pr5" draw:text-style-name="P8" draw:layer="layout" svg:width="14.094cm" svg:height="11.707cm" svg:x="2.562cm" svg:y="12.373cm" presentation:class="notes" presentation:placeholder="true">
            <draw:text-box/>
          </draw:frame>
        </presentation:notes>
      </draw:page>
      <draw:page draw:name="page62"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Third “Bubble Up”</text:p>
              </text:list-header>
            </text:list>
          </draw:text-box>
        </draw:frame>
        <draw:custom-shape draw:style-name="gr890" draw:text-style-name="P15" draw:layer="layout" svg:width="1.631cm" svg:height="1.376cm" svg:x="13.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891" draw:text-style-name="P15" draw:layer="layout" svg:width="1.632cm" svg:height="1.376cm" svg:x="8.405cm" svg:y="13.097cm">
          <text:list text:style-name="L5">
            <text:list-header>
              <text:p text:style-name="P14"><text:span text:style-name="T13">23</text:span></text:p>
            </text:list-header>
          </text:list>
          <draw:enhanced-geometry svg:viewBox="0 0 21600 21600" draw:type="mso-spt202" draw:enhanced-path="M 0 0 L 21600 0 21600 21600 0 21600 0 0 Z N"/>
        </draw:custom-shape>
        <draw:custom-shape draw:style-name="gr892" draw:text-style-name="P15" draw:layer="layout" svg:width="1.632cm" svg:height="1.376cm" svg:x="6.773cm" svg:y="13.097cm">
          <text:list text:style-name="L5">
            <text:list-header>
              <text:p text:style-name="P14"><text:span text:style-name="T13">6</text:span></text:p>
            </text:list-header>
          </text:list>
          <draw:enhanced-geometry svg:viewBox="0 0 21600 21600" draw:type="mso-spt202" draw:enhanced-path="M 0 0 L 21600 0 21600 21600 0 21600 0 0 Z N"/>
        </draw:custom-shape>
        <draw:custom-shape draw:style-name="gr893" draw:text-style-name="P15" draw:layer="layout" svg:width="1.631cm" svg:height="1.376cm" svg:x="10.037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894" draw:text-style-name="P17" draw:layer="layout" svg:width="1.632cm" svg:height="1.376cm" svg:x="11.668cm" svg:y="13.097cm">
          <text:list text:style-name="L3">
            <text:list-header>
              <text:p text:style-name="P16"><text:span text:style-name="T11">33</text:span></text:p>
            </text:list-header>
          </text:list>
          <draw:enhanced-geometry svg:viewBox="0 0 21600 21600" draw:type="mso-spt202" draw:enhanced-path="M 0 0 L 21600 0 21600 21600 0 21600 0 0 Z N"/>
        </draw:custom-shape>
        <draw:custom-shape draw:style-name="gr895" draw:text-style-name="P15" draw:layer="layout" svg:width="1.632cm" svg:height="1.376cm" svg:x="14.931cm" svg:y="13.097cm">
          <text:list text:style-name="L7">
            <text:list-header>
              <text:p text:style-name="P14"><text:span text:style-name="T14">67</text:span></text:p>
            </text:list-header>
          </text:list>
          <draw:enhanced-geometry svg:viewBox="0 0 21600 21600" draw:type="mso-spt202" draw:enhanced-path="M 0 0 L 21600 0 21600 21600 0 21600 0 0 Z N"/>
        </draw:custom-shape>
        <draw:custom-shape draw:style-name="gr896" draw:text-style-name="P15" draw:layer="layout" svg:width="1.631cm" svg:height="1.376cm" svg:x="5.142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897"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898"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899"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900" draw:text-style-name="P17" draw:layer="layout" svg:width="1.631cm" svg:height="1.376cm" svg:x="4.86cm" svg:y="6.681cm">
          <text:list text:style-name="L3">
            <text:list-header>
              <text:p text:style-name="P16"><text:span text:style-name="T11">5</text:span></text:p>
            </text:list-header>
          </text:list>
          <draw:enhanced-geometry svg:viewBox="0 0 21600 21600" draw:type="mso-spt202" draw:enhanced-path="M 0 0 L 21600 0 21600 21600 0 21600 0 0 Z N"/>
        </draw:custom-shape>
        <draw:custom-shape draw:style-name="gr901" draw:text-style-name="P17" draw:layer="layout" svg:width="1.631cm" svg:height="1.375cm" svg:x="4.86cm" svg:y="8.057cm">
          <text:list text:style-name="L3">
            <text:list-header>
              <text:p text:style-name="P16"><text:span text:style-name="T11">2</text:span></text:p>
            </text:list-header>
          </text:list>
          <draw:enhanced-geometry svg:viewBox="0 0 21600 21600" draw:type="mso-spt202" draw:enhanced-path="M 0 0 L 21600 0 21600 21600 0 21600 0 0 Z N"/>
        </draw:custom-shape>
        <draw:custom-shape draw:style-name="gr902"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903"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904" draw:text-style-name="P5" draw:layer="layout" svg:x1="7.594cm" svg:y1="12.774cm" svg:x2="7.594cm" svg:y2="11.535cm">
            <text:p/>
          </draw:line>
          <draw:line draw:style-name="gr905" draw:text-style-name="P5" draw:layer="layout" svg:x1="9.234cm" svg:y1="12.774cm" svg:x2="9.234cm" svg:y2="11.535cm">
            <text:p/>
          </draw:line>
          <draw:line draw:style-name="gr84" draw:text-style-name="P5" draw:layer="layout" svg:x1="7.594cm" svg:y1="11.535cm" svg:x2="9.234cm" svg:y2="11.535cm">
            <text:p/>
          </draw:line>
        </draw:g>
        <draw:custom-shape draw:style-name="gr906"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907" draw:text-style-name="P17" draw:layer="layout" svg:width="2.955cm" svg:height="1.376cm" svg:x="14.865cm" svg:y="5.305cm">
          <text:list text:style-name="L5">
            <text:list-header>
              <text:p text:style-name="P16"><text:span text:style-name="T13">true</text:span></text:p>
            </text:list-header>
          </text:list>
          <draw:enhanced-geometry svg:viewBox="0 0 21600 21600" draw:type="mso-spt202" draw:enhanced-path="M 0 0 L 21600 0 21600 21600 0 21600 0 0 Z N"/>
        </draw:custom-shape>
        <draw:custom-shape draw:style-name="gr908" draw:text-style-name="P6" draw:layer="layout" svg:width="2.712cm" svg:height="1.277cm" svg:x="7.046cm" svg:y="10.16cm">
          <text:list text:style-name="L5">
            <text:list-header>
              <text:p text:style-name="P1"><text:span text:style-name="T5">Swap</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62" presentation:class="page"/>
          <draw:frame presentation:style-name="pr5" draw:text-style-name="P8" draw:layer="layout" svg:width="14.094cm" svg:height="11.707cm" svg:x="2.562cm" svg:y="12.373cm" presentation:class="notes" presentation:placeholder="true">
            <draw:text-box/>
          </draw:frame>
        </presentation:notes>
      </draw:page>
      <draw:page draw:name="page63"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Third “Bubble Up”</text:p>
              </text:list-header>
            </text:list>
          </draw:text-box>
        </draw:frame>
        <draw:custom-shape draw:style-name="gr909" draw:text-style-name="P15" draw:layer="layout" svg:width="1.631cm" svg:height="1.376cm" svg:x="13.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910" draw:text-style-name="P15" draw:layer="layout" svg:width="1.632cm" svg:height="1.376cm" svg:x="8.405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911" draw:text-style-name="P15" draw:layer="layout" svg:width="1.632cm" svg:height="1.376cm" svg:x="6.773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912" draw:text-style-name="P15" draw:layer="layout" svg:width="1.631cm" svg:height="1.376cm" svg:x="10.037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913" draw:text-style-name="P17" draw:layer="layout" svg:width="1.632cm" svg:height="1.376cm" svg:x="11.668cm" svg:y="13.097cm">
          <text:list text:style-name="L3">
            <text:list-header>
              <text:p text:style-name="P16"><text:span text:style-name="T11">33</text:span></text:p>
            </text:list-header>
          </text:list>
          <draw:enhanced-geometry svg:viewBox="0 0 21600 21600" draw:type="mso-spt202" draw:enhanced-path="M 0 0 L 21600 0 21600 21600 0 21600 0 0 Z N"/>
        </draw:custom-shape>
        <draw:custom-shape draw:style-name="gr914" draw:text-style-name="P15" draw:layer="layout" svg:width="1.632cm" svg:height="1.376cm" svg:x="14.931cm" svg:y="13.097cm">
          <text:list text:style-name="L7">
            <text:list-header>
              <text:p text:style-name="P14"><text:span text:style-name="T14">67</text:span></text:p>
            </text:list-header>
          </text:list>
          <draw:enhanced-geometry svg:viewBox="0 0 21600 21600" draw:type="mso-spt202" draw:enhanced-path="M 0 0 L 21600 0 21600 21600 0 21600 0 0 Z N"/>
        </draw:custom-shape>
        <draw:custom-shape draw:style-name="gr915" draw:text-style-name="P15" draw:layer="layout" svg:width="1.631cm" svg:height="1.376cm" svg:x="5.142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916"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917"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918"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919" draw:text-style-name="P17" draw:layer="layout" svg:width="1.631cm" svg:height="1.376cm" svg:x="4.86cm" svg:y="6.681cm">
          <text:list text:style-name="L3">
            <text:list-header>
              <text:p text:style-name="P16"><text:span text:style-name="T11">5</text:span></text:p>
            </text:list-header>
          </text:list>
          <draw:enhanced-geometry svg:viewBox="0 0 21600 21600" draw:type="mso-spt202" draw:enhanced-path="M 0 0 L 21600 0 21600 21600 0 21600 0 0 Z N"/>
        </draw:custom-shape>
        <draw:custom-shape draw:style-name="gr920" draw:text-style-name="P17" draw:layer="layout" svg:width="1.631cm" svg:height="1.375cm" svg:x="4.86cm" svg:y="8.057cm">
          <text:list text:style-name="L5">
            <text:list-header>
              <text:p text:style-name="P16"><text:span text:style-name="T13">3</text:span></text:p>
            </text:list-header>
          </text:list>
          <draw:enhanced-geometry svg:viewBox="0 0 21600 21600" draw:type="mso-spt202" draw:enhanced-path="M 0 0 L 21600 0 21600 21600 0 21600 0 0 Z N"/>
        </draw:custom-shape>
        <draw:custom-shape draw:style-name="gr921"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922"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923" draw:text-style-name="P5" draw:layer="layout" svg:x1="9.234cm" svg:y1="12.774cm" svg:x2="9.234cm" svg:y2="11.535cm">
            <text:p/>
          </draw:line>
          <draw:line draw:style-name="gr924" draw:text-style-name="P5" draw:layer="layout" svg:x1="10.874cm" svg:y1="12.774cm" svg:x2="10.874cm" svg:y2="11.535cm">
            <text:p/>
          </draw:line>
          <draw:line draw:style-name="gr84" draw:text-style-name="P5" draw:layer="layout" svg:x1="9.234cm" svg:y1="11.535cm" svg:x2="10.874cm" svg:y2="11.535cm">
            <text:p/>
          </draw:line>
        </draw:g>
        <draw:custom-shape draw:style-name="gr925"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926"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63" presentation:class="page"/>
          <draw:frame presentation:style-name="pr5" draw:text-style-name="P8" draw:layer="layout" svg:width="14.094cm" svg:height="11.707cm" svg:x="2.562cm" svg:y="12.373cm" presentation:class="notes" presentation:placeholder="true">
            <draw:text-box/>
          </draw:frame>
        </presentation:notes>
      </draw:page>
      <draw:page draw:name="page64"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Third “Bubble Up”</text:p>
              </text:list-header>
            </text:list>
          </draw:text-box>
        </draw:frame>
        <draw:custom-shape draw:style-name="gr927" draw:text-style-name="P15" draw:layer="layout" svg:width="1.631cm" svg:height="1.376cm" svg:x="13.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928" draw:text-style-name="P15" draw:layer="layout" svg:width="1.632cm" svg:height="1.376cm" svg:x="8.405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929" draw:text-style-name="P15" draw:layer="layout" svg:width="1.632cm" svg:height="1.376cm" svg:x="6.773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930" draw:text-style-name="P15" draw:layer="layout" svg:width="1.631cm" svg:height="1.376cm" svg:x="10.037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931" draw:text-style-name="P17" draw:layer="layout" svg:width="1.632cm" svg:height="1.376cm" svg:x="11.668cm" svg:y="13.097cm">
          <text:list text:style-name="L3">
            <text:list-header>
              <text:p text:style-name="P16"><text:span text:style-name="T11">33</text:span></text:p>
            </text:list-header>
          </text:list>
          <draw:enhanced-geometry svg:viewBox="0 0 21600 21600" draw:type="mso-spt202" draw:enhanced-path="M 0 0 L 21600 0 21600 21600 0 21600 0 0 Z N"/>
        </draw:custom-shape>
        <draw:custom-shape draw:style-name="gr932" draw:text-style-name="P15" draw:layer="layout" svg:width="1.632cm" svg:height="1.376cm" svg:x="14.931cm" svg:y="13.097cm">
          <text:list text:style-name="L7">
            <text:list-header>
              <text:p text:style-name="P14"><text:span text:style-name="T14">67</text:span></text:p>
            </text:list-header>
          </text:list>
          <draw:enhanced-geometry svg:viewBox="0 0 21600 21600" draw:type="mso-spt202" draw:enhanced-path="M 0 0 L 21600 0 21600 21600 0 21600 0 0 Z N"/>
        </draw:custom-shape>
        <draw:custom-shape draw:style-name="gr933" draw:text-style-name="P15" draw:layer="layout" svg:width="1.631cm" svg:height="1.376cm" svg:x="5.142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934"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935"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936"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937" draw:text-style-name="P17" draw:layer="layout" svg:width="1.631cm" svg:height="1.376cm" svg:x="4.86cm" svg:y="6.681cm">
          <text:list text:style-name="L3">
            <text:list-header>
              <text:p text:style-name="P16"><text:span text:style-name="T11">5</text:span></text:p>
            </text:list-header>
          </text:list>
          <draw:enhanced-geometry svg:viewBox="0 0 21600 21600" draw:type="mso-spt202" draw:enhanced-path="M 0 0 L 21600 0 21600 21600 0 21600 0 0 Z N"/>
        </draw:custom-shape>
        <draw:custom-shape draw:style-name="gr938" draw:text-style-name="P17" draw:layer="layout" svg:width="1.631cm" svg:height="1.375cm" svg:x="4.86cm" svg:y="8.057cm">
          <text:list text:style-name="L3">
            <text:list-header>
              <text:p text:style-name="P16"><text:span text:style-name="T11">3</text:span></text:p>
            </text:list-header>
          </text:list>
          <draw:enhanced-geometry svg:viewBox="0 0 21600 21600" draw:type="mso-spt202" draw:enhanced-path="M 0 0 L 21600 0 21600 21600 0 21600 0 0 Z N"/>
        </draw:custom-shape>
        <draw:custom-shape draw:style-name="gr939"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940"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941" draw:text-style-name="P5" draw:layer="layout" svg:x1="9.234cm" svg:y1="12.774cm" svg:x2="9.234cm" svg:y2="11.535cm">
            <text:p/>
          </draw:line>
          <draw:line draw:style-name="gr942" draw:text-style-name="P5" draw:layer="layout" svg:x1="10.874cm" svg:y1="12.774cm" svg:x2="10.874cm" svg:y2="11.535cm">
            <text:p/>
          </draw:line>
          <draw:line draw:style-name="gr84" draw:text-style-name="P5" draw:layer="layout" svg:x1="9.234cm" svg:y1="11.535cm" svg:x2="10.874cm" svg:y2="11.535cm">
            <text:p/>
          </draw:line>
        </draw:g>
        <draw:custom-shape draw:style-name="gr943"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944"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draw:custom-shape draw:style-name="gr945" draw:text-style-name="P6" draw:layer="layout" svg:width="4.075cm" svg:height="1.277cm" svg:x="7.999cm" svg:y="10.16cm">
          <text:list text:style-name="L1">
            <text:list-header>
              <text:p text:style-name="P1"><text:span text:style-name="T4">No Swap</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64" presentation:class="page"/>
          <draw:frame presentation:style-name="pr5" draw:text-style-name="P8" draw:layer="layout" svg:width="14.094cm" svg:height="11.707cm" svg:x="2.562cm" svg:y="12.373cm" presentation:class="notes" presentation:placeholder="true">
            <draw:text-box/>
          </draw:frame>
        </presentation:notes>
      </draw:page>
      <draw:page draw:name="page65"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Third “Bubble Up”</text:p>
              </text:list-header>
            </text:list>
          </draw:text-box>
        </draw:frame>
        <draw:custom-shape draw:style-name="gr946" draw:text-style-name="P15" draw:layer="layout" svg:width="1.631cm" svg:height="1.376cm" svg:x="13.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947" draw:text-style-name="P15" draw:layer="layout" svg:width="1.632cm" svg:height="1.376cm" svg:x="8.405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948" draw:text-style-name="P15" draw:layer="layout" svg:width="1.632cm" svg:height="1.376cm" svg:x="6.773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949" draw:text-style-name="P15" draw:layer="layout" svg:width="1.631cm" svg:height="1.376cm" svg:x="10.037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950" draw:text-style-name="P17" draw:layer="layout" svg:width="1.632cm" svg:height="1.376cm" svg:x="11.668cm" svg:y="13.097cm">
          <text:list text:style-name="L3">
            <text:list-header>
              <text:p text:style-name="P16"><text:span text:style-name="T11">33</text:span></text:p>
            </text:list-header>
          </text:list>
          <draw:enhanced-geometry svg:viewBox="0 0 21600 21600" draw:type="mso-spt202" draw:enhanced-path="M 0 0 L 21600 0 21600 21600 0 21600 0 0 Z N"/>
        </draw:custom-shape>
        <draw:custom-shape draw:style-name="gr951" draw:text-style-name="P15" draw:layer="layout" svg:width="1.632cm" svg:height="1.376cm" svg:x="14.931cm" svg:y="13.097cm">
          <text:list text:style-name="L7">
            <text:list-header>
              <text:p text:style-name="P14"><text:span text:style-name="T14">67</text:span></text:p>
            </text:list-header>
          </text:list>
          <draw:enhanced-geometry svg:viewBox="0 0 21600 21600" draw:type="mso-spt202" draw:enhanced-path="M 0 0 L 21600 0 21600 21600 0 21600 0 0 Z N"/>
        </draw:custom-shape>
        <draw:custom-shape draw:style-name="gr952" draw:text-style-name="P15" draw:layer="layout" svg:width="1.631cm" svg:height="1.376cm" svg:x="5.142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953"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954"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955"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956" draw:text-style-name="P17" draw:layer="layout" svg:width="1.631cm" svg:height="1.376cm" svg:x="4.86cm" svg:y="6.681cm">
          <text:list text:style-name="L3">
            <text:list-header>
              <text:p text:style-name="P16"><text:span text:style-name="T11">5</text:span></text:p>
            </text:list-header>
          </text:list>
          <draw:enhanced-geometry svg:viewBox="0 0 21600 21600" draw:type="mso-spt202" draw:enhanced-path="M 0 0 L 21600 0 21600 21600 0 21600 0 0 Z N"/>
        </draw:custom-shape>
        <draw:custom-shape draw:style-name="gr957" draw:text-style-name="P17" draw:layer="layout" svg:width="1.631cm" svg:height="1.375cm" svg:x="4.86cm" svg:y="8.057cm">
          <text:list text:style-name="L5">
            <text:list-header>
              <text:p text:style-name="P16"><text:span text:style-name="T13">4</text:span></text:p>
            </text:list-header>
          </text:list>
          <draw:enhanced-geometry svg:viewBox="0 0 21600 21600" draw:type="mso-spt202" draw:enhanced-path="M 0 0 L 21600 0 21600 21600 0 21600 0 0 Z N"/>
        </draw:custom-shape>
        <draw:custom-shape draw:style-name="gr958"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959"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960" draw:text-style-name="P5" draw:layer="layout" svg:x1="10.874cm" svg:y1="12.774cm" svg:x2="10.874cm" svg:y2="11.535cm">
            <text:p/>
          </draw:line>
          <draw:line draw:style-name="gr961" draw:text-style-name="P5" draw:layer="layout" svg:x1="12.515cm" svg:y1="12.774cm" svg:x2="12.515cm" svg:y2="11.535cm">
            <text:p/>
          </draw:line>
          <draw:line draw:style-name="gr84" draw:text-style-name="P5" draw:layer="layout" svg:x1="10.874cm" svg:y1="11.535cm" svg:x2="12.515cm" svg:y2="11.535cm">
            <text:p/>
          </draw:line>
        </draw:g>
        <draw:custom-shape draw:style-name="gr962"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963"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65" presentation:class="page"/>
          <draw:frame presentation:style-name="pr5" draw:text-style-name="P8" draw:layer="layout" svg:width="14.094cm" svg:height="11.707cm" svg:x="2.562cm" svg:y="12.373cm" presentation:class="notes" presentation:placeholder="true">
            <draw:text-box/>
          </draw:frame>
        </presentation:notes>
      </draw:page>
      <draw:page draw:name="page66"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Third “Bubble Up”</text:p>
              </text:list-header>
            </text:list>
          </draw:text-box>
        </draw:frame>
        <draw:custom-shape draw:style-name="gr964" draw:text-style-name="P15" draw:layer="layout" svg:width="1.631cm" svg:height="1.376cm" svg:x="13.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965" draw:text-style-name="P15" draw:layer="layout" svg:width="1.632cm" svg:height="1.376cm" svg:x="8.405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966" draw:text-style-name="P15" draw:layer="layout" svg:width="1.632cm" svg:height="1.376cm" svg:x="6.773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967" draw:text-style-name="P15" draw:layer="layout" svg:width="1.631cm" svg:height="1.376cm" svg:x="10.037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968" draw:text-style-name="P17" draw:layer="layout" svg:width="1.632cm" svg:height="1.376cm" svg:x="11.668cm" svg:y="13.097cm">
          <text:list text:style-name="L3">
            <text:list-header>
              <text:p text:style-name="P16"><text:span text:style-name="T11">33</text:span></text:p>
            </text:list-header>
          </text:list>
          <draw:enhanced-geometry svg:viewBox="0 0 21600 21600" draw:type="mso-spt202" draw:enhanced-path="M 0 0 L 21600 0 21600 21600 0 21600 0 0 Z N"/>
        </draw:custom-shape>
        <draw:custom-shape draw:style-name="gr969" draw:text-style-name="P15" draw:layer="layout" svg:width="1.632cm" svg:height="1.376cm" svg:x="14.931cm" svg:y="13.097cm">
          <text:list text:style-name="L7">
            <text:list-header>
              <text:p text:style-name="P14"><text:span text:style-name="T14">67</text:span></text:p>
            </text:list-header>
          </text:list>
          <draw:enhanced-geometry svg:viewBox="0 0 21600 21600" draw:type="mso-spt202" draw:enhanced-path="M 0 0 L 21600 0 21600 21600 0 21600 0 0 Z N"/>
        </draw:custom-shape>
        <draw:custom-shape draw:style-name="gr970" draw:text-style-name="P15" draw:layer="layout" svg:width="1.631cm" svg:height="1.376cm" svg:x="5.142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971"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972"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973"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974" draw:text-style-name="P17" draw:layer="layout" svg:width="1.631cm" svg:height="1.376cm" svg:x="4.86cm" svg:y="6.681cm">
          <text:list text:style-name="L3">
            <text:list-header>
              <text:p text:style-name="P16"><text:span text:style-name="T11">5</text:span></text:p>
            </text:list-header>
          </text:list>
          <draw:enhanced-geometry svg:viewBox="0 0 21600 21600" draw:type="mso-spt202" draw:enhanced-path="M 0 0 L 21600 0 21600 21600 0 21600 0 0 Z N"/>
        </draw:custom-shape>
        <draw:custom-shape draw:style-name="gr975" draw:text-style-name="P17" draw:layer="layout" svg:width="1.631cm" svg:height="1.375cm" svg:x="4.86cm" svg:y="8.057cm">
          <text:list text:style-name="L3">
            <text:list-header>
              <text:p text:style-name="P16"><text:span text:style-name="T11">4</text:span></text:p>
            </text:list-header>
          </text:list>
          <draw:enhanced-geometry svg:viewBox="0 0 21600 21600" draw:type="mso-spt202" draw:enhanced-path="M 0 0 L 21600 0 21600 21600 0 21600 0 0 Z N"/>
        </draw:custom-shape>
        <draw:custom-shape draw:style-name="gr976"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977"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978" draw:text-style-name="P5" draw:layer="layout" svg:x1="10.874cm" svg:y1="12.774cm" svg:x2="10.874cm" svg:y2="11.535cm">
            <text:p/>
          </draw:line>
          <draw:line draw:style-name="gr979" draw:text-style-name="P5" draw:layer="layout" svg:x1="12.515cm" svg:y1="12.774cm" svg:x2="12.515cm" svg:y2="11.535cm">
            <text:p/>
          </draw:line>
          <draw:line draw:style-name="gr84" draw:text-style-name="P5" draw:layer="layout" svg:x1="10.874cm" svg:y1="11.535cm" svg:x2="12.515cm" svg:y2="11.535cm">
            <text:p/>
          </draw:line>
        </draw:g>
        <draw:custom-shape draw:style-name="gr980"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981"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draw:custom-shape draw:style-name="gr982" draw:text-style-name="P6" draw:layer="layout" svg:width="2.712cm" svg:height="1.277cm" svg:x="10.31cm" svg:y="10.16cm">
          <text:list text:style-name="L5">
            <text:list-header>
              <text:p text:style-name="P1"><text:span text:style-name="T5">Swap</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66" presentation:class="page"/>
          <draw:frame presentation:style-name="pr5" draw:text-style-name="P8" draw:layer="layout" svg:width="14.094cm" svg:height="11.707cm" svg:x="2.562cm" svg:y="12.373cm" presentation:class="notes" presentation:placeholder="true">
            <draw:text-box/>
          </draw:frame>
        </presentation:notes>
      </draw:page>
      <draw:page draw:name="page67"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Third “Bubble Up”</text:p>
              </text:list-header>
            </text:list>
          </draw:text-box>
        </draw:frame>
        <draw:custom-shape draw:style-name="gr983" draw:text-style-name="P15" draw:layer="layout" svg:width="1.631cm" svg:height="1.376cm" svg:x="13.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984" draw:text-style-name="P15" draw:layer="layout" svg:width="1.632cm" svg:height="1.376cm" svg:x="8.405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985" draw:text-style-name="P15" draw:layer="layout" svg:width="1.632cm" svg:height="1.376cm" svg:x="6.773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986" draw:text-style-name="P15" draw:layer="layout" svg:width="1.631cm" svg:height="1.376cm" svg:x="10.037cm" svg:y="13.097cm">
          <text:list text:style-name="L5">
            <text:list-header>
              <text:p text:style-name="P14"><text:span text:style-name="T13">33</text:span></text:p>
            </text:list-header>
          </text:list>
          <draw:enhanced-geometry svg:viewBox="0 0 21600 21600" draw:type="mso-spt202" draw:enhanced-path="M 0 0 L 21600 0 21600 21600 0 21600 0 0 Z N"/>
        </draw:custom-shape>
        <draw:custom-shape draw:style-name="gr987" draw:text-style-name="P17" draw:layer="layout" svg:width="1.632cm" svg:height="1.376cm" svg:x="11.668cm" svg:y="13.097cm">
          <text:list text:style-name="L5">
            <text:list-header>
              <text:p text:style-name="P16"><text:span text:style-name="T13">45</text:span></text:p>
            </text:list-header>
          </text:list>
          <draw:enhanced-geometry svg:viewBox="0 0 21600 21600" draw:type="mso-spt202" draw:enhanced-path="M 0 0 L 21600 0 21600 21600 0 21600 0 0 Z N"/>
        </draw:custom-shape>
        <draw:custom-shape draw:style-name="gr988" draw:text-style-name="P15" draw:layer="layout" svg:width="1.632cm" svg:height="1.376cm" svg:x="14.931cm" svg:y="13.097cm">
          <text:list text:style-name="L7">
            <text:list-header>
              <text:p text:style-name="P14"><text:span text:style-name="T14">67</text:span></text:p>
            </text:list-header>
          </text:list>
          <draw:enhanced-geometry svg:viewBox="0 0 21600 21600" draw:type="mso-spt202" draw:enhanced-path="M 0 0 L 21600 0 21600 21600 0 21600 0 0 Z N"/>
        </draw:custom-shape>
        <draw:custom-shape draw:style-name="gr989" draw:text-style-name="P15" draw:layer="layout" svg:width="1.631cm" svg:height="1.376cm" svg:x="5.142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990"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991"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992"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993" draw:text-style-name="P17" draw:layer="layout" svg:width="1.631cm" svg:height="1.376cm" svg:x="4.86cm" svg:y="6.681cm">
          <text:list text:style-name="L3">
            <text:list-header>
              <text:p text:style-name="P16"><text:span text:style-name="T11">5</text:span></text:p>
            </text:list-header>
          </text:list>
          <draw:enhanced-geometry svg:viewBox="0 0 21600 21600" draw:type="mso-spt202" draw:enhanced-path="M 0 0 L 21600 0 21600 21600 0 21600 0 0 Z N"/>
        </draw:custom-shape>
        <draw:custom-shape draw:style-name="gr994" draw:text-style-name="P17" draw:layer="layout" svg:width="1.631cm" svg:height="1.375cm" svg:x="4.86cm" svg:y="8.057cm">
          <text:list text:style-name="L3">
            <text:list-header>
              <text:p text:style-name="P16"><text:span text:style-name="T11">4</text:span></text:p>
            </text:list-header>
          </text:list>
          <draw:enhanced-geometry svg:viewBox="0 0 21600 21600" draw:type="mso-spt202" draw:enhanced-path="M 0 0 L 21600 0 21600 21600 0 21600 0 0 Z N"/>
        </draw:custom-shape>
        <draw:custom-shape draw:style-name="gr995"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996"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997" draw:text-style-name="P5" draw:layer="layout" svg:x1="10.874cm" svg:y1="12.774cm" svg:x2="10.874cm" svg:y2="11.535cm">
            <text:p/>
          </draw:line>
          <draw:line draw:style-name="gr998" draw:text-style-name="P5" draw:layer="layout" svg:x1="12.515cm" svg:y1="12.774cm" svg:x2="12.515cm" svg:y2="11.535cm">
            <text:p/>
          </draw:line>
          <draw:line draw:style-name="gr84" draw:text-style-name="P5" draw:layer="layout" svg:x1="10.874cm" svg:y1="11.535cm" svg:x2="12.515cm" svg:y2="11.535cm">
            <text:p/>
          </draw:line>
        </draw:g>
        <draw:custom-shape draw:style-name="gr999"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1000" draw:text-style-name="P17" draw:layer="layout" svg:width="2.955cm" svg:height="1.376cm" svg:x="14.865cm" svg:y="5.305cm">
          <text:list text:style-name="L5">
            <text:list-header>
              <text:p text:style-name="P16"><text:span text:style-name="T13">true</text:span></text:p>
            </text:list-header>
          </text:list>
          <draw:enhanced-geometry svg:viewBox="0 0 21600 21600" draw:type="mso-spt202" draw:enhanced-path="M 0 0 L 21600 0 21600 21600 0 21600 0 0 Z N"/>
        </draw:custom-shape>
        <draw:custom-shape draw:style-name="gr1001" draw:text-style-name="P6" draw:layer="layout" svg:width="2.712cm" svg:height="1.277cm" svg:x="10.31cm" svg:y="10.16cm">
          <text:list text:style-name="L5">
            <text:list-header>
              <text:p text:style-name="P1"><text:span text:style-name="T5">Swap</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67" presentation:class="page"/>
          <draw:frame presentation:style-name="pr5" draw:text-style-name="P8" draw:layer="layout" svg:width="14.094cm" svg:height="11.707cm" svg:x="2.562cm" svg:y="12.373cm" presentation:class="notes" presentation:placeholder="true">
            <draw:text-box/>
          </draw:frame>
        </presentation:notes>
      </draw:page>
      <draw:page draw:name="page68"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Third “Bubble Up”</text:p>
              </text:list-header>
            </text:list>
          </draw:text-box>
        </draw:frame>
        <draw:custom-shape draw:style-name="gr1002" draw:text-style-name="P15" draw:layer="layout" svg:width="1.631cm" svg:height="1.376cm" svg:x="13.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1003" draw:text-style-name="P15" draw:layer="layout" svg:width="1.632cm" svg:height="1.376cm" svg:x="8.405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1004" draw:text-style-name="P15" draw:layer="layout" svg:width="1.632cm" svg:height="1.376cm" svg:x="6.773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1005" draw:text-style-name="P15" draw:layer="layout" svg:width="1.631cm" svg:height="1.376cm" svg:x="10.037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1006" draw:text-style-name="P17" draw:layer="layout" svg:width="1.632cm" svg:height="1.376cm" svg:x="11.668cm" svg:y="13.097cm">
          <text:list text:style-name="L3">
            <text:list-header>
              <text:p text:style-name="P16"><text:span text:style-name="T11">45</text:span></text:p>
            </text:list-header>
          </text:list>
          <draw:enhanced-geometry svg:viewBox="0 0 21600 21600" draw:type="mso-spt202" draw:enhanced-path="M 0 0 L 21600 0 21600 21600 0 21600 0 0 Z N"/>
        </draw:custom-shape>
        <draw:custom-shape draw:style-name="gr1007" draw:text-style-name="P15" draw:layer="layout" svg:width="1.632cm" svg:height="1.376cm" svg:x="14.931cm" svg:y="13.097cm">
          <text:list text:style-name="L7">
            <text:list-header>
              <text:p text:style-name="P14"><text:span text:style-name="T14">67</text:span></text:p>
            </text:list-header>
          </text:list>
          <draw:enhanced-geometry svg:viewBox="0 0 21600 21600" draw:type="mso-spt202" draw:enhanced-path="M 0 0 L 21600 0 21600 21600 0 21600 0 0 Z N"/>
        </draw:custom-shape>
        <draw:custom-shape draw:style-name="gr1008" draw:text-style-name="P15" draw:layer="layout" svg:width="1.631cm" svg:height="1.376cm" svg:x="5.142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1009"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1010"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1011"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1012" draw:text-style-name="P17" draw:layer="layout" svg:width="1.631cm" svg:height="1.376cm" svg:x="4.86cm" svg:y="6.681cm">
          <text:list text:style-name="L3">
            <text:list-header>
              <text:p text:style-name="P16"><text:span text:style-name="T11">5</text:span></text:p>
            </text:list-header>
          </text:list>
          <draw:enhanced-geometry svg:viewBox="0 0 21600 21600" draw:type="mso-spt202" draw:enhanced-path="M 0 0 L 21600 0 21600 21600 0 21600 0 0 Z N"/>
        </draw:custom-shape>
        <draw:custom-shape draw:style-name="gr1013" draw:text-style-name="P17" draw:layer="layout" svg:width="1.631cm" svg:height="1.375cm" svg:x="4.86cm" svg:y="8.057cm">
          <text:list text:style-name="L5">
            <text:list-header>
              <text:p text:style-name="P16"><text:span text:style-name="T13">5</text:span></text:p>
            </text:list-header>
          </text:list>
          <draw:enhanced-geometry svg:viewBox="0 0 21600 21600" draw:type="mso-spt202" draw:enhanced-path="M 0 0 L 21600 0 21600 21600 0 21600 0 0 Z N"/>
        </draw:custom-shape>
        <draw:custom-shape draw:style-name="gr1014"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1015"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1016" draw:text-style-name="P5" draw:layer="layout" svg:x1="12.515cm" svg:y1="12.774cm" svg:x2="12.515cm" svg:y2="11.535cm">
            <text:p/>
          </draw:line>
          <draw:line draw:style-name="gr1017" draw:text-style-name="P5" draw:layer="layout" svg:x1="14.155cm" svg:y1="12.774cm" svg:x2="14.155cm" svg:y2="11.535cm">
            <text:p/>
          </draw:line>
          <draw:line draw:style-name="gr84" draw:text-style-name="P5" draw:layer="layout" svg:x1="12.515cm" svg:y1="11.535cm" svg:x2="14.155cm" svg:y2="11.535cm">
            <text:p/>
          </draw:line>
        </draw:g>
        <draw:custom-shape draw:style-name="gr1018"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1019"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68" presentation:class="page"/>
          <draw:frame presentation:style-name="pr5" draw:text-style-name="P8" draw:layer="layout" svg:width="14.094cm" svg:height="11.707cm" svg:x="2.562cm" svg:y="12.373cm" presentation:class="notes" presentation:placeholder="true">
            <draw:text-box/>
          </draw:frame>
        </presentation:notes>
      </draw:page>
      <draw:page draw:name="page69"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Third “Bubble Up”</text:p>
              </text:list-header>
            </text:list>
          </draw:text-box>
        </draw:frame>
        <draw:custom-shape draw:style-name="gr1020" draw:text-style-name="P15" draw:layer="layout" svg:width="1.631cm" svg:height="1.376cm" svg:x="13.3cm" svg:y="13.097cm">
          <text:list text:style-name="L3">
            <text:list-header>
              <text:p text:style-name="P14"><text:span text:style-name="T11">42</text:span></text:p>
            </text:list-header>
          </text:list>
          <draw:enhanced-geometry svg:viewBox="0 0 21600 21600" draw:type="mso-spt202" draw:enhanced-path="M 0 0 L 21600 0 21600 21600 0 21600 0 0 Z N"/>
        </draw:custom-shape>
        <draw:custom-shape draw:style-name="gr1021" draw:text-style-name="P15" draw:layer="layout" svg:width="1.632cm" svg:height="1.376cm" svg:x="8.405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1022" draw:text-style-name="P15" draw:layer="layout" svg:width="1.632cm" svg:height="1.376cm" svg:x="6.773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1023" draw:text-style-name="P15" draw:layer="layout" svg:width="1.631cm" svg:height="1.376cm" svg:x="10.037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1024" draw:text-style-name="P17" draw:layer="layout" svg:width="1.632cm" svg:height="1.376cm" svg:x="11.668cm" svg:y="13.097cm">
          <text:list text:style-name="L3">
            <text:list-header>
              <text:p text:style-name="P16"><text:span text:style-name="T11">45</text:span></text:p>
            </text:list-header>
          </text:list>
          <draw:enhanced-geometry svg:viewBox="0 0 21600 21600" draw:type="mso-spt202" draw:enhanced-path="M 0 0 L 21600 0 21600 21600 0 21600 0 0 Z N"/>
        </draw:custom-shape>
        <draw:custom-shape draw:style-name="gr1025" draw:text-style-name="P15" draw:layer="layout" svg:width="1.632cm" svg:height="1.376cm" svg:x="14.931cm" svg:y="13.097cm">
          <text:list text:style-name="L7">
            <text:list-header>
              <text:p text:style-name="P14"><text:span text:style-name="T14">67</text:span></text:p>
            </text:list-header>
          </text:list>
          <draw:enhanced-geometry svg:viewBox="0 0 21600 21600" draw:type="mso-spt202" draw:enhanced-path="M 0 0 L 21600 0 21600 21600 0 21600 0 0 Z N"/>
        </draw:custom-shape>
        <draw:custom-shape draw:style-name="gr1026" draw:text-style-name="P15" draw:layer="layout" svg:width="1.631cm" svg:height="1.376cm" svg:x="5.142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1027"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1028"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1029"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1030" draw:text-style-name="P17" draw:layer="layout" svg:width="1.631cm" svg:height="1.376cm" svg:x="4.86cm" svg:y="6.681cm">
          <text:list text:style-name="L3">
            <text:list-header>
              <text:p text:style-name="P16"><text:span text:style-name="T11">5</text:span></text:p>
            </text:list-header>
          </text:list>
          <draw:enhanced-geometry svg:viewBox="0 0 21600 21600" draw:type="mso-spt202" draw:enhanced-path="M 0 0 L 21600 0 21600 21600 0 21600 0 0 Z N"/>
        </draw:custom-shape>
        <draw:custom-shape draw:style-name="gr1031" draw:text-style-name="P17" draw:layer="layout" svg:width="1.631cm" svg:height="1.375cm" svg:x="4.86cm" svg:y="8.057cm">
          <text:list text:style-name="L3">
            <text:list-header>
              <text:p text:style-name="P16"><text:span text:style-name="T11">5</text:span></text:p>
            </text:list-header>
          </text:list>
          <draw:enhanced-geometry svg:viewBox="0 0 21600 21600" draw:type="mso-spt202" draw:enhanced-path="M 0 0 L 21600 0 21600 21600 0 21600 0 0 Z N"/>
        </draw:custom-shape>
        <draw:custom-shape draw:style-name="gr1032"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1033"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1034" draw:text-style-name="P5" draw:layer="layout" svg:x1="12.515cm" svg:y1="12.774cm" svg:x2="12.515cm" svg:y2="11.535cm">
            <text:p/>
          </draw:line>
          <draw:line draw:style-name="gr1035" draw:text-style-name="P5" draw:layer="layout" svg:x1="14.155cm" svg:y1="12.774cm" svg:x2="14.155cm" svg:y2="11.535cm">
            <text:p/>
          </draw:line>
          <draw:line draw:style-name="gr84" draw:text-style-name="P5" draw:layer="layout" svg:x1="12.515cm" svg:y1="11.535cm" svg:x2="14.155cm" svg:y2="11.535cm">
            <text:p/>
          </draw:line>
        </draw:g>
        <draw:custom-shape draw:style-name="gr1036"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1037"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draw:custom-shape draw:style-name="gr1038" draw:text-style-name="P6" draw:layer="layout" svg:width="2.712cm" svg:height="1.277cm" svg:x="11.941cm" svg:y="10.16cm">
          <text:list text:style-name="L5">
            <text:list-header>
              <text:p text:style-name="P1"><text:span text:style-name="T5">Swap</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69" presentation:class="page"/>
          <draw:frame presentation:style-name="pr5" draw:text-style-name="P8" draw:layer="layout" svg:width="14.094cm" svg:height="11.707cm" svg:x="2.562cm" svg:y="12.373cm" presentation:class="notes" presentation:placeholder="true">
            <draw:text-box/>
          </draw:frame>
        </presentation:notes>
      </draw:page>
      <draw:page draw:name="page70"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Third “Bubble Up”</text:p>
              </text:list-header>
            </text:list>
          </draw:text-box>
        </draw:frame>
        <draw:custom-shape draw:style-name="gr1039" draw:text-style-name="P15" draw:layer="layout" svg:width="1.631cm" svg:height="1.376cm" svg:x="13.3cm" svg:y="13.097cm">
          <text:list text:style-name="L5">
            <text:list-header>
              <text:p text:style-name="P14"><text:span text:style-name="T13">45</text:span></text:p>
            </text:list-header>
          </text:list>
          <draw:enhanced-geometry svg:viewBox="0 0 21600 21600" draw:type="mso-spt202" draw:enhanced-path="M 0 0 L 21600 0 21600 21600 0 21600 0 0 Z N"/>
        </draw:custom-shape>
        <draw:custom-shape draw:style-name="gr1040" draw:text-style-name="P15" draw:layer="layout" svg:width="1.632cm" svg:height="1.376cm" svg:x="8.405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1041" draw:text-style-name="P15" draw:layer="layout" svg:width="1.632cm" svg:height="1.376cm" svg:x="6.773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1042" draw:text-style-name="P15" draw:layer="layout" svg:width="1.631cm" svg:height="1.376cm" svg:x="10.037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1043" draw:text-style-name="P17" draw:layer="layout" svg:width="1.632cm" svg:height="1.376cm" svg:x="11.668cm" svg:y="13.097cm">
          <text:list text:style-name="L5">
            <text:list-header>
              <text:p text:style-name="P16"><text:span text:style-name="T13">42</text:span></text:p>
            </text:list-header>
          </text:list>
          <draw:enhanced-geometry svg:viewBox="0 0 21600 21600" draw:type="mso-spt202" draw:enhanced-path="M 0 0 L 21600 0 21600 21600 0 21600 0 0 Z N"/>
        </draw:custom-shape>
        <draw:custom-shape draw:style-name="gr1044" draw:text-style-name="P15" draw:layer="layout" svg:width="1.632cm" svg:height="1.376cm" svg:x="14.931cm" svg:y="13.097cm">
          <text:list text:style-name="L7">
            <text:list-header>
              <text:p text:style-name="P14"><text:span text:style-name="T14">67</text:span></text:p>
            </text:list-header>
          </text:list>
          <draw:enhanced-geometry svg:viewBox="0 0 21600 21600" draw:type="mso-spt202" draw:enhanced-path="M 0 0 L 21600 0 21600 21600 0 21600 0 0 Z N"/>
        </draw:custom-shape>
        <draw:custom-shape draw:style-name="gr1045" draw:text-style-name="P15" draw:layer="layout" svg:width="1.631cm" svg:height="1.376cm" svg:x="5.142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1046"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1047"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1048"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1049" draw:text-style-name="P17" draw:layer="layout" svg:width="1.631cm" svg:height="1.376cm" svg:x="4.86cm" svg:y="6.681cm">
          <text:list text:style-name="L3">
            <text:list-header>
              <text:p text:style-name="P16"><text:span text:style-name="T11">5</text:span></text:p>
            </text:list-header>
          </text:list>
          <draw:enhanced-geometry svg:viewBox="0 0 21600 21600" draw:type="mso-spt202" draw:enhanced-path="M 0 0 L 21600 0 21600 21600 0 21600 0 0 Z N"/>
        </draw:custom-shape>
        <draw:custom-shape draw:style-name="gr1050" draw:text-style-name="P17" draw:layer="layout" svg:width="1.631cm" svg:height="1.375cm" svg:x="4.86cm" svg:y="8.057cm">
          <text:list text:style-name="L3">
            <text:list-header>
              <text:p text:style-name="P16"><text:span text:style-name="T11">5</text:span></text:p>
            </text:list-header>
          </text:list>
          <draw:enhanced-geometry svg:viewBox="0 0 21600 21600" draw:type="mso-spt202" draw:enhanced-path="M 0 0 L 21600 0 21600 21600 0 21600 0 0 Z N"/>
        </draw:custom-shape>
        <draw:custom-shape draw:style-name="gr1051"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1052"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1053" draw:text-style-name="P5" draw:layer="layout" svg:x1="12.515cm" svg:y1="12.774cm" svg:x2="12.515cm" svg:y2="11.535cm">
            <text:p/>
          </draw:line>
          <draw:line draw:style-name="gr1054" draw:text-style-name="P5" draw:layer="layout" svg:x1="14.155cm" svg:y1="12.774cm" svg:x2="14.155cm" svg:y2="11.535cm">
            <text:p/>
          </draw:line>
          <draw:line draw:style-name="gr84" draw:text-style-name="P5" draw:layer="layout" svg:x1="12.515cm" svg:y1="11.535cm" svg:x2="14.155cm" svg:y2="11.535cm">
            <text:p/>
          </draw:line>
        </draw:g>
        <draw:custom-shape draw:style-name="gr1055"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1056" draw:text-style-name="P17" draw:layer="layout" svg:width="2.955cm" svg:height="1.376cm" svg:x="14.865cm" svg:y="5.305cm">
          <text:list text:style-name="L5">
            <text:list-header>
              <text:p text:style-name="P16"><text:span text:style-name="T13">true</text:span></text:p>
            </text:list-header>
          </text:list>
          <draw:enhanced-geometry svg:viewBox="0 0 21600 21600" draw:type="mso-spt202" draw:enhanced-path="M 0 0 L 21600 0 21600 21600 0 21600 0 0 Z N"/>
        </draw:custom-shape>
        <draw:custom-shape draw:style-name="gr1057" draw:text-style-name="P6" draw:layer="layout" svg:width="2.712cm" svg:height="1.277cm" svg:x="11.941cm" svg:y="10.16cm">
          <text:list text:style-name="L5">
            <text:list-header>
              <text:p text:style-name="P1"><text:span text:style-name="T5">Swap</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70" presentation:class="page"/>
          <draw:frame presentation:style-name="pr5" draw:text-style-name="P8" draw:layer="layout" svg:width="14.094cm" svg:height="11.707cm" svg:x="2.562cm" svg:y="12.373cm" presentation:class="notes" presentation:placeholder="true">
            <draw:text-box/>
          </draw:frame>
        </presentation:notes>
      </draw:page>
      <draw:page draw:name="After Third Pass of Outer Loop"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After Third Pass of Outer Loop</text:p>
              </text:list-header>
            </text:list>
          </draw:text-box>
        </draw:frame>
        <draw:custom-shape draw:style-name="gr1058" draw:text-style-name="P15" draw:layer="layout" svg:width="1.631cm" svg:height="1.376cm" svg:x="13.3cm" svg:y="13.097cm">
          <text:list text:style-name="L3">
            <text:list-header>
              <text:p text:style-name="P14"><text:span text:style-name="T11">45</text:span></text:p>
            </text:list-header>
          </text:list>
          <draw:enhanced-geometry svg:viewBox="0 0 21600 21600" draw:type="mso-spt202" draw:enhanced-path="M 0 0 L 21600 0 21600 21600 0 21600 0 0 Z N"/>
        </draw:custom-shape>
        <draw:custom-shape draw:style-name="gr1059" draw:text-style-name="P15" draw:layer="layout" svg:width="1.632cm" svg:height="1.376cm" svg:x="8.405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1060" draw:text-style-name="P15" draw:layer="layout" svg:width="1.632cm" svg:height="1.376cm" svg:x="6.773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1061" draw:text-style-name="P15" draw:layer="layout" svg:width="1.631cm" svg:height="1.376cm" svg:x="10.037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1062" draw:text-style-name="P17" draw:layer="layout" svg:width="1.632cm" svg:height="1.376cm" svg:x="11.668cm" svg:y="13.097cm">
          <text:list text:style-name="L3">
            <text:list-header>
              <text:p text:style-name="P16"><text:span text:style-name="T11">42</text:span></text:p>
            </text:list-header>
          </text:list>
          <draw:enhanced-geometry svg:viewBox="0 0 21600 21600" draw:type="mso-spt202" draw:enhanced-path="M 0 0 L 21600 0 21600 21600 0 21600 0 0 Z N"/>
        </draw:custom-shape>
        <draw:custom-shape draw:style-name="gr1063" draw:text-style-name="P15" draw:layer="layout" svg:width="1.632cm" svg:height="1.376cm" svg:x="14.931cm" svg:y="13.097cm">
          <text:list text:style-name="L7">
            <text:list-header>
              <text:p text:style-name="P14"><text:span text:style-name="T14">67</text:span></text:p>
            </text:list-header>
          </text:list>
          <draw:enhanced-geometry svg:viewBox="0 0 21600 21600" draw:type="mso-spt202" draw:enhanced-path="M 0 0 L 21600 0 21600 21600 0 21600 0 0 Z N"/>
        </draw:custom-shape>
        <draw:custom-shape draw:style-name="gr1064" draw:text-style-name="P15" draw:layer="layout" svg:width="1.631cm" svg:height="1.376cm" svg:x="5.142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1065"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1066"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1067"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1068" draw:text-style-name="P17" draw:layer="layout" svg:width="1.631cm" svg:height="1.376cm" svg:x="4.86cm" svg:y="6.681cm">
          <text:list text:style-name="L5">
            <text:list-header>
              <text:p text:style-name="P16"><text:span text:style-name="T13">5</text:span></text:p>
            </text:list-header>
          </text:list>
          <draw:enhanced-geometry svg:viewBox="0 0 21600 21600" draw:type="mso-spt202" draw:enhanced-path="M 0 0 L 21600 0 21600 21600 0 21600 0 0 Z N"/>
        </draw:custom-shape>
        <draw:custom-shape draw:style-name="gr1069" draw:text-style-name="P17" draw:layer="layout" svg:width="1.631cm" svg:height="1.375cm" svg:x="4.86cm" svg:y="8.057cm">
          <text:list text:style-name="L5">
            <text:list-header>
              <text:p text:style-name="P16"><text:span text:style-name="T13">6</text:span></text:p>
            </text:list-header>
          </text:list>
          <draw:enhanced-geometry svg:viewBox="0 0 21600 21600" draw:type="mso-spt202" draw:enhanced-path="M 0 0 L 21600 0 21600 21600 0 21600 0 0 Z N"/>
        </draw:custom-shape>
        <draw:custom-shape draw:style-name="gr1070"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1071"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1072" draw:text-style-name="P5" draw:layer="layout" svg:x1="14.155cm" svg:y1="12.774cm" svg:x2="14.155cm" svg:y2="11.535cm">
            <text:p/>
          </draw:line>
          <draw:line draw:style-name="gr1073" draw:text-style-name="P5" draw:layer="layout" svg:x1="15.796cm" svg:y1="12.774cm" svg:x2="15.796cm" svg:y2="11.535cm">
            <text:p/>
          </draw:line>
          <draw:line draw:style-name="gr84" draw:text-style-name="P5" draw:layer="layout" svg:x1="14.155cm" svg:y1="11.535cm" svg:x2="15.796cm" svg:y2="11.535cm">
            <text:p/>
          </draw:line>
        </draw:g>
        <draw:custom-shape draw:style-name="gr1074"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1075"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draw:custom-shape draw:style-name="gr1076" draw:text-style-name="P6" draw:layer="layout" svg:width="11.416cm" svg:height="1.277cm" svg:x="8.688cm" svg:y="7.805cm">
          <text:list text:style-name="L5">
            <text:list-header>
              <text:p text:style-name="P1"><text:span text:style-name="T5">Finished third “Bubble Up”</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71" presentation:class="page"/>
          <draw:frame presentation:style-name="pr5" draw:text-style-name="P8" draw:layer="layout" svg:width="14.094cm" svg:height="11.707cm" svg:x="2.562cm" svg:y="12.373cm" presentation:class="notes" presentation:placeholder="true">
            <draw:text-box/>
          </draw:frame>
        </presentation:notes>
      </draw:page>
      <draw:page draw:name="The Fourth “Bubble Up”"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Fourth “Bubble Up”</text:p>
              </text:list-header>
            </text:list>
          </draw:text-box>
        </draw:frame>
        <draw:custom-shape draw:style-name="gr1077" draw:text-style-name="P15" draw:layer="layout" svg:width="1.631cm" svg:height="1.376cm" svg:x="13.3cm" svg:y="13.097cm">
          <text:list text:style-name="L7">
            <text:list-header>
              <text:p text:style-name="P14"><text:span text:style-name="T14">45</text:span></text:p>
            </text:list-header>
          </text:list>
          <draw:enhanced-geometry svg:viewBox="0 0 21600 21600" draw:type="mso-spt202" draw:enhanced-path="M 0 0 L 21600 0 21600 21600 0 21600 0 0 Z N"/>
        </draw:custom-shape>
        <draw:custom-shape draw:style-name="gr1078" draw:text-style-name="P15" draw:layer="layout" svg:width="1.632cm" svg:height="1.376cm" svg:x="8.405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1079" draw:text-style-name="P15" draw:layer="layout" svg:width="1.632cm" svg:height="1.376cm" svg:x="6.773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1080" draw:text-style-name="P15" draw:layer="layout" svg:width="1.631cm" svg:height="1.376cm" svg:x="10.037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1081" draw:text-style-name="P17" draw:layer="layout" svg:width="1.632cm" svg:height="1.376cm" svg:x="11.668cm" svg:y="13.097cm">
          <text:list text:style-name="L3">
            <text:list-header>
              <text:p text:style-name="P16"><text:span text:style-name="T11">42</text:span></text:p>
            </text:list-header>
          </text:list>
          <draw:enhanced-geometry svg:viewBox="0 0 21600 21600" draw:type="mso-spt202" draw:enhanced-path="M 0 0 L 21600 0 21600 21600 0 21600 0 0 Z N"/>
        </draw:custom-shape>
        <draw:custom-shape draw:style-name="gr1082" draw:text-style-name="P15" draw:layer="layout" svg:width="1.632cm" svg:height="1.376cm" svg:x="14.931cm" svg:y="13.097cm">
          <text:list text:style-name="L7">
            <text:list-header>
              <text:p text:style-name="P14"><text:span text:style-name="T14">67</text:span></text:p>
            </text:list-header>
          </text:list>
          <draw:enhanced-geometry svg:viewBox="0 0 21600 21600" draw:type="mso-spt202" draw:enhanced-path="M 0 0 L 21600 0 21600 21600 0 21600 0 0 Z N"/>
        </draw:custom-shape>
        <draw:custom-shape draw:style-name="gr1083" draw:text-style-name="P15" draw:layer="layout" svg:width="1.631cm" svg:height="1.376cm" svg:x="5.142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1084"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1085"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1086"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1087" draw:text-style-name="P17" draw:layer="layout" svg:width="1.631cm" svg:height="1.376cm" svg:x="4.86cm" svg:y="6.681cm">
          <text:list text:style-name="L5">
            <text:list-header>
              <text:p text:style-name="P16"><text:span text:style-name="T13">4</text:span></text:p>
            </text:list-header>
          </text:list>
          <draw:enhanced-geometry svg:viewBox="0 0 21600 21600" draw:type="mso-spt202" draw:enhanced-path="M 0 0 L 21600 0 21600 21600 0 21600 0 0 Z N"/>
        </draw:custom-shape>
        <draw:custom-shape draw:style-name="gr1088" draw:text-style-name="P17" draw:layer="layout" svg:width="1.631cm" svg:height="1.375cm" svg:x="4.86cm" svg:y="8.057cm">
          <text:list text:style-name="L5">
            <text:list-header>
              <text:p text:style-name="P16"><text:span text:style-name="T13">1</text:span></text:p>
            </text:list-header>
          </text:list>
          <draw:enhanced-geometry svg:viewBox="0 0 21600 21600" draw:type="mso-spt202" draw:enhanced-path="M 0 0 L 21600 0 21600 21600 0 21600 0 0 Z N"/>
        </draw:custom-shape>
        <draw:custom-shape draw:style-name="gr1089"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1090"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1091" draw:text-style-name="P5" draw:layer="layout" svg:x1="5.953cm" svg:y1="12.774cm" svg:x2="5.953cm" svg:y2="11.535cm">
            <text:p/>
          </draw:line>
          <draw:line draw:style-name="gr1092" draw:text-style-name="P5" draw:layer="layout" svg:x1="7.594cm" svg:y1="12.774cm" svg:x2="7.594cm" svg:y2="11.535cm">
            <text:p/>
          </draw:line>
          <draw:line draw:style-name="gr84" draw:text-style-name="P5" draw:layer="layout" svg:x1="5.953cm" svg:y1="11.535cm" svg:x2="7.594cm" svg:y2="11.535cm">
            <text:p/>
          </draw:line>
        </draw:g>
        <draw:custom-shape draw:style-name="gr1093"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1094" draw:text-style-name="P17" draw:layer="layout" svg:width="2.955cm" svg:height="1.376cm" svg:x="14.865cm" svg:y="5.305cm">
          <text:list text:style-name="L5">
            <text:list-header>
              <text:p text:style-name="P16"><text:span text:style-name="T13">fals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72" presentation:class="page"/>
          <draw:frame presentation:style-name="pr5" draw:text-style-name="P8" draw:layer="layout" svg:width="14.094cm" svg:height="11.707cm" svg:x="2.562cm" svg:y="12.373cm" presentation:class="notes" presentation:placeholder="true">
            <draw:text-box/>
          </draw:frame>
        </presentation:notes>
      </draw:page>
      <draw:page draw:name="page73"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Fourth “Bubble Up”</text:p>
              </text:list-header>
            </text:list>
          </draw:text-box>
        </draw:frame>
        <draw:custom-shape draw:style-name="gr1095" draw:text-style-name="P15" draw:layer="layout" svg:width="1.631cm" svg:height="1.376cm" svg:x="13.3cm" svg:y="13.097cm">
          <text:list text:style-name="L7">
            <text:list-header>
              <text:p text:style-name="P14"><text:span text:style-name="T14">45</text:span></text:p>
            </text:list-header>
          </text:list>
          <draw:enhanced-geometry svg:viewBox="0 0 21600 21600" draw:type="mso-spt202" draw:enhanced-path="M 0 0 L 21600 0 21600 21600 0 21600 0 0 Z N"/>
        </draw:custom-shape>
        <draw:custom-shape draw:style-name="gr1096" draw:text-style-name="P15" draw:layer="layout" svg:width="1.632cm" svg:height="1.376cm" svg:x="8.405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1097" draw:text-style-name="P15" draw:layer="layout" svg:width="1.632cm" svg:height="1.376cm" svg:x="6.773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1098" draw:text-style-name="P15" draw:layer="layout" svg:width="1.631cm" svg:height="1.376cm" svg:x="10.037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1099" draw:text-style-name="P17" draw:layer="layout" svg:width="1.632cm" svg:height="1.376cm" svg:x="11.668cm" svg:y="13.097cm">
          <text:list text:style-name="L3">
            <text:list-header>
              <text:p text:style-name="P16"><text:span text:style-name="T11">42</text:span></text:p>
            </text:list-header>
          </text:list>
          <draw:enhanced-geometry svg:viewBox="0 0 21600 21600" draw:type="mso-spt202" draw:enhanced-path="M 0 0 L 21600 0 21600 21600 0 21600 0 0 Z N"/>
        </draw:custom-shape>
        <draw:custom-shape draw:style-name="gr1100" draw:text-style-name="P15" draw:layer="layout" svg:width="1.632cm" svg:height="1.376cm" svg:x="14.931cm" svg:y="13.097cm">
          <text:list text:style-name="L7">
            <text:list-header>
              <text:p text:style-name="P14"><text:span text:style-name="T14">67</text:span></text:p>
            </text:list-header>
          </text:list>
          <draw:enhanced-geometry svg:viewBox="0 0 21600 21600" draw:type="mso-spt202" draw:enhanced-path="M 0 0 L 21600 0 21600 21600 0 21600 0 0 Z N"/>
        </draw:custom-shape>
        <draw:custom-shape draw:style-name="gr1101" draw:text-style-name="P15" draw:layer="layout" svg:width="1.631cm" svg:height="1.376cm" svg:x="5.142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1102"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1103"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1104"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1105" draw:text-style-name="P17" draw:layer="layout" svg:width="1.631cm" svg:height="1.376cm" svg:x="4.86cm" svg:y="6.681cm">
          <text:list text:style-name="L3">
            <text:list-header>
              <text:p text:style-name="P16"><text:span text:style-name="T11">4</text:span></text:p>
            </text:list-header>
          </text:list>
          <draw:enhanced-geometry svg:viewBox="0 0 21600 21600" draw:type="mso-spt202" draw:enhanced-path="M 0 0 L 21600 0 21600 21600 0 21600 0 0 Z N"/>
        </draw:custom-shape>
        <draw:custom-shape draw:style-name="gr1106" draw:text-style-name="P17" draw:layer="layout" svg:width="1.631cm" svg:height="1.375cm" svg:x="4.86cm" svg:y="8.057cm">
          <text:list text:style-name="L3">
            <text:list-header>
              <text:p text:style-name="P16"><text:span text:style-name="T11">1</text:span></text:p>
            </text:list-header>
          </text:list>
          <draw:enhanced-geometry svg:viewBox="0 0 21600 21600" draw:type="mso-spt202" draw:enhanced-path="M 0 0 L 21600 0 21600 21600 0 21600 0 0 Z N"/>
        </draw:custom-shape>
        <draw:custom-shape draw:style-name="gr1107"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1108"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1109" draw:text-style-name="P5" draw:layer="layout" svg:x1="5.953cm" svg:y1="12.774cm" svg:x2="5.953cm" svg:y2="11.535cm">
            <text:p/>
          </draw:line>
          <draw:line draw:style-name="gr1110" draw:text-style-name="P5" draw:layer="layout" svg:x1="7.594cm" svg:y1="12.774cm" svg:x2="7.594cm" svg:y2="11.535cm">
            <text:p/>
          </draw:line>
          <draw:line draw:style-name="gr84" draw:text-style-name="P5" draw:layer="layout" svg:x1="5.953cm" svg:y1="11.535cm" svg:x2="7.594cm" svg:y2="11.535cm">
            <text:p/>
          </draw:line>
        </draw:g>
        <draw:custom-shape draw:style-name="gr1111"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1112" draw:text-style-name="P17" draw:layer="layout" svg:width="2.955cm" svg:height="1.376cm" svg:x="14.865cm" svg:y="5.305cm">
          <text:list text:style-name="L3">
            <text:list-header>
              <text:p text:style-name="P16"><text:span text:style-name="T11">false</text:span></text:p>
            </text:list-header>
          </text:list>
          <draw:enhanced-geometry svg:viewBox="0 0 21600 21600" draw:type="mso-spt202" draw:enhanced-path="M 0 0 L 21600 0 21600 21600 0 21600 0 0 Z N"/>
        </draw:custom-shape>
        <draw:custom-shape draw:style-name="gr1113" draw:text-style-name="P6" draw:layer="layout" svg:width="2.712cm" svg:height="1.277cm" svg:x="5.415cm" svg:y="10.16cm">
          <text:list text:style-name="L5">
            <text:list-header>
              <text:p text:style-name="P1"><text:span text:style-name="T5">Swap</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73" presentation:class="page"/>
          <draw:frame presentation:style-name="pr5" draw:text-style-name="P8" draw:layer="layout" svg:width="14.094cm" svg:height="11.707cm" svg:x="2.562cm" svg:y="12.373cm" presentation:class="notes" presentation:placeholder="true">
            <draw:text-box/>
          </draw:frame>
        </presentation:notes>
      </draw:page>
      <draw:page draw:name="page74"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Fourth “Bubble Up”</text:p>
              </text:list-header>
            </text:list>
          </draw:text-box>
        </draw:frame>
        <draw:custom-shape draw:style-name="gr1114" draw:text-style-name="P15" draw:layer="layout" svg:width="1.631cm" svg:height="1.376cm" svg:x="13.3cm" svg:y="13.097cm">
          <text:list text:style-name="L7">
            <text:list-header>
              <text:p text:style-name="P14"><text:span text:style-name="T14">45</text:span></text:p>
            </text:list-header>
          </text:list>
          <draw:enhanced-geometry svg:viewBox="0 0 21600 21600" draw:type="mso-spt202" draw:enhanced-path="M 0 0 L 21600 0 21600 21600 0 21600 0 0 Z N"/>
        </draw:custom-shape>
        <draw:custom-shape draw:style-name="gr1115" draw:text-style-name="P15" draw:layer="layout" svg:width="1.632cm" svg:height="1.376cm" svg:x="8.405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1116" draw:text-style-name="P15" draw:layer="layout" svg:width="1.632cm" svg:height="1.376cm" svg:x="6.773cm" svg:y="13.097cm">
          <text:list text:style-name="L5">
            <text:list-header>
              <text:p text:style-name="P14"><text:span text:style-name="T13">14</text:span></text:p>
            </text:list-header>
          </text:list>
          <draw:enhanced-geometry svg:viewBox="0 0 21600 21600" draw:type="mso-spt202" draw:enhanced-path="M 0 0 L 21600 0 21600 21600 0 21600 0 0 Z N"/>
        </draw:custom-shape>
        <draw:custom-shape draw:style-name="gr1117" draw:text-style-name="P15" draw:layer="layout" svg:width="1.631cm" svg:height="1.376cm" svg:x="10.037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1118" draw:text-style-name="P17" draw:layer="layout" svg:width="1.632cm" svg:height="1.376cm" svg:x="11.668cm" svg:y="13.097cm">
          <text:list text:style-name="L3">
            <text:list-header>
              <text:p text:style-name="P16"><text:span text:style-name="T11">42</text:span></text:p>
            </text:list-header>
          </text:list>
          <draw:enhanced-geometry svg:viewBox="0 0 21600 21600" draw:type="mso-spt202" draw:enhanced-path="M 0 0 L 21600 0 21600 21600 0 21600 0 0 Z N"/>
        </draw:custom-shape>
        <draw:custom-shape draw:style-name="gr1119" draw:text-style-name="P15" draw:layer="layout" svg:width="1.632cm" svg:height="1.376cm" svg:x="14.931cm" svg:y="13.097cm">
          <text:list text:style-name="L7">
            <text:list-header>
              <text:p text:style-name="P14"><text:span text:style-name="T14">67</text:span></text:p>
            </text:list-header>
          </text:list>
          <draw:enhanced-geometry svg:viewBox="0 0 21600 21600" draw:type="mso-spt202" draw:enhanced-path="M 0 0 L 21600 0 21600 21600 0 21600 0 0 Z N"/>
        </draw:custom-shape>
        <draw:custom-shape draw:style-name="gr1120" draw:text-style-name="P15" draw:layer="layout" svg:width="1.631cm" svg:height="1.376cm" svg:x="5.142cm" svg:y="13.097cm">
          <text:list text:style-name="L5">
            <text:list-header>
              <text:p text:style-name="P14"><text:span text:style-name="T13">6</text:span></text:p>
            </text:list-header>
          </text:list>
          <draw:enhanced-geometry svg:viewBox="0 0 21600 21600" draw:type="mso-spt202" draw:enhanced-path="M 0 0 L 21600 0 21600 21600 0 21600 0 0 Z N"/>
        </draw:custom-shape>
        <draw:custom-shape draw:style-name="gr1121"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1122"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1123"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1124" draw:text-style-name="P17" draw:layer="layout" svg:width="1.631cm" svg:height="1.376cm" svg:x="4.86cm" svg:y="6.681cm">
          <text:list text:style-name="L3">
            <text:list-header>
              <text:p text:style-name="P16"><text:span text:style-name="T11">4</text:span></text:p>
            </text:list-header>
          </text:list>
          <draw:enhanced-geometry svg:viewBox="0 0 21600 21600" draw:type="mso-spt202" draw:enhanced-path="M 0 0 L 21600 0 21600 21600 0 21600 0 0 Z N"/>
        </draw:custom-shape>
        <draw:custom-shape draw:style-name="gr1125" draw:text-style-name="P17" draw:layer="layout" svg:width="1.631cm" svg:height="1.375cm" svg:x="4.86cm" svg:y="8.057cm">
          <text:list text:style-name="L3">
            <text:list-header>
              <text:p text:style-name="P16"><text:span text:style-name="T11">1</text:span></text:p>
            </text:list-header>
          </text:list>
          <draw:enhanced-geometry svg:viewBox="0 0 21600 21600" draw:type="mso-spt202" draw:enhanced-path="M 0 0 L 21600 0 21600 21600 0 21600 0 0 Z N"/>
        </draw:custom-shape>
        <draw:custom-shape draw:style-name="gr1126"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1127"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1128" draw:text-style-name="P5" draw:layer="layout" svg:x1="5.953cm" svg:y1="12.774cm" svg:x2="5.953cm" svg:y2="11.535cm">
            <text:p/>
          </draw:line>
          <draw:line draw:style-name="gr1129" draw:text-style-name="P5" draw:layer="layout" svg:x1="7.594cm" svg:y1="12.774cm" svg:x2="7.594cm" svg:y2="11.535cm">
            <text:p/>
          </draw:line>
          <draw:line draw:style-name="gr84" draw:text-style-name="P5" draw:layer="layout" svg:x1="5.953cm" svg:y1="11.535cm" svg:x2="7.594cm" svg:y2="11.535cm">
            <text:p/>
          </draw:line>
        </draw:g>
        <draw:custom-shape draw:style-name="gr1130"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1131" draw:text-style-name="P17" draw:layer="layout" svg:width="2.955cm" svg:height="1.376cm" svg:x="14.865cm" svg:y="5.305cm">
          <text:list text:style-name="L5">
            <text:list-header>
              <text:p text:style-name="P16"><text:span text:style-name="T13">true</text:span></text:p>
            </text:list-header>
          </text:list>
          <draw:enhanced-geometry svg:viewBox="0 0 21600 21600" draw:type="mso-spt202" draw:enhanced-path="M 0 0 L 21600 0 21600 21600 0 21600 0 0 Z N"/>
        </draw:custom-shape>
        <draw:custom-shape draw:style-name="gr1132" draw:text-style-name="P6" draw:layer="layout" svg:width="2.712cm" svg:height="1.277cm" svg:x="5.415cm" svg:y="10.16cm">
          <text:list text:style-name="L5">
            <text:list-header>
              <text:p text:style-name="P1"><text:span text:style-name="T5">Swap</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74" presentation:class="page"/>
          <draw:frame presentation:style-name="pr5" draw:text-style-name="P8" draw:layer="layout" svg:width="14.094cm" svg:height="11.707cm" svg:x="2.562cm" svg:y="12.373cm" presentation:class="notes" presentation:placeholder="true">
            <draw:text-box/>
          </draw:frame>
        </presentation:notes>
      </draw:page>
      <draw:page draw:name="page75"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Fourth “Bubble Up”</text:p>
              </text:list-header>
            </text:list>
          </draw:text-box>
        </draw:frame>
        <draw:custom-shape draw:style-name="gr1133" draw:text-style-name="P15" draw:layer="layout" svg:width="1.631cm" svg:height="1.376cm" svg:x="13.3cm" svg:y="13.097cm">
          <text:list text:style-name="L7">
            <text:list-header>
              <text:p text:style-name="P14"><text:span text:style-name="T14">45</text:span></text:p>
            </text:list-header>
          </text:list>
          <draw:enhanced-geometry svg:viewBox="0 0 21600 21600" draw:type="mso-spt202" draw:enhanced-path="M 0 0 L 21600 0 21600 21600 0 21600 0 0 Z N"/>
        </draw:custom-shape>
        <draw:custom-shape draw:style-name="gr1134" draw:text-style-name="P15" draw:layer="layout" svg:width="1.632cm" svg:height="1.376cm" svg:x="8.405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1135" draw:text-style-name="P15" draw:layer="layout" svg:width="1.632cm" svg:height="1.376cm" svg:x="6.773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1136" draw:text-style-name="P15" draw:layer="layout" svg:width="1.631cm" svg:height="1.376cm" svg:x="10.037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1137" draw:text-style-name="P17" draw:layer="layout" svg:width="1.632cm" svg:height="1.376cm" svg:x="11.668cm" svg:y="13.097cm">
          <text:list text:style-name="L3">
            <text:list-header>
              <text:p text:style-name="P16"><text:span text:style-name="T11">42</text:span></text:p>
            </text:list-header>
          </text:list>
          <draw:enhanced-geometry svg:viewBox="0 0 21600 21600" draw:type="mso-spt202" draw:enhanced-path="M 0 0 L 21600 0 21600 21600 0 21600 0 0 Z N"/>
        </draw:custom-shape>
        <draw:custom-shape draw:style-name="gr1138" draw:text-style-name="P15" draw:layer="layout" svg:width="1.632cm" svg:height="1.376cm" svg:x="14.931cm" svg:y="13.097cm">
          <text:list text:style-name="L7">
            <text:list-header>
              <text:p text:style-name="P14"><text:span text:style-name="T14">67</text:span></text:p>
            </text:list-header>
          </text:list>
          <draw:enhanced-geometry svg:viewBox="0 0 21600 21600" draw:type="mso-spt202" draw:enhanced-path="M 0 0 L 21600 0 21600 21600 0 21600 0 0 Z N"/>
        </draw:custom-shape>
        <draw:custom-shape draw:style-name="gr1139" draw:text-style-name="P15" draw:layer="layout" svg:width="1.631cm" svg:height="1.376cm" svg:x="5.142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1140"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1141"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1142"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1143" draw:text-style-name="P17" draw:layer="layout" svg:width="1.631cm" svg:height="1.376cm" svg:x="4.86cm" svg:y="6.681cm">
          <text:list text:style-name="L3">
            <text:list-header>
              <text:p text:style-name="P16"><text:span text:style-name="T11">4</text:span></text:p>
            </text:list-header>
          </text:list>
          <draw:enhanced-geometry svg:viewBox="0 0 21600 21600" draw:type="mso-spt202" draw:enhanced-path="M 0 0 L 21600 0 21600 21600 0 21600 0 0 Z N"/>
        </draw:custom-shape>
        <draw:custom-shape draw:style-name="gr1144" draw:text-style-name="P17" draw:layer="layout" svg:width="1.631cm" svg:height="1.375cm" svg:x="4.86cm" svg:y="8.057cm">
          <text:list text:style-name="L5">
            <text:list-header>
              <text:p text:style-name="P16"><text:span text:style-name="T13">2</text:span></text:p>
            </text:list-header>
          </text:list>
          <draw:enhanced-geometry svg:viewBox="0 0 21600 21600" draw:type="mso-spt202" draw:enhanced-path="M 0 0 L 21600 0 21600 21600 0 21600 0 0 Z N"/>
        </draw:custom-shape>
        <draw:custom-shape draw:style-name="gr1145"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1146"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1147" draw:text-style-name="P5" draw:layer="layout" svg:x1="7.594cm" svg:y1="12.774cm" svg:x2="7.594cm" svg:y2="11.535cm">
            <text:p/>
          </draw:line>
          <draw:line draw:style-name="gr1148" draw:text-style-name="P5" draw:layer="layout" svg:x1="9.234cm" svg:y1="12.774cm" svg:x2="9.234cm" svg:y2="11.535cm">
            <text:p/>
          </draw:line>
          <draw:line draw:style-name="gr84" draw:text-style-name="P5" draw:layer="layout" svg:x1="7.594cm" svg:y1="11.535cm" svg:x2="9.234cm" svg:y2="11.535cm">
            <text:p/>
          </draw:line>
        </draw:g>
        <draw:custom-shape draw:style-name="gr1149"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1150"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75" presentation:class="page"/>
          <draw:frame presentation:style-name="pr5" draw:text-style-name="P8" draw:layer="layout" svg:width="14.094cm" svg:height="11.707cm" svg:x="2.562cm" svg:y="12.373cm" presentation:class="notes" presentation:placeholder="true">
            <draw:text-box/>
          </draw:frame>
        </presentation:notes>
      </draw:page>
      <draw:page draw:name="page76"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Fourth “Bubble Up”</text:p>
              </text:list-header>
            </text:list>
          </draw:text-box>
        </draw:frame>
        <draw:custom-shape draw:style-name="gr1151" draw:text-style-name="P15" draw:layer="layout" svg:width="1.631cm" svg:height="1.376cm" svg:x="13.3cm" svg:y="13.097cm">
          <text:list text:style-name="L7">
            <text:list-header>
              <text:p text:style-name="P14"><text:span text:style-name="T14">45</text:span></text:p>
            </text:list-header>
          </text:list>
          <draw:enhanced-geometry svg:viewBox="0 0 21600 21600" draw:type="mso-spt202" draw:enhanced-path="M 0 0 L 21600 0 21600 21600 0 21600 0 0 Z N"/>
        </draw:custom-shape>
        <draw:custom-shape draw:style-name="gr1152" draw:text-style-name="P15" draw:layer="layout" svg:width="1.632cm" svg:height="1.376cm" svg:x="8.405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1153" draw:text-style-name="P15" draw:layer="layout" svg:width="1.632cm" svg:height="1.376cm" svg:x="6.773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1154" draw:text-style-name="P15" draw:layer="layout" svg:width="1.631cm" svg:height="1.376cm" svg:x="10.037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1155" draw:text-style-name="P17" draw:layer="layout" svg:width="1.632cm" svg:height="1.376cm" svg:x="11.668cm" svg:y="13.097cm">
          <text:list text:style-name="L3">
            <text:list-header>
              <text:p text:style-name="P16"><text:span text:style-name="T11">42</text:span></text:p>
            </text:list-header>
          </text:list>
          <draw:enhanced-geometry svg:viewBox="0 0 21600 21600" draw:type="mso-spt202" draw:enhanced-path="M 0 0 L 21600 0 21600 21600 0 21600 0 0 Z N"/>
        </draw:custom-shape>
        <draw:custom-shape draw:style-name="gr1156" draw:text-style-name="P15" draw:layer="layout" svg:width="1.632cm" svg:height="1.376cm" svg:x="14.931cm" svg:y="13.097cm">
          <text:list text:style-name="L7">
            <text:list-header>
              <text:p text:style-name="P14"><text:span text:style-name="T14">67</text:span></text:p>
            </text:list-header>
          </text:list>
          <draw:enhanced-geometry svg:viewBox="0 0 21600 21600" draw:type="mso-spt202" draw:enhanced-path="M 0 0 L 21600 0 21600 21600 0 21600 0 0 Z N"/>
        </draw:custom-shape>
        <draw:custom-shape draw:style-name="gr1157" draw:text-style-name="P15" draw:layer="layout" svg:width="1.631cm" svg:height="1.376cm" svg:x="5.142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1158"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1159"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1160"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1161" draw:text-style-name="P17" draw:layer="layout" svg:width="1.631cm" svg:height="1.376cm" svg:x="4.86cm" svg:y="6.681cm">
          <text:list text:style-name="L3">
            <text:list-header>
              <text:p text:style-name="P16"><text:span text:style-name="T11">4</text:span></text:p>
            </text:list-header>
          </text:list>
          <draw:enhanced-geometry svg:viewBox="0 0 21600 21600" draw:type="mso-spt202" draw:enhanced-path="M 0 0 L 21600 0 21600 21600 0 21600 0 0 Z N"/>
        </draw:custom-shape>
        <draw:custom-shape draw:style-name="gr1162" draw:text-style-name="P17" draw:layer="layout" svg:width="1.631cm" svg:height="1.375cm" svg:x="4.86cm" svg:y="8.057cm">
          <text:list text:style-name="L3">
            <text:list-header>
              <text:p text:style-name="P16"><text:span text:style-name="T11">2</text:span></text:p>
            </text:list-header>
          </text:list>
          <draw:enhanced-geometry svg:viewBox="0 0 21600 21600" draw:type="mso-spt202" draw:enhanced-path="M 0 0 L 21600 0 21600 21600 0 21600 0 0 Z N"/>
        </draw:custom-shape>
        <draw:custom-shape draw:style-name="gr1163"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1164"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1165" draw:text-style-name="P5" draw:layer="layout" svg:x1="7.594cm" svg:y1="12.774cm" svg:x2="7.594cm" svg:y2="11.535cm">
            <text:p/>
          </draw:line>
          <draw:line draw:style-name="gr1166" draw:text-style-name="P5" draw:layer="layout" svg:x1="9.234cm" svg:y1="12.774cm" svg:x2="9.234cm" svg:y2="11.535cm">
            <text:p/>
          </draw:line>
          <draw:line draw:style-name="gr84" draw:text-style-name="P5" draw:layer="layout" svg:x1="7.594cm" svg:y1="11.535cm" svg:x2="9.234cm" svg:y2="11.535cm">
            <text:p/>
          </draw:line>
        </draw:g>
        <draw:custom-shape draw:style-name="gr1167"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1168"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draw:custom-shape draw:style-name="gr1169" draw:text-style-name="P6" draw:layer="layout" svg:width="4.075cm" svg:height="1.277cm" svg:x="6.367cm" svg:y="10.16cm">
          <text:list text:style-name="L1">
            <text:list-header>
              <text:p text:style-name="P1"><text:span text:style-name="T4">No Swap</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76" presentation:class="page"/>
          <draw:frame presentation:style-name="pr5" draw:text-style-name="P8" draw:layer="layout" svg:width="14.094cm" svg:height="11.707cm" svg:x="2.562cm" svg:y="12.373cm" presentation:class="notes" presentation:placeholder="true">
            <draw:text-box/>
          </draw:frame>
        </presentation:notes>
      </draw:page>
      <draw:page draw:name="page77"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Fourth “Bubble Up”</text:p>
              </text:list-header>
            </text:list>
          </draw:text-box>
        </draw:frame>
        <draw:custom-shape draw:style-name="gr1170" draw:text-style-name="P15" draw:layer="layout" svg:width="1.631cm" svg:height="1.376cm" svg:x="13.3cm" svg:y="13.097cm">
          <text:list text:style-name="L7">
            <text:list-header>
              <text:p text:style-name="P14"><text:span text:style-name="T14">45</text:span></text:p>
            </text:list-header>
          </text:list>
          <draw:enhanced-geometry svg:viewBox="0 0 21600 21600" draw:type="mso-spt202" draw:enhanced-path="M 0 0 L 21600 0 21600 21600 0 21600 0 0 Z N"/>
        </draw:custom-shape>
        <draw:custom-shape draw:style-name="gr1171" draw:text-style-name="P15" draw:layer="layout" svg:width="1.632cm" svg:height="1.376cm" svg:x="8.405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1172" draw:text-style-name="P15" draw:layer="layout" svg:width="1.632cm" svg:height="1.376cm" svg:x="6.773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1173" draw:text-style-name="P15" draw:layer="layout" svg:width="1.631cm" svg:height="1.376cm" svg:x="10.037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1174" draw:text-style-name="P17" draw:layer="layout" svg:width="1.632cm" svg:height="1.376cm" svg:x="11.668cm" svg:y="13.097cm">
          <text:list text:style-name="L3">
            <text:list-header>
              <text:p text:style-name="P16"><text:span text:style-name="T11">42</text:span></text:p>
            </text:list-header>
          </text:list>
          <draw:enhanced-geometry svg:viewBox="0 0 21600 21600" draw:type="mso-spt202" draw:enhanced-path="M 0 0 L 21600 0 21600 21600 0 21600 0 0 Z N"/>
        </draw:custom-shape>
        <draw:custom-shape draw:style-name="gr1175" draw:text-style-name="P15" draw:layer="layout" svg:width="1.632cm" svg:height="1.376cm" svg:x="14.931cm" svg:y="13.097cm">
          <text:list text:style-name="L7">
            <text:list-header>
              <text:p text:style-name="P14"><text:span text:style-name="T14">67</text:span></text:p>
            </text:list-header>
          </text:list>
          <draw:enhanced-geometry svg:viewBox="0 0 21600 21600" draw:type="mso-spt202" draw:enhanced-path="M 0 0 L 21600 0 21600 21600 0 21600 0 0 Z N"/>
        </draw:custom-shape>
        <draw:custom-shape draw:style-name="gr1176" draw:text-style-name="P15" draw:layer="layout" svg:width="1.631cm" svg:height="1.376cm" svg:x="5.142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1177"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1178"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1179"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1180" draw:text-style-name="P17" draw:layer="layout" svg:width="1.631cm" svg:height="1.376cm" svg:x="4.86cm" svg:y="6.681cm">
          <text:list text:style-name="L3">
            <text:list-header>
              <text:p text:style-name="P16"><text:span text:style-name="T11">4</text:span></text:p>
            </text:list-header>
          </text:list>
          <draw:enhanced-geometry svg:viewBox="0 0 21600 21600" draw:type="mso-spt202" draw:enhanced-path="M 0 0 L 21600 0 21600 21600 0 21600 0 0 Z N"/>
        </draw:custom-shape>
        <draw:custom-shape draw:style-name="gr1181" draw:text-style-name="P17" draw:layer="layout" svg:width="1.631cm" svg:height="1.375cm" svg:x="4.86cm" svg:y="8.057cm">
          <text:list text:style-name="L5">
            <text:list-header>
              <text:p text:style-name="P16"><text:span text:style-name="T13">3</text:span></text:p>
            </text:list-header>
          </text:list>
          <draw:enhanced-geometry svg:viewBox="0 0 21600 21600" draw:type="mso-spt202" draw:enhanced-path="M 0 0 L 21600 0 21600 21600 0 21600 0 0 Z N"/>
        </draw:custom-shape>
        <draw:custom-shape draw:style-name="gr1182"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1183"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1184" draw:text-style-name="P5" draw:layer="layout" svg:x1="9.234cm" svg:y1="12.774cm" svg:x2="9.234cm" svg:y2="11.535cm">
            <text:p/>
          </draw:line>
          <draw:line draw:style-name="gr1185" draw:text-style-name="P5" draw:layer="layout" svg:x1="10.874cm" svg:y1="12.774cm" svg:x2="10.874cm" svg:y2="11.535cm">
            <text:p/>
          </draw:line>
          <draw:line draw:style-name="gr84" draw:text-style-name="P5" draw:layer="layout" svg:x1="9.234cm" svg:y1="11.535cm" svg:x2="10.874cm" svg:y2="11.535cm">
            <text:p/>
          </draw:line>
        </draw:g>
        <draw:custom-shape draw:style-name="gr1186"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1187"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77" presentation:class="page"/>
          <draw:frame presentation:style-name="pr5" draw:text-style-name="P8" draw:layer="layout" svg:width="14.094cm" svg:height="11.707cm" svg:x="2.562cm" svg:y="12.373cm" presentation:class="notes" presentation:placeholder="true">
            <draw:text-box/>
          </draw:frame>
        </presentation:notes>
      </draw:page>
      <draw:page draw:name="page78"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Fourth “Bubble Up”</text:p>
              </text:list-header>
            </text:list>
          </draw:text-box>
        </draw:frame>
        <draw:custom-shape draw:style-name="gr1188" draw:text-style-name="P15" draw:layer="layout" svg:width="1.631cm" svg:height="1.376cm" svg:x="13.3cm" svg:y="13.097cm">
          <text:list text:style-name="L7">
            <text:list-header>
              <text:p text:style-name="P14"><text:span text:style-name="T14">45</text:span></text:p>
            </text:list-header>
          </text:list>
          <draw:enhanced-geometry svg:viewBox="0 0 21600 21600" draw:type="mso-spt202" draw:enhanced-path="M 0 0 L 21600 0 21600 21600 0 21600 0 0 Z N"/>
        </draw:custom-shape>
        <draw:custom-shape draw:style-name="gr1189" draw:text-style-name="P15" draw:layer="layout" svg:width="1.632cm" svg:height="1.376cm" svg:x="8.405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1190" draw:text-style-name="P15" draw:layer="layout" svg:width="1.632cm" svg:height="1.376cm" svg:x="6.773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1191" draw:text-style-name="P15" draw:layer="layout" svg:width="1.631cm" svg:height="1.376cm" svg:x="10.037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1192" draw:text-style-name="P17" draw:layer="layout" svg:width="1.632cm" svg:height="1.376cm" svg:x="11.668cm" svg:y="13.097cm">
          <text:list text:style-name="L3">
            <text:list-header>
              <text:p text:style-name="P16"><text:span text:style-name="T11">42</text:span></text:p>
            </text:list-header>
          </text:list>
          <draw:enhanced-geometry svg:viewBox="0 0 21600 21600" draw:type="mso-spt202" draw:enhanced-path="M 0 0 L 21600 0 21600 21600 0 21600 0 0 Z N"/>
        </draw:custom-shape>
        <draw:custom-shape draw:style-name="gr1193" draw:text-style-name="P15" draw:layer="layout" svg:width="1.632cm" svg:height="1.376cm" svg:x="14.931cm" svg:y="13.097cm">
          <text:list text:style-name="L7">
            <text:list-header>
              <text:p text:style-name="P14"><text:span text:style-name="T14">67</text:span></text:p>
            </text:list-header>
          </text:list>
          <draw:enhanced-geometry svg:viewBox="0 0 21600 21600" draw:type="mso-spt202" draw:enhanced-path="M 0 0 L 21600 0 21600 21600 0 21600 0 0 Z N"/>
        </draw:custom-shape>
        <draw:custom-shape draw:style-name="gr1194" draw:text-style-name="P15" draw:layer="layout" svg:width="1.631cm" svg:height="1.376cm" svg:x="5.142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1195"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1196"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1197"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1198" draw:text-style-name="P17" draw:layer="layout" svg:width="1.631cm" svg:height="1.376cm" svg:x="4.86cm" svg:y="6.681cm">
          <text:list text:style-name="L3">
            <text:list-header>
              <text:p text:style-name="P16"><text:span text:style-name="T11">4</text:span></text:p>
            </text:list-header>
          </text:list>
          <draw:enhanced-geometry svg:viewBox="0 0 21600 21600" draw:type="mso-spt202" draw:enhanced-path="M 0 0 L 21600 0 21600 21600 0 21600 0 0 Z N"/>
        </draw:custom-shape>
        <draw:custom-shape draw:style-name="gr1199" draw:text-style-name="P17" draw:layer="layout" svg:width="1.631cm" svg:height="1.375cm" svg:x="4.86cm" svg:y="8.057cm">
          <text:list text:style-name="L3">
            <text:list-header>
              <text:p text:style-name="P16"><text:span text:style-name="T11">3</text:span></text:p>
            </text:list-header>
          </text:list>
          <draw:enhanced-geometry svg:viewBox="0 0 21600 21600" draw:type="mso-spt202" draw:enhanced-path="M 0 0 L 21600 0 21600 21600 0 21600 0 0 Z N"/>
        </draw:custom-shape>
        <draw:custom-shape draw:style-name="gr1200"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1201"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1202" draw:text-style-name="P5" draw:layer="layout" svg:x1="9.234cm" svg:y1="12.774cm" svg:x2="9.234cm" svg:y2="11.535cm">
            <text:p/>
          </draw:line>
          <draw:line draw:style-name="gr1203" draw:text-style-name="P5" draw:layer="layout" svg:x1="10.874cm" svg:y1="12.774cm" svg:x2="10.874cm" svg:y2="11.535cm">
            <text:p/>
          </draw:line>
          <draw:line draw:style-name="gr84" draw:text-style-name="P5" draw:layer="layout" svg:x1="9.234cm" svg:y1="11.535cm" svg:x2="10.874cm" svg:y2="11.535cm">
            <text:p/>
          </draw:line>
        </draw:g>
        <draw:custom-shape draw:style-name="gr1204"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1205"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draw:custom-shape draw:style-name="gr1206" draw:text-style-name="P6" draw:layer="layout" svg:width="4.075cm" svg:height="1.277cm" svg:x="7.999cm" svg:y="10.16cm">
          <text:list text:style-name="L1">
            <text:list-header>
              <text:p text:style-name="P1"><text:span text:style-name="T4">No Swap</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78" presentation:class="page"/>
          <draw:frame presentation:style-name="pr5" draw:text-style-name="P8" draw:layer="layout" svg:width="14.094cm" svg:height="11.707cm" svg:x="2.562cm" svg:y="12.373cm" presentation:class="notes" presentation:placeholder="true">
            <draw:text-box/>
          </draw:frame>
        </presentation:notes>
      </draw:page>
      <draw:page draw:name="page79"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Fourth “Bubble Up”</text:p>
              </text:list-header>
            </text:list>
          </draw:text-box>
        </draw:frame>
        <draw:custom-shape draw:style-name="gr1207" draw:text-style-name="P15" draw:layer="layout" svg:width="1.631cm" svg:height="1.376cm" svg:x="13.3cm" svg:y="13.097cm">
          <text:list text:style-name="L7">
            <text:list-header>
              <text:p text:style-name="P14"><text:span text:style-name="T14">45</text:span></text:p>
            </text:list-header>
          </text:list>
          <draw:enhanced-geometry svg:viewBox="0 0 21600 21600" draw:type="mso-spt202" draw:enhanced-path="M 0 0 L 21600 0 21600 21600 0 21600 0 0 Z N"/>
        </draw:custom-shape>
        <draw:custom-shape draw:style-name="gr1208" draw:text-style-name="P15" draw:layer="layout" svg:width="1.632cm" svg:height="1.376cm" svg:x="8.405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1209" draw:text-style-name="P15" draw:layer="layout" svg:width="1.632cm" svg:height="1.376cm" svg:x="6.773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1210" draw:text-style-name="P15" draw:layer="layout" svg:width="1.631cm" svg:height="1.376cm" svg:x="10.037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1211" draw:text-style-name="P17" draw:layer="layout" svg:width="1.632cm" svg:height="1.376cm" svg:x="11.668cm" svg:y="13.097cm">
          <text:list text:style-name="L3">
            <text:list-header>
              <text:p text:style-name="P16"><text:span text:style-name="T11">42</text:span></text:p>
            </text:list-header>
          </text:list>
          <draw:enhanced-geometry svg:viewBox="0 0 21600 21600" draw:type="mso-spt202" draw:enhanced-path="M 0 0 L 21600 0 21600 21600 0 21600 0 0 Z N"/>
        </draw:custom-shape>
        <draw:custom-shape draw:style-name="gr1212" draw:text-style-name="P15" draw:layer="layout" svg:width="1.632cm" svg:height="1.376cm" svg:x="14.931cm" svg:y="13.097cm">
          <text:list text:style-name="L7">
            <text:list-header>
              <text:p text:style-name="P14"><text:span text:style-name="T14">67</text:span></text:p>
            </text:list-header>
          </text:list>
          <draw:enhanced-geometry svg:viewBox="0 0 21600 21600" draw:type="mso-spt202" draw:enhanced-path="M 0 0 L 21600 0 21600 21600 0 21600 0 0 Z N"/>
        </draw:custom-shape>
        <draw:custom-shape draw:style-name="gr1213" draw:text-style-name="P15" draw:layer="layout" svg:width="1.631cm" svg:height="1.376cm" svg:x="5.142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1214"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1215"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1216"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1217" draw:text-style-name="P17" draw:layer="layout" svg:width="1.631cm" svg:height="1.376cm" svg:x="4.86cm" svg:y="6.681cm">
          <text:list text:style-name="L3">
            <text:list-header>
              <text:p text:style-name="P16"><text:span text:style-name="T11">4</text:span></text:p>
            </text:list-header>
          </text:list>
          <draw:enhanced-geometry svg:viewBox="0 0 21600 21600" draw:type="mso-spt202" draw:enhanced-path="M 0 0 L 21600 0 21600 21600 0 21600 0 0 Z N"/>
        </draw:custom-shape>
        <draw:custom-shape draw:style-name="gr1218" draw:text-style-name="P17" draw:layer="layout" svg:width="1.631cm" svg:height="1.375cm" svg:x="4.86cm" svg:y="8.057cm">
          <text:list text:style-name="L5">
            <text:list-header>
              <text:p text:style-name="P16"><text:span text:style-name="T13">4</text:span></text:p>
            </text:list-header>
          </text:list>
          <draw:enhanced-geometry svg:viewBox="0 0 21600 21600" draw:type="mso-spt202" draw:enhanced-path="M 0 0 L 21600 0 21600 21600 0 21600 0 0 Z N"/>
        </draw:custom-shape>
        <draw:custom-shape draw:style-name="gr1219"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1220"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1221" draw:text-style-name="P5" draw:layer="layout" svg:x1="10.874cm" svg:y1="12.774cm" svg:x2="10.874cm" svg:y2="11.535cm">
            <text:p/>
          </draw:line>
          <draw:line draw:style-name="gr1222" draw:text-style-name="P5" draw:layer="layout" svg:x1="12.515cm" svg:y1="12.774cm" svg:x2="12.515cm" svg:y2="11.535cm">
            <text:p/>
          </draw:line>
          <draw:line draw:style-name="gr84" draw:text-style-name="P5" draw:layer="layout" svg:x1="10.874cm" svg:y1="11.535cm" svg:x2="12.515cm" svg:y2="11.535cm">
            <text:p/>
          </draw:line>
        </draw:g>
        <draw:custom-shape draw:style-name="gr1223"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1224"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79" presentation:class="page"/>
          <draw:frame presentation:style-name="pr5" draw:text-style-name="P8" draw:layer="layout" svg:width="14.094cm" svg:height="11.707cm" svg:x="2.562cm" svg:y="12.373cm" presentation:class="notes" presentation:placeholder="true">
            <draw:text-box/>
          </draw:frame>
        </presentation:notes>
      </draw:page>
      <draw:page draw:name="page80"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Fourth “Bubble Up”</text:p>
              </text:list-header>
            </text:list>
          </draw:text-box>
        </draw:frame>
        <draw:custom-shape draw:style-name="gr1225" draw:text-style-name="P15" draw:layer="layout" svg:width="1.631cm" svg:height="1.376cm" svg:x="13.3cm" svg:y="13.097cm">
          <text:list text:style-name="L7">
            <text:list-header>
              <text:p text:style-name="P14"><text:span text:style-name="T14">45</text:span></text:p>
            </text:list-header>
          </text:list>
          <draw:enhanced-geometry svg:viewBox="0 0 21600 21600" draw:type="mso-spt202" draw:enhanced-path="M 0 0 L 21600 0 21600 21600 0 21600 0 0 Z N"/>
        </draw:custom-shape>
        <draw:custom-shape draw:style-name="gr1226" draw:text-style-name="P15" draw:layer="layout" svg:width="1.632cm" svg:height="1.376cm" svg:x="8.405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1227" draw:text-style-name="P15" draw:layer="layout" svg:width="1.632cm" svg:height="1.376cm" svg:x="6.773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1228" draw:text-style-name="P15" draw:layer="layout" svg:width="1.631cm" svg:height="1.376cm" svg:x="10.037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1229" draw:text-style-name="P17" draw:layer="layout" svg:width="1.632cm" svg:height="1.376cm" svg:x="11.668cm" svg:y="13.097cm">
          <text:list text:style-name="L3">
            <text:list-header>
              <text:p text:style-name="P16"><text:span text:style-name="T11">42</text:span></text:p>
            </text:list-header>
          </text:list>
          <draw:enhanced-geometry svg:viewBox="0 0 21600 21600" draw:type="mso-spt202" draw:enhanced-path="M 0 0 L 21600 0 21600 21600 0 21600 0 0 Z N"/>
        </draw:custom-shape>
        <draw:custom-shape draw:style-name="gr1230" draw:text-style-name="P15" draw:layer="layout" svg:width="1.632cm" svg:height="1.376cm" svg:x="14.931cm" svg:y="13.097cm">
          <text:list text:style-name="L7">
            <text:list-header>
              <text:p text:style-name="P14"><text:span text:style-name="T14">67</text:span></text:p>
            </text:list-header>
          </text:list>
          <draw:enhanced-geometry svg:viewBox="0 0 21600 21600" draw:type="mso-spt202" draw:enhanced-path="M 0 0 L 21600 0 21600 21600 0 21600 0 0 Z N"/>
        </draw:custom-shape>
        <draw:custom-shape draw:style-name="gr1231" draw:text-style-name="P15" draw:layer="layout" svg:width="1.631cm" svg:height="1.376cm" svg:x="5.142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1232"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1233"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1234"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1235" draw:text-style-name="P17" draw:layer="layout" svg:width="1.631cm" svg:height="1.376cm" svg:x="4.86cm" svg:y="6.681cm">
          <text:list text:style-name="L3">
            <text:list-header>
              <text:p text:style-name="P16"><text:span text:style-name="T11">4</text:span></text:p>
            </text:list-header>
          </text:list>
          <draw:enhanced-geometry svg:viewBox="0 0 21600 21600" draw:type="mso-spt202" draw:enhanced-path="M 0 0 L 21600 0 21600 21600 0 21600 0 0 Z N"/>
        </draw:custom-shape>
        <draw:custom-shape draw:style-name="gr1236" draw:text-style-name="P17" draw:layer="layout" svg:width="1.631cm" svg:height="1.375cm" svg:x="4.86cm" svg:y="8.057cm">
          <text:list text:style-name="L3">
            <text:list-header>
              <text:p text:style-name="P16"><text:span text:style-name="T11">4</text:span></text:p>
            </text:list-header>
          </text:list>
          <draw:enhanced-geometry svg:viewBox="0 0 21600 21600" draw:type="mso-spt202" draw:enhanced-path="M 0 0 L 21600 0 21600 21600 0 21600 0 0 Z N"/>
        </draw:custom-shape>
        <draw:custom-shape draw:style-name="gr1237"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1238"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1239" draw:text-style-name="P5" draw:layer="layout" svg:x1="10.874cm" svg:y1="12.774cm" svg:x2="10.874cm" svg:y2="11.535cm">
            <text:p/>
          </draw:line>
          <draw:line draw:style-name="gr1240" draw:text-style-name="P5" draw:layer="layout" svg:x1="12.515cm" svg:y1="12.774cm" svg:x2="12.515cm" svg:y2="11.535cm">
            <text:p/>
          </draw:line>
          <draw:line draw:style-name="gr84" draw:text-style-name="P5" draw:layer="layout" svg:x1="10.874cm" svg:y1="11.535cm" svg:x2="12.515cm" svg:y2="11.535cm">
            <text:p/>
          </draw:line>
        </draw:g>
        <draw:custom-shape draw:style-name="gr1241"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1242"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draw:custom-shape draw:style-name="gr1243" draw:text-style-name="P6" draw:layer="layout" svg:width="4.075cm" svg:height="1.277cm" svg:x="9.631cm" svg:y="10.16cm">
          <text:list text:style-name="L1">
            <text:list-header>
              <text:p text:style-name="P1"><text:span text:style-name="T4">No Swap</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80" presentation:class="page"/>
          <draw:frame presentation:style-name="pr5" draw:text-style-name="P8" draw:layer="layout" svg:width="14.094cm" svg:height="11.707cm" svg:x="2.562cm" svg:y="12.373cm" presentation:class="notes" presentation:placeholder="true">
            <draw:text-box/>
          </draw:frame>
        </presentation:notes>
      </draw:page>
      <draw:page draw:name="After Fourth Pass of Outer Loop"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After Fourth Pass of Outer Loop</text:p>
              </text:list-header>
            </text:list>
          </draw:text-box>
        </draw:frame>
        <draw:custom-shape draw:style-name="gr1244" draw:text-style-name="P15" draw:layer="layout" svg:width="1.631cm" svg:height="1.376cm" svg:x="13.3cm" svg:y="13.097cm">
          <text:list text:style-name="L7">
            <text:list-header>
              <text:p text:style-name="P14"><text:span text:style-name="T14">45</text:span></text:p>
            </text:list-header>
          </text:list>
          <draw:enhanced-geometry svg:viewBox="0 0 21600 21600" draw:type="mso-spt202" draw:enhanced-path="M 0 0 L 21600 0 21600 21600 0 21600 0 0 Z N"/>
        </draw:custom-shape>
        <draw:custom-shape draw:style-name="gr1245" draw:text-style-name="P15" draw:layer="layout" svg:width="1.632cm" svg:height="1.376cm" svg:x="8.405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1246" draw:text-style-name="P15" draw:layer="layout" svg:width="1.632cm" svg:height="1.376cm" svg:x="6.773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1247" draw:text-style-name="P15" draw:layer="layout" svg:width="1.631cm" svg:height="1.376cm" svg:x="10.037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1248" draw:text-style-name="P17" draw:layer="layout" svg:width="1.632cm" svg:height="1.376cm" svg:x="11.668cm" svg:y="13.097cm">
          <text:list text:style-name="L3">
            <text:list-header>
              <text:p text:style-name="P16"><text:span text:style-name="T11">42</text:span></text:p>
            </text:list-header>
          </text:list>
          <draw:enhanced-geometry svg:viewBox="0 0 21600 21600" draw:type="mso-spt202" draw:enhanced-path="M 0 0 L 21600 0 21600 21600 0 21600 0 0 Z N"/>
        </draw:custom-shape>
        <draw:custom-shape draw:style-name="gr1249" draw:text-style-name="P15" draw:layer="layout" svg:width="1.632cm" svg:height="1.376cm" svg:x="14.931cm" svg:y="13.097cm">
          <text:list text:style-name="L7">
            <text:list-header>
              <text:p text:style-name="P14"><text:span text:style-name="T14">67</text:span></text:p>
            </text:list-header>
          </text:list>
          <draw:enhanced-geometry svg:viewBox="0 0 21600 21600" draw:type="mso-spt202" draw:enhanced-path="M 0 0 L 21600 0 21600 21600 0 21600 0 0 Z N"/>
        </draw:custom-shape>
        <draw:custom-shape draw:style-name="gr1250" draw:text-style-name="P15" draw:layer="layout" svg:width="1.631cm" svg:height="1.376cm" svg:x="5.142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1251"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1252"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1253"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1254" draw:text-style-name="P17" draw:layer="layout" svg:width="1.631cm" svg:height="1.376cm" svg:x="4.86cm" svg:y="6.681cm">
          <text:list text:style-name="L5">
            <text:list-header>
              <text:p text:style-name="P16"><text:span text:style-name="T13">4</text:span></text:p>
            </text:list-header>
          </text:list>
          <draw:enhanced-geometry svg:viewBox="0 0 21600 21600" draw:type="mso-spt202" draw:enhanced-path="M 0 0 L 21600 0 21600 21600 0 21600 0 0 Z N"/>
        </draw:custom-shape>
        <draw:custom-shape draw:style-name="gr1255" draw:text-style-name="P17" draw:layer="layout" svg:width="1.631cm" svg:height="1.375cm" svg:x="4.86cm" svg:y="8.057cm">
          <text:list text:style-name="L5">
            <text:list-header>
              <text:p text:style-name="P16"><text:span text:style-name="T13">5</text:span></text:p>
            </text:list-header>
          </text:list>
          <draw:enhanced-geometry svg:viewBox="0 0 21600 21600" draw:type="mso-spt202" draw:enhanced-path="M 0 0 L 21600 0 21600 21600 0 21600 0 0 Z N"/>
        </draw:custom-shape>
        <draw:custom-shape draw:style-name="gr1256"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1257"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1258" draw:text-style-name="P5" draw:layer="layout" svg:x1="12.48cm" svg:y1="12.774cm" svg:x2="12.48cm" svg:y2="11.535cm">
            <text:p/>
          </draw:line>
          <draw:line draw:style-name="gr1259" draw:text-style-name="P5" draw:layer="layout" svg:x1="14.12cm" svg:y1="12.774cm" svg:x2="14.12cm" svg:y2="11.535cm">
            <text:p/>
          </draw:line>
          <draw:line draw:style-name="gr84" draw:text-style-name="P5" draw:layer="layout" svg:x1="12.48cm" svg:y1="11.535cm" svg:x2="14.12cm" svg:y2="11.535cm">
            <text:p/>
          </draw:line>
        </draw:g>
        <draw:custom-shape draw:style-name="gr1260"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1261" draw:text-style-name="P17" draw:layer="layout" svg:width="2.955cm" svg:height="1.376cm" svg:x="14.865cm" svg:y="5.305cm">
          <text:list text:style-name="L3">
            <text:list-header>
              <text:p text:style-name="P16"><text:span text:style-name="T11">true</text:span></text:p>
            </text:list-header>
          </text:list>
          <draw:enhanced-geometry svg:viewBox="0 0 21600 21600" draw:type="mso-spt202" draw:enhanced-path="M 0 0 L 21600 0 21600 21600 0 21600 0 0 Z N"/>
        </draw:custom-shape>
        <draw:custom-shape draw:style-name="gr1262" draw:text-style-name="P6" draw:layer="layout" svg:width="11.979cm" svg:height="1.277cm" svg:x="8.689cm" svg:y="7.805cm">
          <text:list text:style-name="L5">
            <text:list-header>
              <text:p text:style-name="P1"><text:span text:style-name="T5">Finished fourth “Bubble Up”</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81" presentation:class="page"/>
          <draw:frame presentation:style-name="pr5" draw:text-style-name="P8" draw:layer="layout" svg:width="14.094cm" svg:height="11.707cm" svg:x="2.562cm" svg:y="12.373cm" presentation:class="notes" presentation:placeholder="true">
            <draw:text-box/>
          </draw:frame>
        </presentation:notes>
      </draw:page>
      <draw:page draw:name="The Fifth “Bubble Up”"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Fifth “Bubble Up”</text:p>
              </text:list-header>
            </text:list>
          </draw:text-box>
        </draw:frame>
        <draw:custom-shape draw:style-name="gr1263" draw:text-style-name="P15" draw:layer="layout" svg:width="1.631cm" svg:height="1.376cm" svg:x="13.3cm" svg:y="13.097cm">
          <text:list text:style-name="L7">
            <text:list-header>
              <text:p text:style-name="P14"><text:span text:style-name="T14">45</text:span></text:p>
            </text:list-header>
          </text:list>
          <draw:enhanced-geometry svg:viewBox="0 0 21600 21600" draw:type="mso-spt202" draw:enhanced-path="M 0 0 L 21600 0 21600 21600 0 21600 0 0 Z N"/>
        </draw:custom-shape>
        <draw:custom-shape draw:style-name="gr1264" draw:text-style-name="P15" draw:layer="layout" svg:width="1.632cm" svg:height="1.376cm" svg:x="8.405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1265" draw:text-style-name="P15" draw:layer="layout" svg:width="1.632cm" svg:height="1.376cm" svg:x="6.773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1266" draw:text-style-name="P15" draw:layer="layout" svg:width="1.631cm" svg:height="1.376cm" svg:x="10.037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1267" draw:text-style-name="P17" draw:layer="layout" svg:width="1.632cm" svg:height="1.376cm" svg:x="11.668cm" svg:y="13.097cm">
          <text:list text:style-name="L7">
            <text:list-header>
              <text:p text:style-name="P16"><text:span text:style-name="T14">42</text:span></text:p>
            </text:list-header>
          </text:list>
          <draw:enhanced-geometry svg:viewBox="0 0 21600 21600" draw:type="mso-spt202" draw:enhanced-path="M 0 0 L 21600 0 21600 21600 0 21600 0 0 Z N"/>
        </draw:custom-shape>
        <draw:custom-shape draw:style-name="gr1268" draw:text-style-name="P15" draw:layer="layout" svg:width="1.632cm" svg:height="1.376cm" svg:x="14.931cm" svg:y="13.097cm">
          <text:list text:style-name="L7">
            <text:list-header>
              <text:p text:style-name="P14"><text:span text:style-name="T14">67</text:span></text:p>
            </text:list-header>
          </text:list>
          <draw:enhanced-geometry svg:viewBox="0 0 21600 21600" draw:type="mso-spt202" draw:enhanced-path="M 0 0 L 21600 0 21600 21600 0 21600 0 0 Z N"/>
        </draw:custom-shape>
        <draw:custom-shape draw:style-name="gr1269" draw:text-style-name="P15" draw:layer="layout" svg:width="1.631cm" svg:height="1.376cm" svg:x="5.142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1270"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1271"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1272"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1273" draw:text-style-name="P17" draw:layer="layout" svg:width="1.631cm" svg:height="1.376cm" svg:x="4.86cm" svg:y="6.681cm">
          <text:list text:style-name="L5">
            <text:list-header>
              <text:p text:style-name="P16"><text:span text:style-name="T13">3</text:span></text:p>
            </text:list-header>
          </text:list>
          <draw:enhanced-geometry svg:viewBox="0 0 21600 21600" draw:type="mso-spt202" draw:enhanced-path="M 0 0 L 21600 0 21600 21600 0 21600 0 0 Z N"/>
        </draw:custom-shape>
        <draw:custom-shape draw:style-name="gr1274" draw:text-style-name="P17" draw:layer="layout" svg:width="1.631cm" svg:height="1.375cm" svg:x="4.86cm" svg:y="8.057cm">
          <text:list text:style-name="L5">
            <text:list-header>
              <text:p text:style-name="P16"><text:span text:style-name="T13">1</text:span></text:p>
            </text:list-header>
          </text:list>
          <draw:enhanced-geometry svg:viewBox="0 0 21600 21600" draw:type="mso-spt202" draw:enhanced-path="M 0 0 L 21600 0 21600 21600 0 21600 0 0 Z N"/>
        </draw:custom-shape>
        <draw:custom-shape draw:style-name="gr1275"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1276"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1277" draw:text-style-name="P5" draw:layer="layout" svg:x1="5.953cm" svg:y1="12.774cm" svg:x2="5.953cm" svg:y2="11.535cm">
            <text:p/>
          </draw:line>
          <draw:line draw:style-name="gr1278" draw:text-style-name="P5" draw:layer="layout" svg:x1="7.594cm" svg:y1="12.774cm" svg:x2="7.594cm" svg:y2="11.535cm">
            <text:p/>
          </draw:line>
          <draw:line draw:style-name="gr84" draw:text-style-name="P5" draw:layer="layout" svg:x1="5.953cm" svg:y1="11.535cm" svg:x2="7.594cm" svg:y2="11.535cm">
            <text:p/>
          </draw:line>
        </draw:g>
        <draw:custom-shape draw:style-name="gr1279"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1280" draw:text-style-name="P17" draw:layer="layout" svg:width="2.955cm" svg:height="1.376cm" svg:x="14.865cm" svg:y="5.305cm">
          <text:list text:style-name="L5">
            <text:list-header>
              <text:p text:style-name="P16"><text:span text:style-name="T13">fals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82" presentation:class="page"/>
          <draw:frame presentation:style-name="pr5" draw:text-style-name="P8" draw:layer="layout" svg:width="14.094cm" svg:height="11.707cm" svg:x="2.562cm" svg:y="12.373cm" presentation:class="notes" presentation:placeholder="true">
            <draw:text-box/>
          </draw:frame>
        </presentation:notes>
      </draw:page>
      <draw:page draw:name="page83"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Fifth “Bubble Up”</text:p>
              </text:list-header>
            </text:list>
          </draw:text-box>
        </draw:frame>
        <draw:custom-shape draw:style-name="gr1281" draw:text-style-name="P15" draw:layer="layout" svg:width="1.631cm" svg:height="1.376cm" svg:x="13.3cm" svg:y="13.097cm">
          <text:list text:style-name="L7">
            <text:list-header>
              <text:p text:style-name="P14"><text:span text:style-name="T14">45</text:span></text:p>
            </text:list-header>
          </text:list>
          <draw:enhanced-geometry svg:viewBox="0 0 21600 21600" draw:type="mso-spt202" draw:enhanced-path="M 0 0 L 21600 0 21600 21600 0 21600 0 0 Z N"/>
        </draw:custom-shape>
        <draw:custom-shape draw:style-name="gr1282" draw:text-style-name="P15" draw:layer="layout" svg:width="1.632cm" svg:height="1.376cm" svg:x="8.405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1283" draw:text-style-name="P15" draw:layer="layout" svg:width="1.632cm" svg:height="1.376cm" svg:x="6.773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1284" draw:text-style-name="P15" draw:layer="layout" svg:width="1.631cm" svg:height="1.376cm" svg:x="10.037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1285" draw:text-style-name="P17" draw:layer="layout" svg:width="1.632cm" svg:height="1.376cm" svg:x="11.668cm" svg:y="13.097cm">
          <text:list text:style-name="L7">
            <text:list-header>
              <text:p text:style-name="P16"><text:span text:style-name="T14">42</text:span></text:p>
            </text:list-header>
          </text:list>
          <draw:enhanced-geometry svg:viewBox="0 0 21600 21600" draw:type="mso-spt202" draw:enhanced-path="M 0 0 L 21600 0 21600 21600 0 21600 0 0 Z N"/>
        </draw:custom-shape>
        <draw:custom-shape draw:style-name="gr1286" draw:text-style-name="P15" draw:layer="layout" svg:width="1.632cm" svg:height="1.376cm" svg:x="14.931cm" svg:y="13.097cm">
          <text:list text:style-name="L7">
            <text:list-header>
              <text:p text:style-name="P14"><text:span text:style-name="T14">67</text:span></text:p>
            </text:list-header>
          </text:list>
          <draw:enhanced-geometry svg:viewBox="0 0 21600 21600" draw:type="mso-spt202" draw:enhanced-path="M 0 0 L 21600 0 21600 21600 0 21600 0 0 Z N"/>
        </draw:custom-shape>
        <draw:custom-shape draw:style-name="gr1287" draw:text-style-name="P15" draw:layer="layout" svg:width="1.631cm" svg:height="1.376cm" svg:x="5.142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1288"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1289"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1290"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1291" draw:text-style-name="P17" draw:layer="layout" svg:width="1.631cm" svg:height="1.376cm" svg:x="4.86cm" svg:y="6.681cm">
          <text:list text:style-name="L3">
            <text:list-header>
              <text:p text:style-name="P16"><text:span text:style-name="T11">3</text:span></text:p>
            </text:list-header>
          </text:list>
          <draw:enhanced-geometry svg:viewBox="0 0 21600 21600" draw:type="mso-spt202" draw:enhanced-path="M 0 0 L 21600 0 21600 21600 0 21600 0 0 Z N"/>
        </draw:custom-shape>
        <draw:custom-shape draw:style-name="gr1292" draw:text-style-name="P17" draw:layer="layout" svg:width="1.631cm" svg:height="1.375cm" svg:x="4.86cm" svg:y="8.057cm">
          <text:list text:style-name="L3">
            <text:list-header>
              <text:p text:style-name="P16"><text:span text:style-name="T11">1</text:span></text:p>
            </text:list-header>
          </text:list>
          <draw:enhanced-geometry svg:viewBox="0 0 21600 21600" draw:type="mso-spt202" draw:enhanced-path="M 0 0 L 21600 0 21600 21600 0 21600 0 0 Z N"/>
        </draw:custom-shape>
        <draw:custom-shape draw:style-name="gr1293"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1294"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1295" draw:text-style-name="P5" draw:layer="layout" svg:x1="5.953cm" svg:y1="12.774cm" svg:x2="5.953cm" svg:y2="11.535cm">
            <text:p/>
          </draw:line>
          <draw:line draw:style-name="gr1296" draw:text-style-name="P5" draw:layer="layout" svg:x1="7.594cm" svg:y1="12.774cm" svg:x2="7.594cm" svg:y2="11.535cm">
            <text:p/>
          </draw:line>
          <draw:line draw:style-name="gr84" draw:text-style-name="P5" draw:layer="layout" svg:x1="5.953cm" svg:y1="11.535cm" svg:x2="7.594cm" svg:y2="11.535cm">
            <text:p/>
          </draw:line>
        </draw:g>
        <draw:custom-shape draw:style-name="gr1297"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1298" draw:text-style-name="P17" draw:layer="layout" svg:width="2.955cm" svg:height="1.376cm" svg:x="14.865cm" svg:y="5.305cm">
          <text:list text:style-name="L3">
            <text:list-header>
              <text:p text:style-name="P16"><text:span text:style-name="T11">false</text:span></text:p>
            </text:list-header>
          </text:list>
          <draw:enhanced-geometry svg:viewBox="0 0 21600 21600" draw:type="mso-spt202" draw:enhanced-path="M 0 0 L 21600 0 21600 21600 0 21600 0 0 Z N"/>
        </draw:custom-shape>
        <draw:custom-shape draw:style-name="gr1299" draw:text-style-name="P6" draw:layer="layout" svg:width="4.075cm" svg:height="1.277cm" svg:x="4.789cm" svg:y="10.16cm">
          <text:list text:style-name="L1">
            <text:list-header>
              <text:p text:style-name="P1"><text:span text:style-name="T4">No Swap</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83" presentation:class="page"/>
          <draw:frame presentation:style-name="pr5" draw:text-style-name="P8" draw:layer="layout" svg:width="14.094cm" svg:height="11.707cm" svg:x="2.562cm" svg:y="12.373cm" presentation:class="notes" presentation:placeholder="true">
            <draw:text-box/>
          </draw:frame>
        </presentation:notes>
      </draw:page>
      <draw:page draw:name="page84"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Fifth “Bubble Up”</text:p>
              </text:list-header>
            </text:list>
          </draw:text-box>
        </draw:frame>
        <draw:custom-shape draw:style-name="gr1300" draw:text-style-name="P15" draw:layer="layout" svg:width="1.631cm" svg:height="1.376cm" svg:x="13.3cm" svg:y="13.097cm">
          <text:list text:style-name="L7">
            <text:list-header>
              <text:p text:style-name="P14"><text:span text:style-name="T14">45</text:span></text:p>
            </text:list-header>
          </text:list>
          <draw:enhanced-geometry svg:viewBox="0 0 21600 21600" draw:type="mso-spt202" draw:enhanced-path="M 0 0 L 21600 0 21600 21600 0 21600 0 0 Z N"/>
        </draw:custom-shape>
        <draw:custom-shape draw:style-name="gr1301" draw:text-style-name="P15" draw:layer="layout" svg:width="1.632cm" svg:height="1.376cm" svg:x="8.405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1302" draw:text-style-name="P15" draw:layer="layout" svg:width="1.632cm" svg:height="1.376cm" svg:x="6.773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1303" draw:text-style-name="P15" draw:layer="layout" svg:width="1.631cm" svg:height="1.376cm" svg:x="10.037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1304" draw:text-style-name="P17" draw:layer="layout" svg:width="1.632cm" svg:height="1.376cm" svg:x="11.668cm" svg:y="13.097cm">
          <text:list text:style-name="L7">
            <text:list-header>
              <text:p text:style-name="P16"><text:span text:style-name="T14">42</text:span></text:p>
            </text:list-header>
          </text:list>
          <draw:enhanced-geometry svg:viewBox="0 0 21600 21600" draw:type="mso-spt202" draw:enhanced-path="M 0 0 L 21600 0 21600 21600 0 21600 0 0 Z N"/>
        </draw:custom-shape>
        <draw:custom-shape draw:style-name="gr1305" draw:text-style-name="P15" draw:layer="layout" svg:width="1.632cm" svg:height="1.376cm" svg:x="14.931cm" svg:y="13.097cm">
          <text:list text:style-name="L7">
            <text:list-header>
              <text:p text:style-name="P14"><text:span text:style-name="T14">67</text:span></text:p>
            </text:list-header>
          </text:list>
          <draw:enhanced-geometry svg:viewBox="0 0 21600 21600" draw:type="mso-spt202" draw:enhanced-path="M 0 0 L 21600 0 21600 21600 0 21600 0 0 Z N"/>
        </draw:custom-shape>
        <draw:custom-shape draw:style-name="gr1306" draw:text-style-name="P15" draw:layer="layout" svg:width="1.631cm" svg:height="1.376cm" svg:x="5.142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1307"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1308"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1309"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1310" draw:text-style-name="P17" draw:layer="layout" svg:width="1.631cm" svg:height="1.376cm" svg:x="4.86cm" svg:y="6.681cm">
          <text:list text:style-name="L3">
            <text:list-header>
              <text:p text:style-name="P16"><text:span text:style-name="T11">3</text:span></text:p>
            </text:list-header>
          </text:list>
          <draw:enhanced-geometry svg:viewBox="0 0 21600 21600" draw:type="mso-spt202" draw:enhanced-path="M 0 0 L 21600 0 21600 21600 0 21600 0 0 Z N"/>
        </draw:custom-shape>
        <draw:custom-shape draw:style-name="gr1311" draw:text-style-name="P17" draw:layer="layout" svg:width="1.631cm" svg:height="1.375cm" svg:x="4.86cm" svg:y="8.057cm">
          <text:list text:style-name="L5">
            <text:list-header>
              <text:p text:style-name="P16"><text:span text:style-name="T13">2</text:span></text:p>
            </text:list-header>
          </text:list>
          <draw:enhanced-geometry svg:viewBox="0 0 21600 21600" draw:type="mso-spt202" draw:enhanced-path="M 0 0 L 21600 0 21600 21600 0 21600 0 0 Z N"/>
        </draw:custom-shape>
        <draw:custom-shape draw:style-name="gr1312"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1313"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1314" draw:text-style-name="P5" draw:layer="layout" svg:x1="7.594cm" svg:y1="12.774cm" svg:x2="7.594cm" svg:y2="11.535cm">
            <text:p/>
          </draw:line>
          <draw:line draw:style-name="gr1315" draw:text-style-name="P5" draw:layer="layout" svg:x1="9.234cm" svg:y1="12.774cm" svg:x2="9.234cm" svg:y2="11.535cm">
            <text:p/>
          </draw:line>
          <draw:line draw:style-name="gr84" draw:text-style-name="P5" draw:layer="layout" svg:x1="7.594cm" svg:y1="11.535cm" svg:x2="9.234cm" svg:y2="11.535cm">
            <text:p/>
          </draw:line>
        </draw:g>
        <draw:custom-shape draw:style-name="gr1316"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1317" draw:text-style-name="P17" draw:layer="layout" svg:width="2.955cm" svg:height="1.376cm" svg:x="14.865cm" svg:y="5.305cm">
          <text:list text:style-name="L3">
            <text:list-header>
              <text:p text:style-name="P16"><text:span text:style-name="T11">fals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84" presentation:class="page"/>
          <draw:frame presentation:style-name="pr5" draw:text-style-name="P8" draw:layer="layout" svg:width="14.094cm" svg:height="11.707cm" svg:x="2.562cm" svg:y="12.373cm" presentation:class="notes" presentation:placeholder="true">
            <draw:text-box/>
          </draw:frame>
        </presentation:notes>
      </draw:page>
      <draw:page draw:name="page85"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Fifth “Bubble Up”</text:p>
              </text:list-header>
            </text:list>
          </draw:text-box>
        </draw:frame>
        <draw:custom-shape draw:style-name="gr1318" draw:text-style-name="P15" draw:layer="layout" svg:width="1.631cm" svg:height="1.376cm" svg:x="13.3cm" svg:y="13.097cm">
          <text:list text:style-name="L7">
            <text:list-header>
              <text:p text:style-name="P14"><text:span text:style-name="T14">45</text:span></text:p>
            </text:list-header>
          </text:list>
          <draw:enhanced-geometry svg:viewBox="0 0 21600 21600" draw:type="mso-spt202" draw:enhanced-path="M 0 0 L 21600 0 21600 21600 0 21600 0 0 Z N"/>
        </draw:custom-shape>
        <draw:custom-shape draw:style-name="gr1319" draw:text-style-name="P15" draw:layer="layout" svg:width="1.632cm" svg:height="1.376cm" svg:x="8.405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1320" draw:text-style-name="P15" draw:layer="layout" svg:width="1.632cm" svg:height="1.376cm" svg:x="6.773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1321" draw:text-style-name="P15" draw:layer="layout" svg:width="1.631cm" svg:height="1.376cm" svg:x="10.037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1322" draw:text-style-name="P17" draw:layer="layout" svg:width="1.632cm" svg:height="1.376cm" svg:x="11.668cm" svg:y="13.097cm">
          <text:list text:style-name="L7">
            <text:list-header>
              <text:p text:style-name="P16"><text:span text:style-name="T14">42</text:span></text:p>
            </text:list-header>
          </text:list>
          <draw:enhanced-geometry svg:viewBox="0 0 21600 21600" draw:type="mso-spt202" draw:enhanced-path="M 0 0 L 21600 0 21600 21600 0 21600 0 0 Z N"/>
        </draw:custom-shape>
        <draw:custom-shape draw:style-name="gr1323" draw:text-style-name="P15" draw:layer="layout" svg:width="1.632cm" svg:height="1.376cm" svg:x="14.931cm" svg:y="13.097cm">
          <text:list text:style-name="L7">
            <text:list-header>
              <text:p text:style-name="P14"><text:span text:style-name="T14">67</text:span></text:p>
            </text:list-header>
          </text:list>
          <draw:enhanced-geometry svg:viewBox="0 0 21600 21600" draw:type="mso-spt202" draw:enhanced-path="M 0 0 L 21600 0 21600 21600 0 21600 0 0 Z N"/>
        </draw:custom-shape>
        <draw:custom-shape draw:style-name="gr1324" draw:text-style-name="P15" draw:layer="layout" svg:width="1.631cm" svg:height="1.376cm" svg:x="5.142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1325"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1326"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1327"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1328" draw:text-style-name="P17" draw:layer="layout" svg:width="1.631cm" svg:height="1.376cm" svg:x="4.86cm" svg:y="6.681cm">
          <text:list text:style-name="L3">
            <text:list-header>
              <text:p text:style-name="P16"><text:span text:style-name="T11">3</text:span></text:p>
            </text:list-header>
          </text:list>
          <draw:enhanced-geometry svg:viewBox="0 0 21600 21600" draw:type="mso-spt202" draw:enhanced-path="M 0 0 L 21600 0 21600 21600 0 21600 0 0 Z N"/>
        </draw:custom-shape>
        <draw:custom-shape draw:style-name="gr1329" draw:text-style-name="P17" draw:layer="layout" svg:width="1.631cm" svg:height="1.375cm" svg:x="4.86cm" svg:y="8.057cm">
          <text:list text:style-name="L3">
            <text:list-header>
              <text:p text:style-name="P16"><text:span text:style-name="T11">2</text:span></text:p>
            </text:list-header>
          </text:list>
          <draw:enhanced-geometry svg:viewBox="0 0 21600 21600" draw:type="mso-spt202" draw:enhanced-path="M 0 0 L 21600 0 21600 21600 0 21600 0 0 Z N"/>
        </draw:custom-shape>
        <draw:custom-shape draw:style-name="gr1330"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1331"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1332" draw:text-style-name="P5" draw:layer="layout" svg:x1="7.594cm" svg:y1="12.774cm" svg:x2="7.594cm" svg:y2="11.535cm">
            <text:p/>
          </draw:line>
          <draw:line draw:style-name="gr1333" draw:text-style-name="P5" draw:layer="layout" svg:x1="9.234cm" svg:y1="12.774cm" svg:x2="9.234cm" svg:y2="11.535cm">
            <text:p/>
          </draw:line>
          <draw:line draw:style-name="gr84" draw:text-style-name="P5" draw:layer="layout" svg:x1="7.594cm" svg:y1="11.535cm" svg:x2="9.234cm" svg:y2="11.535cm">
            <text:p/>
          </draw:line>
        </draw:g>
        <draw:custom-shape draw:style-name="gr1334"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1335" draw:text-style-name="P17" draw:layer="layout" svg:width="2.955cm" svg:height="1.376cm" svg:x="14.865cm" svg:y="5.305cm">
          <text:list text:style-name="L3">
            <text:list-header>
              <text:p text:style-name="P16"><text:span text:style-name="T11">false</text:span></text:p>
            </text:list-header>
          </text:list>
          <draw:enhanced-geometry svg:viewBox="0 0 21600 21600" draw:type="mso-spt202" draw:enhanced-path="M 0 0 L 21600 0 21600 21600 0 21600 0 0 Z N"/>
        </draw:custom-shape>
        <draw:custom-shape draw:style-name="gr1336" draw:text-style-name="P6" draw:layer="layout" svg:width="4.075cm" svg:height="1.277cm" svg:x="6.367cm" svg:y="10.16cm">
          <text:list text:style-name="L1">
            <text:list-header>
              <text:p text:style-name="P1"><text:span text:style-name="T4">No Swap</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85" presentation:class="page"/>
          <draw:frame presentation:style-name="pr5" draw:text-style-name="P8" draw:layer="layout" svg:width="14.094cm" svg:height="11.707cm" svg:x="2.562cm" svg:y="12.373cm" presentation:class="notes" presentation:placeholder="true">
            <draw:text-box/>
          </draw:frame>
        </presentation:notes>
      </draw:page>
      <draw:page draw:name="page86"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Fifth “Bubble Up”</text:p>
              </text:list-header>
            </text:list>
          </draw:text-box>
        </draw:frame>
        <draw:custom-shape draw:style-name="gr1337" draw:text-style-name="P15" draw:layer="layout" svg:width="1.631cm" svg:height="1.376cm" svg:x="13.3cm" svg:y="13.097cm">
          <text:list text:style-name="L7">
            <text:list-header>
              <text:p text:style-name="P14"><text:span text:style-name="T14">45</text:span></text:p>
            </text:list-header>
          </text:list>
          <draw:enhanced-geometry svg:viewBox="0 0 21600 21600" draw:type="mso-spt202" draw:enhanced-path="M 0 0 L 21600 0 21600 21600 0 21600 0 0 Z N"/>
        </draw:custom-shape>
        <draw:custom-shape draw:style-name="gr1338" draw:text-style-name="P15" draw:layer="layout" svg:width="1.632cm" svg:height="1.376cm" svg:x="8.405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1339" draw:text-style-name="P15" draw:layer="layout" svg:width="1.632cm" svg:height="1.376cm" svg:x="6.773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1340" draw:text-style-name="P15" draw:layer="layout" svg:width="1.631cm" svg:height="1.376cm" svg:x="10.037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1341" draw:text-style-name="P17" draw:layer="layout" svg:width="1.632cm" svg:height="1.376cm" svg:x="11.668cm" svg:y="13.097cm">
          <text:list text:style-name="L7">
            <text:list-header>
              <text:p text:style-name="P16"><text:span text:style-name="T14">42</text:span></text:p>
            </text:list-header>
          </text:list>
          <draw:enhanced-geometry svg:viewBox="0 0 21600 21600" draw:type="mso-spt202" draw:enhanced-path="M 0 0 L 21600 0 21600 21600 0 21600 0 0 Z N"/>
        </draw:custom-shape>
        <draw:custom-shape draw:style-name="gr1342" draw:text-style-name="P15" draw:layer="layout" svg:width="1.632cm" svg:height="1.376cm" svg:x="14.931cm" svg:y="13.097cm">
          <text:list text:style-name="L7">
            <text:list-header>
              <text:p text:style-name="P14"><text:span text:style-name="T14">67</text:span></text:p>
            </text:list-header>
          </text:list>
          <draw:enhanced-geometry svg:viewBox="0 0 21600 21600" draw:type="mso-spt202" draw:enhanced-path="M 0 0 L 21600 0 21600 21600 0 21600 0 0 Z N"/>
        </draw:custom-shape>
        <draw:custom-shape draw:style-name="gr1343" draw:text-style-name="P15" draw:layer="layout" svg:width="1.631cm" svg:height="1.376cm" svg:x="5.142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1344"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1345"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1346"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1347" draw:text-style-name="P17" draw:layer="layout" svg:width="1.631cm" svg:height="1.376cm" svg:x="4.86cm" svg:y="6.681cm">
          <text:list text:style-name="L3">
            <text:list-header>
              <text:p text:style-name="P16"><text:span text:style-name="T11">3</text:span></text:p>
            </text:list-header>
          </text:list>
          <draw:enhanced-geometry svg:viewBox="0 0 21600 21600" draw:type="mso-spt202" draw:enhanced-path="M 0 0 L 21600 0 21600 21600 0 21600 0 0 Z N"/>
        </draw:custom-shape>
        <draw:custom-shape draw:style-name="gr1348" draw:text-style-name="P17" draw:layer="layout" svg:width="1.631cm" svg:height="1.375cm" svg:x="4.86cm" svg:y="8.057cm">
          <text:list text:style-name="L5">
            <text:list-header>
              <text:p text:style-name="P16"><text:span text:style-name="T13">3</text:span></text:p>
            </text:list-header>
          </text:list>
          <draw:enhanced-geometry svg:viewBox="0 0 21600 21600" draw:type="mso-spt202" draw:enhanced-path="M 0 0 L 21600 0 21600 21600 0 21600 0 0 Z N"/>
        </draw:custom-shape>
        <draw:custom-shape draw:style-name="gr1349"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1350"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1351" draw:text-style-name="P5" draw:layer="layout" svg:x1="9.234cm" svg:y1="12.774cm" svg:x2="9.234cm" svg:y2="11.535cm">
            <text:p/>
          </draw:line>
          <draw:line draw:style-name="gr1352" draw:text-style-name="P5" draw:layer="layout" svg:x1="10.874cm" svg:y1="12.774cm" svg:x2="10.874cm" svg:y2="11.535cm">
            <text:p/>
          </draw:line>
          <draw:line draw:style-name="gr84" draw:text-style-name="P5" draw:layer="layout" svg:x1="9.234cm" svg:y1="11.535cm" svg:x2="10.874cm" svg:y2="11.535cm">
            <text:p/>
          </draw:line>
        </draw:g>
        <draw:custom-shape draw:style-name="gr1353"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1354" draw:text-style-name="P17" draw:layer="layout" svg:width="2.955cm" svg:height="1.376cm" svg:x="14.865cm" svg:y="5.305cm">
          <text:list text:style-name="L3">
            <text:list-header>
              <text:p text:style-name="P16"><text:span text:style-name="T11">false</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86" presentation:class="page"/>
          <draw:frame presentation:style-name="pr5" draw:text-style-name="P8" draw:layer="layout" svg:width="14.094cm" svg:height="11.707cm" svg:x="2.562cm" svg:y="12.373cm" presentation:class="notes" presentation:placeholder="true">
            <draw:text-box/>
          </draw:frame>
        </presentation:notes>
      </draw:page>
      <draw:page draw:name="page87"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he Fifth “Bubble Up”</text:p>
              </text:list-header>
            </text:list>
          </draw:text-box>
        </draw:frame>
        <draw:custom-shape draw:style-name="gr1355" draw:text-style-name="P15" draw:layer="layout" svg:width="1.631cm" svg:height="1.376cm" svg:x="13.3cm" svg:y="13.097cm">
          <text:list text:style-name="L7">
            <text:list-header>
              <text:p text:style-name="P14"><text:span text:style-name="T14">45</text:span></text:p>
            </text:list-header>
          </text:list>
          <draw:enhanced-geometry svg:viewBox="0 0 21600 21600" draw:type="mso-spt202" draw:enhanced-path="M 0 0 L 21600 0 21600 21600 0 21600 0 0 Z N"/>
        </draw:custom-shape>
        <draw:custom-shape draw:style-name="gr1356" draw:text-style-name="P15" draw:layer="layout" svg:width="1.632cm" svg:height="1.376cm" svg:x="8.405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1357" draw:text-style-name="P15" draw:layer="layout" svg:width="1.632cm" svg:height="1.376cm" svg:x="6.773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1358" draw:text-style-name="P15" draw:layer="layout" svg:width="1.631cm" svg:height="1.376cm" svg:x="10.037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1359" draw:text-style-name="P17" draw:layer="layout" svg:width="1.632cm" svg:height="1.376cm" svg:x="11.668cm" svg:y="13.097cm">
          <text:list text:style-name="L7">
            <text:list-header>
              <text:p text:style-name="P16"><text:span text:style-name="T14">42</text:span></text:p>
            </text:list-header>
          </text:list>
          <draw:enhanced-geometry svg:viewBox="0 0 21600 21600" draw:type="mso-spt202" draw:enhanced-path="M 0 0 L 21600 0 21600 21600 0 21600 0 0 Z N"/>
        </draw:custom-shape>
        <draw:custom-shape draw:style-name="gr1360" draw:text-style-name="P15" draw:layer="layout" svg:width="1.632cm" svg:height="1.376cm" svg:x="14.931cm" svg:y="13.097cm">
          <text:list text:style-name="L7">
            <text:list-header>
              <text:p text:style-name="P14"><text:span text:style-name="T14">67</text:span></text:p>
            </text:list-header>
          </text:list>
          <draw:enhanced-geometry svg:viewBox="0 0 21600 21600" draw:type="mso-spt202" draw:enhanced-path="M 0 0 L 21600 0 21600 21600 0 21600 0 0 Z N"/>
        </draw:custom-shape>
        <draw:custom-shape draw:style-name="gr1361" draw:text-style-name="P15" draw:layer="layout" svg:width="1.631cm" svg:height="1.376cm" svg:x="5.142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1362"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1363"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1364"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1365" draw:text-style-name="P17" draw:layer="layout" svg:width="1.631cm" svg:height="1.376cm" svg:x="4.86cm" svg:y="6.681cm">
          <text:list text:style-name="L3">
            <text:list-header>
              <text:p text:style-name="P16"><text:span text:style-name="T11">3</text:span></text:p>
            </text:list-header>
          </text:list>
          <draw:enhanced-geometry svg:viewBox="0 0 21600 21600" draw:type="mso-spt202" draw:enhanced-path="M 0 0 L 21600 0 21600 21600 0 21600 0 0 Z N"/>
        </draw:custom-shape>
        <draw:custom-shape draw:style-name="gr1366" draw:text-style-name="P17" draw:layer="layout" svg:width="1.631cm" svg:height="1.375cm" svg:x="4.86cm" svg:y="8.057cm">
          <text:list text:style-name="L3">
            <text:list-header>
              <text:p text:style-name="P16"><text:span text:style-name="T11">3</text:span></text:p>
            </text:list-header>
          </text:list>
          <draw:enhanced-geometry svg:viewBox="0 0 21600 21600" draw:type="mso-spt202" draw:enhanced-path="M 0 0 L 21600 0 21600 21600 0 21600 0 0 Z N"/>
        </draw:custom-shape>
        <draw:custom-shape draw:style-name="gr1367"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1368"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1369" draw:text-style-name="P5" draw:layer="layout" svg:x1="9.234cm" svg:y1="12.774cm" svg:x2="9.234cm" svg:y2="11.535cm">
            <text:p/>
          </draw:line>
          <draw:line draw:style-name="gr1370" draw:text-style-name="P5" draw:layer="layout" svg:x1="10.874cm" svg:y1="12.774cm" svg:x2="10.874cm" svg:y2="11.535cm">
            <text:p/>
          </draw:line>
          <draw:line draw:style-name="gr84" draw:text-style-name="P5" draw:layer="layout" svg:x1="9.234cm" svg:y1="11.535cm" svg:x2="10.874cm" svg:y2="11.535cm">
            <text:p/>
          </draw:line>
        </draw:g>
        <draw:custom-shape draw:style-name="gr1371"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1372" draw:text-style-name="P17" draw:layer="layout" svg:width="2.955cm" svg:height="1.376cm" svg:x="14.865cm" svg:y="5.305cm">
          <text:list text:style-name="L3">
            <text:list-header>
              <text:p text:style-name="P16"><text:span text:style-name="T11">false</text:span></text:p>
            </text:list-header>
          </text:list>
          <draw:enhanced-geometry svg:viewBox="0 0 21600 21600" draw:type="mso-spt202" draw:enhanced-path="M 0 0 L 21600 0 21600 21600 0 21600 0 0 Z N"/>
        </draw:custom-shape>
        <draw:custom-shape draw:style-name="gr1373" draw:text-style-name="P6" draw:layer="layout" svg:width="4.075cm" svg:height="1.277cm" svg:x="7.999cm" svg:y="10.16cm">
          <text:list text:style-name="L1">
            <text:list-header>
              <text:p text:style-name="P1"><text:span text:style-name="T4">No Swap</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87" presentation:class="page"/>
          <draw:frame presentation:style-name="pr5" draw:text-style-name="P8" draw:layer="layout" svg:width="14.094cm" svg:height="11.707cm" svg:x="2.562cm" svg:y="12.373cm" presentation:class="notes" presentation:placeholder="true">
            <draw:text-box/>
          </draw:frame>
        </presentation:notes>
      </draw:page>
      <draw:page draw:name="After Fifth Pass of Outer Loop"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After Fifth Pass of Outer Loop</text:p>
              </text:list-header>
            </text:list>
          </draw:text-box>
        </draw:frame>
        <draw:custom-shape draw:style-name="gr1374" draw:text-style-name="P15" draw:layer="layout" svg:width="1.631cm" svg:height="1.376cm" svg:x="13.3cm" svg:y="13.097cm">
          <text:list text:style-name="L7">
            <text:list-header>
              <text:p text:style-name="P14"><text:span text:style-name="T14">45</text:span></text:p>
            </text:list-header>
          </text:list>
          <draw:enhanced-geometry svg:viewBox="0 0 21600 21600" draw:type="mso-spt202" draw:enhanced-path="M 0 0 L 21600 0 21600 21600 0 21600 0 0 Z N"/>
        </draw:custom-shape>
        <draw:custom-shape draw:style-name="gr1375" draw:text-style-name="P15" draw:layer="layout" svg:width="1.632cm" svg:height="1.376cm" svg:x="8.405cm" svg:y="13.09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1376" draw:text-style-name="P15" draw:layer="layout" svg:width="1.632cm" svg:height="1.376cm" svg:x="6.773cm" svg:y="13.09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1377" draw:text-style-name="P15" draw:layer="layout" svg:width="1.631cm" svg:height="1.376cm" svg:x="10.037cm" svg:y="13.097cm">
          <text:list text:style-name="L3">
            <text:list-header>
              <text:p text:style-name="P14"><text:span text:style-name="T11">33</text:span></text:p>
            </text:list-header>
          </text:list>
          <draw:enhanced-geometry svg:viewBox="0 0 21600 21600" draw:type="mso-spt202" draw:enhanced-path="M 0 0 L 21600 0 21600 21600 0 21600 0 0 Z N"/>
        </draw:custom-shape>
        <draw:custom-shape draw:style-name="gr1378" draw:text-style-name="P17" draw:layer="layout" svg:width="1.632cm" svg:height="1.376cm" svg:x="11.668cm" svg:y="13.097cm">
          <text:list text:style-name="L7">
            <text:list-header>
              <text:p text:style-name="P16"><text:span text:style-name="T14">42</text:span></text:p>
            </text:list-header>
          </text:list>
          <draw:enhanced-geometry svg:viewBox="0 0 21600 21600" draw:type="mso-spt202" draw:enhanced-path="M 0 0 L 21600 0 21600 21600 0 21600 0 0 Z N"/>
        </draw:custom-shape>
        <draw:custom-shape draw:style-name="gr1379" draw:text-style-name="P15" draw:layer="layout" svg:width="1.632cm" svg:height="1.376cm" svg:x="14.931cm" svg:y="13.097cm">
          <text:list text:style-name="L7">
            <text:list-header>
              <text:p text:style-name="P14"><text:span text:style-name="T14">67</text:span></text:p>
            </text:list-header>
          </text:list>
          <draw:enhanced-geometry svg:viewBox="0 0 21600 21600" draw:type="mso-spt202" draw:enhanced-path="M 0 0 L 21600 0 21600 21600 0 21600 0 0 Z N"/>
        </draw:custom-shape>
        <draw:custom-shape draw:style-name="gr1380" draw:text-style-name="P15" draw:layer="layout" svg:width="1.631cm" svg:height="1.376cm" svg:x="5.142cm" svg:y="13.09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1381" draw:text-style-name="P15" draw:layer="layout" svg:width="1.632cm" svg:height="1.376cm" svg:x="16.563cm" svg:y="13.09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4.70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1382"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1383"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1384" draw:text-style-name="P17" draw:layer="layout" svg:width="1.631cm" svg:height="1.376cm" svg:x="4.86cm" svg:y="6.681cm">
          <text:list text:style-name="L5">
            <text:list-header>
              <text:p text:style-name="P16"><text:span text:style-name="T13">3</text:span></text:p>
            </text:list-header>
          </text:list>
          <draw:enhanced-geometry svg:viewBox="0 0 21600 21600" draw:type="mso-spt202" draw:enhanced-path="M 0 0 L 21600 0 21600 21600 0 21600 0 0 Z N"/>
        </draw:custom-shape>
        <draw:custom-shape draw:style-name="gr1385" draw:text-style-name="P17" draw:layer="layout" svg:width="1.631cm" svg:height="1.375cm" svg:x="4.86cm" svg:y="8.057cm">
          <text:list text:style-name="L5">
            <text:list-header>
              <text:p text:style-name="P16"><text:span text:style-name="T13">4</text:span></text:p>
            </text:list-header>
          </text:list>
          <draw:enhanced-geometry svg:viewBox="0 0 21600 21600" draw:type="mso-spt202" draw:enhanced-path="M 0 0 L 21600 0 21600 21600 0 21600 0 0 Z N"/>
        </draw:custom-shape>
        <draw:custom-shape draw:style-name="gr1386"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1387"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g>
          <draw:line draw:style-name="gr1388" draw:text-style-name="P5" draw:layer="layout" svg:x1="10.848cm" svg:y1="12.774cm" svg:x2="10.848cm" svg:y2="11.535cm">
            <text:p/>
          </draw:line>
          <draw:line draw:style-name="gr1389" draw:text-style-name="P5" draw:layer="layout" svg:x1="12.488cm" svg:y1="12.774cm" svg:x2="12.488cm" svg:y2="11.535cm">
            <text:p/>
          </draw:line>
          <draw:line draw:style-name="gr84" draw:text-style-name="P5" draw:layer="layout" svg:x1="10.848cm" svg:y1="11.535cm" svg:x2="12.488cm" svg:y2="11.535cm">
            <text:p/>
          </draw:line>
        </draw:g>
        <draw:custom-shape draw:style-name="gr1390"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1391" draw:text-style-name="P17" draw:layer="layout" svg:width="2.955cm" svg:height="1.376cm" svg:x="14.865cm" svg:y="5.305cm">
          <text:list text:style-name="L3">
            <text:list-header>
              <text:p text:style-name="P16"><text:span text:style-name="T11">false</text:span></text:p>
            </text:list-header>
          </text:list>
          <draw:enhanced-geometry svg:viewBox="0 0 21600 21600" draw:type="mso-spt202" draw:enhanced-path="M 0 0 L 21600 0 21600 21600 0 21600 0 0 Z N"/>
        </draw:custom-shape>
        <draw:custom-shape draw:style-name="gr1392" draw:text-style-name="P6" draw:layer="layout" svg:width="11.136cm" svg:height="1.277cm" svg:x="8.687cm" svg:y="7.805cm">
          <text:list text:style-name="L5">
            <text:list-header>
              <text:p text:style-name="P1"><text:span text:style-name="T5">Finished fifth “Bubble Up”</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88" presentation:class="page"/>
          <draw:frame presentation:style-name="pr5" draw:text-style-name="P8" draw:layer="layout" svg:width="14.094cm" svg:height="11.707cm" svg:x="2.562cm" svg:y="12.373cm" presentation:class="notes" presentation:placeholder="true">
            <draw:text-box/>
          </draw:frame>
        </presentation:notes>
      </draw:page>
      <draw:page draw:name="Finished “Early”"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Finished “Early”</text:p>
              </text:list-header>
            </text:list>
          </draw:text-box>
        </draw:frame>
        <draw:custom-shape draw:style-name="gr1393" draw:text-style-name="P15" draw:layer="layout" svg:width="1.631cm" svg:height="1.376cm" svg:x="13.3cm" svg:y="14.367cm">
          <text:list text:style-name="L7">
            <text:list-header>
              <text:p text:style-name="P14"><text:span text:style-name="T14">45</text:span></text:p>
            </text:list-header>
          </text:list>
          <draw:enhanced-geometry svg:viewBox="0 0 21600 21600" draw:type="mso-spt202" draw:enhanced-path="M 0 0 L 21600 0 21600 21600 0 21600 0 0 Z N"/>
        </draw:custom-shape>
        <draw:custom-shape draw:style-name="gr1394" draw:text-style-name="P15" draw:layer="layout" svg:width="1.632cm" svg:height="1.376cm" svg:x="8.405cm" svg:y="14.367cm">
          <text:list text:style-name="L3">
            <text:list-header>
              <text:p text:style-name="P14"><text:span text:style-name="T11">23</text:span></text:p>
            </text:list-header>
          </text:list>
          <draw:enhanced-geometry svg:viewBox="0 0 21600 21600" draw:type="mso-spt202" draw:enhanced-path="M 0 0 L 21600 0 21600 21600 0 21600 0 0 Z N"/>
        </draw:custom-shape>
        <draw:custom-shape draw:style-name="gr1395" draw:text-style-name="P15" draw:layer="layout" svg:width="1.632cm" svg:height="1.376cm" svg:x="6.773cm" svg:y="14.367cm">
          <text:list text:style-name="L3">
            <text:list-header>
              <text:p text:style-name="P14"><text:span text:style-name="T11">14</text:span></text:p>
            </text:list-header>
          </text:list>
          <draw:enhanced-geometry svg:viewBox="0 0 21600 21600" draw:type="mso-spt202" draw:enhanced-path="M 0 0 L 21600 0 21600 21600 0 21600 0 0 Z N"/>
        </draw:custom-shape>
        <draw:custom-shape draw:style-name="gr1396" draw:text-style-name="P15" draw:layer="layout" svg:width="1.631cm" svg:height="1.376cm" svg:x="10.037cm" svg:y="14.367cm">
          <text:list text:style-name="L7">
            <text:list-header>
              <text:p text:style-name="P14"><text:span text:style-name="T14">33</text:span></text:p>
            </text:list-header>
          </text:list>
          <draw:enhanced-geometry svg:viewBox="0 0 21600 21600" draw:type="mso-spt202" draw:enhanced-path="M 0 0 L 21600 0 21600 21600 0 21600 0 0 Z N"/>
        </draw:custom-shape>
        <draw:custom-shape draw:style-name="gr1397" draw:text-style-name="P17" draw:layer="layout" svg:width="1.632cm" svg:height="1.376cm" svg:x="11.668cm" svg:y="14.367cm">
          <text:list text:style-name="L7">
            <text:list-header>
              <text:p text:style-name="P16"><text:span text:style-name="T14">42</text:span></text:p>
            </text:list-header>
          </text:list>
          <draw:enhanced-geometry svg:viewBox="0 0 21600 21600" draw:type="mso-spt202" draw:enhanced-path="M 0 0 L 21600 0 21600 21600 0 21600 0 0 Z N"/>
        </draw:custom-shape>
        <draw:custom-shape draw:style-name="gr1398" draw:text-style-name="P15" draw:layer="layout" svg:width="1.632cm" svg:height="1.376cm" svg:x="14.931cm" svg:y="14.367cm">
          <text:list text:style-name="L7">
            <text:list-header>
              <text:p text:style-name="P14"><text:span text:style-name="T14">67</text:span></text:p>
            </text:list-header>
          </text:list>
          <draw:enhanced-geometry svg:viewBox="0 0 21600 21600" draw:type="mso-spt202" draw:enhanced-path="M 0 0 L 21600 0 21600 21600 0 21600 0 0 Z N"/>
        </draw:custom-shape>
        <draw:custom-shape draw:style-name="gr1399" draw:text-style-name="P15" draw:layer="layout" svg:width="1.631cm" svg:height="1.376cm" svg:x="5.142cm" svg:y="14.367cm">
          <text:list text:style-name="L3">
            <text:list-header>
              <text:p text:style-name="P14"><text:span text:style-name="T11">6</text:span></text:p>
            </text:list-header>
          </text:list>
          <draw:enhanced-geometry svg:viewBox="0 0 21600 21600" draw:type="mso-spt202" draw:enhanced-path="M 0 0 L 21600 0 21600 21600 0 21600 0 0 Z N"/>
        </draw:custom-shape>
        <draw:custom-shape draw:style-name="gr1400" draw:text-style-name="P15" draw:layer="layout" svg:width="1.632cm" svg:height="1.376cm" svg:x="16.563cm" svg:y="14.367cm">
          <text:list text:style-name="L7">
            <text:list-header>
              <text:p text:style-name="P14"><text:span text:style-name="T14">98</text:span></text:p>
            </text:list-header>
          </text:list>
          <draw:enhanced-geometry svg:viewBox="0 0 21600 21600" draw:type="mso-spt202" draw:enhanced-path="M 0 0 L 21600 0 21600 21600 0 21600 0 0 Z N"/>
        </draw:custom-shape>
        <draw:custom-shape draw:style-name="gr59" draw:text-style-name="P6" draw:layer="layout" svg:width="12.321cm" svg:height="1.277cm" svg:x="5.543cm" svg:y="15.972cm">
          <text:list text:style-name="L3">
            <text:list-header>
              <text:p text:style-name="P1"><text:span text:style-name="T9">1 <text:s text:c="4"/>2 <text:s text:c="3"/>3 <text:s text:c="4"/>4 <text:s text:c="5"/>5 <text:s text:c="3"/>6 <text:s text:c="4"/>7 <text:s text:c="4"/>8</text:span></text:p>
            </text:list-header>
          </text:list>
          <draw:enhanced-geometry svg:viewBox="0 0 21600 21600" draw:type="mso-spt202" draw:enhanced-path="M 0 0 L 21600 0 21600 21600 0 21600 0 0 Z N"/>
        </draw:custom-shape>
        <draw:custom-shape draw:style-name="gr1401" draw:text-style-name="P15" draw:layer="layout" svg:width="3.042cm" svg:height="1.277cm" svg:x="1.687cm" svg:y="6.681cm">
          <text:list text:style-name="L3">
            <text:list-header>
              <text:p text:style-name="P14"><text:span text:style-name="T11">to_do</text:span></text:p>
            </text:list-header>
          </text:list>
          <draw:enhanced-geometry svg:viewBox="0 0 21600 21600" draw:type="mso-spt202" draw:enhanced-path="M 0 0 L 21600 0 21600 21600 0 21600 0 0 Z N"/>
        </draw:custom-shape>
        <draw:custom-shape draw:style-name="gr1402" draw:text-style-name="P15" draw:layer="layout" svg:width="3.042cm" svg:height="1.277cm" svg:x="1.687cm" svg:y="8.057cm">
          <text:list text:style-name="L3">
            <text:list-header>
              <text:p text:style-name="P14"><text:span text:style-name="T11">index</text:span></text:p>
            </text:list-header>
          </text:list>
          <draw:enhanced-geometry svg:viewBox="0 0 21600 21600" draw:type="mso-spt202" draw:enhanced-path="M 0 0 L 21600 0 21600 21600 0 21600 0 0 Z N"/>
        </draw:custom-shape>
        <draw:custom-shape draw:style-name="gr1403" draw:text-style-name="P17" draw:layer="layout" svg:width="1.631cm" svg:height="1.376cm" svg:x="4.86cm" svg:y="6.681cm">
          <text:list text:style-name="L3">
            <text:list-header>
              <text:p text:style-name="P16"><text:span text:style-name="T11">3</text:span></text:p>
            </text:list-header>
          </text:list>
          <draw:enhanced-geometry svg:viewBox="0 0 21600 21600" draw:type="mso-spt202" draw:enhanced-path="M 0 0 L 21600 0 21600 21600 0 21600 0 0 Z N"/>
        </draw:custom-shape>
        <draw:custom-shape draw:style-name="gr1404" draw:text-style-name="P17" draw:layer="layout" svg:width="1.631cm" svg:height="1.375cm" svg:x="4.86cm" svg:y="8.057cm">
          <text:list text:style-name="L3">
            <text:list-header>
              <text:p text:style-name="P16"><text:span text:style-name="T11">4</text:span></text:p>
            </text:list-header>
          </text:list>
          <draw:enhanced-geometry svg:viewBox="0 0 21600 21600" draw:type="mso-spt202" draw:enhanced-path="M 0 0 L 21600 0 21600 21600 0 21600 0 0 Z N"/>
        </draw:custom-shape>
        <draw:custom-shape draw:style-name="gr1405" draw:text-style-name="P15" draw:layer="layout" svg:width="3.042cm" svg:height="1.277cm" svg:x="1.665cm" svg:y="5.305cm">
          <text:list text:style-name="L3">
            <text:list-header>
              <text:p text:style-name="P14"><text:span text:style-name="T11">N <text:s text:c="3"/></text:span></text:p>
            </text:list-header>
          </text:list>
          <draw:enhanced-geometry svg:viewBox="0 0 21600 21600" draw:type="mso-spt202" draw:enhanced-path="M 0 0 L 21600 0 21600 21600 0 21600 0 0 Z N"/>
        </draw:custom-shape>
        <draw:custom-shape draw:style-name="gr1406" draw:text-style-name="P17" draw:layer="layout" svg:width="1.658cm" svg:height="1.376cm" svg:x="4.833cm" svg:y="5.305cm">
          <text:list text:style-name="L3">
            <text:list-header>
              <text:p text:style-name="P16"><text:span text:style-name="T11">8</text:span></text:p>
            </text:list-header>
          </text:list>
          <draw:enhanced-geometry svg:viewBox="0 0 21600 21600" draw:type="mso-spt202" draw:enhanced-path="M 0 0 L 21600 0 21600 21600 0 21600 0 0 Z N"/>
        </draw:custom-shape>
        <draw:custom-shape draw:style-name="gr1407" draw:text-style-name="P15" draw:layer="layout" svg:width="6.598cm" svg:height="1.277cm" svg:x="10.036cm" svg:y="5.411cm">
          <text:list text:style-name="L3">
            <text:list-header>
              <text:p text:style-name="P14"><text:span text:style-name="T11">did_swap <text:s text:c="3"/></text:span></text:p>
            </text:list-header>
          </text:list>
          <draw:enhanced-geometry svg:viewBox="0 0 21600 21600" draw:type="mso-spt202" draw:enhanced-path="M 0 0 L 21600 0 21600 21600 0 21600 0 0 Z N"/>
        </draw:custom-shape>
        <draw:custom-shape draw:style-name="gr1408" draw:text-style-name="P17" draw:layer="layout" svg:width="2.955cm" svg:height="1.376cm" svg:x="14.865cm" svg:y="5.305cm">
          <text:list text:style-name="L5">
            <text:list-header>
              <text:p text:style-name="P16"><text:span text:style-name="T13">false</text:span></text:p>
            </text:list-header>
          </text:list>
          <draw:enhanced-geometry svg:viewBox="0 0 21600 21600" draw:type="mso-spt202" draw:enhanced-path="M 0 0 L 21600 0 21600 21600 0 21600 0 0 Z N"/>
        </draw:custom-shape>
        <draw:custom-shape draw:style-name="gr1409" draw:text-style-name="P6" draw:layer="layout" svg:width="11.64cm" svg:height="6.357cm" svg:x="8.691cm" svg:y="7.258cm">
          <text:list text:style-name="L5">
            <text:list-header>
              <text:p text:style-name="P1"><text:span text:style-name="T5">We didn’t do any swapping,</text:span><text:span text:style-name="T5"><text:line-break/></text:span><text:span text:style-name="T5">so all of the other elements</text:span><text:span text:style-name="T5"><text:line-break/></text:span><text:span text:style-name="T5">must be correctly placed.</text:span></text:p>
              <text:p text:style-name="P1"><text:span text:style-name="T5"/></text:p>
            </text:list-header>
          </text:list>
          <text:list text:style-name="L1">
            <text:list-header>
              <text:p text:style-name="P1"><text:span text:style-name="T4">We can “skip” the last two</text:span><text:span text:style-name="T4"><text:line-break/></text:span><text:span text:style-name="T4">passes of the outer loop.</text:span></text:p>
            </text:list-header>
          </text:list>
          <draw:enhanced-geometry svg:viewBox="0 0 21600 21600" draw:type="mso-spt202" draw:enhanced-path="M 0 0 L 21600 0 21600 21600 0 21600 0 0 Z N"/>
        </draw:custom-shape>
        <presentation:notes draw:style-name="dp4">
          <draw:page-thumbnail draw:style-name="gr1" draw:layer="layout" svg:width="12.912cm" svg:height="9.684cm" svg:x="3.153cm" svg:y="2.006cm" draw:page-number="89" presentation:class="page"/>
          <draw:frame presentation:style-name="pr5" draw:text-style-name="P8" draw:layer="layout" svg:width="14.094cm" svg:height="11.707cm" svg:x="2.562cm" svg:y="12.373cm" presentation:class="notes" presentation:placeholder="true">
            <draw:text-box/>
          </draw:frame>
        </presentation:notes>
      </draw:page>
      <draw:page draw:name="Summary" draw:style-name="dp3" draw:master-page-name="Default" presentation:presentation-page-layout-name="AL2T1" presentation:use-date-time-name="dtd1">
        <draw:frame presentation:style-name="pr11" draw:text-style-name="P2" draw:layer="layout" svg:width="21.59cm" svg:height="2.681cm" svg:x="1.905cm" svg:y="1.692cm" presentation:class="title" presentation:user-transformed="true">
          <draw:text-box>
            <text:list text:style-name="L1">
              <text:list-header>
                <text:p text:style-name="P1">Summary</text:p>
              </text:list-header>
            </text:list>
          </draw:text-box>
        </draw:frame>
        <draw:frame presentation:style-name="pr12" draw:text-style-name="P2" draw:layer="layout" svg:width="21.59cm" svg:height="12.224cm" svg:x="1.905cm" svg:y="4.374cm" presentation:class="outline" presentation:user-transformed="true">
          <draw:text-box>
            <text:list text:style-name="L2">
              <text:list-item>
                <text:p text:style-name="P4"><text:span text:style-name="T2">“</text:span><text:span text:style-name="T2">Bubble Up” algorithm will </text:span><text:span text:style-name="T6">move largest value to its correct location</text:span><text:span text:style-name="T2"> (to the right)</text:span></text:p>
              </text:list-item>
              <text:list-item>
                <text:p text:style-name="P4"><text:span text:style-name="T2">Repeat “Bubble Up” until all elements are correctly placed:</text:span></text:p>
              </text:list-item>
            </text:list>
            <text:list text:style-name="L8">
              <text:list-item>
                <text:list>
                  <text:list-item>
                    <text:p text:style-name="P4"><text:span text:style-name="T6">Maximum of N-1 times</text:span></text:p>
                  </text:list-item>
                </text:list>
              </text:list-item>
            </text:list>
            <text:list text:style-name="L4">
              <text:list-item>
                <text:list>
                  <text:list-item>
                    <text:p text:style-name="P4"><text:span text:style-name="T2">Can finish early if </text:span><text:span text:style-name="T6">no swapping</text:span><text:span text:style-name="T2"> occurs</text:span></text:p>
                  </text:list-item>
                </text:list>
              </text:list-item>
            </text:list>
            <text:list text:style-name="L2">
              <text:list-item>
                <text:p text:style-name="P4"><text:span text:style-name="T2">We reduce the number of elements we compare each time one is correctly placed</text:span></text:p>
              </text:list-item>
            </text:list>
          </draw:text-box>
        </draw:frame>
        <presentation:notes draw:style-name="dp2">
          <draw:page-thumbnail draw:style-name="gr1" draw:layer="layout" svg:width="12.912cm" svg:height="9.684cm" svg:x="3.153cm" svg:y="2.006cm" draw:page-number="90" presentation:class="page"/>
          <draw:frame presentation:style-name="pr2" draw:text-style-name="P3" draw:layer="layout" svg:width="14.094cm" svg:height="11.707cm" svg:x="2.562cm" svg:y="12.373cm">
            <draw:text-box>
              <text:p/>
            </draw:text-box>
          </draw:frame>
        </presentation:notes>
      </draw:page>
      <draw:page draw:name="Truth in CS Act" draw:style-name="dp1" draw:master-page-name="Default" presentation:presentation-page-layout-name="AL2T1"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5">Truth in CS Act</text:span></text:p>
              </text:list-header>
            </text:list>
          </draw:text-box>
        </draw:frame>
        <draw:frame presentation:style-name="pr4" draw:text-style-name="P2" draw:layer="layout" svg:width="21.59cm" svg:height="11.43cm" svg:x="1.905cm" svg:y="5.503cm" presentation:class="outline" presentation:user-transformed="true">
          <draw:text-box>
            <text:list text:style-name="L2">
              <text:list-item>
                <text:p xml:id="id22" text:id="id22" text:style-name="P18"><text:span text:style-name="T16">NOBODY EVER USES BUBBLE SORT</text:span></text:p>
              </text:list-item>
              <text:list-item>
                <text:p xml:id="id23" text:id="id23" text:style-name="P18"><text:span text:style-name="T16">NOBODY</text:span></text:p>
              </text:list-item>
              <text:list-item>
                <text:p xml:id="id24" text:id="id24" text:style-name="P18"><text:span text:style-name="T16">NOT EVER</text:span></text:p>
              </text:list-item>
              <text:list-item>
                <text:p xml:id="id25" text:id="id25" text:style-name="P18"><text:span text:style-name="T16">BECAUSE IT IS EXTREMELY INEFFICIENT</text:span></text:p>
              </text:list-item>
            </text:list>
          </draw:text-box>
        </draw:frame>
        <draw:custom-shape draw:style-name="gr1410" draw:text-style-name="P15" draw:layer="layout" svg:width="1.683cm" svg:height="1.277cm" svg:x="23.116cm" svg:y="0.423cm">
          <text:list text:style-name="L3">
            <text:list-header>
              <text:p text:style-name="P14"><text:span text:style-name="T17">LB</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seq>
        </anim:par>
        <presentation:notes draw:style-name="dp4">
          <draw:page-thumbnail draw:style-name="gr1" draw:layer="layout" svg:width="12.912cm" svg:height="9.684cm" svg:x="3.153cm" svg:y="2.006cm" draw:page-number="91" presentation:class="page"/>
          <draw:frame presentation:style-name="pr5" draw:text-style-name="P8" draw:layer="layout" svg:width="14.094cm" svg:height="11.707cm" svg:x="2.562cm" svg:y="12.373cm" presentation:class="notes" presentation:placeholder="true">
            <draw:text-box/>
          </draw:frame>
        </presentation:notes>
      </draw:page>
      <presentation:settings presentation:mouse-visible="false">
        <presentation:show presentation:name="Custom Show 1" presentation:pages="Sorting,&quot;Bubbling Up&quot; the Largest Element,page9,Items of Interest,Repeat “Bubble Up” How Many Times?,“Bubbling” All the Elements,page14,Already Sorted Collections?,Using a Boolean “Flag”,page14,Already Sorted Collections?,Using a Boolean “Flag”,An Animated Example,Summary"/>
      </presentation:settings>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Arial Black" svg:font-family="'Arial Black'" style:font-family-generic="roman"/>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Arrowheads_20_1" draw:display-name="Arrowheads 1" svg:viewBox="0 0 318 318" svg:d="M159 0l159 318h-318z"/>
    <draw:marker draw:name="Arrowheads_20_10" draw:display-name="Arrowheads 10" svg:viewBox="0 0 318 318" svg:d="M159 0l159 318h-318z"/>
    <draw:marker draw:name="Arrowheads_20_100" draw:display-name="Arrowheads 100" svg:viewBox="0 0 318 318" svg:d="M159 0l159 318h-318z"/>
    <draw:marker draw:name="Arrowheads_20_101" draw:display-name="Arrowheads 101" svg:viewBox="0 0 318 318" svg:d="M159 0l159 318h-318z"/>
    <draw:marker draw:name="Arrowheads_20_102" draw:display-name="Arrowheads 102" svg:viewBox="0 0 318 318" svg:d="M159 0l159 318h-318z"/>
    <draw:marker draw:name="Arrowheads_20_103" draw:display-name="Arrowheads 103" svg:viewBox="0 0 318 318" svg:d="M159 0l159 318h-318z"/>
    <draw:marker draw:name="Arrowheads_20_104" draw:display-name="Arrowheads 104" svg:viewBox="0 0 318 318" svg:d="M159 0l159 318h-318z"/>
    <draw:marker draw:name="Arrowheads_20_105" draw:display-name="Arrowheads 105" svg:viewBox="0 0 318 318" svg:d="M159 0l159 318h-318z"/>
    <draw:marker draw:name="Arrowheads_20_106" draw:display-name="Arrowheads 106" svg:viewBox="0 0 318 318" svg:d="M159 0l159 318h-318z"/>
    <draw:marker draw:name="Arrowheads_20_107" draw:display-name="Arrowheads 107" svg:viewBox="0 0 318 318" svg:d="M159 0l159 318h-318z"/>
    <draw:marker draw:name="Arrowheads_20_108" draw:display-name="Arrowheads 108" svg:viewBox="0 0 318 318" svg:d="M159 0l159 318h-318z"/>
    <draw:marker draw:name="Arrowheads_20_109" draw:display-name="Arrowheads 109" svg:viewBox="0 0 318 318" svg:d="M159 0l159 318h-318z"/>
    <draw:marker draw:name="Arrowheads_20_11" draw:display-name="Arrowheads 11" svg:viewBox="0 0 318 318" svg:d="M159 0l159 318h-318z"/>
    <draw:marker draw:name="Arrowheads_20_110" draw:display-name="Arrowheads 110" svg:viewBox="0 0 318 318" svg:d="M159 0l159 318h-318z"/>
    <draw:marker draw:name="Arrowheads_20_111" draw:display-name="Arrowheads 111" svg:viewBox="0 0 318 318" svg:d="M159 0l159 318h-318z"/>
    <draw:marker draw:name="Arrowheads_20_112" draw:display-name="Arrowheads 112" svg:viewBox="0 0 318 318" svg:d="M159 0l159 318h-318z"/>
    <draw:marker draw:name="Arrowheads_20_113" draw:display-name="Arrowheads 113" svg:viewBox="0 0 318 318" svg:d="M159 0l159 318h-318z"/>
    <draw:marker draw:name="Arrowheads_20_114" draw:display-name="Arrowheads 114" svg:viewBox="0 0 318 318" svg:d="M159 0l159 318h-318z"/>
    <draw:marker draw:name="Arrowheads_20_115" draw:display-name="Arrowheads 115" svg:viewBox="0 0 318 318" svg:d="M159 0l159 318h-318z"/>
    <draw:marker draw:name="Arrowheads_20_116" draw:display-name="Arrowheads 116" svg:viewBox="0 0 318 318" svg:d="M159 0l159 318h-318z"/>
    <draw:marker draw:name="Arrowheads_20_117" draw:display-name="Arrowheads 117" svg:viewBox="0 0 318 318" svg:d="M159 0l159 318h-318z"/>
    <draw:marker draw:name="Arrowheads_20_118" draw:display-name="Arrowheads 118" svg:viewBox="0 0 318 318" svg:d="M159 0l159 318h-318z"/>
    <draw:marker draw:name="Arrowheads_20_119" draw:display-name="Arrowheads 119" svg:viewBox="0 0 318 318" svg:d="M159 0l159 318h-318z"/>
    <draw:marker draw:name="Arrowheads_20_12" draw:display-name="Arrowheads 12" svg:viewBox="0 0 318 318" svg:d="M159 0l159 318h-318z"/>
    <draw:marker draw:name="Arrowheads_20_120" draw:display-name="Arrowheads 120" svg:viewBox="0 0 318 318" svg:d="M159 0l159 318h-318z"/>
    <draw:marker draw:name="Arrowheads_20_121" draw:display-name="Arrowheads 121" svg:viewBox="0 0 318 318" svg:d="M159 0l159 318h-318z"/>
    <draw:marker draw:name="Arrowheads_20_122" draw:display-name="Arrowheads 122" svg:viewBox="0 0 318 318" svg:d="M159 0l159 318h-318z"/>
    <draw:marker draw:name="Arrowheads_20_123" draw:display-name="Arrowheads 123" svg:viewBox="0 0 318 318" svg:d="M159 0l159 318h-318z"/>
    <draw:marker draw:name="Arrowheads_20_124" draw:display-name="Arrowheads 124" svg:viewBox="0 0 318 318" svg:d="M159 0l159 318h-318z"/>
    <draw:marker draw:name="Arrowheads_20_125" draw:display-name="Arrowheads 125" svg:viewBox="0 0 318 318" svg:d="M159 0l159 318h-318z"/>
    <draw:marker draw:name="Arrowheads_20_126" draw:display-name="Arrowheads 126" svg:viewBox="0 0 318 318" svg:d="M159 0l159 318h-318z"/>
    <draw:marker draw:name="Arrowheads_20_127" draw:display-name="Arrowheads 127" svg:viewBox="0 0 318 318" svg:d="M159 0l159 318h-318z"/>
    <draw:marker draw:name="Arrowheads_20_128" draw:display-name="Arrowheads 128" svg:viewBox="0 0 318 318" svg:d="M159 0l159 318h-318z"/>
    <draw:marker draw:name="Arrowheads_20_129" draw:display-name="Arrowheads 129" svg:viewBox="0 0 318 318" svg:d="M159 0l159 318h-318z"/>
    <draw:marker draw:name="Arrowheads_20_13" draw:display-name="Arrowheads 13" svg:viewBox="0 0 318 318" svg:d="M159 0l159 318h-318z"/>
    <draw:marker draw:name="Arrowheads_20_130" draw:display-name="Arrowheads 130" svg:viewBox="0 0 318 318" svg:d="M159 0l159 318h-318z"/>
    <draw:marker draw:name="Arrowheads_20_131" draw:display-name="Arrowheads 131" svg:viewBox="0 0 318 318" svg:d="M159 0l159 318h-318z"/>
    <draw:marker draw:name="Arrowheads_20_132" draw:display-name="Arrowheads 132" svg:viewBox="0 0 318 318" svg:d="M159 0l159 318h-318z"/>
    <draw:marker draw:name="Arrowheads_20_133" draw:display-name="Arrowheads 133" svg:viewBox="0 0 318 318" svg:d="M159 0l159 318h-318z"/>
    <draw:marker draw:name="Arrowheads_20_134" draw:display-name="Arrowheads 134" svg:viewBox="0 0 318 318" svg:d="M159 0l159 318h-318z"/>
    <draw:marker draw:name="Arrowheads_20_135" draw:display-name="Arrowheads 135" svg:viewBox="0 0 318 318" svg:d="M159 0l159 318h-318z"/>
    <draw:marker draw:name="Arrowheads_20_136" draw:display-name="Arrowheads 136" svg:viewBox="0 0 318 318" svg:d="M159 0l159 318h-318z"/>
    <draw:marker draw:name="Arrowheads_20_137" draw:display-name="Arrowheads 137" svg:viewBox="0 0 318 318" svg:d="M159 0l159 318h-318z"/>
    <draw:marker draw:name="Arrowheads_20_138" draw:display-name="Arrowheads 138" svg:viewBox="0 0 318 318" svg:d="M159 0l159 318h-318z"/>
    <draw:marker draw:name="Arrowheads_20_139" draw:display-name="Arrowheads 139" svg:viewBox="0 0 318 318" svg:d="M159 0l159 318h-318z"/>
    <draw:marker draw:name="Arrowheads_20_14" draw:display-name="Arrowheads 14" svg:viewBox="0 0 318 318" svg:d="M159 0l159 318h-318z"/>
    <draw:marker draw:name="Arrowheads_20_140" draw:display-name="Arrowheads 140" svg:viewBox="0 0 318 318" svg:d="M159 0l159 318h-318z"/>
    <draw:marker draw:name="Arrowheads_20_141" draw:display-name="Arrowheads 141" svg:viewBox="0 0 318 318" svg:d="M159 0l159 318h-318z"/>
    <draw:marker draw:name="Arrowheads_20_142" draw:display-name="Arrowheads 142" svg:viewBox="0 0 318 318" svg:d="M159 0l159 318h-318z"/>
    <draw:marker draw:name="Arrowheads_20_143" draw:display-name="Arrowheads 143" svg:viewBox="0 0 318 318" svg:d="M159 0l159 318h-318z"/>
    <draw:marker draw:name="Arrowheads_20_144" draw:display-name="Arrowheads 144" svg:viewBox="0 0 318 318" svg:d="M159 0l159 318h-318z"/>
    <draw:marker draw:name="Arrowheads_20_145" draw:display-name="Arrowheads 145" svg:viewBox="0 0 318 318" svg:d="M159 0l159 318h-318z"/>
    <draw:marker draw:name="Arrowheads_20_146" draw:display-name="Arrowheads 146" svg:viewBox="0 0 318 318" svg:d="M159 0l159 318h-318z"/>
    <draw:marker draw:name="Arrowheads_20_147" draw:display-name="Arrowheads 147" svg:viewBox="0 0 318 318" svg:d="M159 0l159 318h-318z"/>
    <draw:marker draw:name="Arrowheads_20_148" draw:display-name="Arrowheads 148" svg:viewBox="0 0 318 318" svg:d="M159 0l159 318h-318z"/>
    <draw:marker draw:name="Arrowheads_20_149" draw:display-name="Arrowheads 149" svg:viewBox="0 0 318 318" svg:d="M159 0l159 318h-318z"/>
    <draw:marker draw:name="Arrowheads_20_15" draw:display-name="Arrowheads 15" svg:viewBox="0 0 318 318" svg:d="M159 0l159 318h-318z"/>
    <draw:marker draw:name="Arrowheads_20_150" draw:display-name="Arrowheads 150" svg:viewBox="0 0 318 318" svg:d="M159 0l159 318h-318z"/>
    <draw:marker draw:name="Arrowheads_20_151" draw:display-name="Arrowheads 151" svg:viewBox="0 0 318 318" svg:d="M159 0l159 318h-318z"/>
    <draw:marker draw:name="Arrowheads_20_152" draw:display-name="Arrowheads 152" svg:viewBox="0 0 318 318" svg:d="M159 0l159 318h-318z"/>
    <draw:marker draw:name="Arrowheads_20_153" draw:display-name="Arrowheads 153" svg:viewBox="0 0 318 318" svg:d="M159 0l159 318h-318z"/>
    <draw:marker draw:name="Arrowheads_20_16" draw:display-name="Arrowheads 16" svg:viewBox="0 0 318 318" svg:d="M159 0l159 318h-318z"/>
    <draw:marker draw:name="Arrowheads_20_17" draw:display-name="Arrowheads 17" svg:viewBox="0 0 318 318" svg:d="M159 0l159 318h-318z"/>
    <draw:marker draw:name="Arrowheads_20_18" draw:display-name="Arrowheads 18" svg:viewBox="0 0 318 318" svg:d="M159 0l159 318h-318z"/>
    <draw:marker draw:name="Arrowheads_20_19" draw:display-name="Arrowheads 19" svg:viewBox="0 0 318 318" svg:d="M159 0l159 318h-318z"/>
    <draw:marker draw:name="Arrowheads_20_2" draw:display-name="Arrowheads 2" svg:viewBox="0 0 318 318" svg:d="M159 0l159 318h-318z"/>
    <draw:marker draw:name="Arrowheads_20_20" draw:display-name="Arrowheads 20" svg:viewBox="0 0 318 318" svg:d="M159 0l159 318h-318z"/>
    <draw:marker draw:name="Arrowheads_20_21" draw:display-name="Arrowheads 21" svg:viewBox="0 0 318 318" svg:d="M159 0l159 318h-318z"/>
    <draw:marker draw:name="Arrowheads_20_22" draw:display-name="Arrowheads 22" svg:viewBox="0 0 318 318" svg:d="M159 0l159 318h-318z"/>
    <draw:marker draw:name="Arrowheads_20_23" draw:display-name="Arrowheads 23" svg:viewBox="0 0 318 318" svg:d="M159 0l159 318h-318z"/>
    <draw:marker draw:name="Arrowheads_20_24" draw:display-name="Arrowheads 24" svg:viewBox="0 0 318 318" svg:d="M159 0l159 318h-318z"/>
    <draw:marker draw:name="Arrowheads_20_25" draw:display-name="Arrowheads 25" svg:viewBox="0 0 318 318" svg:d="M159 0l159 318h-318z"/>
    <draw:marker draw:name="Arrowheads_20_26" draw:display-name="Arrowheads 26" svg:viewBox="0 0 318 318" svg:d="M159 0l159 318h-318z"/>
    <draw:marker draw:name="Arrowheads_20_27" draw:display-name="Arrowheads 27" svg:viewBox="0 0 318 318" svg:d="M159 0l159 318h-318z"/>
    <draw:marker draw:name="Arrowheads_20_28" draw:display-name="Arrowheads 28" svg:viewBox="0 0 318 318" svg:d="M159 0l159 318h-318z"/>
    <draw:marker draw:name="Arrowheads_20_29" draw:display-name="Arrowheads 29" svg:viewBox="0 0 318 318" svg:d="M159 0l159 318h-318z"/>
    <draw:marker draw:name="Arrowheads_20_3" draw:display-name="Arrowheads 3" svg:viewBox="0 0 318 318" svg:d="M159 0l159 318h-318z"/>
    <draw:marker draw:name="Arrowheads_20_30" draw:display-name="Arrowheads 30" svg:viewBox="0 0 318 318" svg:d="M159 0l159 318h-318z"/>
    <draw:marker draw:name="Arrowheads_20_31" draw:display-name="Arrowheads 31" svg:viewBox="0 0 318 318" svg:d="M159 0l159 318h-318z"/>
    <draw:marker draw:name="Arrowheads_20_32" draw:display-name="Arrowheads 32" svg:viewBox="0 0 318 318" svg:d="M159 0l159 318h-318z"/>
    <draw:marker draw:name="Arrowheads_20_33" draw:display-name="Arrowheads 33" svg:viewBox="0 0 318 318" svg:d="M159 0l159 318h-318z"/>
    <draw:marker draw:name="Arrowheads_20_34" draw:display-name="Arrowheads 34" svg:viewBox="0 0 318 318" svg:d="M159 0l159 318h-318z"/>
    <draw:marker draw:name="Arrowheads_20_35" draw:display-name="Arrowheads 35" svg:viewBox="0 0 318 318" svg:d="M159 0l159 318h-318z"/>
    <draw:marker draw:name="Arrowheads_20_36" draw:display-name="Arrowheads 36" svg:viewBox="0 0 318 318" svg:d="M159 0l159 318h-318z"/>
    <draw:marker draw:name="Arrowheads_20_37" draw:display-name="Arrowheads 37" svg:viewBox="0 0 318 318" svg:d="M159 0l159 318h-318z"/>
    <draw:marker draw:name="Arrowheads_20_38" draw:display-name="Arrowheads 38" svg:viewBox="0 0 318 318" svg:d="M159 0l159 318h-318z"/>
    <draw:marker draw:name="Arrowheads_20_39" draw:display-name="Arrowheads 39" svg:viewBox="0 0 318 318" svg:d="M159 0l159 318h-318z"/>
    <draw:marker draw:name="Arrowheads_20_4" draw:display-name="Arrowheads 4" svg:viewBox="0 0 318 318" svg:d="M159 0l159 318h-318z"/>
    <draw:marker draw:name="Arrowheads_20_40" draw:display-name="Arrowheads 40" svg:viewBox="0 0 318 318" svg:d="M159 0l159 318h-318z"/>
    <draw:marker draw:name="Arrowheads_20_41" draw:display-name="Arrowheads 41" svg:viewBox="0 0 318 318" svg:d="M159 0l159 318h-318z"/>
    <draw:marker draw:name="Arrowheads_20_42" draw:display-name="Arrowheads 42" svg:viewBox="0 0 318 318" svg:d="M159 0l159 318h-318z"/>
    <draw:marker draw:name="Arrowheads_20_43" draw:display-name="Arrowheads 43" svg:viewBox="0 0 318 318" svg:d="M159 0l159 318h-318z"/>
    <draw:marker draw:name="Arrowheads_20_44" draw:display-name="Arrowheads 44" svg:viewBox="0 0 318 318" svg:d="M159 0l159 318h-318z"/>
    <draw:marker draw:name="Arrowheads_20_45" draw:display-name="Arrowheads 45" svg:viewBox="0 0 318 318" svg:d="M159 0l159 318h-318z"/>
    <draw:marker draw:name="Arrowheads_20_46" draw:display-name="Arrowheads 46" svg:viewBox="0 0 318 318" svg:d="M159 0l159 318h-318z"/>
    <draw:marker draw:name="Arrowheads_20_47" draw:display-name="Arrowheads 47" svg:viewBox="0 0 318 318" svg:d="M159 0l159 318h-318z"/>
    <draw:marker draw:name="Arrowheads_20_48" draw:display-name="Arrowheads 48" svg:viewBox="0 0 318 318" svg:d="M159 0l159 318h-318z"/>
    <draw:marker draw:name="Arrowheads_20_49" draw:display-name="Arrowheads 49" svg:viewBox="0 0 318 318" svg:d="M159 0l159 318h-318z"/>
    <draw:marker draw:name="Arrowheads_20_5" draw:display-name="Arrowheads 5" svg:viewBox="0 0 318 318" svg:d="M159 0l159 318h-318z"/>
    <draw:marker draw:name="Arrowheads_20_50" draw:display-name="Arrowheads 50" svg:viewBox="0 0 318 318" svg:d="M159 0l159 318h-318z"/>
    <draw:marker draw:name="Arrowheads_20_51" draw:display-name="Arrowheads 51" svg:viewBox="0 0 318 318" svg:d="M159 0l159 318h-318z"/>
    <draw:marker draw:name="Arrowheads_20_52" draw:display-name="Arrowheads 52" svg:viewBox="0 0 318 318" svg:d="M159 0l159 318h-318z"/>
    <draw:marker draw:name="Arrowheads_20_53" draw:display-name="Arrowheads 53" svg:viewBox="0 0 318 318" svg:d="M159 0l159 318h-318z"/>
    <draw:marker draw:name="Arrowheads_20_54" draw:display-name="Arrowheads 54" svg:viewBox="0 0 318 318" svg:d="M159 0l159 318h-318z"/>
    <draw:marker draw:name="Arrowheads_20_55" draw:display-name="Arrowheads 55" svg:viewBox="0 0 318 318" svg:d="M159 0l159 318h-318z"/>
    <draw:marker draw:name="Arrowheads_20_56" draw:display-name="Arrowheads 56" svg:viewBox="0 0 318 318" svg:d="M159 0l159 318h-318z"/>
    <draw:marker draw:name="Arrowheads_20_57" draw:display-name="Arrowheads 57" svg:viewBox="0 0 318 318" svg:d="M159 0l159 318h-318z"/>
    <draw:marker draw:name="Arrowheads_20_58" draw:display-name="Arrowheads 58" svg:viewBox="0 0 318 318" svg:d="M159 0l159 318h-318z"/>
    <draw:marker draw:name="Arrowheads_20_59" draw:display-name="Arrowheads 59" svg:viewBox="0 0 318 318" svg:d="M159 0l159 318h-318z"/>
    <draw:marker draw:name="Arrowheads_20_6" draw:display-name="Arrowheads 6" svg:viewBox="0 0 318 318" svg:d="M159 0l159 318h-318z"/>
    <draw:marker draw:name="Arrowheads_20_60" draw:display-name="Arrowheads 60" svg:viewBox="0 0 318 318" svg:d="M159 0l159 318h-318z"/>
    <draw:marker draw:name="Arrowheads_20_61" draw:display-name="Arrowheads 61" svg:viewBox="0 0 318 318" svg:d="M159 0l159 318h-318z"/>
    <draw:marker draw:name="Arrowheads_20_62" draw:display-name="Arrowheads 62" svg:viewBox="0 0 318 318" svg:d="M159 0l159 318h-318z"/>
    <draw:marker draw:name="Arrowheads_20_63" draw:display-name="Arrowheads 63" svg:viewBox="0 0 318 318" svg:d="M159 0l159 318h-318z"/>
    <draw:marker draw:name="Arrowheads_20_64" draw:display-name="Arrowheads 64" svg:viewBox="0 0 318 318" svg:d="M159 0l159 318h-318z"/>
    <draw:marker draw:name="Arrowheads_20_65" draw:display-name="Arrowheads 65" svg:viewBox="0 0 318 318" svg:d="M159 0l159 318h-318z"/>
    <draw:marker draw:name="Arrowheads_20_66" draw:display-name="Arrowheads 66" svg:viewBox="0 0 318 318" svg:d="M159 0l159 318h-318z"/>
    <draw:marker draw:name="Arrowheads_20_67" draw:display-name="Arrowheads 67" svg:viewBox="0 0 318 318" svg:d="M159 0l159 318h-318z"/>
    <draw:marker draw:name="Arrowheads_20_68" draw:display-name="Arrowheads 68" svg:viewBox="0 0 318 318" svg:d="M159 0l159 318h-318z"/>
    <draw:marker draw:name="Arrowheads_20_69" draw:display-name="Arrowheads 69" svg:viewBox="0 0 318 318" svg:d="M159 0l159 318h-318z"/>
    <draw:marker draw:name="Arrowheads_20_7" draw:display-name="Arrowheads 7" svg:viewBox="0 0 318 318" svg:d="M159 0l159 318h-318z"/>
    <draw:marker draw:name="Arrowheads_20_70" draw:display-name="Arrowheads 70" svg:viewBox="0 0 318 318" svg:d="M159 0l159 318h-318z"/>
    <draw:marker draw:name="Arrowheads_20_71" draw:display-name="Arrowheads 71" svg:viewBox="0 0 318 318" svg:d="M159 0l159 318h-318z"/>
    <draw:marker draw:name="Arrowheads_20_72" draw:display-name="Arrowheads 72" svg:viewBox="0 0 318 318" svg:d="M159 0l159 318h-318z"/>
    <draw:marker draw:name="Arrowheads_20_73" draw:display-name="Arrowheads 73" svg:viewBox="0 0 318 318" svg:d="M159 0l159 318h-318z"/>
    <draw:marker draw:name="Arrowheads_20_74" draw:display-name="Arrowheads 74" svg:viewBox="0 0 318 318" svg:d="M159 0l159 318h-318z"/>
    <draw:marker draw:name="Arrowheads_20_75" draw:display-name="Arrowheads 75" svg:viewBox="0 0 318 318" svg:d="M159 0l159 318h-318z"/>
    <draw:marker draw:name="Arrowheads_20_76" draw:display-name="Arrowheads 76" svg:viewBox="0 0 318 318" svg:d="M159 0l159 318h-318z"/>
    <draw:marker draw:name="Arrowheads_20_77" draw:display-name="Arrowheads 77" svg:viewBox="0 0 318 318" svg:d="M159 0l159 318h-318z"/>
    <draw:marker draw:name="Arrowheads_20_78" draw:display-name="Arrowheads 78" svg:viewBox="0 0 318 318" svg:d="M159 0l159 318h-318z"/>
    <draw:marker draw:name="Arrowheads_20_79" draw:display-name="Arrowheads 79" svg:viewBox="0 0 318 318" svg:d="M159 0l159 318h-318z"/>
    <draw:marker draw:name="Arrowheads_20_8" draw:display-name="Arrowheads 8" svg:viewBox="0 0 318 318" svg:d="M159 0l159 318h-318z"/>
    <draw:marker draw:name="Arrowheads_20_80" draw:display-name="Arrowheads 80" svg:viewBox="0 0 318 318" svg:d="M159 0l159 318h-318z"/>
    <draw:marker draw:name="Arrowheads_20_81" draw:display-name="Arrowheads 81" svg:viewBox="0 0 318 318" svg:d="M159 0l159 318h-318z"/>
    <draw:marker draw:name="Arrowheads_20_82" draw:display-name="Arrowheads 82" svg:viewBox="0 0 318 318" svg:d="M159 0l159 318h-318z"/>
    <draw:marker draw:name="Arrowheads_20_83" draw:display-name="Arrowheads 83" svg:viewBox="0 0 318 318" svg:d="M159 0l159 318h-318z"/>
    <draw:marker draw:name="Arrowheads_20_84" draw:display-name="Arrowheads 84" svg:viewBox="0 0 318 318" svg:d="M159 0l159 318h-318z"/>
    <draw:marker draw:name="Arrowheads_20_85" draw:display-name="Arrowheads 85" svg:viewBox="0 0 318 318" svg:d="M159 0l159 318h-318z"/>
    <draw:marker draw:name="Arrowheads_20_86" draw:display-name="Arrowheads 86" svg:viewBox="0 0 318 318" svg:d="M159 0l159 318h-318z"/>
    <draw:marker draw:name="Arrowheads_20_87" draw:display-name="Arrowheads 87" svg:viewBox="0 0 318 318" svg:d="M159 0l159 318h-318z"/>
    <draw:marker draw:name="Arrowheads_20_88" draw:display-name="Arrowheads 88" svg:viewBox="0 0 318 318" svg:d="M159 0l159 318h-318z"/>
    <draw:marker draw:name="Arrowheads_20_89" draw:display-name="Arrowheads 89" svg:viewBox="0 0 318 318" svg:d="M159 0l159 318h-318z"/>
    <draw:marker draw:name="Arrowheads_20_9" draw:display-name="Arrowheads 9" svg:viewBox="0 0 318 318" svg:d="M159 0l159 318h-318z"/>
    <draw:marker draw:name="Arrowheads_20_90" draw:display-name="Arrowheads 90" svg:viewBox="0 0 318 318" svg:d="M159 0l159 318h-318z"/>
    <draw:marker draw:name="Arrowheads_20_91" draw:display-name="Arrowheads 91" svg:viewBox="0 0 318 318" svg:d="M159 0l159 318h-318z"/>
    <draw:marker draw:name="Arrowheads_20_92" draw:display-name="Arrowheads 92" svg:viewBox="0 0 318 318" svg:d="M159 0l159 318h-318z"/>
    <draw:marker draw:name="Arrowheads_20_93" draw:display-name="Arrowheads 93" svg:viewBox="0 0 318 318" svg:d="M159 0l159 318h-318z"/>
    <draw:marker draw:name="Arrowheads_20_94" draw:display-name="Arrowheads 94" svg:viewBox="0 0 318 318" svg:d="M159 0l159 318h-318z"/>
    <draw:marker draw:name="Arrowheads_20_95" draw:display-name="Arrowheads 95" svg:viewBox="0 0 318 318" svg:d="M159 0l159 318h-318z"/>
    <draw:marker draw:name="Arrowheads_20_96" draw:display-name="Arrowheads 96" svg:viewBox="0 0 318 318" svg:d="M159 0l159 318h-318z"/>
    <draw:marker draw:name="Arrowheads_20_97" draw:display-name="Arrowheads 97" svg:viewBox="0 0 318 318" svg:d="M159 0l159 318h-318z"/>
    <draw:marker draw:name="Arrowheads_20_98" draw:display-name="Arrowheads 98" svg:viewBox="0 0 318 318" svg:d="M159 0l159 318h-318z"/>
    <draw:marker draw:name="Arrowheads_20_99" draw:display-name="Arrowheads 99" svg:viewBox="0 0 318 318" svg:d="M159 0l159 318h-318z"/>
    <draw:marker draw:name="msArrowEnd_20_5" draw:display-name="msArrowEnd 5" svg:viewBox="0 0 636 636" svg:d="M318 0l318 636h-636z"/>
    <draw:stroke-dash draw:name="Dashed_20__28_var_29__20_4" draw:display-name="Dashed (var) 4" draw:style="rect" draw:dots2="1" draw:dots2-length="0.846cm" draw:distance="0.317cm"/>
    <draw:stroke-dash draw:name="Dashed_20__28_var_29__20_5" draw:display-name="Dashed (var) 5" draw:style="rect" draw:dots2="1" draw:dots2-length="0.423cm" draw:distance="0.31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WenQuanYi Zen Hei Sharp" style:font-family-asian="'WenQuanYi Zen Hei Sharp'"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affd9"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middle" fo:padding-top="0.128cm" fo:padding-bottom="0.128cm" fo:padding-left="0.256cm" fo:padding-right="0.256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fo:background-color="transparent" style:font-name-asian="WenQuanYi Zen Hei Sharp" style:font-family-asian="'WenQuanYi Zen Hei Sharp'"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28cm" fo:padding-bottom="0.128cm" fo:padding-left="0.256cm" fo:padding-right="0.256cm">
        <text:list-style style:name="Default-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font-style="normal" fo:text-shadow="none" style:text-underline-style="none" fo:font-weight="normal" fo:background-color="transparent" style:font-name-asian="WenQuanYi Zen Hei Sharp" style:font-family-asian="'WenQuanYi Zen Hei Sharp'"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font-style="normal" fo:text-shadow="none" style:text-underline-style="none" fo:font-weight="normal" fo:background-color="transparent" style:font-name-asian="WenQuanYi Zen Hei Sharp" style:font-family-asian="'WenQuanYi Zen Hei Sharp'"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28cm" fo:padding-bottom="0.128cm" fo:padding-left="0.256cm" fo:padding-right="0.256cm">
        <text:list-style style:name="Default-title">
          <text:list-level-style-number text:level="1" style:num-format="">
            <style:list-level-properties/>
            <style:text-properties fo:color="#3333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ff"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bold" fo:background-color="transparent" style:font-name-asian="WenQuanYi Zen Hei Sharp" style:font-family-asian="'WenQuanYi Zen Hei Sharp'"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22cm" fo:page-height="26.0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affd9"/>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auto-grow-height="false" fo:min-height="1.303cm"/>
    </style:style>
    <style:style style:name="Mgr3" style:family="graphic" style:parent-style-name="standard">
      <style:graphic-properties draw:stroke="none" draw:fill="none" draw:fill-color="#ffffff" draw:textarea-vertical-align="bottom" draw:auto-grow-height="false" fo:min-height="1.303cm"/>
    </style:style>
    <style:style style:name="Mgr4" style:family="graphic" style:parent-style-name="standard">
      <style:graphic-properties draw:stroke="none" draw:fill="none" draw:fill-color="#ff9900" draw:textarea-horizontal-align="justify" draw:textarea-vertical-align="middle" draw:auto-grow-height="false" draw:auto-grow-width="false" fo:min-height="1.271cm" fo:min-width="0cm" fo:padding-top="0.128cm" fo:padding-bottom="0.128cm" fo:padding-left="0.256cm" fo:padding-right="0.256cm" fo:wrap-option="no-wrap" draw:shadow-color="#000000"/>
    </style:style>
    <style:style style:name="Mgr5" style:family="graphic" style:parent-style-name="standard">
      <style:graphic-properties draw:stroke="solid" svg:stroke-width="0.132cm" svg:stroke-color="#000000" draw:stroke-linejoin="miter" svg:stroke-linecap="square" draw:fill="none" draw:fill-color="#ff9900" draw:textarea-horizontal-align="left" draw:textarea-vertical-align="middle" draw:auto-grow-height="false" fo:min-height="18.653cm" fo:min-width="24.763cm" fo:padding-top="0.13cm" fo:padding-bottom="0.13cm" fo:padding-left="0.25cm" fo:padding-right="0.25cm" fo:wrap-option="no-wrap" draw:shadow-color="#000000"/>
    </style:style>
    <style:style style:name="Mgr6" style:family="graphic" style:parent-style-name="standard">
      <style:graphic-properties draw:stroke="none" draw:fill="none" draw:fill-color="#00cc99" draw:textarea-horizontal-align="justify" draw:textarea-vertical-align="top" draw:auto-grow-height="false" draw:auto-grow-width="false" fo:min-height="1.328cm" fo:min-width="0cm" fo:padding-top="0cm" fo:padding-bottom="0cm" fo:padding-left="0.054cm" fo:padding-right="0.054cm" fo:wrap-option="wrap" draw:shadow-color="#969696"/>
    </style:style>
    <style:style style:name="Mgr7" style:family="graphic" style:parent-style-name="standard">
      <style:graphic-properties draw:stroke="none" draw:fill="none" draw:fill-color="#00cc99" draw:textarea-horizontal-align="justify" draw:textarea-vertical-align="bottom" draw:auto-grow-height="false" draw:auto-grow-width="false" fo:min-height="1.328cm" fo:min-width="0cm" fo:padding-top="0cm" fo:padding-bottom="0cm" fo:padding-left="0.054cm" fo:padding-right="0.054cm" fo:wrap-option="wrap" draw:shadow-color="#969696"/>
    </style:style>
    <style:style style:name="MP1" style:family="paragraph">
      <loext:graphic-properties draw:fill="solid" draw:fill-color="#ffffff"/>
      <style:paragraph-properties fo:text-align="center"/>
    </style:style>
    <style:style style:name="MP2" style:family="paragraph">
      <style:text-properties fo:font-size="14pt" style:font-size-asian="14pt" style:font-size-complex="14pt"/>
    </style:style>
    <style:style style:name="MP3" style:family="paragraph">
      <loext:graphic-properties draw:fill="none" draw:fill-color="#ffffff"/>
      <style:text-properties fo:font-size="14pt" style:font-size-asian="14pt" style:font-size-complex="14pt"/>
    </style:style>
    <style:style style:name="MP4" style:family="paragraph">
      <style:paragraph-properties fo:text-align="end"/>
      <style:text-properties fo:font-size="14pt" style:font-size-asian="14pt" style:font-size-complex="14pt"/>
    </style:style>
    <style:style style:name="MP5" style:family="paragraph">
      <loext:graphic-properties draw:fill="none" draw:fill-color="#ffffff"/>
      <style:paragraph-properties fo:text-align="end"/>
      <style:text-properties fo:font-size="14pt" style:font-size-asian="14pt" style:font-size-complex="14pt"/>
    </style:style>
    <style:style style:name="MP6" style:family="paragraph">
      <style:paragraph-properties fo:margin-left="0cm" fo:margin-right="0cm" fo:text-indent="0cm" style:writing-mode="lr-tb"/>
    </style:style>
    <style:style style:name="MP7" style:family="paragraph">
      <loext:graphic-properties draw:fill="none" draw:fill-color="#ff9900"/>
      <style:paragraph-properties fo:margin-left="0cm" fo:margin-right="0cm" fo:text-indent="0cm" style:writing-mode="lr-tb" style:font-independent-line-spacing="true"/>
    </style:style>
    <style:style style:name="MP8" style:family="paragraph">
      <style:paragraph-properties fo:margin-left="0cm" fo:margin-right="0cm" fo:text-align="center" fo:text-indent="0cm" style:writing-mode="lr-tb"/>
    </style:style>
    <style:style style:name="MP9" style:family="paragraph">
      <loext:graphic-properties draw:fill="none" draw:fill-color="#ff9900"/>
      <style:paragraph-properties fo:margin-left="0cm" fo:margin-right="0cm" fo:text-align="center" fo:text-indent="0cm" style:writing-mode="lr-tb" style:font-independent-line-spacing="true"/>
    </style:style>
    <style:style style:name="MP10" style:family="paragraph">
      <style:paragraph-properties fo:margin-left="0cm" fo:margin-right="0cm" fo:text-align="end" fo:text-indent="0cm" style:writing-mode="lr-tb"/>
    </style:style>
    <style:style style:name="MP11" style:family="paragraph">
      <loext:graphic-properties draw:fill="none" draw:fill-color="#ff9900"/>
      <style:paragraph-properties fo:margin-left="0cm" fo:margin-right="0cm" fo:text-align="end" fo:text-indent="0cm" style:writing-mode="lr-tb" style:font-independent-line-spacing="true"/>
    </style:style>
    <style:style style:name="MP12" style:family="paragraph">
      <loext:graphic-properties draw:fill="none" draw:fill-color="#ff9900"/>
      <style:paragraph-properties style:writing-mode="lr-tb" style:font-independent-line-spacing="true"/>
    </style:style>
    <style:style style:name="MP13" style:family="paragraph">
      <loext:graphic-properties draw:fill="none" draw:fill-color="#00cc99"/>
      <style:paragraph-properties fo:margin-left="0cm" fo:margin-right="0cm" fo:text-indent="0cm" style:writing-mode="lr-tb" style:font-independent-line-spacing="true"/>
    </style:style>
    <style:style style:name="MP14" style:family="paragraph">
      <loext:graphic-properties draw:fill="none" draw:fill-color="#00cc99"/>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size="10pt" fo:language="en" fo:country="US" fo:font-style="italic" style:font-size-asian="10pt" style:language-asian="en" style:country-asian="US" style:font-style-asian="italic" style:font-size-complex="10pt" style:language-complex="en" style:country-complex="US" style:font-style-complex="italic"/>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22cm" svg:height="26.07cm" svg:x="0cm" svg:y="0cm">
        <text:p/>
      </draw:rect>
      <draw:page-thumbnail draw:layer="backgroundobjects" svg:width="8.109cm" svg:height="6.081cm" svg:x="1cm" svg:y="2.506cm"/>
      <draw:page-thumbnail draw:layer="backgroundobjects" svg:width="8.109cm" svg:height="6.081cm" svg:x="1cm" svg:y="9.994cm"/>
      <draw:page-thumbnail draw:layer="backgroundobjects" svg:width="8.109cm" svg:height="6.081cm" svg:x="1cm" svg:y="17.482cm"/>
      <draw:page-thumbnail draw:layer="backgroundobjects" svg:width="8.109cm" svg:height="6.081cm" svg:x="10.11cm" svg:y="2.506cm"/>
      <draw:page-thumbnail draw:layer="backgroundobjects" svg:width="8.109cm" svg:height="6.081cm" svg:x="10.11cm" svg:y="9.994cm"/>
      <draw:page-thumbnail draw:layer="backgroundobjects" svg:width="8.109cm" svg:height="6.081cm" svg:x="10.11cm" svg:y="17.482cm"/>
      <draw:frame draw:style-name="Mgr2" draw:text-style-name="MP3" draw:layer="backgroundobjects" svg:width="8.34cm" svg:height="1.302cm" svg:x="0cm" svg:y="0cm" presentation:class="header">
        <draw:text-box>
          <text:p text:style-name="MP2"><text:span text:style-name="MT1"><presentation:header/></text:span></text:p>
        </draw:text-box>
      </draw:frame>
      <draw:frame draw:style-name="Mgr2" draw:text-style-name="MP5" draw:layer="backgroundobjects" svg:width="8.34cm" svg:height="1.302cm" svg:x="10.879cm" svg:y="0cm" presentation:class="date-time">
        <draw:text-box>
          <text:p text:style-name="MP4"><text:span text:style-name="MT1"><presentation:date-time/></text:span></text:p>
        </draw:text-box>
      </draw:frame>
      <draw:frame draw:style-name="Mgr3" draw:text-style-name="MP3" draw:layer="backgroundobjects" svg:width="8.34cm" svg:height="1.302cm" svg:x="0cm" svg:y="24.767cm" presentation:class="footer">
        <draw:text-box>
          <text:p text:style-name="MP2"><text:span text:style-name="MT1"><presentation:footer/></text:span></text:p>
        </draw:text-box>
      </draw:frame>
      <draw:frame draw:style-name="Mgr3" draw:text-style-name="MP5" draw:layer="backgroundobjects" svg:width="8.34cm" svg:height="1.302cm" svg:x="10.879cm" svg:y="24.767cm" presentation:class="page-number">
        <draw:text-box>
          <text:p text:style-name="MP4"><text:span text:style-name="MT1"><text:page-number>&lt;number&gt;</text:page-number></text:span></text:p>
        </draw:text-box>
      </draw:frame>
    </style:handout-master>
    <style:master-page style:name="Default" style:page-layout-name="PM1" draw:style-name="Mdp1">
      <draw:frame presentation:style-name="Default-title" draw:layer="backgroundobjects" svg:width="21.59cm" svg:height="3.175cm" svg:x="1.905cm" svg:y="1.692cm" presentation:class="title" presentation:placeholder="true">
        <draw:text-box/>
      </draw:frame>
      <draw:frame presentation:style-name="Default-outline1" draw:layer="backgroundobjects" svg:width="21.59cm" svg:height="11.43cm" svg:x="1.905cm" svg:y="5.503cm" presentation:class="outline" presentation:placeholder="true">
        <draw:text-box/>
      </draw:frame>
      <draw:frame draw:style-name="Mgr4" draw:text-style-name="MP7" draw:layer="backgroundobjects" svg:width="5.292cm" svg:height="1.27cm" svg:x="1.905cm" svg:y="17.357cm" presentation:class="date-time">
        <draw:text-box>
          <text:list text:style-name="ML1">
            <text:list-header>
              <text:p text:style-name="MP6"><text:span text:style-name="MT1"><text:date style:data-style-name="D3" text:date-value="2020-09-21">09/21/20</text:date></text:span></text:p>
            </text:list-header>
          </text:list>
        </draw:text-box>
      </draw:frame>
      <draw:frame draw:style-name="Mgr4" draw:text-style-name="MP9" draw:layer="backgroundobjects" svg:width="8.044cm" svg:height="1.27cm" svg:x="8.678cm" svg:y="17.357cm" presentation:class="footer">
        <draw:text-box>
          <text:list text:style-name="ML1">
            <text:list-header>
              <text:p text:style-name="MP8"><text:span text:style-name="MT1"><presentation:footer/></text:span></text:p>
            </text:list-header>
          </text:list>
        </draw:text-box>
      </draw:frame>
      <draw:frame draw:style-name="Mgr4" draw:text-style-name="MP11" draw:layer="backgroundobjects" svg:width="5.292cm" svg:height="1.27cm" svg:x="18.203cm" svg:y="17.357cm" presentation:class="page-number">
        <draw:text-box>
          <text:list text:style-name="ML1">
            <text:list-header>
              <text:p text:style-name="MP10"><text:span text:style-name="MT1">Slid</text:span><text:span text:style-name="MT1">e </text:span><text:span text:style-name="MT1"><text:page-number>&lt;number&gt;</text:page-number></text:span></text:p>
            </text:list-header>
          </text:list>
        </draw:text-box>
      </draw:frame>
      <draw:custom-shape draw:style-name="Mgr5" draw:text-style-name="MP12" draw:layer="backgroundobjects" svg:width="25.263cm" svg:height="18.913cm" svg:x="0.066cm" svg:y="0.066cm">
        <text:p/>
        <draw:enhanced-geometry svg:viewBox="0 0 21600 21600" draw:type="rectangle" draw:enhanced-path="M 0 0 L 21600 0 21600 21600 0 21600 0 0 Z N"/>
      </draw:custom-shape>
      <presentation:notes style:page-layout-name="PM0">
        <draw:rect draw:style-name="Mgr1" draw:text-style-name="MP1" draw:layer="backgroundobjects" svg:width="19.22cm" svg:height="26.07cm" svg:x="0cm" svg:y="0cm">
          <text:p/>
        </draw:rect>
        <draw:frame draw:style-name="Mgr6" draw:text-style-name="MP13" draw:layer="backgroundobjects" svg:width="8.326cm" svg:height="1.327cm" svg:x="0cm" svg:y="-0.001cm" presentation:class="header">
          <draw:text-box>
            <text:list text:style-name="ML1">
              <text:list-header>
                <text:p text:style-name="MP6"><text:span text:style-name="MT2"><presentation:header/></text:span></text:p>
              </text:list-header>
            </text:list>
          </draw:text-box>
        </draw:frame>
        <draw:frame draw:style-name="Mgr6" draw:text-style-name="MP14" draw:layer="backgroundobjects" svg:width="8.326cm" svg:height="1.327cm" svg:x="10.892cm" svg:y="-0.001cm" presentation:class="date-time">
          <draw:text-box>
            <text:list text:style-name="ML1">
              <text:list-header>
                <text:p text:style-name="MP10"><text:span text:style-name="MT2"><presentation:date-time/></text:span></text:p>
              </text:list-header>
            </text:list>
          </draw:text-box>
        </draw:frame>
        <draw:page-thumbnail presentation:style-name="Default-title" draw:layer="backgroundobjects" svg:width="12.912cm" svg:height="9.684cm" svg:x="3.153cm" svg:y="2.006cm" presentation:class="page"/>
        <draw:frame presentation:style-name="Default-notes" draw:layer="backgroundobjects" svg:width="14.094cm" svg:height="11.707cm" svg:x="2.562cm" svg:y="12.373cm" presentation:class="notes" presentation:placeholder="true">
          <draw:text-box/>
        </draw:frame>
        <draw:frame draw:style-name="Mgr7" draw:text-style-name="MP13" draw:layer="backgroundobjects" svg:width="8.326cm" svg:height="1.327cm" svg:x="0cm" svg:y="24.742cm" presentation:class="footer">
          <draw:text-box>
            <text:list text:style-name="ML1">
              <text:list-header>
                <text:p text:style-name="MP6"><text:span text:style-name="MT2"><presentation:footer/></text:span></text:p>
              </text:list-header>
            </text:list>
          </draw:text-box>
        </draw:frame>
        <draw:frame draw:style-name="Mgr7" draw:text-style-name="MP14" draw:layer="backgroundobjects" svg:width="8.326cm" svg:height="1.327cm" svg:x="10.892cm" svg:y="24.742cm" presentation:class="page-number">
          <draw:text-box>
            <text:list text:style-name="ML1">
              <text:list-header>
                <text:p text:style-name="MP10"><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Bubble Sort</dc:title>
    <meta:creation-date>1999-07-26T15:29:53.770000000</meta:creation-date>
    <dc:date>2020-09-21T08:54:29.349163059</dc:date>
    <meta:print-date>1998-09-15T11:57:57.724000000</meta:print-date>
    <meta:editing-cycles>21</meta:editing-cycles>
    <meta:editing-duration>PT4H18M36S</meta:editing-duration>
    <meta:generator>LibreOffice/5.3.6.1$Linux_X86_64 LibreOffice_project/30$Build-1</meta:generator>
    <meta:document-statistic meta:object-count="2229"/>
    <meta:user-defined meta:name="Disposition" meta:value-type="float">1</meta:user-defined>
  </office:meta>
</office:document-meta>
</file>